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ce2"/>
        <table:table-row table:style-name="ro1">
          <table:table-cell office:value-type="string" calcext:value-type="string">
            <text:p>Measured - Simonovich</text:p>
          </table:table-cell>
          <table:table-cell table:number-columns-repeated="5"/>
          <table:table-cell office:value-type="string" calcext:value-type="string">
            <text:p>Simulated - Simonovich</text:p>
          </table:table-cell>
          <table:table-cell table:number-columns-repeated="6"/>
          <table:table-cell table:style-name="ce2"/>
          <table:table-cell office:value-type="string" calcext:value-type="string">
            <text:p>error - Simonovi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gain, d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gain, dB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3" calcext:value-type="float">
            <text:p>0.13</text:p>
          </table:table-cell>
          <table:table-cell/>
          <table:table-cell table:formula="of:=[.A3]/21.83*50" office:value-type="float" office:value="0.297755382501145" calcext:value-type="float">
            <text:p>0.297755382501145</text:p>
          </table:table-cell>
          <table:table-cell table:formula="of:=-[.B3]/13.78*35" office:value-type="float" office:value="-0.330188679245283" calcext:value-type="float">
            <text:p>-0.33018867924528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G3]/21.83*50" office:value-type="float" office:value="0.297755382501145" calcext:value-type="float">
            <text:p>0.297755382501145</text:p>
          </table:table-cell>
          <table:table-cell table:formula="of:=-[.H3]/13.78*35" office:value-type="float" office:value="-0.279390420899855" calcext:value-type="float">
            <text:p>-0.279390420899855</text:p>
          </table:table-cell>
          <table:table-cell table:number-columns-repeated="2"/>
          <table:table-cell table:formula="of:=([.K3]-[.E3])/[.E3]" office:value-type="float" office:value="-0.153846153846154" calcext:value-type="float">
            <text:p>-0.153846153846154</text:p>
          </table:table-cell>
          <table:table-cell table:formula="of:=-[.N3]" office:value-type="float" office:value="0.153846153846154" calcext:value-type="float">
            <text:p>0.153846153846154</text:p>
          </table:table-cell>
          <table:table-cell table:number-columns-repeated="1009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A4]/21.83*50" office:value-type="float" office:value="1.00778744846541" calcext:value-type="float">
            <text:p>1.00778744846541</text:p>
          </table:table-cell>
          <table:table-cell table:formula="of:=-[.B4]/13.78*35" office:value-type="float" office:value="-0.609579100145138" calcext:value-type="float">
            <text:p>-0.609579100145138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G4]/21.83*50" office:value-type="float" office:value="0.984883188273019" calcext:value-type="float">
            <text:p>0.984883188273019</text:p>
          </table:table-cell>
          <table:table-cell table:formula="of:=-[.H4]/13.78*35" office:value-type="float" office:value="-0.584179970972424" calcext:value-type="float">
            <text:p>-0.584179970972424</text:p>
          </table:table-cell>
          <table:table-cell table:number-columns-repeated="2"/>
          <table:table-cell table:formula="of:=([.K4]-[.E4])/[.E4]" office:value-type="float" office:value="-0.0416666666666664" calcext:value-type="float">
            <text:p>-0.041666666666666</text:p>
          </table:table-cell>
          <table:table-cell table:formula="of:=-[.N4]" office:value-type="float" office:value="0.0416666666666664" calcext:value-type="float">
            <text:p>0.041666666666666</text:p>
          </table:table-cell>
          <table:table-cell table:number-columns-repeated="1009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/>
          <table:table-cell table:formula="of:=[.A5]/21.83*50" office:value-type="float" office:value="1.96976637654604" calcext:value-type="float">
            <text:p>1.96976637654604</text:p>
          </table:table-cell>
          <table:table-cell table:formula="of:=-[.B5]/13.78*35" office:value-type="float" office:value="-1.09216255442671" calcext:value-type="float">
            <text:p>-1.09216255442671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/>
          <table:table-cell table:formula="of:=[.G5]/21.83*50" office:value-type="float" office:value="1.96976637654604" calcext:value-type="float">
            <text:p>1.96976637654604</text:p>
          </table:table-cell>
          <table:table-cell table:formula="of:=-[.H5]/13.78*35" office:value-type="float" office:value="-1.06676342525399" calcext:value-type="float">
            <text:p>-1.06676342525399</text:p>
          </table:table-cell>
          <table:table-cell table:number-columns-repeated="2"/>
          <table:table-cell table:formula="of:=([.K5]-[.E5])/[.E5]" office:value-type="float" office:value="-0.0232558139534885" calcext:value-type="float">
            <text:p>-0.023255813953489</text:p>
          </table:table-cell>
          <table:table-cell table:formula="of:=-[.N5]" office:value-type="float" office:value="0.0232558139534885" calcext:value-type="float">
            <text:p>0.023255813953489</text:p>
          </table:table-cell>
          <table:table-cell table:number-columns-repeated="1009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A6]/21.83*50" office:value-type="float" office:value="3.00045808520385" calcext:value-type="float">
            <text:p>3.00045808520385</text:p>
          </table:table-cell>
          <table:table-cell table:formula="of:=-[.B6]/13.78*35" office:value-type="float" office:value="-1.47314949201742" calcext:value-type="float">
            <text:p>-1.47314949201742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61" calcext:value-type="float">
            <text:p>0.61</text:p>
          </table:table-cell>
          <table:table-cell/>
          <table:table-cell table:formula="of:=[.G6]/21.83*50" office:value-type="float" office:value="3.00045808520385" calcext:value-type="float">
            <text:p>3.00045808520385</text:p>
          </table:table-cell>
          <table:table-cell table:formula="of:=-[.H6]/13.78*35" office:value-type="float" office:value="-1.54934687953556" calcext:value-type="float">
            <text:p>-1.54934687953556</text:p>
          </table:table-cell>
          <table:table-cell table:number-columns-repeated="2"/>
          <table:table-cell table:formula="of:=([.K6]-[.E6])/[.E6]" office:value-type="float" office:value="0.0517241379310347" calcext:value-type="float">
            <text:p>0.051724137931035</text:p>
          </table:table-cell>
          <table:table-cell table:formula="of:=-[.N6]" office:value-type="float" office:value="-0.0517241379310347" calcext:value-type="float">
            <text:p>-0.051724137931035</text:p>
          </table:table-cell>
          <table:table-cell table:number-columns-repeated="1009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A7]/21.83*50" office:value-type="float" office:value="3.98534127347687" calcext:value-type="float">
            <text:p>3.98534127347687</text:p>
          </table:table-cell>
          <table:table-cell table:formula="of:=-[.B7]/13.78*35" office:value-type="float" office:value="-1.90493468795356" calcext:value-type="float">
            <text:p>-1.90493468795356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0.78" calcext:value-type="float">
            <text:p>0.78</text:p>
          </table:table-cell>
          <table:table-cell/>
          <table:table-cell table:formula="of:=[.G7]/21.83*50" office:value-type="float" office:value="3.98534127347687" calcext:value-type="float">
            <text:p>3.98534127347687</text:p>
          </table:table-cell>
          <table:table-cell table:formula="of:=-[.H7]/13.78*35" office:value-type="float" office:value="-1.9811320754717" calcext:value-type="float">
            <text:p>-1.9811320754717</text:p>
          </table:table-cell>
          <table:table-cell table:number-columns-repeated="2"/>
          <table:table-cell table:formula="of:=([.K7]-[.E7])/[.E7]" office:value-type="float" office:value="0.0399999999999999" calcext:value-type="float">
            <text:p>0.04</text:p>
          </table:table-cell>
          <table:table-cell table:formula="of:=-[.N7]" office:value-type="float" office:value="-0.0399999999999999" calcext:value-type="float">
            <text:p>-0.04</text:p>
          </table:table-cell>
          <table:table-cell table:number-columns-repeated="1009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91" calcext:value-type="float">
            <text:p>0.91</text:p>
          </table:table-cell>
          <table:table-cell/>
          <table:table-cell table:formula="of:=[.A8]/21.83*50" office:value-type="float" office:value="4.99312872194228" calcext:value-type="float">
            <text:p>4.99312872194228</text:p>
          </table:table-cell>
          <table:table-cell table:formula="of:=-[.B8]/13.78*35" office:value-type="float" office:value="-2.31132075471698" calcext:value-type="float">
            <text:p>-2.31132075471698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G8]/21.83*50" office:value-type="float" office:value="5.01603298213468" calcext:value-type="float">
            <text:p>5.01603298213468</text:p>
          </table:table-cell>
          <table:table-cell table:formula="of:=-[.H8]/13.78*35" office:value-type="float" office:value="-2.41291727140784" calcext:value-type="float">
            <text:p>-2.41291727140784</text:p>
          </table:table-cell>
          <table:table-cell table:number-columns-repeated="2"/>
          <table:table-cell table:formula="of:=([.K8]-[.E8])/[.E8]" office:value-type="float" office:value="0.0439560439560441" calcext:value-type="float">
            <text:p>0.043956043956044</text:p>
          </table:table-cell>
          <table:table-cell table:formula="of:=-[.N8]" office:value-type="float" office:value="-0.0439560439560441" calcext:value-type="float">
            <text:p>-0.043956043956044</text:p>
          </table:table-cell>
          <table:table-cell table:number-columns-repeated="1009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A9]/21.83*50" office:value-type="float" office:value="6.0009161704077" calcext:value-type="float">
            <text:p>6.0009161704077</text:p>
          </table:table-cell>
          <table:table-cell table:formula="of:=-[.B9]/13.78*35" office:value-type="float" office:value="-2.79390420899855" calcext:value-type="float">
            <text:p>-2.79390420899855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1.13" calcext:value-type="float">
            <text:p>1.13</text:p>
          </table:table-cell>
          <table:table-cell/>
          <table:table-cell table:formula="of:=[.G9]/21.83*50" office:value-type="float" office:value="6.0009161704077" calcext:value-type="float">
            <text:p>6.0009161704077</text:p>
          </table:table-cell>
          <table:table-cell table:formula="of:=-[.H9]/13.78*35" office:value-type="float" office:value="-2.87010159651669" calcext:value-type="float">
            <text:p>-2.87010159651669</text:p>
          </table:table-cell>
          <table:table-cell table:number-columns-repeated="2"/>
          <table:table-cell table:formula="of:=([.K9]-[.E9])/[.E9]" office:value-type="float" office:value="0.0272727272727272" calcext:value-type="float">
            <text:p>0.027272727272727</text:p>
          </table:table-cell>
          <table:table-cell table:formula="of:=-[.N9]" office:value-type="float" office:value="-0.0272727272727272" calcext:value-type="float">
            <text:p>-0.027272727272727</text:p>
          </table:table-cell>
          <table:table-cell table:number-columns-repeated="1009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26" calcext:value-type="float">
            <text:p>1.26</text:p>
          </table:table-cell>
          <table:table-cell/>
          <table:table-cell table:formula="of:=[.A10]/21.83*50" office:value-type="float" office:value="6.98579935868072" calcext:value-type="float">
            <text:p>6.98579935868072</text:p>
          </table:table-cell>
          <table:table-cell table:formula="of:=-[.B10]/13.78*35" office:value-type="float" office:value="-3.20029027576197" calcext:value-type="float">
            <text:p>-3.20029027576197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.29" calcext:value-type="float">
            <text:p>1.29</text:p>
          </table:table-cell>
          <table:table-cell/>
          <table:table-cell table:formula="of:=[.G10]/21.83*50" office:value-type="float" office:value="6.96289509848832" calcext:value-type="float">
            <text:p>6.96289509848832</text:p>
          </table:table-cell>
          <table:table-cell table:formula="of:=-[.H10]/13.78*35" office:value-type="float" office:value="-3.27648766328012" calcext:value-type="float">
            <text:p>-3.27648766328012</text:p>
          </table:table-cell>
          <table:table-cell table:number-columns-repeated="2"/>
          <table:table-cell table:formula="of:=([.K10]-[.E10])/[.E10]" office:value-type="float" office:value="0.0238095238095239" calcext:value-type="float">
            <text:p>0.023809523809524</text:p>
          </table:table-cell>
          <table:table-cell table:formula="of:=-[.N10]" office:value-type="float" office:value="-0.0238095238095239" calcext:value-type="float">
            <text:p>-0.023809523809524</text:p>
          </table:table-cell>
          <table:table-cell table:number-columns-repeated="1009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.41" calcext:value-type="float">
            <text:p>1.41</text:p>
          </table:table-cell>
          <table:table-cell/>
          <table:table-cell table:formula="of:=[.A11]/21.83*50" office:value-type="float" office:value="7.97068254695373" calcext:value-type="float">
            <text:p>7.97068254695373</text:p>
          </table:table-cell>
          <table:table-cell table:formula="of:=-[.B11]/13.78*35" office:value-type="float" office:value="-3.58127721335269" calcext:value-type="float">
            <text:p>-3.58127721335269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G11]/21.83*50" office:value-type="float" office:value="7.97068254695373" calcext:value-type="float">
            <text:p>7.97068254695373</text:p>
          </table:table-cell>
          <table:table-cell table:formula="of:=-[.H11]/13.78*35" office:value-type="float" office:value="-3.70827285921626" calcext:value-type="float">
            <text:p>-3.70827285921626</text:p>
          </table:table-cell>
          <table:table-cell table:number-columns-repeated="2"/>
          <table:table-cell table:formula="of:=([.K11]-[.E11])/[.E11]" office:value-type="float" office:value="0.0354609929078015" calcext:value-type="float">
            <text:p>0.035460992907802</text:p>
          </table:table-cell>
          <table:table-cell table:formula="of:=-[.N11]" office:value-type="float" office:value="-0.0354609929078015" calcext:value-type="float">
            <text:p>-0.035460992907802</text:p>
          </table:table-cell>
          <table:table-cell table:number-columns-repeated="1009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[.A12]/21.83*50" office:value-type="float" office:value="8.97846999541915" calcext:value-type="float">
            <text:p>8.97846999541915</text:p>
          </table:table-cell>
          <table:table-cell table:formula="of:=-[.B12]/13.78*35" office:value-type="float" office:value="-4.01306240928883" calcext:value-type="float">
            <text:p>-4.01306240928883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1.64" calcext:value-type="float">
            <text:p>1.64</text:p>
          </table:table-cell>
          <table:table-cell/>
          <table:table-cell table:formula="of:=[.G12]/21.83*50" office:value-type="float" office:value="8.95556573522675" calcext:value-type="float">
            <text:p>8.95556573522675</text:p>
          </table:table-cell>
          <table:table-cell table:formula="of:=-[.H12]/13.78*35" office:value-type="float" office:value="-4.16545718432511" calcext:value-type="float">
            <text:p>-4.16545718432511</text:p>
          </table:table-cell>
          <table:table-cell table:number-columns-repeated="2"/>
          <table:table-cell table:formula="of:=([.K12]-[.E12])/[.E12]" office:value-type="float" office:value="0.0379746835443039" calcext:value-type="float">
            <text:p>0.037974683544304</text:p>
          </table:table-cell>
          <table:table-cell table:formula="of:=-[.N12]" office:value-type="float" office:value="-0.0379746835443039" calcext:value-type="float">
            <text:p>-0.037974683544304</text:p>
          </table:table-cell>
          <table:table-cell table:number-columns-repeated="1009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[.A13]/21.83*50" office:value-type="float" office:value="9.96335318369217" calcext:value-type="float">
            <text:p>9.96335318369217</text:p>
          </table:table-cell>
          <table:table-cell table:formula="of:=-[.B13]/13.78*35" office:value-type="float" office:value="-4.44484760522496" calcext:value-type="float">
            <text:p>-4.44484760522496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G13]/21.83*50" office:value-type="float" office:value="9.98625744388456" calcext:value-type="float">
            <text:p>9.98625744388456</text:p>
          </table:table-cell>
          <table:table-cell table:formula="of:=-[.H13]/13.78*35" office:value-type="float" office:value="-4.57184325108853" calcext:value-type="float">
            <text:p>-4.57184325108853</text:p>
          </table:table-cell>
          <table:table-cell table:number-columns-repeated="2"/>
          <table:table-cell table:formula="of:=([.K13]-[.E13])/[.E13]" office:value-type="float" office:value="0.0285714285714286" calcext:value-type="float">
            <text:p>0.028571428571429</text:p>
          </table:table-cell>
          <table:table-cell table:formula="of:=-[.N13]" office:value-type="float" office:value="-0.0285714285714286" calcext:value-type="float">
            <text:p>-0.028571428571429</text:p>
          </table:table-cell>
          <table:table-cell table:number-columns-repeated="100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92" calcext:value-type="float">
            <text:p>1.92</text:p>
          </table:table-cell>
          <table:table-cell/>
          <table:table-cell table:formula="of:=[.A14]/21.83*50" office:value-type="float" office:value="10.99404489235" calcext:value-type="float">
            <text:p>10.99404489235</text:p>
          </table:table-cell>
          <table:table-cell table:formula="of:=-[.B14]/13.78*35" office:value-type="float" office:value="-4.8766328011611" calcext:value-type="float">
            <text:p>-4.8766328011611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[.G14]/21.83*50" office:value-type="float" office:value="10.9711406321576" calcext:value-type="float">
            <text:p>10.9711406321576</text:p>
          </table:table-cell>
          <table:table-cell table:formula="of:=-[.H14]/13.78*35" office:value-type="float" office:value="-5.00362844702467" calcext:value-type="float">
            <text:p>-5.00362844702467</text:p>
          </table:table-cell>
          <table:table-cell table:number-columns-repeated="2"/>
          <table:table-cell table:formula="of:=([.K14]-[.E14])/[.E14]" office:value-type="float" office:value="0.0260416666666669" calcext:value-type="float">
            <text:p>0.026041666666667</text:p>
          </table:table-cell>
          <table:table-cell table:formula="of:=-[.N14]" office:value-type="float" office:value="-0.0260416666666669" calcext:value-type="float">
            <text:p>-0.026041666666667</text:p>
          </table:table-cell>
          <table:table-cell table:number-columns-repeated="1009"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2.07" calcext:value-type="float">
            <text:p>2.07</text:p>
          </table:table-cell>
          <table:table-cell/>
          <table:table-cell table:formula="of:=[.A15]/21.83*50" office:value-type="float" office:value="11.978928080623" calcext:value-type="float">
            <text:p>11.978928080623</text:p>
          </table:table-cell>
          <table:table-cell table:formula="of:=-[.B15]/13.78*35" office:value-type="float" office:value="-5.25761973875181" calcext:value-type="float">
            <text:p>-5.25761973875181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G15]/21.83*50" office:value-type="float" office:value="11.978928080623" calcext:value-type="float">
            <text:p>11.978928080623</text:p>
          </table:table-cell>
          <table:table-cell table:formula="of:=-[.H15]/13.78*35" office:value-type="float" office:value="-5.4100145137881" calcext:value-type="float">
            <text:p>-5.4100145137881</text:p>
          </table:table-cell>
          <table:table-cell table:number-columns-repeated="2"/>
          <table:table-cell table:formula="of:=([.K15]-[.E15])/[.E15]" office:value-type="float" office:value="0.0289855072463769" calcext:value-type="float">
            <text:p>0.028985507246377</text:p>
          </table:table-cell>
          <table:table-cell table:formula="of:=-[.N15]" office:value-type="float" office:value="-0.0289855072463769" calcext:value-type="float">
            <text:p>-0.028985507246377</text:p>
          </table:table-cell>
          <table:table-cell table:number-columns-repeated="1009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2.22" calcext:value-type="float">
            <text:p>2.22</text:p>
          </table:table-cell>
          <table:table-cell/>
          <table:table-cell table:formula="of:=[.A16]/21.83*50" office:value-type="float" office:value="12.9867155290884" calcext:value-type="float">
            <text:p>12.9867155290884</text:p>
          </table:table-cell>
          <table:table-cell table:formula="of:=-[.B16]/13.78*35" office:value-type="float" office:value="-5.63860667634253" calcext:value-type="float">
            <text:p>-5.63860667634253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2.29" calcext:value-type="float">
            <text:p>2.29</text:p>
          </table:table-cell>
          <table:table-cell/>
          <table:table-cell table:formula="of:=[.G16]/21.83*50" office:value-type="float" office:value="12.9867155290884" calcext:value-type="float">
            <text:p>12.9867155290884</text:p>
          </table:table-cell>
          <table:table-cell table:formula="of:=-[.H16]/13.78*35" office:value-type="float" office:value="-5.81640058055153" calcext:value-type="float">
            <text:p>-5.81640058055153</text:p>
          </table:table-cell>
          <table:table-cell table:number-columns-repeated="2"/>
          <table:table-cell table:formula="of:=([.K16]-[.E16])/[.E16]" office:value-type="float" office:value="0.0315315315315315" calcext:value-type="float">
            <text:p>0.031531531531532</text:p>
          </table:table-cell>
          <table:table-cell table:formula="of:=-[.N16]" office:value-type="float" office:value="-0.0315315315315315" calcext:value-type="float">
            <text:p>-0.031531531531532</text:p>
          </table:table-cell>
          <table:table-cell table:number-columns-repeated="1009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2.43" calcext:value-type="float">
            <text:p>2.43</text:p>
          </table:table-cell>
          <table:table-cell/>
          <table:table-cell table:formula="of:=[.A17]/21.83*50" office:value-type="float" office:value="13.9945029775538" calcext:value-type="float">
            <text:p>13.9945029775538</text:p>
          </table:table-cell>
          <table:table-cell table:formula="of:=-[.B17]/13.78*35" office:value-type="float" office:value="-6.17198838896952" calcext:value-type="float">
            <text:p>-6.1719883889695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46" calcext:value-type="float">
            <text:p>2.46</text:p>
          </table:table-cell>
          <table:table-cell/>
          <table:table-cell table:formula="of:=[.G17]/21.83*50" office:value-type="float" office:value="13.9715987173614" calcext:value-type="float">
            <text:p>13.9715987173614</text:p>
          </table:table-cell>
          <table:table-cell table:formula="of:=-[.H17]/13.78*35" office:value-type="float" office:value="-6.24818577648766" calcext:value-type="float">
            <text:p>-6.24818577648766</text:p>
          </table:table-cell>
          <table:table-cell table:number-columns-repeated="2"/>
          <table:table-cell table:formula="of:=([.K17]-[.E17])/[.E17]" office:value-type="float" office:value="0.0123456790123456" calcext:value-type="float">
            <text:p>0.012345679012346</text:p>
          </table:table-cell>
          <table:table-cell table:formula="of:=-[.N17]" office:value-type="float" office:value="-0.0123456790123456" calcext:value-type="float">
            <text:p>-0.012345679012346</text:p>
          </table:table-cell>
          <table:table-cell table:number-columns-repeated="1009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2.58" calcext:value-type="float">
            <text:p>2.58</text:p>
          </table:table-cell>
          <table:table-cell/>
          <table:table-cell table:formula="of:=[.A18]/21.83*50" office:value-type="float" office:value="14.9793861658268" calcext:value-type="float">
            <text:p>14.9793861658268</text:p>
          </table:table-cell>
          <table:table-cell table:formula="of:=-[.B18]/13.78*35" office:value-type="float" office:value="-6.55297532656023" calcext:value-type="float">
            <text:p>-6.55297532656023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2.62" calcext:value-type="float">
            <text:p>2.62</text:p>
          </table:table-cell>
          <table:table-cell/>
          <table:table-cell table:formula="of:=[.G18]/21.83*50" office:value-type="float" office:value="14.9564819056344" calcext:value-type="float">
            <text:p>14.9564819056344</text:p>
          </table:table-cell>
          <table:table-cell table:formula="of:=-[.H18]/13.78*35" office:value-type="float" office:value="-6.65457184325109" calcext:value-type="float">
            <text:p>-6.65457184325109</text:p>
          </table:table-cell>
          <table:table-cell table:number-columns-repeated="2"/>
          <table:table-cell table:formula="of:=([.K18]-[.E18])/[.E18]" office:value-type="float" office:value="0.0155038759689922" calcext:value-type="float">
            <text:p>0.015503875968992</text:p>
          </table:table-cell>
          <table:table-cell table:formula="of:=-[.N18]" office:value-type="float" office:value="-0.0155038759689922" calcext:value-type="float">
            <text:p>-0.015503875968992</text:p>
          </table:table-cell>
          <table:table-cell table:number-columns-repeated="1009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[.A19]/21.83*50" office:value-type="float" office:value="15.9642693540999" calcext:value-type="float">
            <text:p>15.9642693540999</text:p>
          </table:table-cell>
          <table:table-cell table:formula="of:=-[.B19]/13.78*35" office:value-type="float" office:value="-6.93396226415094" calcext:value-type="float">
            <text:p>-6.93396226415094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2.78" calcext:value-type="float">
            <text:p>2.78</text:p>
          </table:table-cell>
          <table:table-cell/>
          <table:table-cell table:formula="of:=[.G19]/21.83*50" office:value-type="float" office:value="15.9871736142923" calcext:value-type="float">
            <text:p>15.9871736142923</text:p>
          </table:table-cell>
          <table:table-cell table:formula="of:=-[.H19]/13.78*35" office:value-type="float" office:value="-7.06095791001452" calcext:value-type="float">
            <text:p>-7.06095791001452</text:p>
          </table:table-cell>
          <table:table-cell table:number-columns-repeated="2"/>
          <table:table-cell table:formula="of:=([.K19]-[.E19])/[.E19]" office:value-type="float" office:value="0.0183150183150185" calcext:value-type="float">
            <text:p>0.018315018315019</text:p>
          </table:table-cell>
          <table:table-cell table:formula="of:=-[.N19]" office:value-type="float" office:value="-0.0183150183150185" calcext:value-type="float">
            <text:p>-0.018315018315019</text:p>
          </table:table-cell>
          <table:table-cell table:number-columns-repeated="1009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A20]/21.83*50" office:value-type="float" office:value="16.9949610627577" calcext:value-type="float">
            <text:p>16.9949610627577</text:p>
          </table:table-cell>
          <table:table-cell table:formula="of:=-[.B20]/13.78*35" office:value-type="float" office:value="-7.36574746008708" calcext:value-type="float">
            <text:p>-7.36574746008708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2.96" calcext:value-type="float">
            <text:p>2.96</text:p>
          </table:table-cell>
          <table:table-cell/>
          <table:table-cell table:formula="of:=[.G20]/21.83*50" office:value-type="float" office:value="16.9949610627577" calcext:value-type="float">
            <text:p>16.9949610627577</text:p>
          </table:table-cell>
          <table:table-cell table:formula="of:=-[.H20]/13.78*35" office:value-type="float" office:value="-7.51814223512337" calcext:value-type="float">
            <text:p>-7.51814223512337</text:p>
          </table:table-cell>
          <table:table-cell table:number-columns-repeated="2"/>
          <table:table-cell table:formula="of:=([.K20]-[.E20])/[.E20]" office:value-type="float" office:value="0.0206896551724138" calcext:value-type="float">
            <text:p>0.020689655172414</text:p>
          </table:table-cell>
          <table:table-cell table:formula="of:=-[.N20]" office:value-type="float" office:value="-0.0206896551724138" calcext:value-type="float">
            <text:p>-0.020689655172414</text:p>
          </table:table-cell>
          <table:table-cell table:number-columns-repeated="1009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3.06" calcext:value-type="float">
            <text:p>3.06</text:p>
          </table:table-cell>
          <table:table-cell/>
          <table:table-cell table:formula="of:=[.A21]/21.83*50" office:value-type="float" office:value="17.9798442510307" calcext:value-type="float">
            <text:p>17.9798442510307</text:p>
          </table:table-cell>
          <table:table-cell table:formula="of:=-[.B21]/13.78*35" office:value-type="float" office:value="-7.77213352685051" calcext:value-type="float">
            <text:p>-7.77213352685051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3.11" calcext:value-type="float">
            <text:p>3.11</text:p>
          </table:table-cell>
          <table:table-cell/>
          <table:table-cell table:formula="of:=[.G21]/21.83*50" office:value-type="float" office:value="17.9798442510307" calcext:value-type="float">
            <text:p>17.9798442510307</text:p>
          </table:table-cell>
          <table:table-cell table:formula="of:=-[.H21]/13.78*35" office:value-type="float" office:value="-7.89912917271408" calcext:value-type="float">
            <text:p>-7.89912917271408</text:p>
          </table:table-cell>
          <table:table-cell table:number-columns-repeated="2"/>
          <table:table-cell table:formula="of:=([.K21]-[.E21])/[.E21]" office:value-type="float" office:value="0.0163398692810455" calcext:value-type="float">
            <text:p>0.016339869281046</text:p>
          </table:table-cell>
          <table:table-cell table:formula="of:=-[.N21]" office:value-type="float" office:value="-0.0163398692810455" calcext:value-type="float">
            <text:p>-0.016339869281046</text:p>
          </table:table-cell>
          <table:table-cell table:number-columns-repeated="1009"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[.A22]/21.83*50" office:value-type="float" office:value="18.9876316994961" calcext:value-type="float">
            <text:p>18.9876316994961</text:p>
          </table:table-cell>
          <table:table-cell table:formula="of:=-[.B22]/13.78*35" office:value-type="float" office:value="-8.22931785195936" calcext:value-type="float">
            <text:p>-8.22931785195936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3.28" calcext:value-type="float">
            <text:p>3.28</text:p>
          </table:table-cell>
          <table:table-cell/>
          <table:table-cell table:formula="of:=[.G22]/21.83*50" office:value-type="float" office:value="18.9876316994961" calcext:value-type="float">
            <text:p>18.9876316994961</text:p>
          </table:table-cell>
          <table:table-cell table:formula="of:=-[.H22]/13.78*35" office:value-type="float" office:value="-8.33091436865022" calcext:value-type="float">
            <text:p>-8.33091436865022</text:p>
          </table:table-cell>
          <table:table-cell table:number-columns-repeated="2"/>
          <table:table-cell table:formula="of:=([.K22]-[.E22])/[.E22]" office:value-type="float" office:value="0.0123456790123459" calcext:value-type="float">
            <text:p>0.012345679012346</text:p>
          </table:table-cell>
          <table:table-cell table:formula="of:=-[.N22]" office:value-type="float" office:value="-0.0123456790123459" calcext:value-type="float">
            <text:p>-0.012345679012346</text:p>
          </table:table-cell>
          <table:table-cell table:number-columns-repeated="1009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3.39" calcext:value-type="float">
            <text:p>3.39</text:p>
          </table:table-cell>
          <table:table-cell/>
          <table:table-cell table:formula="of:=[.A23]/21.83*50" office:value-type="float" office:value="19.9954191479615" calcext:value-type="float">
            <text:p>19.9954191479615</text:p>
          </table:table-cell>
          <table:table-cell table:formula="of:=-[.B23]/13.78*35" office:value-type="float" office:value="-8.61030478955007" calcext:value-type="float">
            <text:p>-8.61030478955007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3.42" calcext:value-type="float">
            <text:p>3.42</text:p>
          </table:table-cell>
          <table:table-cell/>
          <table:table-cell table:formula="of:=[.G23]/21.83*50" office:value-type="float" office:value="19.9725148877691" calcext:value-type="float">
            <text:p>19.9725148877691</text:p>
          </table:table-cell>
          <table:table-cell table:formula="of:=-[.H23]/13.78*35" office:value-type="float" office:value="-8.68650217706822" calcext:value-type="float">
            <text:p>-8.68650217706822</text:p>
          </table:table-cell>
          <table:table-cell table:number-columns-repeated="2"/>
          <table:table-cell table:formula="of:=([.K23]-[.E23])/[.E23]" office:value-type="float" office:value="0.00884955752212393" calcext:value-type="float">
            <text:p>0.008849557522124</text:p>
          </table:table-cell>
          <table:table-cell table:formula="of:=-[.N23]" office:value-type="float" office:value="-0.00884955752212393" calcext:value-type="float">
            <text:p>-0.008849557522124</text:p>
          </table:table-cell>
          <table:table-cell table:number-columns-repeated="1009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[.A24]/21.83*50" office:value-type="float" office:value="21.0261108566193" calcext:value-type="float">
            <text:p>21.0261108566193</text:p>
          </table:table-cell>
          <table:table-cell table:formula="of:=-[.B24]/13.78*35" office:value-type="float" office:value="-9.11828737300436" calcext:value-type="float">
            <text:p>-9.11828737300436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[.G24]/21.83*50" office:value-type="float" office:value="20.9803023362345" calcext:value-type="float">
            <text:p>20.9803023362345</text:p>
          </table:table-cell>
          <table:table-cell table:formula="of:=-[.H24]/13.78*35" office:value-type="float" office:value="-9.11828737300436" calcext:value-type="float">
            <text:p>-9.11828737300436</text:p>
          </table:table-cell>
          <table:table-cell table:number-columns-repeated="2"/>
          <table:table-cell table:formula="of:=([.K24]-[.E24])/[.E24]" office:value-type="float" office:value="-0" calcext:value-type="float">
            <text:p>0</text:p>
          </table:table-cell>
          <table:table-cell table:formula="of:=-[.N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[.A25]/21.83*50" office:value-type="float" office:value="22.0109940448924" calcext:value-type="float">
            <text:p>22.0109940448924</text:p>
          </table:table-cell>
          <table:table-cell table:formula="of:=-[.B25]/13.78*35" office:value-type="float" office:value="-9.55007256894049" calcext:value-type="float">
            <text:p>-9.55007256894049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[.G25]/21.83*50" office:value-type="float" office:value="22.0109940448924" calcext:value-type="float">
            <text:p>22.0109940448924</text:p>
          </table:table-cell>
          <table:table-cell table:formula="of:=-[.H25]/13.78*35" office:value-type="float" office:value="-9.55007256894049" calcext:value-type="float">
            <text:p>-9.55007256894049</text:p>
          </table:table-cell>
          <table:table-cell table:number-columns-repeated="2"/>
          <table:table-cell table:formula="of:=([.K25]-[.E25])/[.E25]" office:value-type="float" office:value="-0" calcext:value-type="float">
            <text:p>0</text:p>
          </table:table-cell>
          <table:table-cell table:formula="of:=-[.N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3.93" calcext:value-type="float">
            <text:p>3.93</text:p>
          </table:table-cell>
          <table:table-cell/>
          <table:table-cell table:formula="of:=[.A26]/21.83*50" office:value-type="float" office:value="22.972972972973" calcext:value-type="float">
            <text:p>22.972972972973</text:p>
          </table:table-cell>
          <table:table-cell table:formula="of:=-[.B26]/13.78*35" office:value-type="float" office:value="-9.98185776487664" calcext:value-type="float">
            <text:p>-9.98185776487664</text:p>
          </table:table-cell>
          <table:table-cell/>
          <table:table-cell office:value-type="float" office:value="10.05" calcext:value-type="float">
            <text:p>10.05</text:p>
          </table:table-cell>
          <table:table-cell office:value-type="float" office:value="3.91" calcext:value-type="float">
            <text:p>3.91</text:p>
          </table:table-cell>
          <table:table-cell/>
          <table:table-cell table:formula="of:=[.G26]/21.83*50" office:value-type="float" office:value="23.0187814933578" calcext:value-type="float">
            <text:p>23.0187814933578</text:p>
          </table:table-cell>
          <table:table-cell table:formula="of:=-[.H26]/13.78*35" office:value-type="float" office:value="-9.93105950653121" calcext:value-type="float">
            <text:p>-9.93105950653121</text:p>
          </table:table-cell>
          <table:table-cell table:number-columns-repeated="2"/>
          <table:table-cell table:formula="of:=([.K26]-[.E26])/[.E26]" office:value-type="float" office:value="-0.00508905852417311" calcext:value-type="float">
            <text:p>-0.005089058524173</text:p>
          </table:table-cell>
          <table:table-cell table:formula="of:=-[.N26]" office:value-type="float" office:value="0.00508905852417311" calcext:value-type="float">
            <text:p>0.005089058524173</text:p>
          </table:table-cell>
          <table:table-cell table:number-columns-repeated="1009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4.11" calcext:value-type="float">
            <text:p>4.11</text:p>
          </table:table-cell>
          <table:table-cell/>
          <table:table-cell table:formula="of:=[.A27]/21.83*50" office:value-type="float" office:value="23.9807604214384" calcext:value-type="float">
            <text:p>23.9807604214384</text:p>
          </table:table-cell>
          <table:table-cell table:formula="of:=-[.B27]/13.78*35" office:value-type="float" office:value="-10.4390420899855" calcext:value-type="float">
            <text:p>-10.4390420899855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[.G27]/21.83*50" office:value-type="float" office:value="24.0265689418232" calcext:value-type="float">
            <text:p>24.0265689418232</text:p>
          </table:table-cell>
          <table:table-cell table:formula="of:=-[.H27]/13.78*35" office:value-type="float" office:value="-10.3628447024673" calcext:value-type="float">
            <text:p>-10.3628447024673</text:p>
          </table:table-cell>
          <table:table-cell table:number-columns-repeated="2"/>
          <table:table-cell table:formula="of:=([.K27]-[.E27])/[.E27]" office:value-type="float" office:value="-0.00729927007299273" calcext:value-type="float">
            <text:p>-0.007299270072993</text:p>
          </table:table-cell>
          <table:table-cell table:formula="of:=-[.N27]" office:value-type="float" office:value="0.00729927007299273" calcext:value-type="float">
            <text:p>0.007299270072993</text:p>
          </table:table-cell>
          <table:table-cell table:number-columns-repeated="1009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A28]/21.83*50" office:value-type="float" office:value="25.0114521300962" calcext:value-type="float">
            <text:p>25.0114521300962</text:p>
          </table:table-cell>
          <table:table-cell table:formula="of:=-[.B28]/13.78*35" office:value-type="float" office:value="-10.8200290275762" calcext:value-type="float">
            <text:p>-10.8200290275762</text:p>
          </table:table-cell>
          <table:table-cell/>
          <table:table-cell office:value-type="float" office:value="10.89" calcext:value-type="float">
            <text:p>10.89</text:p>
          </table:table-cell>
          <table:table-cell office:value-type="float" office:value="4.23" calcext:value-type="float">
            <text:p>4.23</text:p>
          </table:table-cell>
          <table:table-cell/>
          <table:table-cell table:formula="of:=[.G28]/21.83*50" office:value-type="float" office:value="24.942739349519" calcext:value-type="float">
            <text:p>24.942739349519</text:p>
          </table:table-cell>
          <table:table-cell table:formula="of:=-[.H28]/13.78*35" office:value-type="float" office:value="-10.7438316400581" calcext:value-type="float">
            <text:p>-10.7438316400581</text:p>
          </table:table-cell>
          <table:table-cell table:number-columns-repeated="2"/>
          <table:table-cell table:formula="of:=([.K28]-[.E28])/[.E28]" office:value-type="float" office:value="-0.00704225352112662" calcext:value-type="float">
            <text:p>-0.007042253521127</text:p>
          </table:table-cell>
          <table:table-cell table:formula="of:=-[.N28]" office:value-type="float" office:value="0.00704225352112662" calcext:value-type="float">
            <text:p>0.007042253521127</text:p>
          </table:table-cell>
          <table:table-cell table:number-columns-repeated="1009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.45" calcext:value-type="float">
            <text:p>4.45</text:p>
          </table:table-cell>
          <table:table-cell/>
          <table:table-cell table:formula="of:=[.A29]/21.83*50" office:value-type="float" office:value="25.9963353183692" calcext:value-type="float">
            <text:p>25.9963353183692</text:p>
          </table:table-cell>
          <table:table-cell table:formula="of:=-[.B29]/13.78*35" office:value-type="float" office:value="-11.3026124818578" calcext:value-type="float">
            <text:p>-11.3026124818578</text:p>
          </table:table-cell>
          <table:table-cell/>
          <table:table-cell office:value-type="float" office:value="11.34" calcext:value-type="float">
            <text:p>11.34</text:p>
          </table:table-cell>
          <table:table-cell office:value-type="float" office:value="4.39" calcext:value-type="float">
            <text:p>4.39</text:p>
          </table:table-cell>
          <table:table-cell/>
          <table:table-cell table:formula="of:=[.G29]/21.83*50" office:value-type="float" office:value="25.9734310581768" calcext:value-type="float">
            <text:p>25.9734310581768</text:p>
          </table:table-cell>
          <table:table-cell table:formula="of:=-[.H29]/13.78*35" office:value-type="float" office:value="-11.1502177068215" calcext:value-type="float">
            <text:p>-11.1502177068215</text:p>
          </table:table-cell>
          <table:table-cell table:number-columns-repeated="2"/>
          <table:table-cell table:formula="of:=([.K29]-[.E29])/[.E29]" office:value-type="float" office:value="-0.0134831460674159" calcext:value-type="float">
            <text:p>-0.013483146067416</text:p>
          </table:table-cell>
          <table:table-cell table:formula="of:=-[.N29]" office:value-type="float" office:value="0.0134831460674159" calcext:value-type="float">
            <text:p>0.013483146067416</text:p>
          </table:table-cell>
          <table:table-cell table:number-columns-repeated="1009"/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4.61" calcext:value-type="float">
            <text:p>4.61</text:p>
          </table:table-cell>
          <table:table-cell/>
          <table:table-cell table:formula="of:=[.A30]/21.83*50" office:value-type="float" office:value="27.0041227668346" calcext:value-type="float">
            <text:p>27.0041227668346</text:p>
          </table:table-cell>
          <table:table-cell table:formula="of:=-[.B30]/13.78*35" office:value-type="float" office:value="-11.7089985486212" calcext:value-type="float">
            <text:p>-11.7089985486212</text:p>
          </table:table-cell>
          <table:table-cell/>
          <table:table-cell office:value-type="float" office:value="11.78" calcext:value-type="float">
            <text:p>11.78</text:p>
          </table:table-cell>
          <table:table-cell office:value-type="float" office:value="4.54" calcext:value-type="float">
            <text:p>4.54</text:p>
          </table:table-cell>
          <table:table-cell/>
          <table:table-cell table:formula="of:=[.G30]/21.83*50" office:value-type="float" office:value="26.9812185066422" calcext:value-type="float">
            <text:p>26.9812185066422</text:p>
          </table:table-cell>
          <table:table-cell table:formula="of:=-[.H30]/13.78*35" office:value-type="float" office:value="-11.5312046444122" calcext:value-type="float">
            <text:p>-11.5312046444122</text:p>
          </table:table-cell>
          <table:table-cell table:number-columns-repeated="2"/>
          <table:table-cell table:formula="of:=([.K30]-[.E30])/[.E30]" office:value-type="float" office:value="-0.015184381778742" calcext:value-type="float">
            <text:p>-0.015184381778742</text:p>
          </table:table-cell>
          <table:table-cell table:formula="of:=-[.N30]" office:value-type="float" office:value="0.015184381778742" calcext:value-type="float">
            <text:p>0.015184381778742</text:p>
          </table:table-cell>
          <table:table-cell table:number-columns-repeated="1009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4.76" calcext:value-type="float">
            <text:p>4.76</text:p>
          </table:table-cell>
          <table:table-cell/>
          <table:table-cell table:formula="of:=[.A31]/21.83*50" office:value-type="float" office:value="27.9890059551077" calcext:value-type="float">
            <text:p>27.9890059551077</text:p>
          </table:table-cell>
          <table:table-cell table:formula="of:=-[.B31]/13.78*35" office:value-type="float" office:value="-12.0899854862119" calcext:value-type="float">
            <text:p>-12.0899854862119</text:p>
          </table:table-cell>
          <table:table-cell/>
          <table:table-cell office:value-type="float" office:value="12.22" calcext:value-type="float">
            <text:p>12.22</text:p>
          </table:table-cell>
          <table:table-cell office:value-type="float" office:value="4.71" calcext:value-type="float">
            <text:p>4.71</text:p>
          </table:table-cell>
          <table:table-cell/>
          <table:table-cell table:formula="of:=[.G31]/21.83*50" office:value-type="float" office:value="27.9890059551077" calcext:value-type="float">
            <text:p>27.9890059551077</text:p>
          </table:table-cell>
          <table:table-cell table:formula="of:=-[.H31]/13.78*35" office:value-type="float" office:value="-11.9629898403483" calcext:value-type="float">
            <text:p>-11.9629898403483</text:p>
          </table:table-cell>
          <table:table-cell table:number-columns-repeated="2"/>
          <table:table-cell table:formula="of:=([.K31]-[.E31])/[.E31]" office:value-type="float" office:value="-0.0105042016806722" calcext:value-type="float">
            <text:p>-0.010504201680672</text:p>
          </table:table-cell>
          <table:table-cell table:formula="of:=-[.N31]" office:value-type="float" office:value="0.0105042016806722" calcext:value-type="float">
            <text:p>0.010504201680672</text:p>
          </table:table-cell>
          <table:table-cell table:number-columns-repeated="1009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4.94" calcext:value-type="float">
            <text:p>4.94</text:p>
          </table:table-cell>
          <table:table-cell/>
          <table:table-cell table:formula="of:=[.A32]/21.83*50" office:value-type="float" office:value="28.9967934035731" calcext:value-type="float">
            <text:p>28.9967934035731</text:p>
          </table:table-cell>
          <table:table-cell table:formula="of:=-[.B32]/13.78*35" office:value-type="float" office:value="-12.5471698113208" calcext:value-type="float">
            <text:p>-12.5471698113208</text:p>
          </table:table-cell>
          <table:table-cell/>
          <table:table-cell office:value-type="float" office:value="12.66" calcext:value-type="float">
            <text:p>12.66</text:p>
          </table:table-cell>
          <table:table-cell office:value-type="float" office:value="4.86" calcext:value-type="float">
            <text:p>4.86</text:p>
          </table:table-cell>
          <table:table-cell/>
          <table:table-cell table:formula="of:=[.G32]/21.83*50" office:value-type="float" office:value="28.9967934035731" calcext:value-type="float">
            <text:p>28.9967934035731</text:p>
          </table:table-cell>
          <table:table-cell table:formula="of:=-[.H32]/13.78*35" office:value-type="float" office:value="-12.343976777939" calcext:value-type="float">
            <text:p>-12.343976777939</text:p>
          </table:table-cell>
          <table:table-cell table:number-columns-repeated="2"/>
          <table:table-cell table:formula="of:=([.K32]-[.E32])/[.E32]" office:value-type="float" office:value="-0.0161943319838056" calcext:value-type="float">
            <text:p>-0.016194331983806</text:p>
          </table:table-cell>
          <table:table-cell table:formula="of:=-[.N32]" office:value-type="float" office:value="0.0161943319838056" calcext:value-type="float">
            <text:p>0.016194331983806</text:p>
          </table:table-cell>
          <table:table-cell table:number-columns-repeated="1009"/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5.12" calcext:value-type="float">
            <text:p>5.12</text:p>
          </table:table-cell>
          <table:table-cell/>
          <table:table-cell table:formula="of:=[.A33]/21.83*50" office:value-type="float" office:value="29.9816765918461" calcext:value-type="float">
            <text:p>29.9816765918461</text:p>
          </table:table-cell>
          <table:table-cell table:formula="of:=-[.B33]/13.78*35" office:value-type="float" office:value="-13.0043541364296" calcext:value-type="float">
            <text:p>-13.0043541364296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5.01" calcext:value-type="float">
            <text:p>5.01</text:p>
          </table:table-cell>
          <table:table-cell/>
          <table:table-cell table:formula="of:=[.G33]/21.83*50" office:value-type="float" office:value="30.0045808520385" calcext:value-type="float">
            <text:p>30.0045808520385</text:p>
          </table:table-cell>
          <table:table-cell table:formula="of:=-[.H33]/13.78*35" office:value-type="float" office:value="-12.7249637155298" calcext:value-type="float">
            <text:p>-12.7249637155298</text:p>
          </table:table-cell>
          <table:table-cell table:number-columns-repeated="2"/>
          <table:table-cell table:formula="of:=([.K33]-[.E33])/[.E33]" office:value-type="float" office:value="-0.021484375" calcext:value-type="float">
            <text:p>-0.021484375</text:p>
          </table:table-cell>
          <table:table-cell table:formula="of:=-[.N33]" office:value-type="float" office:value="0.021484375" calcext:value-type="float">
            <text:p>0.021484375</text:p>
          </table:table-cell>
          <table:table-cell table:number-columns-repeated="1009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A34]/21.83*50" office:value-type="float" office:value="30.5771873568484" calcext:value-type="float">
            <text:p>30.5771873568484</text:p>
          </table:table-cell>
          <table:table-cell table:formula="of:=-[.B34]/13.78*35" office:value-type="float" office:value="-13.2075471698113" calcext:value-type="float">
            <text:p>-13.2075471698113</text:p>
          </table:table-cell>
          <table:table-cell/>
          <table:table-cell office:value-type="float" office:value="13.54" calcext:value-type="float">
            <text:p>13.54</text:p>
          </table:table-cell>
          <table:table-cell office:value-type="float" office:value="5.17" calcext:value-type="float">
            <text:p>5.17</text:p>
          </table:table-cell>
          <table:table-cell/>
          <table:table-cell table:formula="of:=[.G34]/21.83*50" office:value-type="float" office:value="31.0123683005039" calcext:value-type="float">
            <text:p>31.0123683005039</text:p>
          </table:table-cell>
          <table:table-cell table:formula="of:=-[.H34]/13.78*35" office:value-type="float" office:value="-13.1313497822932" calcext:value-type="float">
            <text:p>-13.1313497822932</text:p>
          </table:table-cell>
          <table:table-cell table:number-columns-repeated="2"/>
          <table:table-cell table:formula="of:=([.K34]-[.E35])/[.E35]" office:value-type="float" office:value="-0.018975332068311" calcext:value-type="float">
            <text:p>-0.018975332068311</text:p>
          </table:table-cell>
          <table:table-cell table:formula="of:=-[.N34]" office:value-type="float" office:value="0.018975332068311" calcext:value-type="float">
            <text:p>0.018975332068311</text:p>
          </table:table-cell>
          <table:table-cell table:number-columns-repeated="1009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5.27" calcext:value-type="float">
            <text:p>5.27</text:p>
          </table:table-cell>
          <table:table-cell/>
          <table:table-cell table:formula="of:=[.A35]/21.83*50" office:value-type="float" office:value="31.0123683005039" calcext:value-type="float">
            <text:p>31.0123683005039</text:p>
          </table:table-cell>
          <table:table-cell table:formula="of:=-[.B35]/13.78*35" office:value-type="float" office:value="-13.3853410740203" calcext:value-type="float">
            <text:p>-13.3853410740203</text:p>
          </table:table-cell>
          <table:table-cell/>
          <table:table-cell office:value-type="float" office:value="13.97" calcext:value-type="float">
            <text:p>13.97</text:p>
          </table:table-cell>
          <table:table-cell office:value-type="float" office:value="5.33" calcext:value-type="float">
            <text:p>5.33</text:p>
          </table:table-cell>
          <table:table-cell/>
          <table:table-cell table:formula="of:=[.G35]/21.83*50" office:value-type="float" office:value="31.9972514887769" calcext:value-type="float">
            <text:p>31.9972514887769</text:p>
          </table:table-cell>
          <table:table-cell table:formula="of:=-[.H35]/13.78*35" office:value-type="float" office:value="-13.5377358490566" calcext:value-type="float">
            <text:p>-13.5377358490566</text:p>
          </table:table-cell>
          <table:table-cell table:number-columns-repeated="2"/>
          <table:table-cell table:formula="of:=([.K35]-[.E37])/[.E37]" office:value-type="float" office:value="-0.0202205882352942" calcext:value-type="float">
            <text:p>-0.020220588235294</text:p>
          </table:table-cell>
          <table:table-cell table:formula="of:=-[.N35]" office:value-type="float" office:value="0.0202205882352942" calcext:value-type="float">
            <text:p>0.020220588235294</text:p>
          </table:table-cell>
          <table:table-cell table:number-columns-repeated="1009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5.37" calcext:value-type="float">
            <text:p>5.37</text:p>
          </table:table-cell>
          <table:table-cell/>
          <table:table-cell table:formula="of:=[.A36]/21.83*50" office:value-type="float" office:value="31.539166284929" calcext:value-type="float">
            <text:p>31.539166284929</text:p>
          </table:table-cell>
          <table:table-cell table:formula="of:=-[.B36]/13.78*35" office:value-type="float" office:value="-13.6393323657475" calcext:value-type="float">
            <text:p>-13.6393323657475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5.48" calcext:value-type="float">
            <text:p>5.48</text:p>
          </table:table-cell>
          <table:table-cell/>
          <table:table-cell table:formula="of:=[.G36]/21.83*50" office:value-type="float" office:value="32.9821346770499" calcext:value-type="float">
            <text:p>32.9821346770499</text:p>
          </table:table-cell>
          <table:table-cell table:formula="of:=-[.H36]/13.78*35" office:value-type="float" office:value="-13.9187227866473" calcext:value-type="float">
            <text:p>-13.9187227866473</text:p>
          </table:table-cell>
          <table:table-cell table:number-columns-repeated="2"/>
          <table:table-cell table:formula="of:=([.K36]-[.E39])/[.E39]" office:value-type="float" office:value="-0.0214285714285713" calcext:value-type="float">
            <text:p>-0.021428571428571</text:p>
          </table:table-cell>
          <table:table-cell table:formula="of:=-[.N36]" office:value-type="float" office:value="0.0214285714285713" calcext:value-type="float">
            <text:p>0.021428571428571</text:p>
          </table:table-cell>
          <table:table-cell table:number-columns-repeated="1009"/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5.44" calcext:value-type="float">
            <text:p>5.44</text:p>
          </table:table-cell>
          <table:table-cell/>
          <table:table-cell table:formula="of:=[.A37]/21.83*50" office:value-type="float" office:value="31.9972514887769" calcext:value-type="float">
            <text:p>31.9972514887769</text:p>
          </table:table-cell>
          <table:table-cell table:formula="of:=-[.B37]/13.78*35" office:value-type="float" office:value="-13.8171262699565" calcext:value-type="float">
            <text:p>-13.8171262699565</text:p>
          </table:table-cell>
          <table:table-cell/>
          <table:table-cell office:value-type="float" office:value="14.83" calcext:value-type="float">
            <text:p>14.83</text:p>
          </table:table-cell>
          <table:table-cell office:value-type="float" office:value="5.64" calcext:value-type="float">
            <text:p>5.64</text:p>
          </table:table-cell>
          <table:table-cell/>
          <table:table-cell table:formula="of:=[.G37]/21.83*50" office:value-type="float" office:value="33.9670178653229" calcext:value-type="float">
            <text:p>33.9670178653229</text:p>
          </table:table-cell>
          <table:table-cell table:formula="of:=-[.H37]/13.78*35" office:value-type="float" office:value="-14.3251088534107" calcext:value-type="float">
            <text:p>-14.3251088534107</text:p>
          </table:table-cell>
          <table:table-cell table:number-columns-repeated="2"/>
          <table:table-cell table:formula="of:=([.K37]-[.E41])/[.E41]" office:value-type="float" office:value="-0.0225303292894281" calcext:value-type="float">
            <text:p>-0.022530329289428</text:p>
          </table:table-cell>
          <table:table-cell table:formula="of:=-[.N37]" office:value-type="float" office:value="0.0225303292894281" calcext:value-type="float">
            <text:p>0.022530329289428</text:p>
          </table:table-cell>
          <table:table-cell table:number-columns-repeated="1009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5.52" calcext:value-type="float">
            <text:p>5.52</text:p>
          </table:table-cell>
          <table:table-cell/>
          <table:table-cell table:formula="of:=[.A38]/21.83*50" office:value-type="float" office:value="32.524049473202" calcext:value-type="float">
            <text:p>32.524049473202</text:p>
          </table:table-cell>
          <table:table-cell table:formula="of:=-[.B38]/13.78*35" office:value-type="float" office:value="-14.0203193033382" calcext:value-type="float">
            <text:p>-14.0203193033382</text:p>
          </table:table-cell>
          <table:table-cell/>
          <table:table-cell office:value-type="float" office:value="15.27" calcext:value-type="float">
            <text:p>15.27</text:p>
          </table:table-cell>
          <table:table-cell office:value-type="float" office:value="5.79" calcext:value-type="float">
            <text:p>5.79</text:p>
          </table:table-cell>
          <table:table-cell/>
          <table:table-cell table:formula="of:=[.G38]/21.83*50" office:value-type="float" office:value="34.9748053137884" calcext:value-type="float">
            <text:p>34.9748053137884</text:p>
          </table:table-cell>
          <table:table-cell table:formula="of:=-[.H38]/13.78*35" office:value-type="float" office:value="-14.7060957910015" calcext:value-type="float">
            <text:p>-14.7060957910015</text:p>
          </table:table-cell>
          <table:table-cell table:number-columns-repeated="2"/>
          <table:table-cell table:formula="of:=([.K38]-[.E43])/[.E43]" office:value-type="float" office:value="-0.0203045685279187" calcext:value-type="float">
            <text:p>-0.020304568527919</text:p>
          </table:table-cell>
          <table:table-cell table:formula="of:=-[.N38]" office:value-type="float" office:value="0.0203045685279187" calcext:value-type="float">
            <text:p>0.020304568527919</text:p>
          </table:table-cell>
          <table:table-cell table:number-columns-repeated="1009"/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5.6" calcext:value-type="float">
            <text:p>5.6</text:p>
          </table:table-cell>
          <table:table-cell/>
          <table:table-cell table:formula="of:=[.A39]/21.83*50" office:value-type="float" office:value="33.0050389372423" calcext:value-type="float">
            <text:p>33.0050389372423</text:p>
          </table:table-cell>
          <table:table-cell table:formula="of:=-[.B39]/13.78*35" office:value-type="float" office:value="-14.2235123367199" calcext:value-type="float">
            <text:p>-14.2235123367199</text:p>
          </table:table-cell>
          <table:table-cell/>
          <table:table-cell office:value-type="float" office:value="15.72" calcext:value-type="float">
            <text:p>15.72</text:p>
          </table:table-cell>
          <table:table-cell office:value-type="float" office:value="5.94" calcext:value-type="float">
            <text:p>5.94</text:p>
          </table:table-cell>
          <table:table-cell/>
          <table:table-cell table:formula="of:=[.G39]/21.83*50" office:value-type="float" office:value="36.0054970224462" calcext:value-type="float">
            <text:p>36.0054970224462</text:p>
          </table:table-cell>
          <table:table-cell table:formula="of:=-[.H39]/13.78*35" office:value-type="float" office:value="-15.0870827285922" calcext:value-type="float">
            <text:p>-15.0870827285922</text:p>
          </table:table-cell>
          <table:table-cell table:number-columns-repeated="2"/>
          <table:table-cell table:formula="of:=([.K39]-[.E45])/[.E45]" office:value-type="float" office:value="-0.0309951060358891" calcext:value-type="float">
            <text:p>-0.030995106035889</text:p>
          </table:table-cell>
          <table:table-cell table:formula="of:=-[.N39]" office:value-type="float" office:value="0.0309951060358891" calcext:value-type="float">
            <text:p>0.030995106035889</text:p>
          </table:table-cell>
          <table:table-cell table:number-columns-repeated="1009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5.68" calcext:value-type="float">
            <text:p>5.68</text:p>
          </table:table-cell>
          <table:table-cell/>
          <table:table-cell table:formula="of:=[.A40]/21.83*50" office:value-type="float" office:value="33.5547411818598" calcext:value-type="float">
            <text:p>33.5547411818598</text:p>
          </table:table-cell>
          <table:table-cell table:formula="of:=-[.B40]/13.78*35" office:value-type="float" office:value="-14.4267053701016" calcext:value-type="float">
            <text:p>-14.4267053701016</text:p>
          </table:table-cell>
          <table:table-cell/>
          <table:table-cell office:value-type="float" office:value="16.15" calcext:value-type="float">
            <text:p>16.15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G40]/21.83*50" office:value-type="float" office:value="36.9903802107192" calcext:value-type="float">
            <text:p>36.9903802107192</text:p>
          </table:table-cell>
          <table:table-cell table:formula="of:=-[.H40]/13.78*35" office:value-type="float" office:value="-15.4934687953556" calcext:value-type="float">
            <text:p>-15.4934687953556</text:p>
          </table:table-cell>
          <table:table-cell table:number-columns-repeated="2"/>
          <table:table-cell table:formula="of:=([.K40]-[.E47])/[.E47]" office:value-type="float" office:value="-0.0271132376395535" calcext:value-type="float">
            <text:p>-0.027113237639554</text:p>
          </table:table-cell>
          <table:table-cell table:formula="of:=-[.N40]" office:value-type="float" office:value="0.0271132376395535" calcext:value-type="float">
            <text:p>0.027113237639554</text:p>
          </table:table-cell>
          <table:table-cell table:number-columns-repeated="1009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5.77" calcext:value-type="float">
            <text:p>5.77</text:p>
          </table:table-cell>
          <table:table-cell/>
          <table:table-cell table:formula="of:=[.A41]/21.83*50" office:value-type="float" office:value="33.9899221255153" calcext:value-type="float">
            <text:p>33.9899221255153</text:p>
          </table:table-cell>
          <table:table-cell table:formula="of:=-[.B41]/13.78*35" office:value-type="float" office:value="-14.655297532656" calcext:value-type="float">
            <text:p>-14.655297532656</text:p>
          </table:table-cell>
          <table:table-cell/>
          <table:table-cell office:value-type="float" office:value="16.59" calcext:value-type="float">
            <text:p>16.59</text:p>
          </table:table-cell>
          <table:table-cell office:value-type="float" office:value="6.24" calcext:value-type="float">
            <text:p>6.24</text:p>
          </table:table-cell>
          <table:table-cell/>
          <table:table-cell table:formula="of:=[.G41]/21.83*50" office:value-type="float" office:value="37.9981676591846" calcext:value-type="float">
            <text:p>37.9981676591846</text:p>
          </table:table-cell>
          <table:table-cell table:formula="of:=-[.H41]/13.78*35" office:value-type="float" office:value="-15.8490566037736" calcext:value-type="float">
            <text:p>-15.8490566037736</text:p>
          </table:table-cell>
          <table:table-cell table:number-columns-repeated="2"/>
          <table:table-cell table:formula="of:=([.K41]-[.E49])/[.E49]" office:value-type="float" office:value="-0.0310559006211182" calcext:value-type="float">
            <text:p>-0.031055900621118</text:p>
          </table:table-cell>
          <table:table-cell table:formula="of:=-[.N41]" office:value-type="float" office:value="0.0310559006211182" calcext:value-type="float">
            <text:p>0.031055900621118</text:p>
          </table:table-cell>
          <table:table-cell table:number-columns-repeated="1009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5.86" calcext:value-type="float">
            <text:p>5.86</text:p>
          </table:table-cell>
          <table:table-cell/>
          <table:table-cell table:formula="of:=[.A42]/21.83*50" office:value-type="float" office:value="34.5396243701328" calcext:value-type="float">
            <text:p>34.5396243701328</text:p>
          </table:table-cell>
          <table:table-cell table:formula="of:=-[.B42]/13.78*35" office:value-type="float" office:value="-14.8838896952105" calcext:value-type="float">
            <text:p>-14.8838896952105</text:p>
          </table:table-cell>
          <table:table-cell/>
          <table:table-cell office:value-type="float" office:value="17.03" calcext:value-type="float">
            <text:p>17.03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[.G42]/21.83*50" office:value-type="float" office:value="39.00595510765" calcext:value-type="float">
            <text:p>39.00595510765</text:p>
          </table:table-cell>
          <table:table-cell table:formula="of:=-[.H42]/13.78*35" office:value-type="float" office:value="-16.255442670537" calcext:value-type="float">
            <text:p>-16.255442670537</text:p>
          </table:table-cell>
          <table:table-cell table:number-columns-repeated="2"/>
          <table:table-cell table:formula="of:=([.K42]-[.E53])/[.E53]" office:value-type="float" office:value="-0.037593984962406" calcext:value-type="float">
            <text:p>-0.037593984962406</text:p>
          </table:table-cell>
          <table:table-cell table:formula="of:=-[.N42]" office:value-type="float" office:value="0.037593984962406" calcext:value-type="float">
            <text:p>0.037593984962406</text:p>
          </table:table-cell>
          <table:table-cell table:number-columns-repeated="1009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5.91" calcext:value-type="float">
            <text:p>5.91</text:p>
          </table:table-cell>
          <table:table-cell/>
          <table:table-cell table:formula="of:=[.A43]/21.83*50" office:value-type="float" office:value="34.9977095739808" calcext:value-type="float">
            <text:p>34.9977095739808</text:p>
          </table:table-cell>
          <table:table-cell table:formula="of:=-[.B43]/13.78*35" office:value-type="float" office:value="-15.010885341074" calcext:value-type="float">
            <text:p>-15.010885341074</text:p>
          </table:table-cell>
          <table:table-cell/>
          <table:table-cell office:value-type="float" office:value="17.45" calcext:value-type="float">
            <text:p>17.45</text:p>
          </table:table-cell>
          <table:table-cell office:value-type="float" office:value="6.55" calcext:value-type="float">
            <text:p>6.55</text:p>
          </table:table-cell>
          <table:table-cell/>
          <table:table-cell table:formula="of:=[.G43]/21.83*50" office:value-type="float" office:value="39.9679340357306" calcext:value-type="float">
            <text:p>39.9679340357306</text:p>
          </table:table-cell>
          <table:table-cell table:formula="of:=-[.H43]/13.78*35" office:value-type="float" office:value="-16.6364296081277" calcext:value-type="float">
            <text:p>-16.6364296081277</text:p>
          </table:table-cell>
          <table:table-cell table:number-columns-repeated="2"/>
          <table:table-cell table:formula="of:=([.K43]-[.E57])/[.E57]" office:value-type="float" office:value="-0.0310650887573964" calcext:value-type="float">
            <text:p>-0.031065088757396</text:p>
          </table:table-cell>
          <table:table-cell table:formula="of:=-[.N43]" office:value-type="float" office:value="0.0310650887573964" calcext:value-type="float">
            <text:p>0.031065088757396</text:p>
          </table:table-cell>
          <table:table-cell table:number-columns-repeated="1009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6.04" calcext:value-type="float">
            <text:p>6.04</text:p>
          </table:table-cell>
          <table:table-cell/>
          <table:table-cell table:formula="of:=[.A44]/21.83*50" office:value-type="float" office:value="35.5474118185983" calcext:value-type="float">
            <text:p>35.5474118185983</text:p>
          </table:table-cell>
          <table:table-cell table:formula="of:=-[.B44]/13.78*35" office:value-type="float" office:value="-15.3410740203193" calcext:value-type="float">
            <text:p>-15.3410740203193</text:p>
          </table:table-cell>
          <table:table-cell/>
          <table:table-cell office:value-type="float" office:value="17.89" calcext:value-type="float">
            <text:p>17.89</text:p>
          </table:table-cell>
          <table:table-cell office:value-type="float" office:value="6.71" calcext:value-type="float">
            <text:p>6.71</text:p>
          </table:table-cell>
          <table:table-cell/>
          <table:table-cell table:formula="of:=[.G44]/21.83*50" office:value-type="float" office:value="40.9757214841961" calcext:value-type="float">
            <text:p>40.9757214841961</text:p>
          </table:table-cell>
          <table:table-cell table:formula="of:=-[.H44]/13.78*35" office:value-type="float" office:value="-17.0428156748911" calcext:value-type="float">
            <text:p>-17.0428156748911</text:p>
          </table:table-cell>
          <table:table-cell table:number-columns-repeated="2"/>
          <table:table-cell table:formula="of:=([.K44]-[.E61])/[.E61]" office:value-type="float" office:value="-0.0414285714285713" calcext:value-type="float">
            <text:p>-0.041428571428571</text:p>
          </table:table-cell>
          <table:table-cell table:formula="of:=-[.N44]" office:value-type="float" office:value="0.0414285714285713" calcext:value-type="float">
            <text:p>0.041428571428571</text:p>
          </table:table-cell>
          <table:table-cell table:number-columns-repeated="1009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6.13" calcext:value-type="float">
            <text:p>6.13</text:p>
          </table:table-cell>
          <table:table-cell/>
          <table:table-cell table:formula="of:=[.A45]/21.83*50" office:value-type="float" office:value="36.0054970224462" calcext:value-type="float">
            <text:p>36.0054970224462</text:p>
          </table:table-cell>
          <table:table-cell table:formula="of:=-[.B45]/13.78*35" office:value-type="float" office:value="-15.5696661828737" calcext:value-type="float">
            <text:p>-15.5696661828737</text:p>
          </table:table-cell>
          <table:table-cell/>
          <table:table-cell office:value-type="float" office:value="18.34" calcext:value-type="float">
            <text:p>18.34</text:p>
          </table:table-cell>
          <table:table-cell office:value-type="float" office:value="6.85" calcext:value-type="float">
            <text:p>6.85</text:p>
          </table:table-cell>
          <table:table-cell/>
          <table:table-cell table:formula="of:=[.G45]/21.83*50" office:value-type="float" office:value="42.0064131928539" calcext:value-type="float">
            <text:p>42.0064131928539</text:p>
          </table:table-cell>
          <table:table-cell table:formula="of:=-[.H45]/13.78*35" office:value-type="float" office:value="-17.3984034833091" calcext:value-type="float">
            <text:p>-17.3984034833091</text:p>
          </table:table-cell>
          <table:table-cell table:number-columns-repeated="2"/>
          <table:table-cell table:formula="of:=([.K45]-[.E65])/[.E65]" office:value-type="float" office:value="-0.048611111111111" calcext:value-type="float">
            <text:p>-0.048611111111111</text:p>
          </table:table-cell>
          <table:table-cell table:formula="of:=-[.N45]" office:value-type="float" office:value="0.048611111111111" calcext:value-type="float">
            <text:p>0.048611111111111</text:p>
          </table:table-cell>
          <table:table-cell table:number-columns-repeated="1009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.19" calcext:value-type="float">
            <text:p>6.19</text:p>
          </table:table-cell>
          <table:table-cell/>
          <table:table-cell table:formula="of:=[.A46]/21.83*50" office:value-type="float" office:value="36.5551992670637" calcext:value-type="float">
            <text:p>36.5551992670637</text:p>
          </table:table-cell>
          <table:table-cell table:formula="of:=-[.B46]/13.78*35" office:value-type="float" office:value="-15.72206095791" calcext:value-type="float">
            <text:p>-15.72206095791</text:p>
          </table:table-cell>
          <table:table-cell/>
          <table:table-cell office:value-type="float" office:value="18.77" calcext:value-type="float">
            <text:p>18.7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46]/21.83*50" office:value-type="float" office:value="42.9912963811269" calcext:value-type="float">
            <text:p>42.9912963811269</text:p>
          </table:table-cell>
          <table:table-cell table:formula="of:=-[.H46]/13.78*35" office:value-type="float" office:value="-17.7793904208999" calcext:value-type="float">
            <text:p>-17.7793904208999</text:p>
          </table:table-cell>
          <table:table-cell table:number-columns-repeated="2"/>
          <table:table-cell table:formula="of:=([.K46]-[.E70])/[.E70]" office:value-type="float" office:value="-0.0291262135922329" calcext:value-type="float">
            <text:p>-0.029126213592233</text:p>
          </table:table-cell>
          <table:table-cell table:formula="of:=-[.N46]" office:value-type="float" office:value="0.0291262135922329" calcext:value-type="float">
            <text:p>0.029126213592233</text:p>
          </table:table-cell>
          <table:table-cell table:number-columns-repeated="1009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6.27" calcext:value-type="float">
            <text:p>6.27</text:p>
          </table:table-cell>
          <table:table-cell/>
          <table:table-cell table:formula="of:=[.A47]/21.83*50" office:value-type="float" office:value="37.0132844709116" calcext:value-type="float">
            <text:p>37.0132844709116</text:p>
          </table:table-cell>
          <table:table-cell table:formula="of:=-[.B47]/13.78*35" office:value-type="float" office:value="-15.9252539912917" calcext:value-type="float">
            <text:p>-15.9252539912917</text:p>
          </table:table-cell>
          <table:table-cell/>
          <table:table-cell office:value-type="float" office:value="19.21" calcext:value-type="float">
            <text:p>19.21</text:p>
          </table:table-cell>
          <table:table-cell office:value-type="float" office:value="7.16" calcext:value-type="float">
            <text:p>7.16</text:p>
          </table:table-cell>
          <table:table-cell/>
          <table:table-cell table:formula="of:=[.G47]/21.83*50" office:value-type="float" office:value="43.9990838295923" calcext:value-type="float">
            <text:p>43.9990838295923</text:p>
          </table:table-cell>
          <table:table-cell table:formula="of:=-[.H47]/13.78*35" office:value-type="float" office:value="-18.1857764876633" calcext:value-type="float">
            <text:p>-18.1857764876633</text:p>
          </table:table-cell>
          <table:table-cell table:number-columns-repeated="2"/>
          <table:table-cell table:formula="of:=([.K47]-[.E75])/[.E75]" office:value-type="float" office:value="-0.0402144772117962" calcext:value-type="float">
            <text:p>-0.040214477211796</text:p>
          </table:table-cell>
          <table:table-cell table:formula="of:=-[.N47]" office:value-type="float" office:value="0.0402144772117962" calcext:value-type="float">
            <text:p>0.040214477211796</text:p>
          </table:table-cell>
          <table:table-cell table:number-columns-repeated="1009"/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6.38" calcext:value-type="float">
            <text:p>6.38</text:p>
          </table:table-cell>
          <table:table-cell/>
          <table:table-cell table:formula="of:=[.A48]/21.83*50" office:value-type="float" office:value="37.5400824553367" calcext:value-type="float">
            <text:p>37.5400824553367</text:p>
          </table:table-cell>
          <table:table-cell table:formula="of:=-[.B48]/13.78*35" office:value-type="float" office:value="-16.2046444121916" calcext:value-type="float">
            <text:p>-16.2046444121916</text:p>
          </table:table-cell>
          <table:table-cell/>
          <table:table-cell office:value-type="float" office:value="19.64" calcext:value-type="float">
            <text:p>19.64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[.G48]/21.83*50" office:value-type="float" office:value="44.9839670178653" calcext:value-type="float">
            <text:p>44.9839670178653</text:p>
          </table:table-cell>
          <table:table-cell table:formula="of:=-[.H48]/13.78*35" office:value-type="float" office:value="-18.5413642960813" calcext:value-type="float">
            <text:p>-18.5413642960813</text:p>
          </table:table-cell>
          <table:table-cell table:number-columns-repeated="2"/>
          <table:table-cell table:formula="of:=([.K48]-[.E81])/[.E81]" office:value-type="float" office:value="-0.0531776913099872" calcext:value-type="float">
            <text:p>-0.053177691309987</text:p>
          </table:table-cell>
          <table:table-cell table:formula="of:=-[.N48]" office:value-type="float" office:value="0.0531776913099872" calcext:value-type="float">
            <text:p>0.053177691309987</text:p>
          </table:table-cell>
          <table:table-cell table:number-columns-repeated="1009"/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6.44" calcext:value-type="float">
            <text:p>6.44</text:p>
          </table:table-cell>
          <table:table-cell/>
          <table:table-cell table:formula="of:=[.A49]/21.83*50" office:value-type="float" office:value="37.9981676591846" calcext:value-type="float">
            <text:p>37.9981676591846</text:p>
          </table:table-cell>
          <table:table-cell table:formula="of:=-[.B49]/13.78*35" office:value-type="float" office:value="-16.3570391872279" calcext:value-type="float">
            <text:p>-16.3570391872279</text:p>
          </table:table-cell>
          <table:table-cell/>
          <table:table-cell office:value-type="float" office:value="20.08" calcext:value-type="float">
            <text:p>20.08</text:p>
          </table:table-cell>
          <table:table-cell office:value-type="float" office:value="7.45" calcext:value-type="float">
            <text:p>7.45</text:p>
          </table:table-cell>
          <table:table-cell/>
          <table:table-cell table:formula="of:=[.G49]/21.83*50" office:value-type="float" office:value="45.9917544663307" calcext:value-type="float">
            <text:p>45.9917544663307</text:p>
          </table:table-cell>
          <table:table-cell table:formula="of:=-[.H49]/13.78*35" office:value-type="float" office:value="-18.922351233672" calcext:value-type="float">
            <text:p>-18.922351233672</text:p>
          </table:table-cell>
          <table:table-cell table:number-columns-repeated="2"/>
          <table:table-cell table:formula="of:=([.K49]-[.E86])/[.E86]" office:value-type="float" office:value="-0.0235910878112714" calcext:value-type="float">
            <text:p>-0.023591087811271</text:p>
          </table:table-cell>
          <table:table-cell table:formula="of:=-[.N49]" office:value-type="float" office:value="0.0235910878112714" calcext:value-type="float">
            <text:p>0.023591087811271</text:p>
          </table:table-cell>
          <table:table-cell table:number-columns-repeated="1009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.48" calcext:value-type="float">
            <text:p>6.48</text:p>
          </table:table-cell>
          <table:table-cell/>
          <table:table-cell table:formula="of:=[.A50]/21.83*50" office:value-type="float" office:value="38.250114521301" calcext:value-type="float">
            <text:p>38.250114521301</text:p>
          </table:table-cell>
          <table:table-cell table:formula="of:=-[.B50]/13.78*35" office:value-type="float" office:value="-16.4586357039187" calcext:value-type="float">
            <text:p>-16.4586357039187</text:p>
          </table:table-cell>
          <table:table-cell/>
          <table:table-cell office:value-type="float" office:value="20.51" calcext:value-type="float">
            <text:p>20.51</text:p>
          </table:table-cell>
          <table:table-cell office:value-type="float" office:value="7.6" calcext:value-type="float">
            <text:p>7.6</text:p>
          </table:table-cell>
          <table:table-cell/>
          <table:table-cell table:formula="of:=[.G50]/21.83*50" office:value-type="float" office:value="46.9766376546038" calcext:value-type="float">
            <text:p>46.9766376546038</text:p>
          </table:table-cell>
          <table:table-cell table:formula="of:=-[.H50]/13.78*35" office:value-type="float" office:value="-19.3033381712627" calcext:value-type="float">
            <text:p>-19.3033381712627</text:p>
          </table:table-cell>
          <table:table-cell table:number-columns-repeated="2"/>
          <table:table-cell table:formula="of:=([.K50]-[.E92])/[.E92]" office:value-type="float" office:value="-0.0720390720390721" calcext:value-type="float">
            <text:p>-0.072039072039072</text:p>
          </table:table-cell>
          <table:table-cell table:formula="of:=-[.N50]" office:value-type="float" office:value="0.0720390720390721" calcext:value-type="float">
            <text:p>0.072039072039072</text:p>
          </table:table-cell>
          <table:table-cell table:number-columns-repeated="1009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6.54" calcext:value-type="float">
            <text:p>6.54</text:p>
          </table:table-cell>
          <table:table-cell/>
          <table:table-cell table:formula="of:=[.A51]/21.83*50" office:value-type="float" office:value="38.5707741639945" calcext:value-type="float">
            <text:p>38.5707741639945</text:p>
          </table:table-cell>
          <table:table-cell table:formula="of:=-[.B51]/13.78*35" office:value-type="float" office:value="-16.611030478955" calcext:value-type="float">
            <text:p>-16.611030478955</text:p>
          </table:table-cell>
          <table:table-cell/>
          <table:table-cell office:value-type="float" office:value="20.96" calcext:value-type="float">
            <text:p>20.96</text:p>
          </table:table-cell>
          <table:table-cell office:value-type="float" office:value="7.74" calcext:value-type="float">
            <text:p>7.74</text:p>
          </table:table-cell>
          <table:table-cell/>
          <table:table-cell table:formula="of:=[.G51]/21.83*50" office:value-type="float" office:value="48.0073293632616" calcext:value-type="float">
            <text:p>48.0073293632616</text:p>
          </table:table-cell>
          <table:table-cell table:formula="of:=-[.H51]/13.78*35" office:value-type="float" office:value="-19.6589259796807" calcext:value-type="float">
            <text:p>-19.6589259796807</text:p>
          </table:table-cell>
          <table:table-cell table:number-columns-repeated="2"/>
          <table:table-cell table:formula="of:=([.K51]-[.E97])/[.E97]" office:value-type="float" office:value="-0.0456226880394573" calcext:value-type="float">
            <text:p>-0.045622688039457</text:p>
          </table:table-cell>
          <table:table-cell table:formula="of:=-[.N51]" office:value-type="float" office:value="0.0456226880394573" calcext:value-type="float">
            <text:p>0.045622688039457</text:p>
          </table:table-cell>
          <table:table-cell table:number-columns-repeated="1009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A52]/21.83*50" office:value-type="float" office:value="38.7998167659185" calcext:value-type="float">
            <text:p>38.7998167659185</text:p>
          </table:table-cell>
          <table:table-cell table:formula="of:=-[.B52]/13.78*35" office:value-type="float" office:value="-16.7634252539913" calcext:value-type="float">
            <text:p>-16.7634252539913</text:p>
          </table:table-cell>
          <table:table-cell/>
          <table:table-cell office:value-type="float" office:value="21.38" calcext:value-type="float">
            <text:p>21.38</text:p>
          </table:table-cell>
          <table:table-cell office:value-type="float" office:value="7.9" calcext:value-type="float">
            <text:p>7.9</text:p>
          </table:table-cell>
          <table:table-cell/>
          <table:table-cell table:formula="of:=[.G52]/21.83*50" office:value-type="float" office:value="48.9693082913422" calcext:value-type="float">
            <text:p>48.9693082913422</text:p>
          </table:table-cell>
          <table:table-cell table:formula="of:=-[.H52]/13.78*35" office:value-type="float" office:value="-20.0653120464441" calcext:value-type="float">
            <text:p>-20.0653120464441</text:p>
          </table:table-cell>
          <table:table-cell table:number-columns-repeated="2"/>
          <table:table-cell table:formula="of:=([.K52]-[.E103])/[.E103]" office:value-type="float" office:value="0.0180412371134021" calcext:value-type="float">
            <text:p>0.018041237113402</text:p>
          </table:table-cell>
          <table:table-cell table:formula="of:=-[.N52]" office:value-type="float" office:value="-0.0180412371134021" calcext:value-type="float">
            <text:p>-0.018041237113402</text:p>
          </table:table-cell>
          <table:table-cell table:number-columns-repeated="1009"/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6.65" calcext:value-type="float">
            <text:p>6.65</text:p>
          </table:table-cell>
          <table:table-cell/>
          <table:table-cell table:formula="of:=[.A53]/21.83*50" office:value-type="float" office:value="39.00595510765" calcext:value-type="float">
            <text:p>39.00595510765</text:p>
          </table:table-cell>
          <table:table-cell table:formula="of:=-[.B53]/13.78*35" office:value-type="float" office:value="-16.8904208998549" calcext:value-type="float">
            <text:p>-16.8904208998549</text:p>
          </table:table-cell>
          <table:table-cell/>
          <table:table-cell office:value-type="float" office:value="21.83" calcext:value-type="float">
            <text:p>21.83</text:p>
          </table:table-cell>
          <table:table-cell office:value-type="float" office:value="8.03" calcext:value-type="float">
            <text:p>8.03</text:p>
          </table:table-cell>
          <table:table-cell/>
          <table:table-cell table:formula="of:=[.G53]/21.83*50" office:value-type="float" office:value="50" calcext:value-type="float">
            <text:p>50</text:p>
          </table:table-cell>
          <table:table-cell table:formula="of:=-[.H53]/13.78*35" office:value-type="float" office:value="-20.3955007256894" calcext:value-type="float">
            <text:p>-20.3955007256894</text:p>
          </table:table-cell>
          <table:table-cell table:number-columns-repeated="2"/>
          <table:table-cell table:formula="of:=([.K53]-[.E111])/[.E111]" office:value-type="float" office:value="-0.0716763005780347" calcext:value-type="float">
            <text:p>-0.071676300578035</text:p>
          </table:table-cell>
          <table:table-cell table:formula="of:=-[.N53]" office:value-type="float" office:value="0.0716763005780347" calcext:value-type="float">
            <text:p>0.071676300578035</text:p>
          </table:table-cell>
          <table:table-cell table:number-columns-repeated="1009"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6.69" calcext:value-type="float">
            <text:p>6.69</text:p>
          </table:table-cell>
          <table:table-cell/>
          <table:table-cell table:formula="of:=[.A54]/21.83*50" office:value-type="float" office:value="39.2808062299588" calcext:value-type="float">
            <text:p>39.2808062299588</text:p>
          </table:table-cell>
          <table:table-cell table:formula="of:=-[.B54]/13.78*35" office:value-type="float" office:value="-16.9920174165457" calcext:value-type="float">
            <text:p>-16.9920174165457</text:p>
          </table:table-cell>
          <table:table-cell table:number-columns-repeated="1019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6.73" calcext:value-type="float">
            <text:p>6.73</text:p>
          </table:table-cell>
          <table:table-cell/>
          <table:table-cell table:formula="of:=[.A55]/21.83*50" office:value-type="float" office:value="39.5098488318827" calcext:value-type="float">
            <text:p>39.5098488318827</text:p>
          </table:table-cell>
          <table:table-cell table:formula="of:=-[.B55]/13.78*35" office:value-type="float" office:value="-17.0936139332366" calcext:value-type="float">
            <text:p>-17.0936139332366</text:p>
          </table:table-cell>
          <table:table-cell table:number-columns-repeated="1019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6.74" calcext:value-type="float">
            <text:p>6.74</text:p>
          </table:table-cell>
          <table:table-cell/>
          <table:table-cell table:formula="of:=[.A56]/21.83*50" office:value-type="float" office:value="39.7159871736143" calcext:value-type="float">
            <text:p>39.7159871736143</text:p>
          </table:table-cell>
          <table:table-cell table:formula="of:=-[.B56]/13.78*35" office:value-type="float" office:value="-17.1190130624093" calcext:value-type="float">
            <text:p>-17.1190130624093</text:p>
          </table:table-cell>
          <table:table-cell table:number-columns-repeated="1019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6.76" calcext:value-type="float">
            <text:p>6.76</text:p>
          </table:table-cell>
          <table:table-cell/>
          <table:table-cell table:formula="of:=[.A57]/21.83*50" office:value-type="float" office:value="39.990838295923" calcext:value-type="float">
            <text:p>39.990838295923</text:p>
          </table:table-cell>
          <table:table-cell table:formula="of:=-[.B57]/13.78*35" office:value-type="float" office:value="-17.1698113207547" calcext:value-type="float">
            <text:p>-17.1698113207547</text:p>
          </table:table-cell>
          <table:table-cell table:number-columns-repeated="1019"/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6.81" calcext:value-type="float">
            <text:p>6.81</text:p>
          </table:table-cell>
          <table:table-cell/>
          <table:table-cell table:formula="of:=[.A58]/21.83*50" office:value-type="float" office:value="40.2427851580394" calcext:value-type="float">
            <text:p>40.2427851580394</text:p>
          </table:table-cell>
          <table:table-cell table:formula="of:=-[.B58]/13.78*35" office:value-type="float" office:value="-17.2968069666183" calcext:value-type="float">
            <text:p>-17.2968069666183</text:p>
          </table:table-cell>
          <table:table-cell table:number-columns-repeated="1019"/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A59]/21.83*50" office:value-type="float" office:value="40.5176362803481" calcext:value-type="float">
            <text:p>40.5176362803481</text:p>
          </table:table-cell>
          <table:table-cell table:formula="of:=-[.B59]/13.78*35" office:value-type="float" office:value="-17.5253991291727" calcext:value-type="float">
            <text:p>-17.5253991291727</text:p>
          </table:table-cell>
          <table:table-cell table:number-columns-repeated="1019"/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6.97" calcext:value-type="float">
            <text:p>6.97</text:p>
          </table:table-cell>
          <table:table-cell/>
          <table:table-cell table:formula="of:=[.A60]/21.83*50" office:value-type="float" office:value="40.7237746220797" calcext:value-type="float">
            <text:p>40.7237746220797</text:p>
          </table:table-cell>
          <table:table-cell table:formula="of:=-[.B60]/13.78*35" office:value-type="float" office:value="-17.7031930333817" calcext:value-type="float">
            <text:p>-17.7031930333817</text:p>
          </table:table-cell>
          <table:table-cell table:number-columns-repeated="1019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1]/21.83*50" office:value-type="float" office:value="40.9986257443885" calcext:value-type="float">
            <text:p>40.9986257443885</text:p>
          </table:table-cell>
          <table:table-cell table:formula="of:=-[.B61]/13.78*35" office:value-type="float" office:value="-17.7793904208999" calcext:value-type="float">
            <text:p>-17.7793904208999</text:p>
          </table:table-cell>
          <table:table-cell table:number-columns-repeated="1019"/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6.99" calcext:value-type="float">
            <text:p>6.99</text:p>
          </table:table-cell>
          <table:table-cell/>
          <table:table-cell table:formula="of:=[.A62]/21.83*50" office:value-type="float" office:value="41.20476408612" calcext:value-type="float">
            <text:p>41.20476408612</text:p>
          </table:table-cell>
          <table:table-cell table:formula="of:=-[.B62]/13.78*35" office:value-type="float" office:value="-17.7539912917271" calcext:value-type="float">
            <text:p>-17.7539912917271</text:p>
          </table:table-cell>
          <table:table-cell table:number-columns-repeated="1019"/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7.03" calcext:value-type="float">
            <text:p>7.03</text:p>
          </table:table-cell>
          <table:table-cell/>
          <table:table-cell table:formula="of:=[.A63]/21.83*50" office:value-type="float" office:value="41.5254237288136" calcext:value-type="float">
            <text:p>41.5254237288136</text:p>
          </table:table-cell>
          <table:table-cell table:formula="of:=-[.B63]/13.78*35" office:value-type="float" office:value="-17.855587808418" calcext:value-type="float">
            <text:p>-17.855587808418</text:p>
          </table:table-cell>
          <table:table-cell table:number-columns-repeated="1019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7.12" calcext:value-type="float">
            <text:p>7.12</text:p>
          </table:table-cell>
          <table:table-cell/>
          <table:table-cell table:formula="of:=[.A64]/21.83*50" office:value-type="float" office:value="41.7773705909299" calcext:value-type="float">
            <text:p>41.7773705909299</text:p>
          </table:table-cell>
          <table:table-cell table:formula="of:=-[.B64]/13.78*35" office:value-type="float" office:value="-18.0841799709724" calcext:value-type="float">
            <text:p>-18.0841799709724</text:p>
          </table:table-cell>
          <table:table-cell table:number-columns-repeated="1019"/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5]/21.83*50" office:value-type="float" office:value="42.0064131928539" calcext:value-type="float">
            <text:p>42.0064131928539</text:p>
          </table:table-cell>
          <table:table-cell table:formula="of:=-[.B65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6]/21.83*50" office:value-type="float" office:value="42.1896472743931" calcext:value-type="float">
            <text:p>42.1896472743931</text:p>
          </table:table-cell>
          <table:table-cell table:formula="of:=-[.B66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7.21" calcext:value-type="float">
            <text:p>7.21</text:p>
          </table:table-cell>
          <table:table-cell/>
          <table:table-cell table:formula="of:=[.A67]/21.83*50" office:value-type="float" office:value="42.3957856161246" calcext:value-type="float">
            <text:p>42.3957856161246</text:p>
          </table:table-cell>
          <table:table-cell table:formula="of:=-[.B67]/13.78*35" office:value-type="float" office:value="-18.3127721335269" calcext:value-type="float">
            <text:p>-18.3127721335269</text:p>
          </table:table-cell>
          <table:table-cell table:number-columns-repeated="1019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8]/21.83*50" office:value-type="float" office:value="42.6935409986258" calcext:value-type="float">
            <text:p>42.6935409986258</text:p>
          </table:table-cell>
          <table:table-cell table:formula="of:=-[.B68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7.16" calcext:value-type="float">
            <text:p>7.16</text:p>
          </table:table-cell>
          <table:table-cell/>
          <table:table-cell table:formula="of:=[.A69]/21.83*50" office:value-type="float" office:value="42.8767750801649" calcext:value-type="float">
            <text:p>42.8767750801649</text:p>
          </table:table-cell>
          <table:table-cell table:formula="of:=-[.B69]/13.78*35" office:value-type="float" office:value="-18.1857764876633" calcext:value-type="float">
            <text:p>-18.1857764876633</text:p>
          </table:table-cell>
          <table:table-cell table:number-columns-repeated="4"/>
          <table:table-cell>
            <draw:frame table:end-cell-address="Sheet1.S88" table:end-x="0.3386in" table:end-y="0.1256in" draw:z-index="1" draw:style-name="gr1" draw:text-style-name="P1" svg:width="6.3228in" svg:height="3.5535in" svg:x="0.0665in" svg:y="-0.3898in">
              <draw:object draw:notify-on-update-of-ranges="Sheet1.O123:Sheet1.O173 Sheet1.R122:Sheet1.R122 Sheet1.R123:Sheet1.R173 Sheet1.J3:Sheet1.J53 Sheet1.O1:Sheet1.O1 Sheet1.O3:Sheet1.O5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7.21" calcext:value-type="float">
            <text:p>7.21</text:p>
          </table:table-cell>
          <table:table-cell/>
          <table:table-cell table:formula="of:=[.A70]/21.83*50" office:value-type="float" office:value="42.9912963811269" calcext:value-type="float">
            <text:p>42.9912963811269</text:p>
          </table:table-cell>
          <table:table-cell table:formula="of:=-[.B70]/13.78*35" office:value-type="float" office:value="-18.3127721335269" calcext:value-type="float">
            <text:p>-18.3127721335269</text:p>
          </table:table-cell>
          <table:table-cell table:number-columns-repeated="1019"/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7.28" calcext:value-type="float">
            <text:p>7.28</text:p>
          </table:table-cell>
          <table:table-cell/>
          <table:table-cell table:formula="of:=[.A71]/21.83*50" office:value-type="float" office:value="43.2203389830509" calcext:value-type="float">
            <text:p>43.2203389830509</text:p>
          </table:table-cell>
          <table:table-cell table:formula="of:=-[.B71]/13.78*35" office:value-type="float" office:value="-18.4905660377359" calcext:value-type="float">
            <text:p>-18.4905660377359</text:p>
          </table:table-cell>
          <table:table-cell table:number-columns-repeated="1019"/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7.42" calcext:value-type="float">
            <text:p>7.42</text:p>
          </table:table-cell>
          <table:table-cell/>
          <table:table-cell table:formula="of:=[.A72]/21.83*50" office:value-type="float" office:value="43.4951901053596" calcext:value-type="float">
            <text:p>43.4951901053596</text:p>
          </table:table-cell>
          <table:table-cell table:formula="of:=-[.B72]/13.78*35" office:value-type="float" office:value="-18.8461538461538" calcext:value-type="float">
            <text:p>-18.8461538461538</text:p>
          </table:table-cell>
          <table:table-cell table:number-columns-repeated="1019"/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7.47" calcext:value-type="float">
            <text:p>7.47</text:p>
          </table:table-cell>
          <table:table-cell/>
          <table:table-cell table:formula="of:=[.A73]/21.83*50" office:value-type="float" office:value="43.6555199267064" calcext:value-type="float">
            <text:p>43.6555199267064</text:p>
          </table:table-cell>
          <table:table-cell table:formula="of:=-[.B73]/13.78*35" office:value-type="float" office:value="-18.9731494920174" calcext:value-type="float">
            <text:p>-18.9731494920174</text:p>
          </table:table-cell>
          <table:table-cell table:number-columns-repeated="1019"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7.47" calcext:value-type="float">
            <text:p>7.47</text:p>
          </table:table-cell>
          <table:table-cell/>
          <table:table-cell table:formula="of:=[.A74]/21.83*50" office:value-type="float" office:value="43.8616582684379" calcext:value-type="float">
            <text:p>43.8616582684379</text:p>
          </table:table-cell>
          <table:table-cell table:formula="of:=-[.B74]/13.78*35" office:value-type="float" office:value="-18.9731494920174" calcext:value-type="float">
            <text:p>-18.9731494920174</text:p>
          </table:table-cell>
          <table:table-cell table:number-columns-repeated="1019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7.46" calcext:value-type="float">
            <text:p>7.46</text:p>
          </table:table-cell>
          <table:table-cell/>
          <table:table-cell table:formula="of:=[.A75]/21.83*50" office:value-type="float" office:value="44.0219880897847" calcext:value-type="float">
            <text:p>44.0219880897847</text:p>
          </table:table-cell>
          <table:table-cell table:formula="of:=-[.B75]/13.78*35" office:value-type="float" office:value="-18.9477503628447" calcext:value-type="float">
            <text:p>-18.9477503628447</text:p>
          </table:table-cell>
          <table:table-cell table:number-columns-repeated="1019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7.43" calcext:value-type="float">
            <text:p>7.43</text:p>
          </table:table-cell>
          <table:table-cell/>
          <table:table-cell table:formula="of:=[.A76]/21.83*50" office:value-type="float" office:value="44.1594136509391" calcext:value-type="float">
            <text:p>44.1594136509391</text:p>
          </table:table-cell>
          <table:table-cell table:formula="of:=-[.B76]/13.78*35" office:value-type="float" office:value="-18.8715529753266" calcext:value-type="float">
            <text:p>-18.8715529753266</text:p>
          </table:table-cell>
          <table:table-cell table:number-columns-repeated="1019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7.39" calcext:value-type="float">
            <text:p>7.39</text:p>
          </table:table-cell>
          <table:table-cell/>
          <table:table-cell table:formula="of:=[.A77]/21.83*50" office:value-type="float" office:value="44.2968392120935" calcext:value-type="float">
            <text:p>44.2968392120935</text:p>
          </table:table-cell>
          <table:table-cell table:formula="of:=-[.B77]/13.78*35" office:value-type="float" office:value="-18.7699564586357" calcext:value-type="float">
            <text:p>-18.7699564586357</text:p>
          </table:table-cell>
          <table:table-cell table:number-columns-repeated="1019"/>
        </table:table-row>
        <table:table-row table:style-name="ro1">
          <table:table-cell office:value-type="float" office:value="19.43" calcext:value-type="float">
            <text:p>19.43</text:p>
          </table:table-cell>
          <table:table-cell office:value-type="float" office:value="7.4" calcext:value-type="float">
            <text:p>7.4</text:p>
          </table:table-cell>
          <table:table-cell/>
          <table:table-cell table:formula="of:=[.A78]/21.83*50" office:value-type="float" office:value="44.502977553825" calcext:value-type="float">
            <text:p>44.502977553825</text:p>
          </table:table-cell>
          <table:table-cell table:formula="of:=-[.B78]/13.78*35" office:value-type="float" office:value="-18.7953555878084" calcext:value-type="float">
            <text:p>-18.7953555878084</text:p>
          </table:table-cell>
          <table:table-cell table:number-columns-repeated="1019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A79]/21.83*50" office:value-type="float" office:value="44.7091158955566" calcext:value-type="float">
            <text:p>44.7091158955566</text:p>
          </table:table-cell>
          <table:table-cell table:formula="of:=-[.B79]/13.78*35" office:value-type="float" office:value="-19.0493468795356" calcext:value-type="float">
            <text:p>-19.0493468795356</text:p>
          </table:table-cell>
          <table:table-cell table:number-columns-repeated="1019"/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7.61" calcext:value-type="float">
            <text:p>7.61</text:p>
          </table:table-cell>
          <table:table-cell/>
          <table:table-cell table:formula="of:=[.A80]/21.83*50" office:value-type="float" office:value="44.8465414567109" calcext:value-type="float">
            <text:p>44.8465414567109</text:p>
          </table:table-cell>
          <table:table-cell table:formula="of:=-[.B80]/13.78*35" office:value-type="float" office:value="-19.3287373004354" calcext:value-type="float">
            <text:p>-19.3287373004354</text:p>
          </table:table-cell>
          <table:table-cell table:number-columns-repeated="1019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7.71" calcext:value-type="float">
            <text:p>7.71</text:p>
          </table:table-cell>
          <table:table-cell/>
          <table:table-cell table:formula="of:=[.A81]/21.83*50" office:value-type="float" office:value="45.0068712780577" calcext:value-type="float">
            <text:p>45.0068712780577</text:p>
          </table:table-cell>
          <table:table-cell table:formula="of:=-[.B81]/13.78*35" office:value-type="float" office:value="-19.5827285921626" calcext:value-type="float">
            <text:p>-19.5827285921626</text:p>
          </table:table-cell>
          <table:table-cell table:number-columns-repeated="1019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7.81" calcext:value-type="float">
            <text:p>7.81</text:p>
          </table:table-cell>
          <table:table-cell/>
          <table:table-cell table:formula="of:=[.A82]/21.83*50" office:value-type="float" office:value="45.2130096197893" calcext:value-type="float">
            <text:p>45.2130096197893</text:p>
          </table:table-cell>
          <table:table-cell table:formula="of:=-[.B82]/13.78*35" office:value-type="float" office:value="-19.8367198838897" calcext:value-type="float">
            <text:p>-19.8367198838897</text:p>
          </table:table-cell>
          <table:table-cell table:number-columns-repeated="101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.87" calcext:value-type="float">
            <text:p>7.87</text:p>
          </table:table-cell>
          <table:table-cell/>
          <table:table-cell table:formula="of:=[.A83]/21.83*50" office:value-type="float" office:value="45.3504351809437" calcext:value-type="float">
            <text:p>45.3504351809437</text:p>
          </table:table-cell>
          <table:table-cell table:formula="of:=-[.B83]/13.78*35" office:value-type="float" office:value="-19.989114658926" calcext:value-type="float">
            <text:p>-19.989114658926</text:p>
          </table:table-cell>
          <table:table-cell table:number-columns-repeated="1019"/>
        </table:table-row>
        <table:table-row table:style-name="ro1">
          <table:table-cell office:value-type="float" office:value="19.89" calcext:value-type="float">
            <text:p>19.89</text:p>
          </table:table-cell>
          <table:table-cell office:value-type="float" office:value="7.79" calcext:value-type="float">
            <text:p>7.79</text:p>
          </table:table-cell>
          <table:table-cell/>
          <table:table-cell table:formula="of:=[.A84]/21.83*50" office:value-type="float" office:value="45.5565735226752" calcext:value-type="float">
            <text:p>45.5565735226752</text:p>
          </table:table-cell>
          <table:table-cell table:formula="of:=-[.B84]/13.78*35" office:value-type="float" office:value="-19.7859216255443" calcext:value-type="float">
            <text:p>-19.7859216255443</text:p>
          </table:table-cell>
          <table:table-cell table:number-columns-repeated="1019"/>
        </table:table-row>
        <table:table-row table:style-name="ro1">
          <table:table-cell office:value-type="float" office:value="19.99" calcext:value-type="float">
            <text:p>19.9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[.A85]/21.83*50" office:value-type="float" office:value="45.7856161245992" calcext:value-type="float">
            <text:p>45.7856161245992</text:p>
          </table:table-cell>
          <table:table-cell table:formula="of:=-[.B85]/13.78*35" office:value-type="float" office:value="-19.5573294629898" calcext:value-type="float">
            <text:p>-19.5573294629898</text:p>
          </table:table-cell>
          <table:table-cell table:number-columns-repeated="1019"/>
        </table:table-row>
        <table:table-row table:style-name="ro1">
          <table:table-cell office:value-type="float" office:value="20.09" calcext:value-type="float">
            <text:p>20.09</text:p>
          </table:table-cell>
          <table:table-cell office:value-type="float" office:value="7.63" calcext:value-type="float">
            <text:p>7.63</text:p>
          </table:table-cell>
          <table:table-cell/>
          <table:table-cell table:formula="of:=[.A86]/21.83*50" office:value-type="float" office:value="46.0146587265231" calcext:value-type="float">
            <text:p>46.0146587265231</text:p>
          </table:table-cell>
          <table:table-cell table:formula="of:=-[.B86]/13.78*35" office:value-type="float" office:value="-19.3795355587808" calcext:value-type="float">
            <text:p>-19.3795355587808</text:p>
          </table:table-cell>
          <table:table-cell table:number-columns-repeated="1019"/>
        </table:table-row>
        <table:table-row table:style-name="ro1">
          <table:table-cell office:value-type="float" office:value="20.17" calcext:value-type="float">
            <text:p>20.17</text:p>
          </table:table-cell>
          <table:table-cell office:value-type="float" office:value="7.73" calcext:value-type="float">
            <text:p>7.73</text:p>
          </table:table-cell>
          <table:table-cell/>
          <table:table-cell table:formula="of:=[.A87]/21.83*50" office:value-type="float" office:value="46.1978928080623" calcext:value-type="float">
            <text:p>46.1978928080623</text:p>
          </table:table-cell>
          <table:table-cell table:formula="of:=-[.B87]/13.78*35" office:value-type="float" office:value="-19.633526850508" calcext:value-type="float">
            <text:p>-19.633526850508</text:p>
          </table:table-cell>
          <table:table-cell table:number-columns-repeated="1019"/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7.89" calcext:value-type="float">
            <text:p>7.89</text:p>
          </table:table-cell>
          <table:table-cell/>
          <table:table-cell table:formula="of:=[.A88]/21.83*50" office:value-type="float" office:value="46.3582226294091" calcext:value-type="float">
            <text:p>46.3582226294091</text:p>
          </table:table-cell>
          <table:table-cell table:formula="of:=-[.B88]/13.78*35" office:value-type="float" office:value="-20.0399129172714" calcext:value-type="float">
            <text:p>-20.0399129172714</text:p>
          </table:table-cell>
          <table:table-cell table:number-columns-repeated="1019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8.08" calcext:value-type="float">
            <text:p>8.08</text:p>
          </table:table-cell>
          <table:table-cell/>
          <table:table-cell table:formula="of:=[.A89]/21.83*50" office:value-type="float" office:value="46.5414567109482" calcext:value-type="float">
            <text:p>46.5414567109482</text:p>
          </table:table-cell>
          <table:table-cell table:formula="of:=-[.B89]/13.78*35" office:value-type="float" office:value="-20.522496371553" calcext:value-type="float">
            <text:p>-20.522496371553</text:p>
          </table:table-cell>
          <table:table-cell table:number-columns-repeated="1019"/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8.21" calcext:value-type="float">
            <text:p>8.21</text:p>
          </table:table-cell>
          <table:table-cell/>
          <table:table-cell table:formula="of:=[.A90]/21.83*50" office:value-type="float" office:value="46.701786532295" calcext:value-type="float">
            <text:p>46.701786532295</text:p>
          </table:table-cell>
          <table:table-cell table:formula="of:=-[.B90]/13.78*35" office:value-type="float" office:value="-20.8526850507983" calcext:value-type="float">
            <text:p>-20.8526850507983</text:p>
          </table:table-cell>
          <table:table-cell table:number-columns-repeated="4"/>
          <table:table-cell>
            <draw:frame table:end-cell-address="Sheet1.S109" table:end-x="0.3602in" table:end-y="0.1114in" draw:z-index="0" draw:style-name="gr1" draw:text-style-name="P1" svg:width="6.3217in" svg:height="3.5559in" svg:x="0.0894in" svg:y="-0.5528in">
              <draw:object draw:notify-on-update-of-ranges="Sheet1.O123:Sheet1.O173 Sheet1.A121:Sheet1.A121 Sheet1.P123:Sheet1.P173 Sheet1.D3:Sheet1.D111 Sheet1.A1:Sheet1.A1 Sheet1.E3:Sheet1.E111 Sheet1.J3:Sheet1.J53 Sheet1.G1:Sheet1.G1 Sheet1.K3:Sheet1.K5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8.25" calcext:value-type="float">
            <text:p>8.25</text:p>
          </table:table-cell>
          <table:table-cell/>
          <table:table-cell table:formula="of:=[.A91]/21.83*50" office:value-type="float" office:value="46.8850206138342" calcext:value-type="float">
            <text:p>46.8850206138342</text:p>
          </table:table-cell>
          <table:table-cell table:formula="of:=-[.B91]/13.78*35" office:value-type="float" office:value="-20.9542815674891" calcext:value-type="float">
            <text:p>-20.9542815674891</text:p>
          </table:table-cell>
          <table:table-cell table:number-columns-repeated="1019"/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8.19" calcext:value-type="float">
            <text:p>8.19</text:p>
          </table:table-cell>
          <table:table-cell/>
          <table:table-cell table:formula="of:=[.A92]/21.83*50" office:value-type="float" office:value="47.0224461749886" calcext:value-type="float">
            <text:p>47.0224461749886</text:p>
          </table:table-cell>
          <table:table-cell table:formula="of:=-[.B92]/13.78*35" office:value-type="float" office:value="-20.8018867924528" calcext:value-type="float">
            <text:p>-20.8018867924528</text:p>
          </table:table-cell>
          <table:table-cell table:number-columns-repeated="1019"/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8.07" calcext:value-type="float">
            <text:p>8.07</text:p>
          </table:table-cell>
          <table:table-cell/>
          <table:table-cell table:formula="of:=[.A93]/21.83*50" office:value-type="float" office:value="47.1598717361429" calcext:value-type="float">
            <text:p>47.1598717361429</text:p>
          </table:table-cell>
          <table:table-cell table:formula="of:=-[.B93]/13.78*35" office:value-type="float" office:value="-20.4970972423803" calcext:value-type="float">
            <text:p>-20.4970972423803</text:p>
          </table:table-cell>
          <table:table-cell table:number-columns-repeated="1019"/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7.85" calcext:value-type="float">
            <text:p>7.85</text:p>
          </table:table-cell>
          <table:table-cell/>
          <table:table-cell table:formula="of:=[.A94]/21.83*50" office:value-type="float" office:value="47.3202015574897" calcext:value-type="float">
            <text:p>47.3202015574897</text:p>
          </table:table-cell>
          <table:table-cell table:formula="of:=-[.B94]/13.78*35" office:value-type="float" office:value="-19.9383164005806" calcext:value-type="float">
            <text:p>-19.9383164005806</text:p>
          </table:table-cell>
          <table:table-cell table:number-columns-repeated="1019"/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7.73" calcext:value-type="float">
            <text:p>7.73</text:p>
          </table:table-cell>
          <table:table-cell/>
          <table:table-cell table:formula="of:=[.A95]/21.83*50" office:value-type="float" office:value="47.5034356390289" calcext:value-type="float">
            <text:p>47.5034356390289</text:p>
          </table:table-cell>
          <table:table-cell table:formula="of:=-[.B95]/13.78*35" office:value-type="float" office:value="-19.633526850508" calcext:value-type="float">
            <text:p>-19.633526850508</text:p>
          </table:table-cell>
          <table:table-cell table:number-columns-repeated="1019"/>
        </table:table-row>
        <table:table-row table:style-name="ro1">
          <table:table-cell office:value-type="float" office:value="20.83" calcext:value-type="float">
            <text:p>20.83</text:p>
          </table:table-cell>
          <table:table-cell office:value-type="float" office:value="7.82" calcext:value-type="float">
            <text:p>7.82</text:p>
          </table:table-cell>
          <table:table-cell/>
          <table:table-cell table:formula="of:=[.A96]/21.83*50" office:value-type="float" office:value="47.7095739807604" calcext:value-type="float">
            <text:p>47.7095739807604</text:p>
          </table:table-cell>
          <table:table-cell table:formula="of:=-[.B96]/13.78*35" office:value-type="float" office:value="-19.8621190130624" calcext:value-type="float">
            <text:p>-19.8621190130624</text:p>
          </table:table-cell>
          <table:table-cell table:number-columns-repeated="1019"/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97]/21.83*50" office:value-type="float" office:value="47.915712322492" calcext:value-type="float">
            <text:p>47.915712322492</text:p>
          </table:table-cell>
          <table:table-cell table:formula="of:=-[.B97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35" calcext:value-type="float">
            <text:p>8.35</text:p>
          </table:table-cell>
          <table:table-cell/>
          <table:table-cell table:formula="of:=[.A98]/21.83*50" office:value-type="float" office:value="48.0989464040312" calcext:value-type="float">
            <text:p>48.0989464040312</text:p>
          </table:table-cell>
          <table:table-cell table:formula="of:=-[.B98]/13.78*35" office:value-type="float" office:value="-21.2082728592163" calcext:value-type="float">
            <text:p>-21.2082728592163</text:p>
          </table:table-cell>
          <table:table-cell table:number-columns-repeated="1019"/>
        </table:table-row>
        <table:table-row table:style-name="ro1">
          <table:table-cell office:value-type="float" office:value="21.09" calcext:value-type="float">
            <text:p>21.09</text:p>
          </table:table-cell>
          <table:table-cell office:value-type="float" office:value="8.49" calcext:value-type="float">
            <text:p>8.49</text:p>
          </table:table-cell>
          <table:table-cell/>
          <table:table-cell table:formula="of:=[.A99]/21.83*50" office:value-type="float" office:value="48.3050847457627" calcext:value-type="float">
            <text:p>48.3050847457627</text:p>
          </table:table-cell>
          <table:table-cell table:formula="of:=-[.B99]/13.78*35" office:value-type="float" office:value="-21.5638606676343" calcext:value-type="float">
            <text:p>-21.5638606676343</text:p>
          </table:table-cell>
          <table:table-cell table:number-columns-repeated="1019"/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8.35" calcext:value-type="float">
            <text:p>8.35</text:p>
          </table:table-cell>
          <table:table-cell/>
          <table:table-cell table:formula="of:=[.A100]/21.83*50" office:value-type="float" office:value="48.5341273476867" calcext:value-type="float">
            <text:p>48.5341273476867</text:p>
          </table:table-cell>
          <table:table-cell table:formula="of:=-[.B100]/13.78*35" office:value-type="float" office:value="-21.2082728592163" calcext:value-type="float">
            <text:p>-21.2082728592163</text:p>
          </table:table-cell>
          <table:table-cell table:number-columns-repeated="1019"/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101]/21.83*50" office:value-type="float" office:value="48.6944571690334" calcext:value-type="float">
            <text:p>48.6944571690334</text:p>
          </table:table-cell>
          <table:table-cell table:formula="of:=-[.B101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7.85" calcext:value-type="float">
            <text:p>7.85</text:p>
          </table:table-cell>
          <table:table-cell/>
          <table:table-cell table:formula="of:=[.A102]/21.83*50" office:value-type="float" office:value="48.8547869903802" calcext:value-type="float">
            <text:p>48.8547869903802</text:p>
          </table:table-cell>
          <table:table-cell table:formula="of:=-[.B102]/13.78*35" office:value-type="float" office:value="-19.9383164005806" calcext:value-type="float">
            <text:p>-19.9383164005806</text:p>
          </table:table-cell>
          <table:table-cell table:number-columns-repeated="1019"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7.76" calcext:value-type="float">
            <text:p>7.76</text:p>
          </table:table-cell>
          <table:table-cell/>
          <table:table-cell table:formula="of:=[.A103]/21.83*50" office:value-type="float" office:value="48.9922125515346" calcext:value-type="float">
            <text:p>48.9922125515346</text:p>
          </table:table-cell>
          <table:table-cell table:formula="of:=-[.B103]/13.78*35" office:value-type="float" office:value="-19.7097242380261" calcext:value-type="float">
            <text:p>-19.7097242380261</text:p>
          </table:table-cell>
          <table:table-cell table:number-columns-repeated="1019"/>
        </table:table-row>
        <table:table-row table:style-name="ro1">
          <table:table-cell office:value-type="float" office:value="21.47" calcext:value-type="float">
            <text:p>21.47</text:p>
          </table:table-cell>
          <table:table-cell office:value-type="float" office:value="7.86" calcext:value-type="float">
            <text:p>7.86</text:p>
          </table:table-cell>
          <table:table-cell/>
          <table:table-cell table:formula="of:=[.A104]/21.83*50" office:value-type="float" office:value="49.1754466330738" calcext:value-type="float">
            <text:p>49.1754466330738</text:p>
          </table:table-cell>
          <table:table-cell table:formula="of:=-[.B104]/13.78*35" office:value-type="float" office:value="-19.9637155297533" calcext:value-type="float">
            <text:p>-19.9637155297533</text:p>
          </table:table-cell>
          <table:table-cell table:number-columns-repeated="101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105]/21.83*50" office:value-type="float" office:value="49.244159413651" calcext:value-type="float">
            <text:p>49.244159413651</text:p>
          </table:table-cell>
          <table:table-cell table:formula="of:=-[.B105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8.41" calcext:value-type="float">
            <text:p>8.41</text:p>
          </table:table-cell>
          <table:table-cell/>
          <table:table-cell table:formula="of:=[.A106]/21.83*50" office:value-type="float" office:value="49.3586807146129" calcext:value-type="float">
            <text:p>49.3586807146129</text:p>
          </table:table-cell>
          <table:table-cell table:formula="of:=-[.B106]/13.78*35" office:value-type="float" office:value="-21.3606676342525" calcext:value-type="float">
            <text:p>-21.3606676342525</text:p>
          </table:table-cell>
          <table:table-cell table:number-columns-repeated="1019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8.75" calcext:value-type="float">
            <text:p>8.75</text:p>
          </table:table-cell>
          <table:table-cell/>
          <table:table-cell table:formula="of:=[.A107]/21.83*50" office:value-type="float" office:value="49.5190105359597" calcext:value-type="float">
            <text:p>49.5190105359597</text:p>
          </table:table-cell>
          <table:table-cell table:formula="of:=-[.B107]/13.78*35" office:value-type="float" office:value="-22.2242380261248" calcext:value-type="float">
            <text:p>-22.2242380261248</text:p>
          </table:table-cell>
          <table:table-cell table:number-columns-repeated="1019"/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8.92" calcext:value-type="float">
            <text:p>8.92</text:p>
          </table:table-cell>
          <table:table-cell/>
          <table:table-cell table:formula="of:=[.A108]/21.83*50" office:value-type="float" office:value="49.6106275767293" calcext:value-type="float">
            <text:p>49.6106275767293</text:p>
          </table:table-cell>
          <table:table-cell table:formula="of:=-[.B108]/13.78*35" office:value-type="float" office:value="-22.656023222061" calcext:value-type="float">
            <text:p>-22.656023222061</text:p>
          </table:table-cell>
          <table:table-cell table:number-columns-repeated="1019"/>
        </table:table-row>
        <table:table-row table:style-name="ro1">
          <table:table-cell office:value-type="float" office:value="21.73" calcext:value-type="float">
            <text:p>21.73</text:p>
          </table:table-cell>
          <table:table-cell office:value-type="float" office:value="8.97" calcext:value-type="float">
            <text:p>8.97</text:p>
          </table:table-cell>
          <table:table-cell/>
          <table:table-cell table:formula="of:=[.A109]/21.83*50" office:value-type="float" office:value="49.7709573980761" calcext:value-type="float">
            <text:p>49.7709573980761</text:p>
          </table:table-cell>
          <table:table-cell table:formula="of:=-[.B109]/13.78*35" office:value-type="float" office:value="-22.7830188679245" calcext:value-type="float">
            <text:p>-22.7830188679245</text:p>
          </table:table-cell>
          <table:table-cell table:number-columns-repeated="1019"/>
        </table:table-row>
        <table:table-row table:style-name="ro1">
          <table:table-cell office:value-type="float" office:value="21.79" calcext:value-type="float">
            <text:p>21.79</text:p>
          </table:table-cell>
          <table:table-cell office:value-type="float" office:value="8.88" calcext:value-type="float">
            <text:p>8.88</text:p>
          </table:table-cell>
          <table:table-cell/>
          <table:table-cell table:formula="of:=[.A110]/21.83*50" office:value-type="float" office:value="49.9083829592304" calcext:value-type="float">
            <text:p>49.9083829592304</text:p>
          </table:table-cell>
          <table:table-cell table:formula="of:=-[.B110]/13.78*35" office:value-type="float" office:value="-22.5544267053701" calcext:value-type="float">
            <text:p>-22.5544267053701</text:p>
          </table:table-cell>
          <table:table-cell table:number-columns-repeated="1019"/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8.65" calcext:value-type="float">
            <text:p>8.65</text:p>
          </table:table-cell>
          <table:table-cell/>
          <table:table-cell table:formula="of:=[.A111]/21.83*50" office:value-type="float" office:value="49.9770957398076" calcext:value-type="float">
            <text:p>49.9770957398076</text:p>
          </table:table-cell>
          <table:table-cell table:formula="of:=-[.B111]/13.78*35" office:value-type="float" office:value="-21.9702467343977" calcext:value-type="float">
            <text:p>-21.97024673439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mulated with openEM2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ulated - OpenParEM2D</text:p>
          </table:table-cell>
          <table:table-cell table:number-columns-repeated="14"/>
          <table:table-cell office:value-type="string" calcext:value-type="string">
            <text:p>6 in line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#frequency</text:p>
          </table:table-cell>
          <table:table-cell table:style-name="Default" office:value-type="string" calcext:value-type="string">
            <text:p>iteration</text:p>
          </table:table-cell>
          <table:table-cell table:style-name="Default" office:value-type="string" calcext:value-type="string">
            <text:p>mesh size</text:p>
          </table:table-cell>
          <table:table-cell table:style-name="Default" office:value-type="string" calcext:value-type="string">
            <text:p>matrix size</text:p>
          </table:table-cell>
          <table:table-cell table:style-name="Default" office:value-type="string" calcext:value-type="string">
            <text:p>converged</text:p>
          </table:table-cell>
          <table:table-cell table:style-name="Default" office:value-type="string" calcext:value-type="string">
            <text:p>final error</text:p>
          </table:table-cell>
          <table:table-cell table:style-name="Default" office:value-type="string" calcext:value-type="string">
            <text:p>elapsed time (s)</text:p>
          </table:table-cell>
          <table:table-cell table:style-name="Default" office:value-type="string" calcext:value-type="string">
            <text:p>modal impedance calculation</text:p>
          </table:table-cell>
          <table:table-cell table:style-name="Default" office:value-type="string" calcext:value-type="string">
            <text:p>mode count</text:p>
          </table:table-cell>
          <table:table-cell table:style-name="Default" office:value-type="string" calcext:value-type="string">
            <text:p>alpha[1] db/m</text:p>
          </table:table-cell>
          <table:table-cell table:style-name="Default" office:value-type="string" calcext:value-type="string">
            <text:p>beta[1]/ko</text:p>
          </table:table-cell>
          <table:table-cell table:style-name="Default" office:value-type="string" calcext:value-type="string">
            <text:p>real(Z[1;1])</text:p>
          </table:table-cell>
          <table:table-cell table:style-name="Default" office:value-type="string" calcext:value-type="string">
            <text:p>imag(Z[1;1])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total loss, dB</text:p>
          </table:table-cell>
          <table:table-cell/>
          <table:table-cell office:value-type="string" calcext:value-type="string">
            <text:p>error - OpenParEM2D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" calcext:value-type="float">
            <text:p>3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8.814331306" calcext:value-type="float">
            <text:p>98.8143313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7263070609349" calcext:value-type="float">
            <text:p>1.7263070609349</text:p>
          </table:table-cell>
          <table:table-cell table:style-name="Default" office:value-type="float" office:value="1.92835777312085" calcext:value-type="float">
            <text:p>1.92835777312085</text:p>
          </table:table-cell>
          <table:table-cell table:style-name="Default" office:value-type="float" office:value="49.8204198731131" calcext:value-type="float">
            <text:p>49.8204198731131</text:p>
          </table:table-cell>
          <table:table-cell table:style-name="Default" office:value-type="float" office:value="0.235502037084675" calcext:value-type="float">
            <text:p>0.235502037084675</text:p>
          </table:table-cell>
          <table:table-cell/>
          <table:table-cell table:formula="of:=[.A123]*0.000000001" office:value-type="float" office:value="0.3" calcext:value-type="float">
            <text:p>0.3</text:p>
          </table:table-cell>
          <table:table-cell table:formula="of:=-[.J123]/100*2.54*6" office:value-type="float" office:value="-0.263089196086479" calcext:value-type="float">
            <text:p>-0.263089196086479</text:p>
          </table:table-cell>
          <table:table-cell/>
          <table:table-cell table:formula="of:=([.E3]-[.P123])/[.E3]" office:value-type="float" office:value="0.203215577566664" calcext:value-type="float">
            <text:p>0.20321557756666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00000000" calcext:value-type="float">
            <text:p>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7.82325346" calcext:value-type="float">
            <text:p>97.8232534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11520186149918" calcext:value-type="float">
            <text:p>4.11520186149918</text:p>
          </table:table-cell>
          <table:table-cell table:style-name="Default" office:value-type="float" office:value="1.92835998415063" calcext:value-type="float">
            <text:p>1.92835998415063</text:p>
          </table:table-cell>
          <table:table-cell table:style-name="Default" office:value-type="float" office:value="49.820371462983" calcext:value-type="float">
            <text:p>49.820371462983</text:p>
          </table:table-cell>
          <table:table-cell table:style-name="Default" office:value-type="float" office:value="0.235500160798684" calcext:value-type="float">
            <text:p>0.235500160798684</text:p>
          </table:table-cell>
          <table:table-cell/>
          <table:table-cell table:formula="of:=[.A124]*0.000000001" office:value-type="float" office:value="1" calcext:value-type="float">
            <text:p>1</text:p>
          </table:table-cell>
          <table:table-cell table:formula="of:=-[.J124]/100*2.54*6" office:value-type="float" office:value="-0.627156763692475" calcext:value-type="float">
            <text:p>-0.627156763692475</text:p>
          </table:table-cell>
          <table:table-cell/>
          <table:table-cell table:formula="of:=([.E4]-[.P124])/[.E4]" office:value-type="float" office:value="-0.028835738533608" calcext:value-type="float">
            <text:p>-0.02883573853360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00000000" calcext:value-type="float">
            <text:p>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241152156" calcext:value-type="float">
            <text:p>100.24115215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.16218479055122" calcext:value-type="float">
            <text:p>7.16218479055122</text:p>
          </table:table-cell>
          <table:table-cell table:style-name="Default" office:value-type="float" office:value="1.92835986037391" calcext:value-type="float">
            <text:p>1.92835986037391</text:p>
          </table:table-cell>
          <table:table-cell table:style-name="Default" office:value-type="float" office:value="49.8203758202619" calcext:value-type="float">
            <text:p>49.8203758202619</text:p>
          </table:table-cell>
          <table:table-cell table:style-name="Default" office:value-type="float" office:value="0.235500191086322" calcext:value-type="float">
            <text:p>0.235500191086322</text:p>
          </table:table-cell>
          <table:table-cell/>
          <table:table-cell table:formula="of:=[.A125]*0.000000001" office:value-type="float" office:value="2" calcext:value-type="float">
            <text:p>2</text:p>
          </table:table-cell>
          <table:table-cell table:formula="of:=-[.J125]/100*2.54*6" office:value-type="float" office:value="-1.09151696208001" calcext:value-type="float">
            <text:p>-1.09151696208001</text:p>
          </table:table-cell>
          <table:table-cell/>
          <table:table-cell table:formula="of:=([.E5]-[.P125])/[.E5]" office:value-type="float" office:value="0.00059111378986856" calcext:value-type="float">
            <text:p>0.000591113789869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0" calcext:value-type="float">
            <text:p>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8.716731838" calcext:value-type="float">
            <text:p>98.71673183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.0853968644196" calcext:value-type="float">
            <text:p>10.0853968644196</text:p>
          </table:table-cell>
          <table:table-cell table:style-name="Default" office:value-type="float" office:value="1.92835985278198" calcext:value-type="float">
            <text:p>1.92835985278198</text:p>
          </table:table-cell>
          <table:table-cell table:style-name="Default" office:value-type="float" office:value="49.8203770641904" calcext:value-type="float">
            <text:p>49.8203770641904</text:p>
          </table:table-cell>
          <table:table-cell table:style-name="Default" office:value-type="float" office:value="0.235500167930084" calcext:value-type="float">
            <text:p>0.235500167930084</text:p>
          </table:table-cell>
          <table:table-cell/>
          <table:table-cell table:formula="of:=[.A126]*0.000000001" office:value-type="float" office:value="3" calcext:value-type="float">
            <text:p>3</text:p>
          </table:table-cell>
          <table:table-cell table:formula="of:=-[.J126]/100*2.54*6" office:value-type="float" office:value="-1.53701448213755" calcext:value-type="float">
            <text:p>-1.53701448213755</text:p>
          </table:table-cell>
          <table:table-cell/>
          <table:table-cell table:formula="of:=([.E6]-[.P126])/[.E6]" office:value-type="float" office:value="-0.0433526878746503" calcext:value-type="float">
            <text:p>-0.04335268787465</text:p>
          </table:table-cell>
          <table:table-cell table:number-columns-repeated="1006"/>
        </table:table-row>
        <table:table-row table:style-name="ro1">
          <table:table-cell table:style-name="Default" office:value-type="float" office:value="4000000000" calcext:value-type="float">
            <text:p>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591713668" calcext:value-type="float">
            <text:p>99.59171366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9528668912411" calcext:value-type="float">
            <text:p>12.9528668912411</text:p>
          </table:table-cell>
          <table:table-cell table:style-name="Default" office:value-type="float" office:value="1.92835987526181" calcext:value-type="float">
            <text:p>1.92835987526181</text:p>
          </table:table-cell>
          <table:table-cell table:style-name="Default" office:value-type="float" office:value="49.8203781458015" calcext:value-type="float">
            <text:p>49.8203781458015</text:p>
          </table:table-cell>
          <table:table-cell table:style-name="Default" office:value-type="float" office:value="0.235500123292477" calcext:value-type="float">
            <text:p>0.235500123292477</text:p>
          </table:table-cell>
          <table:table-cell/>
          <table:table-cell table:formula="of:=[.A127]*0.000000001" office:value-type="float" office:value="4" calcext:value-type="float">
            <text:p>4</text:p>
          </table:table-cell>
          <table:table-cell table:formula="of:=-[.J127]/100*2.54*6" office:value-type="float" office:value="-1.97401691422514" calcext:value-type="float">
            <text:p>-1.97401691422514</text:p>
          </table:table-cell>
          <table:table-cell/>
          <table:table-cell table:formula="of:=([.E7]-[.P127])/[.E7]" office:value-type="float" office:value="-0.036264879162761" calcext:value-type="float">
            <text:p>-0.036264879162761</text:p>
          </table:table-cell>
          <table:table-cell table:number-columns-repeated="1006"/>
        </table:table-row>
        <table:table-row table:style-name="ro1">
          <table:table-cell table:style-name="Default" office:value-type="float" office:value="5000000000" calcext:value-type="float">
            <text:p>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7.325987461" calcext:value-type="float">
            <text:p>107.32598746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7869276628851" calcext:value-type="float">
            <text:p>15.7869276628851</text:p>
          </table:table-cell>
          <table:table-cell table:style-name="Default" office:value-type="float" office:value="1.92835992711747" calcext:value-type="float">
            <text:p>1.92835992711747</text:p>
          </table:table-cell>
          <table:table-cell table:style-name="Default" office:value-type="float" office:value="49.8203795621816" calcext:value-type="float">
            <text:p>49.8203795621816</text:p>
          </table:table-cell>
          <table:table-cell table:style-name="Default" office:value-type="float" office:value="0.235500060541969" calcext:value-type="float">
            <text:p>0.235500060541969</text:p>
          </table:table-cell>
          <table:table-cell/>
          <table:table-cell table:formula="of:=[.A128]*0.000000001" office:value-type="float" office:value="5" calcext:value-type="float">
            <text:p>5</text:p>
          </table:table-cell>
          <table:table-cell table:formula="of:=-[.J128]/100*2.54*6" office:value-type="float" office:value="-2.40592777582369" calcext:value-type="float">
            <text:p>-2.40592777582369</text:p>
          </table:table-cell>
          <table:table-cell/>
          <table:table-cell table:formula="of:=([.E8]-[.P128])/[.E8]" office:value-type="float" office:value="-0.0409320172951471" calcext:value-type="float">
            <text:p>-0.040932017295147</text:p>
          </table:table-cell>
          <table:table-cell table:number-columns-repeated="1006"/>
        </table:table-row>
        <table:table-row table:style-name="ro1">
          <table:table-cell table:style-name="Default" office:value-type="float" office:value="6000000000" calcext:value-type="float">
            <text:p>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2.396676495" calcext:value-type="float">
            <text:p>102.39667649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8.5975089080723" calcext:value-type="float">
            <text:p>18.5975089080723</text:p>
          </table:table-cell>
          <table:table-cell table:style-name="Default" office:value-type="float" office:value="1.92835998595254" calcext:value-type="float">
            <text:p>1.92835998595254</text:p>
          </table:table-cell>
          <table:table-cell table:style-name="Default" office:value-type="float" office:value="49.8203823336308" calcext:value-type="float">
            <text:p>49.8203823336308</text:p>
          </table:table-cell>
          <table:table-cell table:style-name="Default" office:value-type="float" office:value="0.235499989812278" calcext:value-type="float">
            <text:p>0.235499989812278</text:p>
          </table:table-cell>
          <table:table-cell/>
          <table:table-cell table:formula="of:=[.A129]*0.000000001" office:value-type="float" office:value="6" calcext:value-type="float">
            <text:p>6</text:p>
          </table:table-cell>
          <table:table-cell table:formula="of:=-[.J129]/100*2.54*6" office:value-type="float" office:value="-2.83426035759022" calcext:value-type="float">
            <text:p>-2.83426035759022</text:p>
          </table:table-cell>
          <table:table-cell/>
          <table:table-cell table:formula="of:=([.E9]-[.P129])/[.E9]" office:value-type="float" office:value="-0.0144443565608626" calcext:value-type="float">
            <text:p>-0.014444356560863</text:p>
          </table:table-cell>
          <table:table-cell table:number-columns-repeated="1006"/>
        </table:table-row>
        <table:table-row table:style-name="ro1">
          <table:table-cell table:style-name="Default" office:value-type="float" office:value="7000000000" calcext:value-type="float">
            <text:p>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1.798596704" calcext:value-type="float">
            <text:p>101.79859670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.3898209458561" calcext:value-type="float">
            <text:p>21.3898209458561</text:p>
          </table:table-cell>
          <table:table-cell table:style-name="Default" office:value-type="float" office:value="1.92836005904954" calcext:value-type="float">
            <text:p>1.92836005904954</text:p>
          </table:table-cell>
          <table:table-cell table:style-name="Default" office:value-type="float" office:value="49.8203868138039" calcext:value-type="float">
            <text:p>49.8203868138039</text:p>
          </table:table-cell>
          <table:table-cell table:style-name="Default" office:value-type="float" office:value="0.235499910808409" calcext:value-type="float">
            <text:p>0.235499910808409</text:p>
          </table:table-cell>
          <table:table-cell/>
          <table:table-cell table:formula="of:=[.A130]*0.000000001" office:value-type="float" office:value="7" calcext:value-type="float">
            <text:p>7</text:p>
          </table:table-cell>
          <table:table-cell table:formula="of:=-[.J130]/100*2.54*6" office:value-type="float" office:value="-3.25980871214847" calcext:value-type="float">
            <text:p>-3.25980871214847</text:p>
          </table:table-cell>
          <table:table-cell/>
          <table:table-cell table:formula="of:=([.E10]-[.P130])/[.E10]" office:value-type="float" office:value="-0.0185978243402702" calcext:value-type="float">
            <text:p>-0.01859782434027</text:p>
          </table:table-cell>
          <table:table-cell table:number-columns-repeated="1006"/>
        </table:table-row>
        <table:table-row table:style-name="ro1">
          <table:table-cell table:style-name="Default" office:value-type="float" office:value="8000000000" calcext:value-type="float">
            <text:p>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6.083529908" calcext:value-type="float">
            <text:p>96.08352990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4.1669185669602" calcext:value-type="float">
            <text:p>24.1669185669602</text:p>
          </table:table-cell>
          <table:table-cell table:style-name="Default" office:value-type="float" office:value="1.92836014284597" calcext:value-type="float">
            <text:p>1.92836014284597</text:p>
          </table:table-cell>
          <table:table-cell table:style-name="Default" office:value-type="float" office:value="49.820393785152" calcext:value-type="float">
            <text:p>49.820393785152</text:p>
          </table:table-cell>
          <table:table-cell table:style-name="Default" office:value-type="float" office:value="0.235499828373166" calcext:value-type="float">
            <text:p>0.235499828373166</text:p>
          </table:table-cell>
          <table:table-cell/>
          <table:table-cell table:formula="of:=[.A131]*0.000000001" office:value-type="float" office:value="8" calcext:value-type="float">
            <text:p>8</text:p>
          </table:table-cell>
          <table:table-cell table:formula="of:=-[.J131]/100*2.54*6" office:value-type="float" office:value="-3.68303838960473" calcext:value-type="float">
            <text:p>-3.68303838960473</text:p>
          </table:table-cell>
          <table:table-cell/>
          <table:table-cell table:formula="of:=([.E11]-[.P131])/[.E11]" office:value-type="float" office:value="-0.0284147722138447" calcext:value-type="float">
            <text:p>-0.028414772213845</text:p>
          </table:table-cell>
          <table:table-cell table:number-columns-repeated="1006"/>
        </table:table-row>
        <table:table-row table:style-name="ro1">
          <table:table-cell table:style-name="Default" office:value-type="float" office:value="9000000000" calcext:value-type="float">
            <text:p>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7.889690152" calcext:value-type="float">
            <text:p>97.88969015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6.9307480788921" calcext:value-type="float">
            <text:p>26.9307480788921</text:p>
          </table:table-cell>
          <table:table-cell table:style-name="Default" office:value-type="float" office:value="1.92836023922339" calcext:value-type="float">
            <text:p>1.92836023922339</text:p>
          </table:table-cell>
          <table:table-cell table:style-name="Default" office:value-type="float" office:value="49.8204039500287" calcext:value-type="float">
            <text:p>49.8204039500287</text:p>
          </table:table-cell>
          <table:table-cell table:style-name="Default" office:value-type="float" office:value="0.235499745247502" calcext:value-type="float">
            <text:p>0.235499745247502</text:p>
          </table:table-cell>
          <table:table-cell/>
          <table:table-cell table:formula="of:=[.A132]*0.000000001" office:value-type="float" office:value="9" calcext:value-type="float">
            <text:p>9</text:p>
          </table:table-cell>
          <table:table-cell table:formula="of:=-[.J132]/100*2.54*6" office:value-type="float" office:value="-4.10424600722316" calcext:value-type="float">
            <text:p>-4.10424600722316</text:p>
          </table:table-cell>
          <table:table-cell/>
          <table:table-cell table:formula="of:=([.E12]-[.P132])/[.E12]" office:value-type="float" office:value="-0.0227216994490976" calcext:value-type="float">
            <text:p>-0.02272169944909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000000000" calcext:value-type="float">
            <text:p>1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682517085" calcext:value-type="float">
            <text:p>99.68251708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9.6826351187917" calcext:value-type="float">
            <text:p>29.6826351187917</text:p>
          </table:table-cell>
          <table:table-cell table:style-name="Default" office:value-type="float" office:value="1.92836034636737" calcext:value-type="float">
            <text:p>1.92836034636737</text:p>
          </table:table-cell>
          <table:table-cell table:style-name="Default" office:value-type="float" office:value="49.8204182258949" calcext:value-type="float">
            <text:p>49.8204182258949</text:p>
          </table:table-cell>
          <table:table-cell table:style-name="Default" office:value-type="float" office:value="0.235499666257232" calcext:value-type="float">
            <text:p>0.235499666257232</text:p>
          </table:table-cell>
          <table:table-cell/>
          <table:table-cell table:formula="of:=[.A133]*0.000000001" office:value-type="float" office:value="10" calcext:value-type="float">
            <text:p>10</text:p>
          </table:table-cell>
          <table:table-cell table:formula="of:=-[.J133]/100*2.54*6" office:value-type="float" office:value="-4.52363359210386" calcext:value-type="float">
            <text:p>-4.52363359210386</text:p>
          </table:table-cell>
          <table:table-cell/>
          <table:table-cell table:formula="of:=([.E13]-[.P133])/[.E13]" office:value-type="float" office:value="-0.0177252391704673" calcext:value-type="float">
            <text:p>-0.01772523917046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000000000" calcext:value-type="float">
            <text:p>1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7.997152502" calcext:value-type="float">
            <text:p>107.99715250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2.4235343482314" calcext:value-type="float">
            <text:p>32.4235343482314</text:p>
          </table:table-cell>
          <table:table-cell table:style-name="Default" office:value-type="float" office:value="1.9283604651697" calcext:value-type="float">
            <text:p>1.9283604651697</text:p>
          </table:table-cell>
          <table:table-cell table:style-name="Default" office:value-type="float" office:value="49.8204375534868" calcext:value-type="float">
            <text:p>49.8204375534868</text:p>
          </table:table-cell>
          <table:table-cell table:style-name="Default" office:value-type="float" office:value="0.23549959559319" calcext:value-type="float">
            <text:p>0.23549959559319</text:p>
          </table:table-cell>
          <table:table-cell/>
          <table:table-cell table:formula="of:=[.A134]*0.000000001" office:value-type="float" office:value="11" calcext:value-type="float">
            <text:p>11</text:p>
          </table:table-cell>
          <table:table-cell table:formula="of:=-[.J134]/100*2.54*6" office:value-type="float" office:value="-4.94134663467047" calcext:value-type="float">
            <text:p>-4.94134663467047</text:p>
          </table:table-cell>
          <table:table-cell/>
          <table:table-cell table:formula="of:=([.E14]-[.P134])/[.E14]" office:value-type="float" office:value="-0.0132701878833186" calcext:value-type="float">
            <text:p>-0.01327018788331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000000000" calcext:value-type="float">
            <text:p>1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2.781290644" calcext:value-type="float">
            <text:p>102.78129064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5.1541667120003" calcext:value-type="float">
            <text:p>35.1541667120003</text:p>
          </table:table-cell>
          <table:table-cell table:style-name="Default" office:value-type="float" office:value="1.92836059476704" calcext:value-type="float">
            <text:p>1.92836059476704</text:p>
          </table:table-cell>
          <table:table-cell table:style-name="Default" office:value-type="float" office:value="49.8204630280125" calcext:value-type="float">
            <text:p>49.8204630280125</text:p>
          </table:table-cell>
          <table:table-cell table:style-name="Default" office:value-type="float" office:value="0.235499538666077" calcext:value-type="float">
            <text:p>0.235499538666077</text:p>
          </table:table-cell>
          <table:table-cell/>
          <table:table-cell table:formula="of:=[.A135]*0.000000001" office:value-type="float" office:value="12" calcext:value-type="float">
            <text:p>12</text:p>
          </table:table-cell>
          <table:table-cell table:formula="of:=-[.J135]/100*2.54*6" office:value-type="float" office:value="-5.35749500690885" calcext:value-type="float">
            <text:p>-5.35749500690885</text:p>
          </table:table-cell>
          <table:table-cell/>
          <table:table-cell table:formula="of:=([.E15]-[.P135])/[.E15]" office:value-type="float" office:value="-0.0189962897888737" calcext:value-type="float">
            <text:p>-0.01899628978887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000000000" calcext:value-type="float">
            <text:p>1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500564125" calcext:value-type="float">
            <text:p>100.50056412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7.8750992445215" calcext:value-type="float">
            <text:p>37.8750992445215</text:p>
          </table:table-cell>
          <table:table-cell table:style-name="Default" office:value-type="float" office:value="1.92836073735546" calcext:value-type="float">
            <text:p>1.92836073735546</text:p>
          </table:table-cell>
          <table:table-cell table:style-name="Default" office:value-type="float" office:value="49.8204957640765" calcext:value-type="float">
            <text:p>49.8204957640765</text:p>
          </table:table-cell>
          <table:table-cell table:style-name="Default" office:value-type="float" office:value="0.235499500196634" calcext:value-type="float">
            <text:p>0.235499500196634</text:p>
          </table:table-cell>
          <table:table-cell/>
          <table:table-cell table:formula="of:=[.A136]*0.000000001" office:value-type="float" office:value="13" calcext:value-type="float">
            <text:p>13</text:p>
          </table:table-cell>
          <table:table-cell table:formula="of:=-[.J136]/100*2.54*6" office:value-type="float" office:value="-5.77216512486508" calcext:value-type="float">
            <text:p>-5.77216512486508</text:p>
          </table:table-cell>
          <table:table-cell/>
          <table:table-cell table:formula="of:=([.E16]-[.P136])/[.E16]" office:value-type="float" office:value="-0.0236864275500739" calcext:value-type="float">
            <text:p>-0.02368642755007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000000000" calcext:value-type="float">
            <text:p>1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7.700807887" calcext:value-type="float">
            <text:p>97.7008078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0.5867936847314" calcext:value-type="float">
            <text:p>40.5867936847314</text:p>
          </table:table-cell>
          <table:table-cell table:style-name="Default" office:value-type="float" office:value="1.92836089109513" calcext:value-type="float">
            <text:p>1.92836089109513</text:p>
          </table:table-cell>
          <table:table-cell table:style-name="Default" office:value-type="float" office:value="49.8205370831464" calcext:value-type="float">
            <text:p>49.8205370831464</text:p>
          </table:table-cell>
          <table:table-cell table:style-name="Default" office:value-type="float" office:value="0.235499486863586" calcext:value-type="float">
            <text:p>0.235499486863586</text:p>
          </table:table-cell>
          <table:table-cell/>
          <table:table-cell table:formula="of:=[.A137]*0.000000001" office:value-type="float" office:value="14" calcext:value-type="float">
            <text:p>14</text:p>
          </table:table-cell>
          <table:table-cell table:formula="of:=-[.J137]/100*2.54*6" office:value-type="float" office:value="-6.18542735755307" calcext:value-type="float">
            <text:p>-6.18542735755307</text:p>
          </table:table-cell>
          <table:table-cell/>
          <table:table-cell table:formula="of:=([.E17]-[.P137])/[.E17]" office:value-type="float" office:value="-0.00217741313440591" calcext:value-type="float">
            <text:p>-0.00217741313440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000000000" calcext:value-type="float">
            <text:p>1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7.227279103" calcext:value-type="float">
            <text:p>97.2272791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3.2896372108402" calcext:value-type="float">
            <text:p>43.2896372108402</text:p>
          </table:table-cell>
          <table:table-cell table:style-name="Default" office:value-type="float" office:value="1.92836105611534" calcext:value-type="float">
            <text:p>1.92836105611534</text:p>
          </table:table-cell>
          <table:table-cell table:style-name="Default" office:value-type="float" office:value="49.8205883618519" calcext:value-type="float">
            <text:p>49.8205883618519</text:p>
          </table:table-cell>
          <table:table-cell table:style-name="Default" office:value-type="float" office:value="0.235499505154811" calcext:value-type="float">
            <text:p>0.235499505154811</text:p>
          </table:table-cell>
          <table:table-cell/>
          <table:table-cell table:formula="of:=[.A138]*0.000000001" office:value-type="float" office:value="15" calcext:value-type="float">
            <text:p>15</text:p>
          </table:table-cell>
          <table:table-cell table:formula="of:=-[.J138]/100*2.54*6" office:value-type="float" office:value="-6.59734071093205" calcext:value-type="float">
            <text:p>-6.59734071093205</text:p>
          </table:table-cell>
          <table:table-cell/>
          <table:table-cell table:formula="of:=([.E18]-[.P138])/[.E18]" office:value-type="float" office:value="-0.00677026574356121" calcext:value-type="float">
            <text:p>-0.00677026574356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000000000" calcext:value-type="float">
            <text:p>1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6.054884995" calcext:value-type="float">
            <text:p>96.05488499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5.9839625646329" calcext:value-type="float">
            <text:p>45.9839625646329</text:p>
          </table:table-cell>
          <table:table-cell table:style-name="Default" office:value-type="float" office:value="1.92836123189543" calcext:value-type="float">
            <text:p>1.92836123189543</text:p>
          </table:table-cell>
          <table:table-cell table:style-name="Default" office:value-type="float" office:value="49.8206510942317" calcext:value-type="float">
            <text:p>49.8206510942317</text:p>
          </table:table-cell>
          <table:table-cell table:style-name="Default" office:value-type="float" office:value="0.235499562249443" calcext:value-type="float">
            <text:p>0.235499562249443</text:p>
          </table:table-cell>
          <table:table-cell/>
          <table:table-cell table:formula="of:=[.A139]*0.000000001" office:value-type="float" office:value="16" calcext:value-type="float">
            <text:p>16</text:p>
          </table:table-cell>
          <table:table-cell table:formula="of:=-[.J139]/100*2.54*6" office:value-type="float" office:value="-7.00795589485005" calcext:value-type="float">
            <text:p>-7.00795589485005</text:p>
          </table:table-cell>
          <table:table-cell/>
          <table:table-cell table:formula="of:=([.E19]-[.P139])/[.E19]" office:value-type="float" office:value="-0.0106711902776948" calcext:value-type="float">
            <text:p>-0.01067119027769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000000000" calcext:value-type="float">
            <text:p>1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3.658945189" calcext:value-type="float">
            <text:p>103.65894518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8.6700615869835" calcext:value-type="float">
            <text:p>48.6700615869835</text:p>
          </table:table-cell>
          <table:table-cell table:style-name="Default" office:value-type="float" office:value="1.9283614193343" calcext:value-type="float">
            <text:p>1.9283614193343</text:p>
          </table:table-cell>
          <table:table-cell table:style-name="Default" office:value-type="float" office:value="49.8207268377297" calcext:value-type="float">
            <text:p>49.8207268377297</text:p>
          </table:table-cell>
          <table:table-cell table:style-name="Default" office:value-type="float" office:value="0.235499665250491" calcext:value-type="float">
            <text:p>0.235499665250491</text:p>
          </table:table-cell>
          <table:table-cell/>
          <table:table-cell table:formula="of:=[.A140]*0.000000001" office:value-type="float" office:value="17" calcext:value-type="float">
            <text:p>17</text:p>
          </table:table-cell>
          <table:table-cell table:formula="of:=-[.J140]/100*2.54*6" office:value-type="float" office:value="-7.41731738585629" calcext:value-type="float">
            <text:p>-7.41731738585629</text:p>
          </table:table-cell>
          <table:table-cell/>
          <table:table-cell table:formula="of:=([.E20]-[.P140])/[.E20]" office:value-type="float" office:value="-0.00700131603053814" calcext:value-type="float">
            <text:p>-0.00700131603053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000000000" calcext:value-type="float">
            <text:p>1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5.083141535" calcext:value-type="float">
            <text:p>105.08314153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1.3481945810098" calcext:value-type="float">
            <text:p>51.3481945810098</text:p>
          </table:table-cell>
          <table:table-cell table:style-name="Default" office:value-type="float" office:value="1.92836161862312" calcext:value-type="float">
            <text:p>1.92836161862312</text:p>
          </table:table-cell>
          <table:table-cell table:style-name="Default" office:value-type="float" office:value="49.8208172802992" calcext:value-type="float">
            <text:p>49.8208172802992</text:p>
          </table:table-cell>
          <table:table-cell table:style-name="Default" office:value-type="float" office:value="0.235499822133358" calcext:value-type="float">
            <text:p>0.235499822133358</text:p>
          </table:table-cell>
          <table:table-cell/>
          <table:table-cell table:formula="of:=[.A141]*0.000000001" office:value-type="float" office:value="18" calcext:value-type="float">
            <text:p>18</text:p>
          </table:table-cell>
          <table:table-cell table:formula="of:=-[.J141]/100*2.54*6" office:value-type="float" office:value="-7.82546485414589" calcext:value-type="float">
            <text:p>-7.82546485414589</text:p>
          </table:table-cell>
          <table:table-cell/>
          <table:table-cell table:formula="of:=([.E21]-[.P141])/[.E21]" office:value-type="float" office:value="-0.00686186452035854" calcext:value-type="float">
            <text:p>-0.00686186452035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000000000" calcext:value-type="float">
            <text:p>1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2.81326381" calcext:value-type="float">
            <text:p>102.8132638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4.0185969420788" calcext:value-type="float">
            <text:p>54.0185969420788</text:p>
          </table:table-cell>
          <table:table-cell table:style-name="Default" office:value-type="float" office:value="1.92836182905953" calcext:value-type="float">
            <text:p>1.92836182905953</text:p>
          </table:table-cell>
          <table:table-cell table:style-name="Default" office:value-type="float" office:value="49.8209242282901" calcext:value-type="float">
            <text:p>49.8209242282901</text:p>
          </table:table-cell>
          <table:table-cell table:style-name="Default" office:value-type="float" office:value="0.235500041567231" calcext:value-type="float">
            <text:p>0.235500041567231</text:p>
          </table:table-cell>
          <table:table-cell/>
          <table:table-cell table:formula="of:=[.A142]*0.000000001" office:value-type="float" office:value="19" calcext:value-type="float">
            <text:p>19</text:p>
          </table:table-cell>
          <table:table-cell table:formula="of:=-[.J142]/100*2.54*6" office:value-type="float" office:value="-8.23243417397281" calcext:value-type="float">
            <text:p>-8.23243417397281</text:p>
          </table:table-cell>
          <table:table-cell/>
          <table:table-cell table:formula="of:=([.E22]-[.P142])/[.E22]" office:value-type="float" office:value="-0.000378685338142016" calcext:value-type="float">
            <text:p>-0.000378685338142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000000000" calcext:value-type="float">
            <text:p>2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1.113674461" calcext:value-type="float">
            <text:p>101.11367446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6.6814839300511" calcext:value-type="float">
            <text:p>56.6814839300511</text:p>
          </table:table-cell>
          <table:table-cell table:style-name="Default" office:value-type="float" office:value="1.92836205099566" calcext:value-type="float">
            <text:p>1.92836205099566</text:p>
          </table:table-cell>
          <table:table-cell table:style-name="Default" office:value-type="float" office:value="49.8210495675036" calcext:value-type="float">
            <text:p>49.8210495675036</text:p>
          </table:table-cell>
          <table:table-cell table:style-name="Default" office:value-type="float" office:value="0.235500332368821" calcext:value-type="float">
            <text:p>0.235500332368821</text:p>
          </table:table-cell>
          <table:table-cell/>
          <table:table-cell table:formula="of:=[.A143]*0.000000001" office:value-type="float" office:value="20" calcext:value-type="float">
            <text:p>20</text:p>
          </table:table-cell>
          <table:table-cell table:formula="of:=-[.J143]/100*2.54*6" office:value-type="float" office:value="-8.63825815093979" calcext:value-type="float">
            <text:p>-8.63825815093979</text:p>
          </table:table-cell>
          <table:table-cell/>
          <table:table-cell table:formula="of:=([.E23]-[.P143])/[.E23]" office:value-type="float" office:value="-0.00324650080025532" calcext:value-type="float">
            <text:p>-0.003246500800255</text:p>
          </table:table-cell>
          <table:table-cell table:number-columns-repeated="1006"/>
        </table:table-row>
        <table:table-row table:style-name="ro1">
          <table:table-cell table:style-name="Default" office:value-type="float" office:value="21000000000" calcext:value-type="float">
            <text:p>2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867995271" calcext:value-type="float">
            <text:p>100.86799527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9.3370542063351" calcext:value-type="float">
            <text:p>59.3370542063351</text:p>
          </table:table-cell>
          <table:table-cell table:style-name="Default" office:value-type="float" office:value="1.92836228436143" calcext:value-type="float">
            <text:p>1.92836228436143</text:p>
          </table:table-cell>
          <table:table-cell table:style-name="Default" office:value-type="float" office:value="49.8211953018501" calcext:value-type="float">
            <text:p>49.8211953018501</text:p>
          </table:table-cell>
          <table:table-cell table:style-name="Default" office:value-type="float" office:value="0.235500704042207" calcext:value-type="float">
            <text:p>0.235500704042207</text:p>
          </table:table-cell>
          <table:table-cell/>
          <table:table-cell table:formula="of:=[.A144]*0.000000001" office:value-type="float" office:value="21" calcext:value-type="float">
            <text:p>21</text:p>
          </table:table-cell>
          <table:table-cell table:formula="of:=-[.J144]/100*2.54*6" office:value-type="float" office:value="-9.04296706104547" calcext:value-type="float">
            <text:p>-9.04296706104547</text:p>
          </table:table-cell>
          <table:table-cell/>
          <table:table-cell table:formula="of:=([.E24]-[.P144])/[.E24]" office:value-type="float" office:value="0.00826035733222013" calcext:value-type="float">
            <text:p>0.00826035733222</text:p>
          </table:table-cell>
          <table:table-cell table:number-columns-repeated="1006"/>
        </table:table-row>
        <table:table-row table:style-name="ro1">
          <table:table-cell table:style-name="Default" office:value-type="float" office:value="22000000000" calcext:value-type="float">
            <text:p>2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8.405859017" calcext:value-type="float">
            <text:p>98.40585901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1.9854924880697" calcext:value-type="float">
            <text:p>61.9854924880697</text:p>
          </table:table-cell>
          <table:table-cell table:style-name="Default" office:value-type="float" office:value="1.9283625292027" calcext:value-type="float">
            <text:p>1.9283625292027</text:p>
          </table:table-cell>
          <table:table-cell table:style-name="Default" office:value-type="float" office:value="49.8213635322305" calcext:value-type="float">
            <text:p>49.8213635322305</text:p>
          </table:table-cell>
          <table:table-cell table:style-name="Default" office:value-type="float" office:value="0.235501166479335" calcext:value-type="float">
            <text:p>0.235501166479335</text:p>
          </table:table-cell>
          <table:table-cell/>
          <table:table-cell table:formula="of:=[.A145]*0.000000001" office:value-type="float" office:value="22" calcext:value-type="float">
            <text:p>22</text:p>
          </table:table-cell>
          <table:table-cell table:formula="of:=-[.J145]/100*2.54*6" office:value-type="float" office:value="-9.44658905518182" calcext:value-type="float">
            <text:p>-9.44658905518182</text:p>
          </table:table-cell>
          <table:table-cell/>
          <table:table-cell table:formula="of:=([.E25]-[.P145])/[.E25]" office:value-type="float" office:value="0.0108358876868881" calcext:value-type="float">
            <text:p>0.0108358876868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3000000000" calcext:value-type="float">
            <text:p>2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8.562115844" calcext:value-type="float">
            <text:p>108.56211584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4.6269715777627" calcext:value-type="float">
            <text:p>64.6269715777627</text:p>
          </table:table-cell>
          <table:table-cell table:style-name="Default" office:value-type="float" office:value="1.92836278537358" calcext:value-type="float">
            <text:p>1.92836278537358</text:p>
          </table:table-cell>
          <table:table-cell table:style-name="Default" office:value-type="float" office:value="49.8215564713767" calcext:value-type="float">
            <text:p>49.8215564713767</text:p>
          </table:table-cell>
          <table:table-cell table:style-name="Default" office:value-type="float" office:value="0.235501730166895" calcext:value-type="float">
            <text:p>0.235501730166895</text:p>
          </table:table-cell>
          <table:table-cell/>
          <table:table-cell table:formula="of:=[.A146]*0.000000001" office:value-type="float" office:value="23" calcext:value-type="float">
            <text:p>23</text:p>
          </table:table-cell>
          <table:table-cell table:formula="of:=-[.J146]/100*2.54*6" office:value-type="float" office:value="-9.84915046845104" calcext:value-type="float">
            <text:p>-9.84915046845104</text:p>
          </table:table-cell>
          <table:table-cell/>
          <table:table-cell table:formula="of:=([.E26]-[.P146])/[.E26]" office:value-type="float" office:value="0.0132948494710632" calcext:value-type="float">
            <text:p>0.013294849471063</text:p>
          </table:table-cell>
          <table:table-cell table:number-columns-repeated="1006"/>
        </table:table-row>
        <table:table-row table:style-name="ro1">
          <table:table-cell table:style-name="Default" office:value-type="float" office:value="24000000000" calcext:value-type="float">
            <text:p>2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7.089307737" calcext:value-type="float">
            <text:p>107.08930773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7.2616539394338" calcext:value-type="float">
            <text:p>67.2616539394338</text:p>
          </table:table-cell>
          <table:table-cell table:style-name="Default" office:value-type="float" office:value="1.9283630531097" calcext:value-type="float">
            <text:p>1.9283630531097</text:p>
          </table:table-cell>
          <table:table-cell table:style-name="Default" office:value-type="float" office:value="49.8217764275604" calcext:value-type="float">
            <text:p>49.8217764275604</text:p>
          </table:table-cell>
          <table:table-cell table:style-name="Default" office:value-type="float" office:value="0.235502405954401" calcext:value-type="float">
            <text:p>0.235502405954401</text:p>
          </table:table-cell>
          <table:table-cell/>
          <table:table-cell table:formula="of:=[.A147]*0.000000001" office:value-type="float" office:value="24" calcext:value-type="float">
            <text:p>24</text:p>
          </table:table-cell>
          <table:table-cell table:formula="of:=-[.J147]/100*2.54*6" office:value-type="float" office:value="-10.2506760603697" calcext:value-type="float">
            <text:p>-10.2506760603697</text:p>
          </table:table-cell>
          <table:table-cell/>
          <table:table-cell table:formula="of:=([.E27]-[.P147])/[.E27]" office:value-type="float" office:value="0.0180443787841876" calcext:value-type="float">
            <text:p>0.0180443787841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5000000000" calcext:value-type="float">
            <text:p>2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883454103" calcext:value-type="float">
            <text:p>100.8834541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9.889692954955" calcext:value-type="float">
            <text:p>69.889692954955</text:p>
          </table:table-cell>
          <table:table-cell table:style-name="Default" office:value-type="float" office:value="1.92836333231329" calcext:value-type="float">
            <text:p>1.92836333231329</text:p>
          </table:table-cell>
          <table:table-cell table:style-name="Default" office:value-type="float" office:value="49.8220258214703" calcext:value-type="float">
            <text:p>49.8220258214703</text:p>
          </table:table-cell>
          <table:table-cell table:style-name="Default" office:value-type="float" office:value="0.235503205287661" calcext:value-type="float">
            <text:p>0.235503205287661</text:p>
          </table:table-cell>
          <table:table-cell/>
          <table:table-cell table:formula="of:=[.A148]*0.000000001" office:value-type="float" office:value="25" calcext:value-type="float">
            <text:p>25</text:p>
          </table:table-cell>
          <table:table-cell table:formula="of:=-[.J148]/100*2.54*6" office:value-type="float" office:value="-10.6511892063351" calcext:value-type="float">
            <text:p>-10.6511892063351</text:p>
          </table:table-cell>
          <table:table-cell/>
          <table:table-cell table:formula="of:=([.E28]-[.P148])/[.E28]" office:value-type="float" office:value="0.0156043778450822" calcext:value-type="float">
            <text:p>0.015604377845082</text:p>
          </table:table-cell>
          <table:table-cell table:number-columns-repeated="1006"/>
        </table:table-row>
        <table:table-row table:style-name="ro1">
          <table:table-cell table:style-name="Default" office:value-type="float" office:value="26000000000" calcext:value-type="float">
            <text:p>2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6.970551225" calcext:value-type="float">
            <text:p>106.97055122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2.5112339255597" calcext:value-type="float">
            <text:p>72.5112339255597</text:p>
          </table:table-cell>
          <table:table-cell table:style-name="Default" office:value-type="float" office:value="1.9283636227544" calcext:value-type="float">
            <text:p>1.9283636227544</text:p>
          </table:table-cell>
          <table:table-cell table:style-name="Default" office:value-type="float" office:value="49.8223071843786" calcext:value-type="float">
            <text:p>49.8223071843786</text:p>
          </table:table-cell>
          <table:table-cell table:style-name="Default" office:value-type="float" office:value="0.235504140182275" calcext:value-type="float">
            <text:p>0.235504140182275</text:p>
          </table:table-cell>
          <table:table-cell/>
          <table:table-cell table:formula="of:=[.A149]*0.000000001" office:value-type="float" office:value="26" calcext:value-type="float">
            <text:p>26</text:p>
          </table:table-cell>
          <table:table-cell table:formula="of:=-[.J149]/100*2.54*6" office:value-type="float" office:value="-11.0507120502553" calcext:value-type="float">
            <text:p>-11.0507120502553</text:p>
          </table:table-cell>
          <table:table-cell/>
          <table:table-cell table:formula="of:=([.E29]-[.P149])/[.E29]" office:value-type="float" office:value="0.0222869210111205" calcext:value-type="float">
            <text:p>0.022286921011121</text:p>
          </table:table-cell>
          <table:table-cell table:number-columns-repeated="1006"/>
        </table:table-row>
        <table:table-row table:style-name="ro1">
          <table:table-cell table:style-name="Default" office:value-type="float" office:value="27000000000" calcext:value-type="float">
            <text:p>2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13.850599167" calcext:value-type="float">
            <text:p>113.85059916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5.1264148818861" calcext:value-type="float">
            <text:p>75.1264148818861</text:p>
          </table:table-cell>
          <table:table-cell table:style-name="Default" office:value-type="float" office:value="1.92836392489332" calcext:value-type="float">
            <text:p>1.92836392489332</text:p>
          </table:table-cell>
          <table:table-cell table:style-name="Default" office:value-type="float" office:value="49.8226231349706" calcext:value-type="float">
            <text:p>49.8226231349706</text:p>
          </table:table-cell>
          <table:table-cell table:style-name="Default" office:value-type="float" office:value="0.235505222894892" calcext:value-type="float">
            <text:p>0.235505222894892</text:p>
          </table:table-cell>
          <table:table-cell/>
          <table:table-cell table:formula="of:=[.A150]*0.000000001" office:value-type="float" office:value="27" calcext:value-type="float">
            <text:p>27</text:p>
          </table:table-cell>
          <table:table-cell table:formula="of:=-[.J150]/100*2.54*6" office:value-type="float" office:value="-11.4492656279994" calcext:value-type="float">
            <text:p>-11.4492656279994</text:p>
          </table:table-cell>
          <table:table-cell/>
          <table:table-cell table:formula="of:=([.E30]-[.P150])/[.E30]" office:value-type="float" office:value="0.0221823343425332" calcext:value-type="float">
            <text:p>0.022182334342533</text:p>
          </table:table-cell>
          <table:table-cell table:number-columns-repeated="1006"/>
        </table:table-row>
        <table:table-row table:style-name="ro1">
          <table:table-cell table:style-name="Default" office:value-type="float" office:value="28000000000" calcext:value-type="float">
            <text:p>2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4.533799832" calcext:value-type="float">
            <text:p>104.53379983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7.7353672726467" calcext:value-type="float">
            <text:p>77.7353672726467</text:p>
          </table:table-cell>
          <table:table-cell table:style-name="Default" office:value-type="float" office:value="1.92836423851132" calcext:value-type="float">
            <text:p>1.92836423851132</text:p>
          </table:table-cell>
          <table:table-cell table:style-name="Default" office:value-type="float" office:value="49.822976415843" calcext:value-type="float">
            <text:p>49.822976415843</text:p>
          </table:table-cell>
          <table:table-cell table:style-name="Default" office:value-type="float" office:value="0.235506466430493" calcext:value-type="float">
            <text:p>0.235506466430493</text:p>
          </table:table-cell>
          <table:table-cell/>
          <table:table-cell table:formula="of:=[.A151]*0.000000001" office:value-type="float" office:value="28" calcext:value-type="float">
            <text:p>28</text:p>
          </table:table-cell>
          <table:table-cell table:formula="of:=-[.J151]/100*2.54*6" office:value-type="float" office:value="-11.8468699723514" calcext:value-type="float">
            <text:p>-11.8468699723514</text:p>
          </table:table-cell>
          <table:table-cell/>
          <table:table-cell table:formula="of:=([.E31]-[.P151])/[.E31]" office:value-type="float" office:value="0.0201088342196777" calcext:value-type="float">
            <text:p>0.02010883421967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9000000000" calcext:value-type="float">
            <text:p>2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254820865" calcext:value-type="float">
            <text:p>99.25482086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0.3382165238276" calcext:value-type="float">
            <text:p>80.3382165238276</text:p>
          </table:table-cell>
          <table:table-cell table:style-name="Default" office:value-type="float" office:value="1.92836456351008" calcext:value-type="float">
            <text:p>1.92836456351008</text:p>
          </table:table-cell>
          <table:table-cell table:style-name="Default" office:value-type="float" office:value="49.8233698717706" calcext:value-type="float">
            <text:p>49.8233698717706</text:p>
          </table:table-cell>
          <table:table-cell table:style-name="Default" office:value-type="float" office:value="0.23550788423771" calcext:value-type="float">
            <text:p>0.23550788423771</text:p>
          </table:table-cell>
          <table:table-cell/>
          <table:table-cell table:formula="of:=[.A152]*0.000000001" office:value-type="float" office:value="29" calcext:value-type="float">
            <text:p>29</text:p>
          </table:table-cell>
          <table:table-cell table:formula="of:=-[.J152]/100*2.54*6" office:value-type="float" office:value="-12.2435441982313" calcext:value-type="float">
            <text:p>-12.2435441982313</text:p>
          </table:table-cell>
          <table:table-cell/>
          <table:table-cell table:formula="of:=([.E32]-[.P152])/[.E32]" office:value-type="float" office:value="0.0241987330732929" calcext:value-type="float">
            <text:p>0.024198733073293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00" calcext:value-type="float">
            <text:p>3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9.15613909" calcext:value-type="float">
            <text:p>109.1561390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2.9350825143861" calcext:value-type="float">
            <text:p>82.9350825143861</text:p>
          </table:table-cell>
          <table:table-cell table:style-name="Default" office:value-type="float" office:value="1.92836489990604" calcext:value-type="float">
            <text:p>1.92836489990604</text:p>
          </table:table-cell>
          <table:table-cell table:style-name="Default" office:value-type="float" office:value="49.823806453419" calcext:value-type="float">
            <text:p>49.823806453419</text:p>
          </table:table-cell>
          <table:table-cell table:style-name="Default" office:value-type="float" office:value="0.235509490254433" calcext:value-type="float">
            <text:p>0.235509490254433</text:p>
          </table:table-cell>
          <table:table-cell/>
          <table:table-cell table:formula="of:=[.A153]*0.000000001" office:value-type="float" office:value="30" calcext:value-type="float">
            <text:p>30</text:p>
          </table:table-cell>
          <table:table-cell table:formula="of:=-[.J153]/100*2.54*6" office:value-type="float" office:value="-12.6393065751924" calcext:value-type="float">
            <text:p>-12.6393065751924</text:p>
          </table:table-cell>
          <table:table-cell/>
          <table:table-cell table:formula="of:=([.E33]-[.P153])/[.E33]" office:value-type="float" office:value="0.0280711796531706" calcext:value-type="float">
            <text:p>0.02807117965317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1000000000" calcext:value-type="float">
            <text:p>3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9.758764241" calcext:value-type="float">
            <text:p>109.75876424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5.5260799877689" calcext:value-type="float">
            <text:p>85.5260799877689</text:p>
          </table:table-cell>
          <table:table-cell table:style-name="Default" office:value-type="float" office:value="1.9283652479457" calcext:value-type="float">
            <text:p>1.9283652479457</text:p>
          </table:table-cell>
          <table:table-cell table:style-name="Default" office:value-type="float" office:value="49.8242892115692" calcext:value-type="float">
            <text:p>49.8242892115692</text:p>
          </table:table-cell>
          <table:table-cell table:style-name="Default" office:value-type="float" office:value="0.235511298829198" calcext:value-type="float">
            <text:p>0.235511298829198</text:p>
          </table:table-cell>
          <table:table-cell/>
          <table:table-cell table:formula="of:=[.A154]*0.000000001" office:value-type="float" office:value="31" calcext:value-type="float">
            <text:p>31</text:p>
          </table:table-cell>
          <table:table-cell table:formula="of:=-[.J154]/100*2.54*6" office:value-type="float" office:value="-13.034174590136" calcext:value-type="float">
            <text:p>-13.034174590136</text:p>
          </table:table-cell>
          <table:table-cell/>
          <table:table-cell table:formula="of:=([.E35]-[.P154])/[.E35]" office:value-type="float" office:value="0.0262351539600225" calcext:value-type="float">
            <text:p>0.026235153960023</text:p>
          </table:table-cell>
          <table:table-cell table:number-columns-repeated="1006"/>
        </table:table-row>
        <table:table-row table:style-name="ro1">
          <table:table-cell table:style-name="Default" office:value-type="float" office:value="32000000000" calcext:value-type="float">
            <text:p>3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4.370275879" calcext:value-type="float">
            <text:p>104.37027587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1113189132519" calcext:value-type="float">
            <text:p>88.1113189132519</text:p>
          </table:table-cell>
          <table:table-cell table:style-name="Default" office:value-type="float" office:value="1.92836560747858" calcext:value-type="float">
            <text:p>1.92836560747858</text:p>
          </table:table-cell>
          <table:table-cell table:style-name="Default" office:value-type="float" office:value="49.8248213142717" calcext:value-type="float">
            <text:p>49.8248213142717</text:p>
          </table:table-cell>
          <table:table-cell table:style-name="Default" office:value-type="float" office:value="0.235513324953438" calcext:value-type="float">
            <text:p>0.235513324953438</text:p>
          </table:table-cell>
          <table:table-cell/>
          <table:table-cell table:formula="of:=[.A155]*0.000000001" office:value-type="float" office:value="32" calcext:value-type="float">
            <text:p>32</text:p>
          </table:table-cell>
          <table:table-cell table:formula="of:=-[.J155]/100*2.54*6" office:value-type="float" office:value="-13.4281650023796" calcext:value-type="float">
            <text:p>-13.4281650023796</text:p>
          </table:table-cell>
          <table:table-cell/>
          <table:table-cell table:formula="of:=([.E37]-[.P155])/[.E37]" office:value-type="float" office:value="0.028150663168116" calcext:value-type="float">
            <text:p>0.028150663168116</text:p>
          </table:table-cell>
          <table:table-cell table:number-columns-repeated="1006"/>
        </table:table-row>
        <table:table-row table:style-name="ro1">
          <table:table-cell table:style-name="Default" office:value-type="float" office:value="33000000000" calcext:value-type="float">
            <text:p>3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225641123" calcext:value-type="float">
            <text:p>100.22564112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0.6909047901077" calcext:value-type="float">
            <text:p>90.6909047901077</text:p>
          </table:table-cell>
          <table:table-cell table:style-name="Default" office:value-type="float" office:value="1.92836597836266" calcext:value-type="float">
            <text:p>1.92836597836266</text:p>
          </table:table-cell>
          <table:table-cell table:style-name="Default" office:value-type="float" office:value="49.8254060386867" calcext:value-type="float">
            <text:p>49.8254060386867</text:p>
          </table:table-cell>
          <table:table-cell table:style-name="Default" office:value-type="float" office:value="0.235515584144659" calcext:value-type="float">
            <text:p>0.235515584144659</text:p>
          </table:table-cell>
          <table:table-cell/>
          <table:table-cell table:formula="of:=[.A156]*0.000000001" office:value-type="float" office:value="33" calcext:value-type="float">
            <text:p>33</text:p>
          </table:table-cell>
          <table:table-cell table:formula="of:=-[.J156]/100*2.54*6" office:value-type="float" office:value="-13.8212938900124" calcext:value-type="float">
            <text:p>-13.8212938900124</text:p>
          </table:table-cell>
          <table:table-cell/>
          <table:table-cell table:formula="of:=([.E39]-[.P156])/[.E39]" office:value-type="float" office:value="0.0282784193654538" calcext:value-type="float">
            <text:p>0.028278419365454</text:p>
          </table:table-cell>
          <table:table-cell table:number-columns-repeated="1006"/>
        </table:table-row>
        <table:table-row table:style-name="ro1">
          <table:table-cell table:style-name="Default" office:value-type="float" office:value="34000000000" calcext:value-type="float">
            <text:p>3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1.93431957" calcext:value-type="float">
            <text:p>101.9343195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3.2649389178875" calcext:value-type="float">
            <text:p>93.2649389178875</text:p>
          </table:table-cell>
          <table:table-cell table:style-name="Default" office:value-type="float" office:value="1.92836636089953" calcext:value-type="float">
            <text:p>1.92836636089953</text:p>
          </table:table-cell>
          <table:table-cell table:style-name="Default" office:value-type="float" office:value="49.8260467567429" calcext:value-type="float">
            <text:p>49.8260467567429</text:p>
          </table:table-cell>
          <table:table-cell table:style-name="Default" office:value-type="float" office:value="0.235518092248375" calcext:value-type="float">
            <text:p>0.235518092248375</text:p>
          </table:table-cell>
          <table:table-cell/>
          <table:table-cell table:formula="of:=[.A157]*0.000000001" office:value-type="float" office:value="34" calcext:value-type="float">
            <text:p>34</text:p>
          </table:table-cell>
          <table:table-cell table:formula="of:=-[.J157]/100*2.54*6" office:value-type="float" office:value="-14.2135766910861" calcext:value-type="float">
            <text:p>-14.2135766910861</text:p>
          </table:table-cell>
          <table:table-cell/>
          <table:table-cell table:formula="of:=([.E41]-[.P157])/[.E41]" office:value-type="float" office:value="0.030140694215569" calcext:value-type="float">
            <text:p>0.030140694215569</text:p>
          </table:table-cell>
          <table:table-cell table:number-columns-repeated="1006"/>
        </table:table-row>
        <table:table-row table:style-name="ro1">
          <table:table-cell table:style-name="Default" office:value-type="float" office:value="35000000000" calcext:value-type="float">
            <text:p>3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5.952101555" calcext:value-type="float">
            <text:p>105.95210155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8335186463548" calcext:value-type="float">
            <text:p>95.8335186463548</text:p>
          </table:table-cell>
          <table:table-cell table:style-name="Default" office:value-type="float" office:value="1.92836675498697" calcext:value-type="float">
            <text:p>1.92836675498697</text:p>
          </table:table-cell>
          <table:table-cell table:style-name="Default" office:value-type="float" office:value="49.8267469614007" calcext:value-type="float">
            <text:p>49.8267469614007</text:p>
          </table:table-cell>
          <table:table-cell table:style-name="Default" office:value-type="float" office:value="0.235520865793796" calcext:value-type="float">
            <text:p>0.235520865793796</text:p>
          </table:table-cell>
          <table:table-cell/>
          <table:table-cell table:formula="of:=[.A158]*0.000000001" office:value-type="float" office:value="35" calcext:value-type="float">
            <text:p>35</text:p>
          </table:table-cell>
          <table:table-cell table:formula="of:=-[.J158]/100*2.54*6" office:value-type="float" office:value="-14.6050282417045" calcext:value-type="float">
            <text:p>-14.6050282417045</text:p>
          </table:table-cell>
          <table:table-cell/>
          <table:table-cell table:formula="of:=([.E43]-[.P158])/[.E43]" office:value-type="float" office:value="0.027037519116811" calcext:value-type="float">
            <text:p>0.02703751911681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6000000000" calcext:value-type="float">
            <text:p>3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681385221" calcext:value-type="float">
            <text:p>99.68138522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8.3967375914369" calcext:value-type="float">
            <text:p>98.3967375914369</text:p>
          </table:table-cell>
          <table:table-cell table:style-name="Default" office:value-type="float" office:value="1.92836716056057" calcext:value-type="float">
            <text:p>1.92836716056057</text:p>
          </table:table-cell>
          <table:table-cell table:style-name="Default" office:value-type="float" office:value="49.8275102509455" calcext:value-type="float">
            <text:p>49.8275102509455</text:p>
          </table:table-cell>
          <table:table-cell table:style-name="Default" office:value-type="float" office:value="0.235523921778806" calcext:value-type="float">
            <text:p>0.235523921778806</text:p>
          </table:table-cell>
          <table:table-cell/>
          <table:table-cell table:formula="of:=[.A159]*0.000000001" office:value-type="float" office:value="36" calcext:value-type="float">
            <text:p>36</text:p>
          </table:table-cell>
          <table:table-cell table:formula="of:=-[.J159]/100*2.54*6" office:value-type="float" office:value="-14.995662808935" calcext:value-type="float">
            <text:p>-14.995662808935</text:p>
          </table:table-cell>
          <table:table-cell/>
          <table:table-cell table:formula="of:=([.E45]-[.P159])/[.E45]" office:value-type="float" office:value="0.0368667746114003" calcext:value-type="float">
            <text:p>0.0368667746114</text:p>
          </table:table-cell>
          <table:table-cell table:number-columns-repeated="1006"/>
        </table:table-row>
        <table:table-row table:style-name="ro1">
          <table:table-cell table:style-name="Default" office:value-type="float" office:value="37000000000" calcext:value-type="float">
            <text:p>3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3.043660974" calcext:value-type="float">
            <text:p>103.04366097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0.954685826742" calcext:value-type="float">
            <text:p>100.954685826742</text:p>
          </table:table-cell>
          <table:table-cell table:style-name="Default" office:value-type="float" office:value="1.92836757755996" calcext:value-type="float">
            <text:p>1.92836757755996</text:p>
          </table:table-cell>
          <table:table-cell table:style-name="Default" office:value-type="float" office:value="49.8283403346738" calcext:value-type="float">
            <text:p>49.8283403346738</text:p>
          </table:table-cell>
          <table:table-cell table:style-name="Default" office:value-type="float" office:value="0.235527277740402" calcext:value-type="float">
            <text:p>0.235527277740402</text:p>
          </table:table-cell>
          <table:table-cell/>
          <table:table-cell table:formula="of:=[.A160]*0.000000001" office:value-type="float" office:value="37" calcext:value-type="float">
            <text:p>37</text:p>
          </table:table-cell>
          <table:table-cell table:formula="of:=-[.J160]/100*2.54*6" office:value-type="float" office:value="-15.3854941199955" calcext:value-type="float">
            <text:p>-15.3854941199955</text:p>
          </table:table-cell>
          <table:table-cell/>
          <table:table-cell table:formula="of:=([.E47]-[.P160])/[.E47]" office:value-type="float" office:value="0.0338933288970714" calcext:value-type="float">
            <text:p>0.03389332889707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8000000000" calcext:value-type="float">
            <text:p>3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12.534794832" calcext:value-type="float">
            <text:p>112.53479483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3.507450057684" calcext:value-type="float">
            <text:p>103.507450057684</text:p>
          </table:table-cell>
          <table:table-cell table:style-name="Default" office:value-type="float" office:value="1.9283680062961" calcext:value-type="float">
            <text:p>1.9283680062961</text:p>
          </table:table-cell>
          <table:table-cell table:style-name="Default" office:value-type="float" office:value="49.8292410209763" calcext:value-type="float">
            <text:p>49.8292410209763</text:p>
          </table:table-cell>
          <table:table-cell table:style-name="Default" office:value-type="float" office:value="0.235530951593346" calcext:value-type="float">
            <text:p>0.235530951593346</text:p>
          </table:table-cell>
          <table:table-cell/>
          <table:table-cell table:formula="of:=[.A161]*0.000000001" office:value-type="float" office:value="38" calcext:value-type="float">
            <text:p>38</text:p>
          </table:table-cell>
          <table:table-cell table:formula="of:=-[.J161]/100*2.54*6" office:value-type="float" office:value="-15.774535388791" calcext:value-type="float">
            <text:p>-15.774535388791</text:p>
          </table:table-cell>
          <table:table-cell/>
          <table:table-cell table:formula="of:=([.E49]-[.P161])/[.E49]" office:value-type="float" office:value="0.0356118116346915" calcext:value-type="float">
            <text:p>0.035611811634692</text:p>
          </table:table-cell>
          <table:table-cell table:number-columns-repeated="1006"/>
        </table:table-row>
        <table:table-row table:style-name="ro1">
          <table:table-cell table:style-name="Default" office:value-type="float" office:value="39000000000" calcext:value-type="float">
            <text:p>3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444269253" calcext:value-type="float">
            <text:p>99.44426925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055113795099" calcext:value-type="float">
            <text:p>106.055113795099</text:p>
          </table:table-cell>
          <table:table-cell table:style-name="Default" office:value-type="float" office:value="1.92836844655774" calcext:value-type="float">
            <text:p>1.92836844655774</text:p>
          </table:table-cell>
          <table:table-cell table:style-name="Default" office:value-type="float" office:value="49.8302162413048" calcext:value-type="float">
            <text:p>49.8302162413048</text:p>
          </table:table-cell>
          <table:table-cell table:style-name="Default" office:value-type="float" office:value="0.235534961952185" calcext:value-type="float">
            <text:p>0.235534961952185</text:p>
          </table:table-cell>
          <table:table-cell/>
          <table:table-cell table:formula="of:=[.A162]*0.000000001" office:value-type="float" office:value="39" calcext:value-type="float">
            <text:p>39</text:p>
          </table:table-cell>
          <table:table-cell table:formula="of:=-[.J162]/100*2.54*6" office:value-type="float" office:value="-16.1627993423731" calcext:value-type="float">
            <text:p>-16.1627993423731</text:p>
          </table:table-cell>
          <table:table-cell/>
          <table:table-cell table:formula="of:=([.E53]-[.P162])/[.E53]" office:value-type="float" office:value="0.0430789476352261" calcext:value-type="float">
            <text:p>0.043078947635226</text:p>
          </table:table-cell>
          <table:table-cell table:number-columns-repeated="1006"/>
        </table:table-row>
        <table:table-row table:style-name="ro1">
          <table:table-cell table:style-name="Default" office:value-type="float" office:value="40000000000" calcext:value-type="float">
            <text:p>4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1.204531633" calcext:value-type="float">
            <text:p>101.20453163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597757494111" calcext:value-type="float">
            <text:p>108.597757494111</text:p>
          </table:table-cell>
          <table:table-cell table:style-name="Default" office:value-type="float" office:value="1.92836889822608" calcext:value-type="float">
            <text:p>1.92836889822608</text:p>
          </table:table-cell>
          <table:table-cell table:style-name="Default" office:value-type="float" office:value="49.8312700347091" calcext:value-type="float">
            <text:p>49.8312700347091</text:p>
          </table:table-cell>
          <table:table-cell table:style-name="Default" office:value-type="float" office:value="0.235539327919419" calcext:value-type="float">
            <text:p>0.235539327919419</text:p>
          </table:table-cell>
          <table:table-cell/>
          <table:table-cell table:formula="of:=[.A163]*0.000000001" office:value-type="float" office:value="40" calcext:value-type="float">
            <text:p>40</text:p>
          </table:table-cell>
          <table:table-cell table:formula="of:=-[.J163]/100*2.54*6" office:value-type="float" office:value="-16.5502982421025" calcext:value-type="float">
            <text:p>-16.5502982421025</text:p>
          </table:table-cell>
          <table:table-cell/>
          <table:table-cell table:formula="of:=([.E57]-[.P163])/[.E57]" office:value-type="float" office:value="0.0360815309544688" calcext:value-type="float">
            <text:p>0.036081530954469</text:p>
          </table:table-cell>
          <table:table-cell table:number-columns-repeated="1006"/>
        </table:table-row>
        <table:table-row table:style-name="ro1">
          <table:table-cell table:style-name="Default" office:value-type="float" office:value="41000000000" calcext:value-type="float">
            <text:p>4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267558886" calcext:value-type="float">
            <text:p>100.26755888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1.135458681864" calcext:value-type="float">
            <text:p>111.135458681864</text:p>
          </table:table-cell>
          <table:table-cell table:style-name="Default" office:value-type="float" office:value="1.92836936162536" calcext:value-type="float">
            <text:p>1.92836936162536</text:p>
          </table:table-cell>
          <table:table-cell table:style-name="Default" office:value-type="float" office:value="49.8324065395913" calcext:value-type="float">
            <text:p>49.8324065395913</text:p>
          </table:table-cell>
          <table:table-cell table:style-name="Default" office:value-type="float" office:value="0.235544068966785" calcext:value-type="float">
            <text:p>0.235544068966785</text:p>
          </table:table-cell>
          <table:table-cell/>
          <table:table-cell table:formula="of:=[.A164]*0.000000001" office:value-type="float" office:value="41" calcext:value-type="float">
            <text:p>41</text:p>
          </table:table-cell>
          <table:table-cell table:formula="of:=-[.J164]/100*2.54*6" office:value-type="float" office:value="-16.9370439031161" calcext:value-type="float">
            <text:p>-16.9370439031161</text:p>
          </table:table-cell>
          <table:table-cell/>
          <table:table-cell table:formula="of:=([.E61]-[.P164])/[.E61]" office:value-type="float" office:value="0.0473776939390227" calcext:value-type="float">
            <text:p>0.047377693939023</text:p>
          </table:table-cell>
          <table:table-cell table:number-columns-repeated="1006"/>
        </table:table-row>
        <table:table-row table:style-name="ro1">
          <table:table-cell table:style-name="Default" office:value-type="float" office:value="42000000000" calcext:value-type="float">
            <text:p>4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172205567" calcext:value-type="float">
            <text:p>100.17220556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3.668292099902" calcext:value-type="float">
            <text:p>113.668292099902</text:p>
          </table:table-cell>
          <table:table-cell table:style-name="Default" office:value-type="float" office:value="1.9283698365434" calcext:value-type="float">
            <text:p>1.9283698365434</text:p>
          </table:table-cell>
          <table:table-cell table:style-name="Default" office:value-type="float" office:value="49.8336300183988" calcext:value-type="float">
            <text:p>49.8336300183988</text:p>
          </table:table-cell>
          <table:table-cell table:style-name="Default" office:value-type="float" office:value="0.235549205272858" calcext:value-type="float">
            <text:p>0.235549205272858</text:p>
          </table:table-cell>
          <table:table-cell/>
          <table:table-cell table:formula="of:=[.A165]*0.000000001" office:value-type="float" office:value="42" calcext:value-type="float">
            <text:p>42</text:p>
          </table:table-cell>
          <table:table-cell table:formula="of:=-[.J165]/100*2.54*6" office:value-type="float" office:value="-17.3230477160251" calcext:value-type="float">
            <text:p>-17.3230477160251</text:p>
          </table:table-cell>
          <table:table-cell/>
          <table:table-cell table:formula="of:=([.E65]-[.P165])/[.E65]" office:value-type="float" office:value="0.052731755845931" calcext:value-type="float">
            <text:p>0.052731755845931</text:p>
          </table:table-cell>
          <table:table-cell table:number-columns-repeated="1006"/>
        </table:table-row>
        <table:table-row table:style-name="ro1">
          <table:table-cell table:style-name="Default" office:value-type="float" office:value="43000000000" calcext:value-type="float">
            <text:p>4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238806605" calcext:value-type="float">
            <text:p>99.23880660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6.196329806283" calcext:value-type="float">
            <text:p>116.196329806283</text:p>
          </table:table-cell>
          <table:table-cell table:style-name="Default" office:value-type="float" office:value="1.92837032306384" calcext:value-type="float">
            <text:p>1.92837032306384</text:p>
          </table:table-cell>
          <table:table-cell table:style-name="Default" office:value-type="float" office:value="49.8349448361991" calcext:value-type="float">
            <text:p>49.8349448361991</text:p>
          </table:table-cell>
          <table:table-cell table:style-name="Default" office:value-type="float" office:value="0.235554757431209" calcext:value-type="float">
            <text:p>0.235554757431209</text:p>
          </table:table-cell>
          <table:table-cell/>
          <table:table-cell table:formula="of:=[.A166]*0.000000001" office:value-type="float" office:value="43" calcext:value-type="float">
            <text:p>43</text:p>
          </table:table-cell>
          <table:table-cell table:formula="of:=-[.J166]/100*2.54*6" office:value-type="float" office:value="-17.7083206624775" calcext:value-type="float">
            <text:p>-17.7083206624775</text:p>
          </table:table-cell>
          <table:table-cell/>
          <table:table-cell table:formula="of:=([.E70]-[.P166])/[.E70]" office:value-type="float" office:value="0.0330070983596575" calcext:value-type="float">
            <text:p>0.033007098359658</text:p>
          </table:table-cell>
          <table:table-cell table:number-columns-repeated="1006"/>
        </table:table-row>
        <table:table-row table:style-name="ro1">
          <table:table-cell table:style-name="Default" office:value-type="float" office:value="44000000000" calcext:value-type="float">
            <text:p>4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66231851" calcext:value-type="float">
            <text:p>100.6623185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8.719641284527" calcext:value-type="float">
            <text:p>118.719641284527</text:p>
          </table:table-cell>
          <table:table-cell table:style-name="Default" office:value-type="float" office:value="1.92837082122803" calcext:value-type="float">
            <text:p>1.92837082122803</text:p>
          </table:table-cell>
          <table:table-cell table:style-name="Default" office:value-type="float" office:value="49.8363554719588" calcext:value-type="float">
            <text:p>49.8363554719588</text:p>
          </table:table-cell>
          <table:table-cell table:style-name="Default" office:value-type="float" office:value="0.235560746592504" calcext:value-type="float">
            <text:p>0.235560746592504</text:p>
          </table:table-cell>
          <table:table-cell/>
          <table:table-cell table:formula="of:=[.A167]*0.000000001" office:value-type="float" office:value="44" calcext:value-type="float">
            <text:p>44</text:p>
          </table:table-cell>
          <table:table-cell table:formula="of:=-[.J167]/100*2.54*6" office:value-type="float" office:value="-18.0928733317619" calcext:value-type="float">
            <text:p>-18.0928733317619</text:p>
          </table:table-cell>
          <table:table-cell/>
          <table:table-cell table:formula="of:=([.E75]-[.P167])/[.E75]" office:value-type="float" office:value="0.0451176004914624" calcext:value-type="float">
            <text:p>0.045117600491463</text:p>
          </table:table-cell>
          <table:table-cell table:number-columns-repeated="1006"/>
        </table:table-row>
        <table:table-row table:style-name="ro1">
          <table:table-cell table:style-name="Default" office:value-type="float" office:value="45000000000" calcext:value-type="float">
            <text:p>4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036338137" calcext:value-type="float">
            <text:p>99.03633813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1.23829354849" calcext:value-type="float">
            <text:p>121.23829354849</text:p>
          </table:table-cell>
          <table:table-cell table:style-name="Default" office:value-type="float" office:value="1.92837133100461" calcext:value-type="float">
            <text:p>1.92837133100461</text:p>
          </table:table-cell>
          <table:table-cell table:style-name="Default" office:value-type="float" office:value="49.8378665161901" calcext:value-type="float">
            <text:p>49.8378665161901</text:p>
          </table:table-cell>
          <table:table-cell table:style-name="Default" office:value-type="float" office:value="0.235567194438399" calcext:value-type="float">
            <text:p>0.235567194438399</text:p>
          </table:table-cell>
          <table:table-cell/>
          <table:table-cell table:formula="of:=[.A168]*0.000000001" office:value-type="float" office:value="45" calcext:value-type="float">
            <text:p>45</text:p>
          </table:table-cell>
          <table:table-cell table:formula="of:=-[.J168]/100*2.54*6" office:value-type="float" office:value="-18.4767159367899" calcext:value-type="float">
            <text:p>-18.4767159367899</text:p>
          </table:table-cell>
          <table:table-cell/>
          <table:table-cell table:formula="of:=([.E81]-[.P168])/[.E81]" office:value-type="float" office:value="0.0564789860701706" calcext:value-type="float">
            <text:p>0.056478986070171</text:p>
          </table:table-cell>
          <table:table-cell table:number-columns-repeated="1006"/>
        </table:table-row>
        <table:table-row table:style-name="ro1">
          <table:table-cell table:style-name="Default" office:value-type="float" office:value="46000000000" calcext:value-type="float">
            <text:p>4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531864945" calcext:value-type="float">
            <text:p>99.53186494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752351232224" calcext:value-type="float">
            <text:p>123.752351232224</text:p>
          </table:table-cell>
          <table:table-cell table:style-name="Default" office:value-type="float" office:value="1.92837185229299" calcext:value-type="float">
            <text:p>1.92837185229299</text:p>
          </table:table-cell>
          <table:table-cell table:style-name="Default" office:value-type="float" office:value="49.8394826738114" calcext:value-type="float">
            <text:p>49.8394826738114</text:p>
          </table:table-cell>
          <table:table-cell table:style-name="Default" office:value-type="float" office:value="0.235574123217016" calcext:value-type="float">
            <text:p>0.235574123217016</text:p>
          </table:table-cell>
          <table:table-cell/>
          <table:table-cell table:formula="of:=[.A169]*0.000000001" office:value-type="float" office:value="46" calcext:value-type="float">
            <text:p>46</text:p>
          </table:table-cell>
          <table:table-cell table:formula="of:=-[.J169]/100*2.54*6" office:value-type="float" office:value="-18.8598583277909" calcext:value-type="float">
            <text:p>-18.8598583277909</text:p>
          </table:table-cell>
          <table:table-cell/>
          <table:table-cell table:formula="of:=([.E86]-[.P169])/[.E86]" office:value-type="float" office:value="0.0268157732373747" calcext:value-type="float">
            <text:p>0.026815773237375</text:p>
          </table:table-cell>
          <table:table-cell table:number-columns-repeated="1006"/>
        </table:table-row>
        <table:table-row table:style-name="ro1">
          <table:table-cell table:style-name="Default" office:value-type="float" office:value="47000000000" calcext:value-type="float">
            <text:p>4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8.942070478" calcext:value-type="float">
            <text:p>98.94207047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6.261876670245" calcext:value-type="float">
            <text:p>126.261876670245</text:p>
          </table:table-cell>
          <table:table-cell table:style-name="Default" office:value-type="float" office:value="1.92837238528005" calcext:value-type="float">
            <text:p>1.92837238528005</text:p>
          </table:table-cell>
          <table:table-cell table:style-name="Default" office:value-type="float" office:value="49.8412087540589" calcext:value-type="float">
            <text:p>49.8412087540589</text:p>
          </table:table-cell>
          <table:table-cell table:style-name="Default" office:value-type="float" office:value="0.235581555599576" calcext:value-type="float">
            <text:p>0.235581555599576</text:p>
          </table:table-cell>
          <table:table-cell/>
          <table:table-cell table:formula="of:=[.A170]*0.000000001" office:value-type="float" office:value="47" calcext:value-type="float">
            <text:p>47</text:p>
          </table:table-cell>
          <table:table-cell table:formula="of:=-[.J170]/100*2.54*6" office:value-type="float" office:value="-19.2423100045453" calcext:value-type="float">
            <text:p>-19.2423100045453</text:p>
          </table:table-cell>
          <table:table-cell/>
          <table:table-cell table:formula="of:=([.E92]-[.P170])/[.E92]" office:value-type="float" office:value="0.0749728523892037" calcext:value-type="float">
            <text:p>0.074972852389204</text:p>
          </table:table-cell>
          <table:table-cell table:number-columns-repeated="1006"/>
        </table:table-row>
        <table:table-row table:style-name="ro1">
          <table:table-cell table:style-name="Default" office:value-type="float" office:value="48000000000" calcext:value-type="float">
            <text:p>4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205575935" calcext:value-type="float">
            <text:p>99.20557593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8.766929991902" calcext:value-type="float">
            <text:p>128.766929991902</text:p>
          </table:table-cell>
          <table:table-cell table:style-name="Default" office:value-type="float" office:value="1.92837292986775" calcext:value-type="float">
            <text:p>1.92837292986775</text:p>
          </table:table-cell>
          <table:table-cell table:style-name="Default" office:value-type="float" office:value="49.8430496846711" calcext:value-type="float">
            <text:p>49.8430496846711</text:p>
          </table:table-cell>
          <table:table-cell table:style-name="Default" office:value-type="float" office:value="0.235589514880308" calcext:value-type="float">
            <text:p>0.235589514880308</text:p>
          </table:table-cell>
          <table:table-cell/>
          <table:table-cell table:formula="of:=[.A171]*0.000000001" office:value-type="float" office:value="48" calcext:value-type="float">
            <text:p>48</text:p>
          </table:table-cell>
          <table:table-cell table:formula="of:=-[.J171]/100*2.54*6" office:value-type="float" office:value="-19.6240801307659" calcext:value-type="float">
            <text:p>-19.6240801307659</text:p>
          </table:table-cell>
          <table:table-cell/>
          <table:table-cell table:formula="of:=([.E97]-[.P171])/[.E97]" office:value-type="float" office:value="0.0473143413706056" calcext:value-type="float">
            <text:p>0.047314341370606</text:p>
          </table:table-cell>
          <table:table-cell table:number-columns-repeated="1006"/>
        </table:table-row>
        <table:table-row table:style-name="ro1">
          <table:table-cell table:style-name="Default" office:value-type="float" office:value="49000000000" calcext:value-type="float">
            <text:p>4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348844085" calcext:value-type="float">
            <text:p>99.34884408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1.267569183847" calcext:value-type="float">
            <text:p>131.267569183847</text:p>
          </table:table-cell>
          <table:table-cell table:style-name="Default" office:value-type="float" office:value="1.92837348617747" calcext:value-type="float">
            <text:p>1.92837348617747</text:p>
          </table:table-cell>
          <table:table-cell table:style-name="Default" office:value-type="float" office:value="49.8450105012027" calcext:value-type="float">
            <text:p>49.8450105012027</text:p>
          </table:table-cell>
          <table:table-cell table:style-name="Default" office:value-type="float" office:value="0.235598024816835" calcext:value-type="float">
            <text:p>0.235598024816835</text:p>
          </table:table-cell>
          <table:table-cell/>
          <table:table-cell table:formula="of:=[.A172]*0.000000001" office:value-type="float" office:value="49" calcext:value-type="float">
            <text:p>49</text:p>
          </table:table-cell>
          <table:table-cell table:formula="of:=-[.J172]/100*2.54*6" office:value-type="float" office:value="-20.0051775436183" calcext:value-type="float">
            <text:p>-20.0051775436183</text:p>
          </table:table-cell>
          <table:table-cell/>
          <table:table-cell table:formula="of:=([.E103]-[.P172])/[.E103]" office:value-type="float" office:value="-0.0149902303058171" calcext:value-type="float">
            <text:p>-0.014990230305817</text:p>
          </table:table-cell>
          <table:table-cell table:number-columns-repeated="1006"/>
        </table:table-row>
        <table:table-row table:style-name="ro1">
          <table:table-cell table:style-name="Default" office:value-type="float" office:value="50000000000" calcext:value-type="float">
            <text:p>5000000000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.9957304383836e-05</text:p>
          </table:table-cell>
          <table:table-cell table:style-name="Default" office:value-type="float" office:value="1408.391252088" calcext:value-type="float">
            <text:p>1408.39125208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3.763850177665" calcext:value-type="float">
            <text:p>133.763850177665</text:p>
          </table:table-cell>
          <table:table-cell table:style-name="Default" office:value-type="float" office:value="1.92837405398683" calcext:value-type="float">
            <text:p>1.92837405398683</text:p>
          </table:table-cell>
          <table:table-cell table:style-name="Default" office:value-type="float" office:value="49.8470963592405" calcext:value-type="float">
            <text:p>49.8470963592405</text:p>
          </table:table-cell>
          <table:table-cell table:style-name="Default" office:value-type="float" office:value="0.235607109808762" calcext:value-type="float">
            <text:p>0.235607109808762</text:p>
          </table:table-cell>
          <table:table-cell/>
          <table:table-cell table:formula="of:=[.A173]*0.000000001" office:value-type="float" office:value="50" calcext:value-type="float">
            <text:p>50</text:p>
          </table:table-cell>
          <table:table-cell table:formula="of:=-[.J173]/100*2.54*6" office:value-type="float" office:value="-20.3856107670761" calcext:value-type="float">
            <text:p>-20.3856107670761</text:p>
          </table:table-cell>
          <table:table-cell/>
          <table:table-cell table:formula="of:=([.E111]-[.P173])/[.E111]" office:value-type="float" office:value="0.0721264529469553" calcext:value-type="float">
            <text:p>0.072126452946955</text:p>
          </table:table-cell>
          <table:table-cell table:number-columns-repeated="1006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5">
          <table:table-cell table:style-name="ce2"/>
          <table:table-cell table:number-columns-repeated="4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7"/>
          <table:table-cell office:value-type="string" calcext:value-type="string">
            <text:p>\</text:p>
          </table:table-cell>
          <table:table-cell table:number-columns-repeated="1015"/>
        </table:table-row>
        <table:table-row table:style-name="ro1" table:number-rows-repeated="19">
          <table:table-cell table:style-name="ce2"/>
          <table:table-cell table:number-columns-repeated="1023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omed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ce2"/>
        <table:table-row table:style-name="ro1">
          <table:table-cell office:value-type="string" calcext:value-type="string">
            <text:p>Zoomed extraction from plot from 0-5 GHz</text:p>
          </table:table-cell>
          <table:table-cell table:number-columns-repeated="12"/>
          <table:table-cell table:style-name="ce2"/>
          <table:table-cell table:number-columns-repeated="1010"/>
        </table:table-row>
        <table:table-row table:style-name="ro1">
          <table:table-cell table:number-columns-repeated="13"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Measured - Simonovich</text:p>
          </table:table-cell>
          <table:table-cell table:number-columns-repeated="5"/>
          <table:table-cell office:value-type="string" calcext:value-type="string">
            <text:p>Simulated - Simonovich</text:p>
          </table:table-cell>
          <table:table-cell table:number-columns-repeated="6"/>
          <table:table-cell table:style-name="ce2"/>
          <table:table-cell office:value-type="string" calcext:value-type="string">
            <text:p>error - Simonovi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gain, d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gain, dB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0.271" calcext:value-type="float">
            <text:p>-0.271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-0.271" calcext:value-type="float">
            <text:p>-0.271</text:p>
          </table:table-cell>
          <table:table-cell table:number-columns-repeated="2"/>
          <table:table-cell table:formula="of:=([.K5]-[.E5])/[.E5]" office:value-type="float" office:value="-0" calcext:value-type="float">
            <text:p>0</text:p>
          </table:table-cell>
          <table:table-cell table:formula="of:=-[.N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0.99161" calcext:value-type="float">
            <text:p>0.99161</text:p>
          </table:table-cell>
          <table:table-cell office:value-type="float" office:value="-0.6367" calcext:value-type="float">
            <text:p>-0.6367</text:p>
          </table:table-cell>
          <table:table-cell table:number-columns-repeated="4"/>
          <table:table-cell office:value-type="float" office:value="0.99161" calcext:value-type="float">
            <text:p>0.99161</text:p>
          </table:table-cell>
          <table:table-cell office:value-type="float" office:value="-0.6367" calcext:value-type="float">
            <text:p>-0.6367</text:p>
          </table:table-cell>
          <table:table-cell table:number-columns-repeated="2"/>
          <table:table-cell table:formula="of:=([.K6]-[.E6])/[.E6]" office:value-type="float" office:value="-0" calcext:value-type="float">
            <text:p>0</text:p>
          </table:table-cell>
          <table:table-cell table:formula="of:=-[.N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.0012" calcext:value-type="float">
            <text:p>2.0012</text:p>
          </table:table-cell>
          <table:table-cell office:value-type="float" office:value="-1.13" calcext:value-type="float">
            <text:p>-1.13</text:p>
          </table:table-cell>
          <table:table-cell table:number-columns-repeated="4"/>
          <table:table-cell office:value-type="float" office:value="2.0012" calcext:value-type="float">
            <text:p>2.0012</text:p>
          </table:table-cell>
          <table:table-cell office:value-type="float" office:value="-1.13" calcext:value-type="float">
            <text:p>-1.13</text:p>
          </table:table-cell>
          <table:table-cell table:number-columns-repeated="2"/>
          <table:table-cell table:formula="of:=([.K7]-[.E7])/[.E7]" office:value-type="float" office:value="-0" calcext:value-type="float">
            <text:p>0</text:p>
          </table:table-cell>
          <table:table-cell table:formula="of:=-[.N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.00779" calcext:value-type="float">
            <text:p>3.00779</text:p>
          </table:table-cell>
          <table:table-cell office:value-type="float" office:value="-1.54" calcext:value-type="float">
            <text:p>-1.54</text:p>
          </table:table-cell>
          <table:table-cell table:number-columns-repeated="4"/>
          <table:table-cell office:value-type="float" office:value="3.0018" calcext:value-type="float">
            <text:p>3.0018</text:p>
          </table:table-cell>
          <table:table-cell office:value-type="float" office:value="-1.5633" calcext:value-type="float">
            <text:p>-1.5633</text:p>
          </table:table-cell>
          <table:table-cell table:number-columns-repeated="2"/>
          <table:table-cell table:formula="of:=([.K8]-[.E8])/[.E8]" office:value-type="float" office:value="0.01512987012987" calcext:value-type="float">
            <text:p>0.01512987012987</text:p>
          </table:table-cell>
          <table:table-cell table:formula="of:=-[.N8]" office:value-type="float" office:value="-0.01512987012987" calcext:value-type="float">
            <text:p>-0.0151298701298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.00839" calcext:value-type="float">
            <text:p>4.00839</text:p>
          </table:table-cell>
          <table:table-cell office:value-type="float" office:value="-1.94" calcext:value-type="float">
            <text:p>-1.94</text:p>
          </table:table-cell>
          <table:table-cell table:number-columns-repeated="4"/>
          <table:table-cell office:value-type="float" office:value="4.00839" calcext:value-type="float">
            <text:p>4.00839</text:p>
          </table:table-cell>
          <table:table-cell office:value-type="float" office:value="-2.0167" calcext:value-type="float">
            <text:p>-2.0167</text:p>
          </table:table-cell>
          <table:table-cell table:number-columns-repeated="2"/>
          <table:table-cell table:formula="of:=([.K9]-[.E9])/[.E9]" office:value-type="float" office:value="0.0395360824742269" calcext:value-type="float">
            <text:p>0.039536082474227</text:p>
          </table:table-cell>
          <table:table-cell table:formula="of:=-[.N9]" office:value-type="float" office:value="-0.0395360824742269" calcext:value-type="float">
            <text:p>-0.03953608247422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5.01498" calcext:value-type="float">
            <text:p>5.01498</text:p>
          </table:table-cell>
          <table:table-cell office:value-type="float" office:value="-2.3367" calcext:value-type="float">
            <text:p>-2.336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-2.46" calcext:value-type="float">
            <text:p>-2.46</text:p>
          </table:table-cell>
          <table:table-cell table:number-columns-repeated="2"/>
          <table:table-cell table:formula="of:=([.K10]-[.E10])/[.E10]" office:value-type="float" office:value="0.0527667223006804" calcext:value-type="float">
            <text:p>0.052766722300681</text:p>
          </table:table-cell>
          <table:table-cell table:formula="of:=-[.N10]" office:value-type="float" office:value="-0.0527667223006804" calcext:value-type="float">
            <text:p>-0.052766722300681</text:p>
          </table:table-cell>
          <table:table-cell table:number-columns-repeated="1009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A11]/21.83*50" office:value-type="float" office:value="6.0009161704077" calcext:value-type="float">
            <text:p>6.0009161704077</text:p>
          </table:table-cell>
          <table:table-cell table:formula="of:=-[.B11]/13.78*35" office:value-type="float" office:value="-2.79390420899855" calcext:value-type="float">
            <text:p>-2.79390420899855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1.13" calcext:value-type="float">
            <text:p>1.13</text:p>
          </table:table-cell>
          <table:table-cell/>
          <table:table-cell table:formula="of:=[.G11]/21.83*50" office:value-type="float" office:value="6.0009161704077" calcext:value-type="float">
            <text:p>6.0009161704077</text:p>
          </table:table-cell>
          <table:table-cell table:formula="of:=-[.H11]/13.78*35" office:value-type="float" office:value="-2.87010159651669" calcext:value-type="float">
            <text:p>-2.87010159651669</text:p>
          </table:table-cell>
          <table:table-cell table:number-columns-repeated="2"/>
          <table:table-cell table:formula="of:=([.K11]-[.E11])/[.E11]" office:value-type="float" office:value="0.0272727272727272" calcext:value-type="float">
            <text:p>0.027272727272727</text:p>
          </table:table-cell>
          <table:table-cell table:formula="of:=-[.N11]" office:value-type="float" office:value="-0.0272727272727272" calcext:value-type="float">
            <text:p>-0.027272727272727</text:p>
          </table:table-cell>
          <table:table-cell table:number-columns-repeated="1009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26" calcext:value-type="float">
            <text:p>1.26</text:p>
          </table:table-cell>
          <table:table-cell/>
          <table:table-cell table:formula="of:=[.A12]/21.83*50" office:value-type="float" office:value="6.98579935868072" calcext:value-type="float">
            <text:p>6.98579935868072</text:p>
          </table:table-cell>
          <table:table-cell table:formula="of:=-[.B12]/13.78*35" office:value-type="float" office:value="-3.20029027576197" calcext:value-type="float">
            <text:p>-3.20029027576197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.29" calcext:value-type="float">
            <text:p>1.29</text:p>
          </table:table-cell>
          <table:table-cell/>
          <table:table-cell table:formula="of:=[.G12]/21.83*50" office:value-type="float" office:value="6.96289509848832" calcext:value-type="float">
            <text:p>6.96289509848832</text:p>
          </table:table-cell>
          <table:table-cell table:formula="of:=-[.H12]/13.78*35" office:value-type="float" office:value="-3.27648766328012" calcext:value-type="float">
            <text:p>-3.27648766328012</text:p>
          </table:table-cell>
          <table:table-cell table:number-columns-repeated="2"/>
          <table:table-cell table:formula="of:=([.K12]-[.E12])/[.E12]" office:value-type="float" office:value="0.0238095238095239" calcext:value-type="float">
            <text:p>0.023809523809524</text:p>
          </table:table-cell>
          <table:table-cell table:formula="of:=-[.N12]" office:value-type="float" office:value="-0.0238095238095239" calcext:value-type="float">
            <text:p>-0.023809523809524</text:p>
          </table:table-cell>
          <table:table-cell table:number-columns-repeated="1009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.41" calcext:value-type="float">
            <text:p>1.41</text:p>
          </table:table-cell>
          <table:table-cell/>
          <table:table-cell table:formula="of:=[.A13]/21.83*50" office:value-type="float" office:value="7.97068254695373" calcext:value-type="float">
            <text:p>7.97068254695373</text:p>
          </table:table-cell>
          <table:table-cell table:formula="of:=-[.B13]/13.78*35" office:value-type="float" office:value="-3.58127721335269" calcext:value-type="float">
            <text:p>-3.58127721335269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G13]/21.83*50" office:value-type="float" office:value="7.97068254695373" calcext:value-type="float">
            <text:p>7.97068254695373</text:p>
          </table:table-cell>
          <table:table-cell table:formula="of:=-[.H13]/13.78*35" office:value-type="float" office:value="-3.70827285921626" calcext:value-type="float">
            <text:p>-3.70827285921626</text:p>
          </table:table-cell>
          <table:table-cell table:number-columns-repeated="2"/>
          <table:table-cell table:formula="of:=([.K13]-[.E13])/[.E13]" office:value-type="float" office:value="0.0354609929078015" calcext:value-type="float">
            <text:p>0.035460992907802</text:p>
          </table:table-cell>
          <table:table-cell table:formula="of:=-[.N13]" office:value-type="float" office:value="-0.0354609929078015" calcext:value-type="float">
            <text:p>-0.035460992907802</text:p>
          </table:table-cell>
          <table:table-cell table:number-columns-repeated="1009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[.A14]/21.83*50" office:value-type="float" office:value="8.97846999541915" calcext:value-type="float">
            <text:p>8.97846999541915</text:p>
          </table:table-cell>
          <table:table-cell table:formula="of:=-[.B14]/13.78*35" office:value-type="float" office:value="-4.01306240928883" calcext:value-type="float">
            <text:p>-4.01306240928883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1.64" calcext:value-type="float">
            <text:p>1.64</text:p>
          </table:table-cell>
          <table:table-cell/>
          <table:table-cell table:formula="of:=[.G14]/21.83*50" office:value-type="float" office:value="8.95556573522675" calcext:value-type="float">
            <text:p>8.95556573522675</text:p>
          </table:table-cell>
          <table:table-cell table:formula="of:=-[.H14]/13.78*35" office:value-type="float" office:value="-4.16545718432511" calcext:value-type="float">
            <text:p>-4.16545718432511</text:p>
          </table:table-cell>
          <table:table-cell table:number-columns-repeated="2"/>
          <table:table-cell table:formula="of:=([.K14]-[.E14])/[.E14]" office:value-type="float" office:value="0.0379746835443039" calcext:value-type="float">
            <text:p>0.037974683544304</text:p>
          </table:table-cell>
          <table:table-cell table:formula="of:=-[.N14]" office:value-type="float" office:value="-0.0379746835443039" calcext:value-type="float">
            <text:p>-0.037974683544304</text:p>
          </table:table-cell>
          <table:table-cell table:number-columns-repeated="1009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[.A15]/21.83*50" office:value-type="float" office:value="9.96335318369217" calcext:value-type="float">
            <text:p>9.96335318369217</text:p>
          </table:table-cell>
          <table:table-cell table:formula="of:=-[.B15]/13.78*35" office:value-type="float" office:value="-4.44484760522496" calcext:value-type="float">
            <text:p>-4.44484760522496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G15]/21.83*50" office:value-type="float" office:value="9.98625744388456" calcext:value-type="float">
            <text:p>9.98625744388456</text:p>
          </table:table-cell>
          <table:table-cell table:formula="of:=-[.H15]/13.78*35" office:value-type="float" office:value="-4.57184325108853" calcext:value-type="float">
            <text:p>-4.57184325108853</text:p>
          </table:table-cell>
          <table:table-cell table:number-columns-repeated="2"/>
          <table:table-cell table:formula="of:=([.K15]-[.E15])/[.E15]" office:value-type="float" office:value="0.0285714285714286" calcext:value-type="float">
            <text:p>0.028571428571429</text:p>
          </table:table-cell>
          <table:table-cell table:formula="of:=-[.N15]" office:value-type="float" office:value="-0.0285714285714286" calcext:value-type="float">
            <text:p>-0.028571428571429</text:p>
          </table:table-cell>
          <table:table-cell table:number-columns-repeated="100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92" calcext:value-type="float">
            <text:p>1.92</text:p>
          </table:table-cell>
          <table:table-cell/>
          <table:table-cell table:formula="of:=[.A16]/21.83*50" office:value-type="float" office:value="10.99404489235" calcext:value-type="float">
            <text:p>10.99404489235</text:p>
          </table:table-cell>
          <table:table-cell table:formula="of:=-[.B16]/13.78*35" office:value-type="float" office:value="-4.8766328011611" calcext:value-type="float">
            <text:p>-4.8766328011611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[.G16]/21.83*50" office:value-type="float" office:value="10.9711406321576" calcext:value-type="float">
            <text:p>10.9711406321576</text:p>
          </table:table-cell>
          <table:table-cell table:formula="of:=-[.H16]/13.78*35" office:value-type="float" office:value="-5.00362844702467" calcext:value-type="float">
            <text:p>-5.00362844702467</text:p>
          </table:table-cell>
          <table:table-cell table:number-columns-repeated="2"/>
          <table:table-cell table:formula="of:=([.K16]-[.E16])/[.E16]" office:value-type="float" office:value="0.0260416666666669" calcext:value-type="float">
            <text:p>0.026041666666667</text:p>
          </table:table-cell>
          <table:table-cell table:formula="of:=-[.N16]" office:value-type="float" office:value="-0.0260416666666669" calcext:value-type="float">
            <text:p>-0.026041666666667</text:p>
          </table:table-cell>
          <table:table-cell table:number-columns-repeated="1009"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2.07" calcext:value-type="float">
            <text:p>2.07</text:p>
          </table:table-cell>
          <table:table-cell/>
          <table:table-cell table:formula="of:=[.A17]/21.83*50" office:value-type="float" office:value="11.978928080623" calcext:value-type="float">
            <text:p>11.978928080623</text:p>
          </table:table-cell>
          <table:table-cell table:formula="of:=-[.B17]/13.78*35" office:value-type="float" office:value="-5.25761973875181" calcext:value-type="float">
            <text:p>-5.25761973875181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G17]/21.83*50" office:value-type="float" office:value="11.978928080623" calcext:value-type="float">
            <text:p>11.978928080623</text:p>
          </table:table-cell>
          <table:table-cell table:formula="of:=-[.H17]/13.78*35" office:value-type="float" office:value="-5.4100145137881" calcext:value-type="float">
            <text:p>-5.4100145137881</text:p>
          </table:table-cell>
          <table:table-cell table:number-columns-repeated="2"/>
          <table:table-cell table:formula="of:=([.K17]-[.E17])/[.E17]" office:value-type="float" office:value="0.0289855072463769" calcext:value-type="float">
            <text:p>0.028985507246377</text:p>
          </table:table-cell>
          <table:table-cell table:formula="of:=-[.N17]" office:value-type="float" office:value="-0.0289855072463769" calcext:value-type="float">
            <text:p>-0.028985507246377</text:p>
          </table:table-cell>
          <table:table-cell table:number-columns-repeated="1009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2.22" calcext:value-type="float">
            <text:p>2.22</text:p>
          </table:table-cell>
          <table:table-cell/>
          <table:table-cell table:formula="of:=[.A18]/21.83*50" office:value-type="float" office:value="12.9867155290884" calcext:value-type="float">
            <text:p>12.9867155290884</text:p>
          </table:table-cell>
          <table:table-cell table:formula="of:=-[.B18]/13.78*35" office:value-type="float" office:value="-5.63860667634253" calcext:value-type="float">
            <text:p>-5.63860667634253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2.29" calcext:value-type="float">
            <text:p>2.29</text:p>
          </table:table-cell>
          <table:table-cell/>
          <table:table-cell table:formula="of:=[.G18]/21.83*50" office:value-type="float" office:value="12.9867155290884" calcext:value-type="float">
            <text:p>12.9867155290884</text:p>
          </table:table-cell>
          <table:table-cell table:formula="of:=-[.H18]/13.78*35" office:value-type="float" office:value="-5.81640058055153" calcext:value-type="float">
            <text:p>-5.81640058055153</text:p>
          </table:table-cell>
          <table:table-cell table:number-columns-repeated="2"/>
          <table:table-cell table:formula="of:=([.K18]-[.E18])/[.E18]" office:value-type="float" office:value="0.0315315315315315" calcext:value-type="float">
            <text:p>0.031531531531532</text:p>
          </table:table-cell>
          <table:table-cell table:formula="of:=-[.N18]" office:value-type="float" office:value="-0.0315315315315315" calcext:value-type="float">
            <text:p>-0.031531531531532</text:p>
          </table:table-cell>
          <table:table-cell table:number-columns-repeated="1009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2.43" calcext:value-type="float">
            <text:p>2.43</text:p>
          </table:table-cell>
          <table:table-cell/>
          <table:table-cell table:formula="of:=[.A19]/21.83*50" office:value-type="float" office:value="13.9945029775538" calcext:value-type="float">
            <text:p>13.9945029775538</text:p>
          </table:table-cell>
          <table:table-cell table:formula="of:=-[.B19]/13.78*35" office:value-type="float" office:value="-6.17198838896952" calcext:value-type="float">
            <text:p>-6.1719883889695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46" calcext:value-type="float">
            <text:p>2.46</text:p>
          </table:table-cell>
          <table:table-cell/>
          <table:table-cell table:formula="of:=[.G19]/21.83*50" office:value-type="float" office:value="13.9715987173614" calcext:value-type="float">
            <text:p>13.9715987173614</text:p>
          </table:table-cell>
          <table:table-cell table:formula="of:=-[.H19]/13.78*35" office:value-type="float" office:value="-6.24818577648766" calcext:value-type="float">
            <text:p>-6.24818577648766</text:p>
          </table:table-cell>
          <table:table-cell table:number-columns-repeated="2"/>
          <table:table-cell table:formula="of:=([.K19]-[.E19])/[.E19]" office:value-type="float" office:value="0.0123456790123456" calcext:value-type="float">
            <text:p>0.012345679012346</text:p>
          </table:table-cell>
          <table:table-cell table:formula="of:=-[.N19]" office:value-type="float" office:value="-0.0123456790123456" calcext:value-type="float">
            <text:p>-0.012345679012346</text:p>
          </table:table-cell>
          <table:table-cell table:number-columns-repeated="1009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2.58" calcext:value-type="float">
            <text:p>2.58</text:p>
          </table:table-cell>
          <table:table-cell/>
          <table:table-cell table:formula="of:=[.A20]/21.83*50" office:value-type="float" office:value="14.9793861658268" calcext:value-type="float">
            <text:p>14.9793861658268</text:p>
          </table:table-cell>
          <table:table-cell table:formula="of:=-[.B20]/13.78*35" office:value-type="float" office:value="-6.55297532656023" calcext:value-type="float">
            <text:p>-6.55297532656023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2.62" calcext:value-type="float">
            <text:p>2.62</text:p>
          </table:table-cell>
          <table:table-cell/>
          <table:table-cell table:formula="of:=[.G20]/21.83*50" office:value-type="float" office:value="14.9564819056344" calcext:value-type="float">
            <text:p>14.9564819056344</text:p>
          </table:table-cell>
          <table:table-cell table:formula="of:=-[.H20]/13.78*35" office:value-type="float" office:value="-6.65457184325109" calcext:value-type="float">
            <text:p>-6.65457184325109</text:p>
          </table:table-cell>
          <table:table-cell table:number-columns-repeated="2"/>
          <table:table-cell table:formula="of:=([.K20]-[.E20])/[.E20]" office:value-type="float" office:value="0.0155038759689922" calcext:value-type="float">
            <text:p>0.015503875968992</text:p>
          </table:table-cell>
          <table:table-cell table:formula="of:=-[.N20]" office:value-type="float" office:value="-0.0155038759689922" calcext:value-type="float">
            <text:p>-0.015503875968992</text:p>
          </table:table-cell>
          <table:table-cell table:number-columns-repeated="1009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[.A21]/21.83*50" office:value-type="float" office:value="15.9642693540999" calcext:value-type="float">
            <text:p>15.9642693540999</text:p>
          </table:table-cell>
          <table:table-cell table:formula="of:=-[.B21]/13.78*35" office:value-type="float" office:value="-6.93396226415094" calcext:value-type="float">
            <text:p>-6.93396226415094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2.78" calcext:value-type="float">
            <text:p>2.78</text:p>
          </table:table-cell>
          <table:table-cell/>
          <table:table-cell table:formula="of:=[.G21]/21.83*50" office:value-type="float" office:value="15.9871736142923" calcext:value-type="float">
            <text:p>15.9871736142923</text:p>
          </table:table-cell>
          <table:table-cell table:formula="of:=-[.H21]/13.78*35" office:value-type="float" office:value="-7.06095791001452" calcext:value-type="float">
            <text:p>-7.06095791001452</text:p>
          </table:table-cell>
          <table:table-cell table:number-columns-repeated="2"/>
          <table:table-cell table:formula="of:=([.K21]-[.E21])/[.E21]" office:value-type="float" office:value="0.0183150183150185" calcext:value-type="float">
            <text:p>0.018315018315019</text:p>
          </table:table-cell>
          <table:table-cell table:formula="of:=-[.N21]" office:value-type="float" office:value="-0.0183150183150185" calcext:value-type="float">
            <text:p>-0.018315018315019</text:p>
          </table:table-cell>
          <table:table-cell table:number-columns-repeated="1009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A22]/21.83*50" office:value-type="float" office:value="16.9949610627577" calcext:value-type="float">
            <text:p>16.9949610627577</text:p>
          </table:table-cell>
          <table:table-cell table:formula="of:=-[.B22]/13.78*35" office:value-type="float" office:value="-7.36574746008708" calcext:value-type="float">
            <text:p>-7.36574746008708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2.96" calcext:value-type="float">
            <text:p>2.96</text:p>
          </table:table-cell>
          <table:table-cell/>
          <table:table-cell table:formula="of:=[.G22]/21.83*50" office:value-type="float" office:value="16.9949610627577" calcext:value-type="float">
            <text:p>16.9949610627577</text:p>
          </table:table-cell>
          <table:table-cell table:formula="of:=-[.H22]/13.78*35" office:value-type="float" office:value="-7.51814223512337" calcext:value-type="float">
            <text:p>-7.51814223512337</text:p>
          </table:table-cell>
          <table:table-cell table:number-columns-repeated="2"/>
          <table:table-cell table:formula="of:=([.K22]-[.E22])/[.E22]" office:value-type="float" office:value="0.0206896551724138" calcext:value-type="float">
            <text:p>0.020689655172414</text:p>
          </table:table-cell>
          <table:table-cell table:formula="of:=-[.N22]" office:value-type="float" office:value="-0.0206896551724138" calcext:value-type="float">
            <text:p>-0.020689655172414</text:p>
          </table:table-cell>
          <table:table-cell table:number-columns-repeated="1009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3.06" calcext:value-type="float">
            <text:p>3.06</text:p>
          </table:table-cell>
          <table:table-cell/>
          <table:table-cell table:formula="of:=[.A23]/21.83*50" office:value-type="float" office:value="17.9798442510307" calcext:value-type="float">
            <text:p>17.9798442510307</text:p>
          </table:table-cell>
          <table:table-cell table:formula="of:=-[.B23]/13.78*35" office:value-type="float" office:value="-7.77213352685051" calcext:value-type="float">
            <text:p>-7.77213352685051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3.11" calcext:value-type="float">
            <text:p>3.11</text:p>
          </table:table-cell>
          <table:table-cell/>
          <table:table-cell table:formula="of:=[.G23]/21.83*50" office:value-type="float" office:value="17.9798442510307" calcext:value-type="float">
            <text:p>17.9798442510307</text:p>
          </table:table-cell>
          <table:table-cell table:formula="of:=-[.H23]/13.78*35" office:value-type="float" office:value="-7.89912917271408" calcext:value-type="float">
            <text:p>-7.89912917271408</text:p>
          </table:table-cell>
          <table:table-cell table:number-columns-repeated="2"/>
          <table:table-cell table:formula="of:=([.K23]-[.E23])/[.E23]" office:value-type="float" office:value="0.0163398692810455" calcext:value-type="float">
            <text:p>0.016339869281046</text:p>
          </table:table-cell>
          <table:table-cell table:formula="of:=-[.N23]" office:value-type="float" office:value="-0.0163398692810455" calcext:value-type="float">
            <text:p>-0.016339869281046</text:p>
          </table:table-cell>
          <table:table-cell table:number-columns-repeated="1009"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[.A24]/21.83*50" office:value-type="float" office:value="18.9876316994961" calcext:value-type="float">
            <text:p>18.9876316994961</text:p>
          </table:table-cell>
          <table:table-cell table:formula="of:=-[.B24]/13.78*35" office:value-type="float" office:value="-8.22931785195936" calcext:value-type="float">
            <text:p>-8.22931785195936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3.28" calcext:value-type="float">
            <text:p>3.28</text:p>
          </table:table-cell>
          <table:table-cell/>
          <table:table-cell table:formula="of:=[.G24]/21.83*50" office:value-type="float" office:value="18.9876316994961" calcext:value-type="float">
            <text:p>18.9876316994961</text:p>
          </table:table-cell>
          <table:table-cell table:formula="of:=-[.H24]/13.78*35" office:value-type="float" office:value="-8.33091436865022" calcext:value-type="float">
            <text:p>-8.33091436865022</text:p>
          </table:table-cell>
          <table:table-cell table:number-columns-repeated="2"/>
          <table:table-cell table:formula="of:=([.K24]-[.E24])/[.E24]" office:value-type="float" office:value="0.0123456790123459" calcext:value-type="float">
            <text:p>0.012345679012346</text:p>
          </table:table-cell>
          <table:table-cell table:formula="of:=-[.N24]" office:value-type="float" office:value="-0.0123456790123459" calcext:value-type="float">
            <text:p>-0.012345679012346</text:p>
          </table:table-cell>
          <table:table-cell table:number-columns-repeated="1009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3.39" calcext:value-type="float">
            <text:p>3.39</text:p>
          </table:table-cell>
          <table:table-cell/>
          <table:table-cell table:formula="of:=[.A25]/21.83*50" office:value-type="float" office:value="19.9954191479615" calcext:value-type="float">
            <text:p>19.9954191479615</text:p>
          </table:table-cell>
          <table:table-cell table:formula="of:=-[.B25]/13.78*35" office:value-type="float" office:value="-8.61030478955007" calcext:value-type="float">
            <text:p>-8.61030478955007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3.42" calcext:value-type="float">
            <text:p>3.42</text:p>
          </table:table-cell>
          <table:table-cell/>
          <table:table-cell table:formula="of:=[.G25]/21.83*50" office:value-type="float" office:value="19.9725148877691" calcext:value-type="float">
            <text:p>19.9725148877691</text:p>
          </table:table-cell>
          <table:table-cell table:formula="of:=-[.H25]/13.78*35" office:value-type="float" office:value="-8.68650217706822" calcext:value-type="float">
            <text:p>-8.68650217706822</text:p>
          </table:table-cell>
          <table:table-cell table:number-columns-repeated="2"/>
          <table:table-cell table:formula="of:=([.K25]-[.E25])/[.E25]" office:value-type="float" office:value="0.00884955752212393" calcext:value-type="float">
            <text:p>0.008849557522124</text:p>
          </table:table-cell>
          <table:table-cell table:formula="of:=-[.N25]" office:value-type="float" office:value="-0.00884955752212393" calcext:value-type="float">
            <text:p>-0.008849557522124</text:p>
          </table:table-cell>
          <table:table-cell table:number-columns-repeated="1009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[.A26]/21.83*50" office:value-type="float" office:value="21.0261108566193" calcext:value-type="float">
            <text:p>21.0261108566193</text:p>
          </table:table-cell>
          <table:table-cell table:formula="of:=-[.B26]/13.78*35" office:value-type="float" office:value="-9.11828737300436" calcext:value-type="float">
            <text:p>-9.11828737300436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[.G26]/21.83*50" office:value-type="float" office:value="20.9803023362345" calcext:value-type="float">
            <text:p>20.9803023362345</text:p>
          </table:table-cell>
          <table:table-cell table:formula="of:=-[.H26]/13.78*35" office:value-type="float" office:value="-9.11828737300436" calcext:value-type="float">
            <text:p>-9.11828737300436</text:p>
          </table:table-cell>
          <table:table-cell table:number-columns-repeated="2"/>
          <table:table-cell table:formula="of:=([.K26]-[.E26])/[.E26]" office:value-type="float" office:value="-0" calcext:value-type="float">
            <text:p>0</text:p>
          </table:table-cell>
          <table:table-cell table:formula="of:=-[.N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[.A27]/21.83*50" office:value-type="float" office:value="22.0109940448924" calcext:value-type="float">
            <text:p>22.0109940448924</text:p>
          </table:table-cell>
          <table:table-cell table:formula="of:=-[.B27]/13.78*35" office:value-type="float" office:value="-9.55007256894049" calcext:value-type="float">
            <text:p>-9.55007256894049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[.G27]/21.83*50" office:value-type="float" office:value="22.0109940448924" calcext:value-type="float">
            <text:p>22.0109940448924</text:p>
          </table:table-cell>
          <table:table-cell table:formula="of:=-[.H27]/13.78*35" office:value-type="float" office:value="-9.55007256894049" calcext:value-type="float">
            <text:p>-9.55007256894049</text:p>
          </table:table-cell>
          <table:table-cell table:number-columns-repeated="2"/>
          <table:table-cell table:formula="of:=([.K27]-[.E27])/[.E27]" office:value-type="float" office:value="-0" calcext:value-type="float">
            <text:p>0</text:p>
          </table:table-cell>
          <table:table-cell table:formula="of:=-[.N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3.93" calcext:value-type="float">
            <text:p>3.93</text:p>
          </table:table-cell>
          <table:table-cell/>
          <table:table-cell table:formula="of:=[.A28]/21.83*50" office:value-type="float" office:value="22.972972972973" calcext:value-type="float">
            <text:p>22.972972972973</text:p>
          </table:table-cell>
          <table:table-cell table:formula="of:=-[.B28]/13.78*35" office:value-type="float" office:value="-9.98185776487664" calcext:value-type="float">
            <text:p>-9.98185776487664</text:p>
          </table:table-cell>
          <table:table-cell/>
          <table:table-cell office:value-type="float" office:value="10.05" calcext:value-type="float">
            <text:p>10.05</text:p>
          </table:table-cell>
          <table:table-cell office:value-type="float" office:value="3.91" calcext:value-type="float">
            <text:p>3.91</text:p>
          </table:table-cell>
          <table:table-cell/>
          <table:table-cell table:formula="of:=[.G28]/21.83*50" office:value-type="float" office:value="23.0187814933578" calcext:value-type="float">
            <text:p>23.0187814933578</text:p>
          </table:table-cell>
          <table:table-cell table:formula="of:=-[.H28]/13.78*35" office:value-type="float" office:value="-9.93105950653121" calcext:value-type="float">
            <text:p>-9.93105950653121</text:p>
          </table:table-cell>
          <table:table-cell table:number-columns-repeated="2"/>
          <table:table-cell table:formula="of:=([.K28]-[.E28])/[.E28]" office:value-type="float" office:value="-0.00508905852417311" calcext:value-type="float">
            <text:p>-0.005089058524173</text:p>
          </table:table-cell>
          <table:table-cell table:formula="of:=-[.N28]" office:value-type="float" office:value="0.00508905852417311" calcext:value-type="float">
            <text:p>0.005089058524173</text:p>
          </table:table-cell>
          <table:table-cell table:number-columns-repeated="1009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4.11" calcext:value-type="float">
            <text:p>4.11</text:p>
          </table:table-cell>
          <table:table-cell/>
          <table:table-cell table:formula="of:=[.A29]/21.83*50" office:value-type="float" office:value="23.9807604214384" calcext:value-type="float">
            <text:p>23.9807604214384</text:p>
          </table:table-cell>
          <table:table-cell table:formula="of:=-[.B29]/13.78*35" office:value-type="float" office:value="-10.4390420899855" calcext:value-type="float">
            <text:p>-10.4390420899855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[.G29]/21.83*50" office:value-type="float" office:value="24.0265689418232" calcext:value-type="float">
            <text:p>24.0265689418232</text:p>
          </table:table-cell>
          <table:table-cell table:formula="of:=-[.H29]/13.78*35" office:value-type="float" office:value="-10.3628447024673" calcext:value-type="float">
            <text:p>-10.3628447024673</text:p>
          </table:table-cell>
          <table:table-cell table:number-columns-repeated="2"/>
          <table:table-cell table:formula="of:=([.K29]-[.E29])/[.E29]" office:value-type="float" office:value="-0.00729927007299273" calcext:value-type="float">
            <text:p>-0.007299270072993</text:p>
          </table:table-cell>
          <table:table-cell table:formula="of:=-[.N29]" office:value-type="float" office:value="0.00729927007299273" calcext:value-type="float">
            <text:p>0.007299270072993</text:p>
          </table:table-cell>
          <table:table-cell table:number-columns-repeated="1009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A30]/21.83*50" office:value-type="float" office:value="25.0114521300962" calcext:value-type="float">
            <text:p>25.0114521300962</text:p>
          </table:table-cell>
          <table:table-cell table:formula="of:=-[.B30]/13.78*35" office:value-type="float" office:value="-10.8200290275762" calcext:value-type="float">
            <text:p>-10.8200290275762</text:p>
          </table:table-cell>
          <table:table-cell/>
          <table:table-cell office:value-type="float" office:value="10.89" calcext:value-type="float">
            <text:p>10.89</text:p>
          </table:table-cell>
          <table:table-cell office:value-type="float" office:value="4.23" calcext:value-type="float">
            <text:p>4.23</text:p>
          </table:table-cell>
          <table:table-cell/>
          <table:table-cell table:formula="of:=[.G30]/21.83*50" office:value-type="float" office:value="24.942739349519" calcext:value-type="float">
            <text:p>24.942739349519</text:p>
          </table:table-cell>
          <table:table-cell table:formula="of:=-[.H30]/13.78*35" office:value-type="float" office:value="-10.7438316400581" calcext:value-type="float">
            <text:p>-10.7438316400581</text:p>
          </table:table-cell>
          <table:table-cell table:number-columns-repeated="2"/>
          <table:table-cell table:formula="of:=([.K30]-[.E30])/[.E30]" office:value-type="float" office:value="-0.00704225352112662" calcext:value-type="float">
            <text:p>-0.007042253521127</text:p>
          </table:table-cell>
          <table:table-cell table:formula="of:=-[.N30]" office:value-type="float" office:value="0.00704225352112662" calcext:value-type="float">
            <text:p>0.007042253521127</text:p>
          </table:table-cell>
          <table:table-cell table:number-columns-repeated="1009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.45" calcext:value-type="float">
            <text:p>4.45</text:p>
          </table:table-cell>
          <table:table-cell/>
          <table:table-cell table:formula="of:=[.A31]/21.83*50" office:value-type="float" office:value="25.9963353183692" calcext:value-type="float">
            <text:p>25.9963353183692</text:p>
          </table:table-cell>
          <table:table-cell table:formula="of:=-[.B31]/13.78*35" office:value-type="float" office:value="-11.3026124818578" calcext:value-type="float">
            <text:p>-11.3026124818578</text:p>
          </table:table-cell>
          <table:table-cell/>
          <table:table-cell office:value-type="float" office:value="11.34" calcext:value-type="float">
            <text:p>11.34</text:p>
          </table:table-cell>
          <table:table-cell office:value-type="float" office:value="4.39" calcext:value-type="float">
            <text:p>4.39</text:p>
          </table:table-cell>
          <table:table-cell/>
          <table:table-cell table:formula="of:=[.G31]/21.83*50" office:value-type="float" office:value="25.9734310581768" calcext:value-type="float">
            <text:p>25.9734310581768</text:p>
          </table:table-cell>
          <table:table-cell table:formula="of:=-[.H31]/13.78*35" office:value-type="float" office:value="-11.1502177068215" calcext:value-type="float">
            <text:p>-11.1502177068215</text:p>
          </table:table-cell>
          <table:table-cell table:number-columns-repeated="2"/>
          <table:table-cell table:formula="of:=([.K31]-[.E31])/[.E31]" office:value-type="float" office:value="-0.0134831460674159" calcext:value-type="float">
            <text:p>-0.013483146067416</text:p>
          </table:table-cell>
          <table:table-cell table:formula="of:=-[.N31]" office:value-type="float" office:value="0.0134831460674159" calcext:value-type="float">
            <text:p>0.013483146067416</text:p>
          </table:table-cell>
          <table:table-cell table:number-columns-repeated="1009"/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4.61" calcext:value-type="float">
            <text:p>4.61</text:p>
          </table:table-cell>
          <table:table-cell/>
          <table:table-cell table:formula="of:=[.A32]/21.83*50" office:value-type="float" office:value="27.0041227668346" calcext:value-type="float">
            <text:p>27.0041227668346</text:p>
          </table:table-cell>
          <table:table-cell table:formula="of:=-[.B32]/13.78*35" office:value-type="float" office:value="-11.7089985486212" calcext:value-type="float">
            <text:p>-11.7089985486212</text:p>
          </table:table-cell>
          <table:table-cell/>
          <table:table-cell office:value-type="float" office:value="11.78" calcext:value-type="float">
            <text:p>11.78</text:p>
          </table:table-cell>
          <table:table-cell office:value-type="float" office:value="4.54" calcext:value-type="float">
            <text:p>4.54</text:p>
          </table:table-cell>
          <table:table-cell/>
          <table:table-cell table:formula="of:=[.G32]/21.83*50" office:value-type="float" office:value="26.9812185066422" calcext:value-type="float">
            <text:p>26.9812185066422</text:p>
          </table:table-cell>
          <table:table-cell table:formula="of:=-[.H32]/13.78*35" office:value-type="float" office:value="-11.5312046444122" calcext:value-type="float">
            <text:p>-11.5312046444122</text:p>
          </table:table-cell>
          <table:table-cell table:number-columns-repeated="2"/>
          <table:table-cell table:formula="of:=([.K32]-[.E32])/[.E32]" office:value-type="float" office:value="-0.015184381778742" calcext:value-type="float">
            <text:p>-0.015184381778742</text:p>
          </table:table-cell>
          <table:table-cell table:formula="of:=-[.N32]" office:value-type="float" office:value="0.015184381778742" calcext:value-type="float">
            <text:p>0.015184381778742</text:p>
          </table:table-cell>
          <table:table-cell table:number-columns-repeated="1009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4.76" calcext:value-type="float">
            <text:p>4.76</text:p>
          </table:table-cell>
          <table:table-cell/>
          <table:table-cell table:formula="of:=[.A33]/21.83*50" office:value-type="float" office:value="27.9890059551077" calcext:value-type="float">
            <text:p>27.9890059551077</text:p>
          </table:table-cell>
          <table:table-cell table:formula="of:=-[.B33]/13.78*35" office:value-type="float" office:value="-12.0899854862119" calcext:value-type="float">
            <text:p>-12.0899854862119</text:p>
          </table:table-cell>
          <table:table-cell/>
          <table:table-cell office:value-type="float" office:value="12.22" calcext:value-type="float">
            <text:p>12.22</text:p>
          </table:table-cell>
          <table:table-cell office:value-type="float" office:value="4.71" calcext:value-type="float">
            <text:p>4.71</text:p>
          </table:table-cell>
          <table:table-cell/>
          <table:table-cell table:formula="of:=[.G33]/21.83*50" office:value-type="float" office:value="27.9890059551077" calcext:value-type="float">
            <text:p>27.9890059551077</text:p>
          </table:table-cell>
          <table:table-cell table:formula="of:=-[.H33]/13.78*35" office:value-type="float" office:value="-11.9629898403483" calcext:value-type="float">
            <text:p>-11.9629898403483</text:p>
          </table:table-cell>
          <table:table-cell table:number-columns-repeated="2"/>
          <table:table-cell table:formula="of:=([.K33]-[.E33])/[.E33]" office:value-type="float" office:value="-0.0105042016806722" calcext:value-type="float">
            <text:p>-0.010504201680672</text:p>
          </table:table-cell>
          <table:table-cell table:formula="of:=-[.N33]" office:value-type="float" office:value="0.0105042016806722" calcext:value-type="float">
            <text:p>0.010504201680672</text:p>
          </table:table-cell>
          <table:table-cell table:number-columns-repeated="1009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4.94" calcext:value-type="float">
            <text:p>4.94</text:p>
          </table:table-cell>
          <table:table-cell/>
          <table:table-cell table:formula="of:=[.A34]/21.83*50" office:value-type="float" office:value="28.9967934035731" calcext:value-type="float">
            <text:p>28.9967934035731</text:p>
          </table:table-cell>
          <table:table-cell table:formula="of:=-[.B34]/13.78*35" office:value-type="float" office:value="-12.5471698113208" calcext:value-type="float">
            <text:p>-12.5471698113208</text:p>
          </table:table-cell>
          <table:table-cell/>
          <table:table-cell office:value-type="float" office:value="12.66" calcext:value-type="float">
            <text:p>12.66</text:p>
          </table:table-cell>
          <table:table-cell office:value-type="float" office:value="4.86" calcext:value-type="float">
            <text:p>4.86</text:p>
          </table:table-cell>
          <table:table-cell/>
          <table:table-cell table:formula="of:=[.G34]/21.83*50" office:value-type="float" office:value="28.9967934035731" calcext:value-type="float">
            <text:p>28.9967934035731</text:p>
          </table:table-cell>
          <table:table-cell table:formula="of:=-[.H34]/13.78*35" office:value-type="float" office:value="-12.343976777939" calcext:value-type="float">
            <text:p>-12.343976777939</text:p>
          </table:table-cell>
          <table:table-cell table:number-columns-repeated="2"/>
          <table:table-cell table:formula="of:=([.K34]-[.E34])/[.E34]" office:value-type="float" office:value="-0.0161943319838056" calcext:value-type="float">
            <text:p>-0.016194331983806</text:p>
          </table:table-cell>
          <table:table-cell table:formula="of:=-[.N34]" office:value-type="float" office:value="0.0161943319838056" calcext:value-type="float">
            <text:p>0.016194331983806</text:p>
          </table:table-cell>
          <table:table-cell table:number-columns-repeated="1009"/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5.12" calcext:value-type="float">
            <text:p>5.12</text:p>
          </table:table-cell>
          <table:table-cell/>
          <table:table-cell table:formula="of:=[.A35]/21.83*50" office:value-type="float" office:value="29.9816765918461" calcext:value-type="float">
            <text:p>29.9816765918461</text:p>
          </table:table-cell>
          <table:table-cell table:formula="of:=-[.B35]/13.78*35" office:value-type="float" office:value="-13.0043541364296" calcext:value-type="float">
            <text:p>-13.0043541364296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5.01" calcext:value-type="float">
            <text:p>5.01</text:p>
          </table:table-cell>
          <table:table-cell/>
          <table:table-cell table:formula="of:=[.G35]/21.83*50" office:value-type="float" office:value="30.0045808520385" calcext:value-type="float">
            <text:p>30.0045808520385</text:p>
          </table:table-cell>
          <table:table-cell table:formula="of:=-[.H35]/13.78*35" office:value-type="float" office:value="-12.7249637155298" calcext:value-type="float">
            <text:p>-12.7249637155298</text:p>
          </table:table-cell>
          <table:table-cell table:number-columns-repeated="2"/>
          <table:table-cell table:formula="of:=([.K35]-[.E35])/[.E35]" office:value-type="float" office:value="-0.021484375" calcext:value-type="float">
            <text:p>-0.021484375</text:p>
          </table:table-cell>
          <table:table-cell table:formula="of:=-[.N35]" office:value-type="float" office:value="0.021484375" calcext:value-type="float">
            <text:p>0.021484375</text:p>
          </table:table-cell>
          <table:table-cell table:number-columns-repeated="1009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A36]/21.83*50" office:value-type="float" office:value="30.5771873568484" calcext:value-type="float">
            <text:p>30.5771873568484</text:p>
          </table:table-cell>
          <table:table-cell table:formula="of:=-[.B36]/13.78*35" office:value-type="float" office:value="-13.2075471698113" calcext:value-type="float">
            <text:p>-13.2075471698113</text:p>
          </table:table-cell>
          <table:table-cell/>
          <table:table-cell office:value-type="float" office:value="13.54" calcext:value-type="float">
            <text:p>13.54</text:p>
          </table:table-cell>
          <table:table-cell office:value-type="float" office:value="5.17" calcext:value-type="float">
            <text:p>5.17</text:p>
          </table:table-cell>
          <table:table-cell/>
          <table:table-cell table:formula="of:=[.G36]/21.83*50" office:value-type="float" office:value="31.0123683005039" calcext:value-type="float">
            <text:p>31.0123683005039</text:p>
          </table:table-cell>
          <table:table-cell table:formula="of:=-[.H36]/13.78*35" office:value-type="float" office:value="-13.1313497822932" calcext:value-type="float">
            <text:p>-13.1313497822932</text:p>
          </table:table-cell>
          <table:table-cell table:number-columns-repeated="2"/>
          <table:table-cell table:formula="of:=([.K36]-[.E37])/[.E37]" office:value-type="float" office:value="-0.018975332068311" calcext:value-type="float">
            <text:p>-0.018975332068311</text:p>
          </table:table-cell>
          <table:table-cell table:formula="of:=-[.N36]" office:value-type="float" office:value="0.018975332068311" calcext:value-type="float">
            <text:p>0.018975332068311</text:p>
          </table:table-cell>
          <table:table-cell table:number-columns-repeated="1009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5.27" calcext:value-type="float">
            <text:p>5.27</text:p>
          </table:table-cell>
          <table:table-cell/>
          <table:table-cell table:formula="of:=[.A37]/21.83*50" office:value-type="float" office:value="31.0123683005039" calcext:value-type="float">
            <text:p>31.0123683005039</text:p>
          </table:table-cell>
          <table:table-cell table:formula="of:=-[.B37]/13.78*35" office:value-type="float" office:value="-13.3853410740203" calcext:value-type="float">
            <text:p>-13.3853410740203</text:p>
          </table:table-cell>
          <table:table-cell/>
          <table:table-cell office:value-type="float" office:value="13.97" calcext:value-type="float">
            <text:p>13.97</text:p>
          </table:table-cell>
          <table:table-cell office:value-type="float" office:value="5.33" calcext:value-type="float">
            <text:p>5.33</text:p>
          </table:table-cell>
          <table:table-cell/>
          <table:table-cell table:formula="of:=[.G37]/21.83*50" office:value-type="float" office:value="31.9972514887769" calcext:value-type="float">
            <text:p>31.9972514887769</text:p>
          </table:table-cell>
          <table:table-cell table:formula="of:=-[.H37]/13.78*35" office:value-type="float" office:value="-13.5377358490566" calcext:value-type="float">
            <text:p>-13.5377358490566</text:p>
          </table:table-cell>
          <table:table-cell table:number-columns-repeated="2"/>
          <table:table-cell table:formula="of:=([.K37]-[.E39])/[.E39]" office:value-type="float" office:value="-0.0202205882352942" calcext:value-type="float">
            <text:p>-0.020220588235294</text:p>
          </table:table-cell>
          <table:table-cell table:formula="of:=-[.N37]" office:value-type="float" office:value="0.0202205882352942" calcext:value-type="float">
            <text:p>0.020220588235294</text:p>
          </table:table-cell>
          <table:table-cell table:number-columns-repeated="1009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5.37" calcext:value-type="float">
            <text:p>5.37</text:p>
          </table:table-cell>
          <table:table-cell/>
          <table:table-cell table:formula="of:=[.A38]/21.83*50" office:value-type="float" office:value="31.539166284929" calcext:value-type="float">
            <text:p>31.539166284929</text:p>
          </table:table-cell>
          <table:table-cell table:formula="of:=-[.B38]/13.78*35" office:value-type="float" office:value="-13.6393323657475" calcext:value-type="float">
            <text:p>-13.6393323657475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5.48" calcext:value-type="float">
            <text:p>5.48</text:p>
          </table:table-cell>
          <table:table-cell/>
          <table:table-cell table:formula="of:=[.G38]/21.83*50" office:value-type="float" office:value="32.9821346770499" calcext:value-type="float">
            <text:p>32.9821346770499</text:p>
          </table:table-cell>
          <table:table-cell table:formula="of:=-[.H38]/13.78*35" office:value-type="float" office:value="-13.9187227866473" calcext:value-type="float">
            <text:p>-13.9187227866473</text:p>
          </table:table-cell>
          <table:table-cell table:number-columns-repeated="2"/>
          <table:table-cell table:formula="of:=([.K38]-[.E41])/[.E41]" office:value-type="float" office:value="-0.0214285714285713" calcext:value-type="float">
            <text:p>-0.021428571428571</text:p>
          </table:table-cell>
          <table:table-cell table:formula="of:=-[.N38]" office:value-type="float" office:value="0.0214285714285713" calcext:value-type="float">
            <text:p>0.021428571428571</text:p>
          </table:table-cell>
          <table:table-cell table:number-columns-repeated="1009"/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5.44" calcext:value-type="float">
            <text:p>5.44</text:p>
          </table:table-cell>
          <table:table-cell/>
          <table:table-cell table:formula="of:=[.A39]/21.83*50" office:value-type="float" office:value="31.9972514887769" calcext:value-type="float">
            <text:p>31.9972514887769</text:p>
          </table:table-cell>
          <table:table-cell table:formula="of:=-[.B39]/13.78*35" office:value-type="float" office:value="-13.8171262699565" calcext:value-type="float">
            <text:p>-13.8171262699565</text:p>
          </table:table-cell>
          <table:table-cell/>
          <table:table-cell office:value-type="float" office:value="14.83" calcext:value-type="float">
            <text:p>14.83</text:p>
          </table:table-cell>
          <table:table-cell office:value-type="float" office:value="5.64" calcext:value-type="float">
            <text:p>5.64</text:p>
          </table:table-cell>
          <table:table-cell/>
          <table:table-cell table:formula="of:=[.G39]/21.83*50" office:value-type="float" office:value="33.9670178653229" calcext:value-type="float">
            <text:p>33.9670178653229</text:p>
          </table:table-cell>
          <table:table-cell table:formula="of:=-[.H39]/13.78*35" office:value-type="float" office:value="-14.3251088534107" calcext:value-type="float">
            <text:p>-14.3251088534107</text:p>
          </table:table-cell>
          <table:table-cell table:number-columns-repeated="2"/>
          <table:table-cell table:formula="of:=([.K39]-[.E43])/[.E43]" office:value-type="float" office:value="-0.0225303292894281" calcext:value-type="float">
            <text:p>-0.022530329289428</text:p>
          </table:table-cell>
          <table:table-cell table:formula="of:=-[.N39]" office:value-type="float" office:value="0.0225303292894281" calcext:value-type="float">
            <text:p>0.022530329289428</text:p>
          </table:table-cell>
          <table:table-cell table:number-columns-repeated="1009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5.52" calcext:value-type="float">
            <text:p>5.52</text:p>
          </table:table-cell>
          <table:table-cell/>
          <table:table-cell table:formula="of:=[.A40]/21.83*50" office:value-type="float" office:value="32.524049473202" calcext:value-type="float">
            <text:p>32.524049473202</text:p>
          </table:table-cell>
          <table:table-cell table:formula="of:=-[.B40]/13.78*35" office:value-type="float" office:value="-14.0203193033382" calcext:value-type="float">
            <text:p>-14.0203193033382</text:p>
          </table:table-cell>
          <table:table-cell/>
          <table:table-cell office:value-type="float" office:value="15.27" calcext:value-type="float">
            <text:p>15.27</text:p>
          </table:table-cell>
          <table:table-cell office:value-type="float" office:value="5.79" calcext:value-type="float">
            <text:p>5.79</text:p>
          </table:table-cell>
          <table:table-cell/>
          <table:table-cell table:formula="of:=[.G40]/21.83*50" office:value-type="float" office:value="34.9748053137884" calcext:value-type="float">
            <text:p>34.9748053137884</text:p>
          </table:table-cell>
          <table:table-cell table:formula="of:=-[.H40]/13.78*35" office:value-type="float" office:value="-14.7060957910015" calcext:value-type="float">
            <text:p>-14.7060957910015</text:p>
          </table:table-cell>
          <table:table-cell table:number-columns-repeated="2"/>
          <table:table-cell table:formula="of:=([.K40]-[.E45])/[.E45]" office:value-type="float" office:value="-0.0203045685279187" calcext:value-type="float">
            <text:p>-0.020304568527919</text:p>
          </table:table-cell>
          <table:table-cell table:formula="of:=-[.N40]" office:value-type="float" office:value="0.0203045685279187" calcext:value-type="float">
            <text:p>0.020304568527919</text:p>
          </table:table-cell>
          <table:table-cell table:number-columns-repeated="1009"/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5.6" calcext:value-type="float">
            <text:p>5.6</text:p>
          </table:table-cell>
          <table:table-cell/>
          <table:table-cell table:formula="of:=[.A41]/21.83*50" office:value-type="float" office:value="33.0050389372423" calcext:value-type="float">
            <text:p>33.0050389372423</text:p>
          </table:table-cell>
          <table:table-cell table:formula="of:=-[.B41]/13.78*35" office:value-type="float" office:value="-14.2235123367199" calcext:value-type="float">
            <text:p>-14.2235123367199</text:p>
          </table:table-cell>
          <table:table-cell/>
          <table:table-cell office:value-type="float" office:value="15.72" calcext:value-type="float">
            <text:p>15.72</text:p>
          </table:table-cell>
          <table:table-cell office:value-type="float" office:value="5.94" calcext:value-type="float">
            <text:p>5.94</text:p>
          </table:table-cell>
          <table:table-cell/>
          <table:table-cell table:formula="of:=[.G41]/21.83*50" office:value-type="float" office:value="36.0054970224462" calcext:value-type="float">
            <text:p>36.0054970224462</text:p>
          </table:table-cell>
          <table:table-cell table:formula="of:=-[.H41]/13.78*35" office:value-type="float" office:value="-15.0870827285922" calcext:value-type="float">
            <text:p>-15.0870827285922</text:p>
          </table:table-cell>
          <table:table-cell table:number-columns-repeated="2"/>
          <table:table-cell table:formula="of:=([.K41]-[.E47])/[.E47]" office:value-type="float" office:value="-0.0309951060358891" calcext:value-type="float">
            <text:p>-0.030995106035889</text:p>
          </table:table-cell>
          <table:table-cell table:formula="of:=-[.N41]" office:value-type="float" office:value="0.0309951060358891" calcext:value-type="float">
            <text:p>0.030995106035889</text:p>
          </table:table-cell>
          <table:table-cell table:number-columns-repeated="1009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5.68" calcext:value-type="float">
            <text:p>5.68</text:p>
          </table:table-cell>
          <table:table-cell/>
          <table:table-cell table:formula="of:=[.A42]/21.83*50" office:value-type="float" office:value="33.5547411818598" calcext:value-type="float">
            <text:p>33.5547411818598</text:p>
          </table:table-cell>
          <table:table-cell table:formula="of:=-[.B42]/13.78*35" office:value-type="float" office:value="-14.4267053701016" calcext:value-type="float">
            <text:p>-14.4267053701016</text:p>
          </table:table-cell>
          <table:table-cell/>
          <table:table-cell office:value-type="float" office:value="16.15" calcext:value-type="float">
            <text:p>16.15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G42]/21.83*50" office:value-type="float" office:value="36.9903802107192" calcext:value-type="float">
            <text:p>36.9903802107192</text:p>
          </table:table-cell>
          <table:table-cell table:formula="of:=-[.H42]/13.78*35" office:value-type="float" office:value="-15.4934687953556" calcext:value-type="float">
            <text:p>-15.4934687953556</text:p>
          </table:table-cell>
          <table:table-cell table:number-columns-repeated="2"/>
          <table:table-cell table:formula="of:=([.K42]-[.E49])/[.E49]" office:value-type="float" office:value="-0.0271132376395535" calcext:value-type="float">
            <text:p>-0.027113237639554</text:p>
          </table:table-cell>
          <table:table-cell table:formula="of:=-[.N42]" office:value-type="float" office:value="0.0271132376395535" calcext:value-type="float">
            <text:p>0.027113237639554</text:p>
          </table:table-cell>
          <table:table-cell table:number-columns-repeated="1009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5.77" calcext:value-type="float">
            <text:p>5.77</text:p>
          </table:table-cell>
          <table:table-cell/>
          <table:table-cell table:formula="of:=[.A43]/21.83*50" office:value-type="float" office:value="33.9899221255153" calcext:value-type="float">
            <text:p>33.9899221255153</text:p>
          </table:table-cell>
          <table:table-cell table:formula="of:=-[.B43]/13.78*35" office:value-type="float" office:value="-14.655297532656" calcext:value-type="float">
            <text:p>-14.655297532656</text:p>
          </table:table-cell>
          <table:table-cell/>
          <table:table-cell office:value-type="float" office:value="16.59" calcext:value-type="float">
            <text:p>16.59</text:p>
          </table:table-cell>
          <table:table-cell office:value-type="float" office:value="6.24" calcext:value-type="float">
            <text:p>6.24</text:p>
          </table:table-cell>
          <table:table-cell/>
          <table:table-cell table:formula="of:=[.G43]/21.83*50" office:value-type="float" office:value="37.9981676591846" calcext:value-type="float">
            <text:p>37.9981676591846</text:p>
          </table:table-cell>
          <table:table-cell table:formula="of:=-[.H43]/13.78*35" office:value-type="float" office:value="-15.8490566037736" calcext:value-type="float">
            <text:p>-15.8490566037736</text:p>
          </table:table-cell>
          <table:table-cell table:number-columns-repeated="2"/>
          <table:table-cell table:formula="of:=([.K43]-[.E51])/[.E51]" office:value-type="float" office:value="-0.0310559006211182" calcext:value-type="float">
            <text:p>-0.031055900621118</text:p>
          </table:table-cell>
          <table:table-cell table:formula="of:=-[.N43]" office:value-type="float" office:value="0.0310559006211182" calcext:value-type="float">
            <text:p>0.031055900621118</text:p>
          </table:table-cell>
          <table:table-cell table:number-columns-repeated="1009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5.86" calcext:value-type="float">
            <text:p>5.86</text:p>
          </table:table-cell>
          <table:table-cell/>
          <table:table-cell table:formula="of:=[.A44]/21.83*50" office:value-type="float" office:value="34.5396243701328" calcext:value-type="float">
            <text:p>34.5396243701328</text:p>
          </table:table-cell>
          <table:table-cell table:formula="of:=-[.B44]/13.78*35" office:value-type="float" office:value="-14.8838896952105" calcext:value-type="float">
            <text:p>-14.8838896952105</text:p>
          </table:table-cell>
          <table:table-cell/>
          <table:table-cell office:value-type="float" office:value="17.03" calcext:value-type="float">
            <text:p>17.03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[.G44]/21.83*50" office:value-type="float" office:value="39.00595510765" calcext:value-type="float">
            <text:p>39.00595510765</text:p>
          </table:table-cell>
          <table:table-cell table:formula="of:=-[.H44]/13.78*35" office:value-type="float" office:value="-16.255442670537" calcext:value-type="float">
            <text:p>-16.255442670537</text:p>
          </table:table-cell>
          <table:table-cell table:number-columns-repeated="2"/>
          <table:table-cell table:formula="of:=([.K44]-[.E55])/[.E55]" office:value-type="float" office:value="-0.037593984962406" calcext:value-type="float">
            <text:p>-0.037593984962406</text:p>
          </table:table-cell>
          <table:table-cell table:formula="of:=-[.N44]" office:value-type="float" office:value="0.037593984962406" calcext:value-type="float">
            <text:p>0.037593984962406</text:p>
          </table:table-cell>
          <table:table-cell table:number-columns-repeated="1009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5.91" calcext:value-type="float">
            <text:p>5.91</text:p>
          </table:table-cell>
          <table:table-cell/>
          <table:table-cell table:formula="of:=[.A45]/21.83*50" office:value-type="float" office:value="34.9977095739808" calcext:value-type="float">
            <text:p>34.9977095739808</text:p>
          </table:table-cell>
          <table:table-cell table:formula="of:=-[.B45]/13.78*35" office:value-type="float" office:value="-15.010885341074" calcext:value-type="float">
            <text:p>-15.010885341074</text:p>
          </table:table-cell>
          <table:table-cell/>
          <table:table-cell office:value-type="float" office:value="17.45" calcext:value-type="float">
            <text:p>17.45</text:p>
          </table:table-cell>
          <table:table-cell office:value-type="float" office:value="6.55" calcext:value-type="float">
            <text:p>6.55</text:p>
          </table:table-cell>
          <table:table-cell/>
          <table:table-cell table:formula="of:=[.G45]/21.83*50" office:value-type="float" office:value="39.9679340357306" calcext:value-type="float">
            <text:p>39.9679340357306</text:p>
          </table:table-cell>
          <table:table-cell table:formula="of:=-[.H45]/13.78*35" office:value-type="float" office:value="-16.6364296081277" calcext:value-type="float">
            <text:p>-16.6364296081277</text:p>
          </table:table-cell>
          <table:table-cell table:number-columns-repeated="2"/>
          <table:table-cell table:formula="of:=([.K45]-[.E59])/[.E59]" office:value-type="float" office:value="-0.0310650887573964" calcext:value-type="float">
            <text:p>-0.031065088757396</text:p>
          </table:table-cell>
          <table:table-cell table:formula="of:=-[.N45]" office:value-type="float" office:value="0.0310650887573964" calcext:value-type="float">
            <text:p>0.031065088757396</text:p>
          </table:table-cell>
          <table:table-cell table:number-columns-repeated="1009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6.04" calcext:value-type="float">
            <text:p>6.04</text:p>
          </table:table-cell>
          <table:table-cell/>
          <table:table-cell table:formula="of:=[.A46]/21.83*50" office:value-type="float" office:value="35.5474118185983" calcext:value-type="float">
            <text:p>35.5474118185983</text:p>
          </table:table-cell>
          <table:table-cell table:formula="of:=-[.B46]/13.78*35" office:value-type="float" office:value="-15.3410740203193" calcext:value-type="float">
            <text:p>-15.3410740203193</text:p>
          </table:table-cell>
          <table:table-cell/>
          <table:table-cell office:value-type="float" office:value="17.89" calcext:value-type="float">
            <text:p>17.89</text:p>
          </table:table-cell>
          <table:table-cell office:value-type="float" office:value="6.71" calcext:value-type="float">
            <text:p>6.71</text:p>
          </table:table-cell>
          <table:table-cell/>
          <table:table-cell table:formula="of:=[.G46]/21.83*50" office:value-type="float" office:value="40.9757214841961" calcext:value-type="float">
            <text:p>40.9757214841961</text:p>
          </table:table-cell>
          <table:table-cell table:formula="of:=-[.H46]/13.78*35" office:value-type="float" office:value="-17.0428156748911" calcext:value-type="float">
            <text:p>-17.0428156748911</text:p>
          </table:table-cell>
          <table:table-cell table:number-columns-repeated="2"/>
          <table:table-cell table:formula="of:=([.K46]-[.E63])/[.E63]" office:value-type="float" office:value="-0.0414285714285713" calcext:value-type="float">
            <text:p>-0.041428571428571</text:p>
          </table:table-cell>
          <table:table-cell table:formula="of:=-[.N46]" office:value-type="float" office:value="0.0414285714285713" calcext:value-type="float">
            <text:p>0.041428571428571</text:p>
          </table:table-cell>
          <table:table-cell table:number-columns-repeated="1009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6.13" calcext:value-type="float">
            <text:p>6.13</text:p>
          </table:table-cell>
          <table:table-cell/>
          <table:table-cell table:formula="of:=[.A47]/21.83*50" office:value-type="float" office:value="36.0054970224462" calcext:value-type="float">
            <text:p>36.0054970224462</text:p>
          </table:table-cell>
          <table:table-cell table:formula="of:=-[.B47]/13.78*35" office:value-type="float" office:value="-15.5696661828737" calcext:value-type="float">
            <text:p>-15.5696661828737</text:p>
          </table:table-cell>
          <table:table-cell/>
          <table:table-cell office:value-type="float" office:value="18.34" calcext:value-type="float">
            <text:p>18.34</text:p>
          </table:table-cell>
          <table:table-cell office:value-type="float" office:value="6.85" calcext:value-type="float">
            <text:p>6.85</text:p>
          </table:table-cell>
          <table:table-cell/>
          <table:table-cell table:formula="of:=[.G47]/21.83*50" office:value-type="float" office:value="42.0064131928539" calcext:value-type="float">
            <text:p>42.0064131928539</text:p>
          </table:table-cell>
          <table:table-cell table:formula="of:=-[.H47]/13.78*35" office:value-type="float" office:value="-17.3984034833091" calcext:value-type="float">
            <text:p>-17.3984034833091</text:p>
          </table:table-cell>
          <table:table-cell table:number-columns-repeated="2"/>
          <table:table-cell table:formula="of:=([.K47]-[.E67])/[.E67]" office:value-type="float" office:value="-0.048611111111111" calcext:value-type="float">
            <text:p>-0.048611111111111</text:p>
          </table:table-cell>
          <table:table-cell table:formula="of:=-[.N47]" office:value-type="float" office:value="0.048611111111111" calcext:value-type="float">
            <text:p>0.048611111111111</text:p>
          </table:table-cell>
          <table:table-cell table:number-columns-repeated="1009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.19" calcext:value-type="float">
            <text:p>6.19</text:p>
          </table:table-cell>
          <table:table-cell/>
          <table:table-cell table:formula="of:=[.A48]/21.83*50" office:value-type="float" office:value="36.5551992670637" calcext:value-type="float">
            <text:p>36.5551992670637</text:p>
          </table:table-cell>
          <table:table-cell table:formula="of:=-[.B48]/13.78*35" office:value-type="float" office:value="-15.72206095791" calcext:value-type="float">
            <text:p>-15.72206095791</text:p>
          </table:table-cell>
          <table:table-cell/>
          <table:table-cell office:value-type="float" office:value="18.77" calcext:value-type="float">
            <text:p>18.7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48]/21.83*50" office:value-type="float" office:value="42.9912963811269" calcext:value-type="float">
            <text:p>42.9912963811269</text:p>
          </table:table-cell>
          <table:table-cell table:formula="of:=-[.H48]/13.78*35" office:value-type="float" office:value="-17.7793904208999" calcext:value-type="float">
            <text:p>-17.7793904208999</text:p>
          </table:table-cell>
          <table:table-cell table:number-columns-repeated="2"/>
          <table:table-cell table:formula="of:=([.K48]-[.E72])/[.E72]" office:value-type="float" office:value="-0.0291262135922329" calcext:value-type="float">
            <text:p>-0.029126213592233</text:p>
          </table:table-cell>
          <table:table-cell table:formula="of:=-[.N48]" office:value-type="float" office:value="0.0291262135922329" calcext:value-type="float">
            <text:p>0.029126213592233</text:p>
          </table:table-cell>
          <table:table-cell table:number-columns-repeated="1009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6.27" calcext:value-type="float">
            <text:p>6.27</text:p>
          </table:table-cell>
          <table:table-cell/>
          <table:table-cell table:formula="of:=[.A49]/21.83*50" office:value-type="float" office:value="37.0132844709116" calcext:value-type="float">
            <text:p>37.0132844709116</text:p>
          </table:table-cell>
          <table:table-cell table:formula="of:=-[.B49]/13.78*35" office:value-type="float" office:value="-15.9252539912917" calcext:value-type="float">
            <text:p>-15.9252539912917</text:p>
          </table:table-cell>
          <table:table-cell/>
          <table:table-cell office:value-type="float" office:value="19.21" calcext:value-type="float">
            <text:p>19.21</text:p>
          </table:table-cell>
          <table:table-cell office:value-type="float" office:value="7.16" calcext:value-type="float">
            <text:p>7.16</text:p>
          </table:table-cell>
          <table:table-cell/>
          <table:table-cell table:formula="of:=[.G49]/21.83*50" office:value-type="float" office:value="43.9990838295923" calcext:value-type="float">
            <text:p>43.9990838295923</text:p>
          </table:table-cell>
          <table:table-cell table:formula="of:=-[.H49]/13.78*35" office:value-type="float" office:value="-18.1857764876633" calcext:value-type="float">
            <text:p>-18.1857764876633</text:p>
          </table:table-cell>
          <table:table-cell table:number-columns-repeated="2"/>
          <table:table-cell table:formula="of:=([.K49]-[.E77])/[.E77]" office:value-type="float" office:value="-0.0402144772117962" calcext:value-type="float">
            <text:p>-0.040214477211796</text:p>
          </table:table-cell>
          <table:table-cell table:formula="of:=-[.N49]" office:value-type="float" office:value="0.0402144772117962" calcext:value-type="float">
            <text:p>0.040214477211796</text:p>
          </table:table-cell>
          <table:table-cell table:number-columns-repeated="1009"/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6.38" calcext:value-type="float">
            <text:p>6.38</text:p>
          </table:table-cell>
          <table:table-cell/>
          <table:table-cell table:formula="of:=[.A50]/21.83*50" office:value-type="float" office:value="37.5400824553367" calcext:value-type="float">
            <text:p>37.5400824553367</text:p>
          </table:table-cell>
          <table:table-cell table:formula="of:=-[.B50]/13.78*35" office:value-type="float" office:value="-16.2046444121916" calcext:value-type="float">
            <text:p>-16.2046444121916</text:p>
          </table:table-cell>
          <table:table-cell/>
          <table:table-cell office:value-type="float" office:value="19.64" calcext:value-type="float">
            <text:p>19.64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[.G50]/21.83*50" office:value-type="float" office:value="44.9839670178653" calcext:value-type="float">
            <text:p>44.9839670178653</text:p>
          </table:table-cell>
          <table:table-cell table:formula="of:=-[.H50]/13.78*35" office:value-type="float" office:value="-18.5413642960813" calcext:value-type="float">
            <text:p>-18.5413642960813</text:p>
          </table:table-cell>
          <table:table-cell table:number-columns-repeated="2"/>
          <table:table-cell table:formula="of:=([.K50]-[.E83])/[.E83]" office:value-type="float" office:value="-0.0531776913099872" calcext:value-type="float">
            <text:p>-0.053177691309987</text:p>
          </table:table-cell>
          <table:table-cell table:formula="of:=-[.N50]" office:value-type="float" office:value="0.0531776913099872" calcext:value-type="float">
            <text:p>0.053177691309987</text:p>
          </table:table-cell>
          <table:table-cell table:number-columns-repeated="1009"/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6.44" calcext:value-type="float">
            <text:p>6.44</text:p>
          </table:table-cell>
          <table:table-cell/>
          <table:table-cell table:formula="of:=[.A51]/21.83*50" office:value-type="float" office:value="37.9981676591846" calcext:value-type="float">
            <text:p>37.9981676591846</text:p>
          </table:table-cell>
          <table:table-cell table:formula="of:=-[.B51]/13.78*35" office:value-type="float" office:value="-16.3570391872279" calcext:value-type="float">
            <text:p>-16.3570391872279</text:p>
          </table:table-cell>
          <table:table-cell/>
          <table:table-cell office:value-type="float" office:value="20.08" calcext:value-type="float">
            <text:p>20.08</text:p>
          </table:table-cell>
          <table:table-cell office:value-type="float" office:value="7.45" calcext:value-type="float">
            <text:p>7.45</text:p>
          </table:table-cell>
          <table:table-cell/>
          <table:table-cell table:formula="of:=[.G51]/21.83*50" office:value-type="float" office:value="45.9917544663307" calcext:value-type="float">
            <text:p>45.9917544663307</text:p>
          </table:table-cell>
          <table:table-cell table:formula="of:=-[.H51]/13.78*35" office:value-type="float" office:value="-18.922351233672" calcext:value-type="float">
            <text:p>-18.922351233672</text:p>
          </table:table-cell>
          <table:table-cell table:number-columns-repeated="2"/>
          <table:table-cell table:formula="of:=([.K51]-[.E88])/[.E88]" office:value-type="float" office:value="-0.0235910878112714" calcext:value-type="float">
            <text:p>-0.023591087811271</text:p>
          </table:table-cell>
          <table:table-cell table:formula="of:=-[.N51]" office:value-type="float" office:value="0.0235910878112714" calcext:value-type="float">
            <text:p>0.023591087811271</text:p>
          </table:table-cell>
          <table:table-cell table:number-columns-repeated="1009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.48" calcext:value-type="float">
            <text:p>6.48</text:p>
          </table:table-cell>
          <table:table-cell/>
          <table:table-cell table:formula="of:=[.A52]/21.83*50" office:value-type="float" office:value="38.250114521301" calcext:value-type="float">
            <text:p>38.250114521301</text:p>
          </table:table-cell>
          <table:table-cell table:formula="of:=-[.B52]/13.78*35" office:value-type="float" office:value="-16.4586357039187" calcext:value-type="float">
            <text:p>-16.4586357039187</text:p>
          </table:table-cell>
          <table:table-cell/>
          <table:table-cell office:value-type="float" office:value="20.51" calcext:value-type="float">
            <text:p>20.51</text:p>
          </table:table-cell>
          <table:table-cell office:value-type="float" office:value="7.6" calcext:value-type="float">
            <text:p>7.6</text:p>
          </table:table-cell>
          <table:table-cell/>
          <table:table-cell table:formula="of:=[.G52]/21.83*50" office:value-type="float" office:value="46.9766376546038" calcext:value-type="float">
            <text:p>46.9766376546038</text:p>
          </table:table-cell>
          <table:table-cell table:formula="of:=-[.H52]/13.78*35" office:value-type="float" office:value="-19.3033381712627" calcext:value-type="float">
            <text:p>-19.3033381712627</text:p>
          </table:table-cell>
          <table:table-cell table:number-columns-repeated="2"/>
          <table:table-cell table:formula="of:=([.K52]-[.E94])/[.E94]" office:value-type="float" office:value="-0.0720390720390721" calcext:value-type="float">
            <text:p>-0.072039072039072</text:p>
          </table:table-cell>
          <table:table-cell table:formula="of:=-[.N52]" office:value-type="float" office:value="0.0720390720390721" calcext:value-type="float">
            <text:p>0.072039072039072</text:p>
          </table:table-cell>
          <table:table-cell table:number-columns-repeated="1009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6.54" calcext:value-type="float">
            <text:p>6.54</text:p>
          </table:table-cell>
          <table:table-cell/>
          <table:table-cell table:formula="of:=[.A53]/21.83*50" office:value-type="float" office:value="38.5707741639945" calcext:value-type="float">
            <text:p>38.5707741639945</text:p>
          </table:table-cell>
          <table:table-cell table:formula="of:=-[.B53]/13.78*35" office:value-type="float" office:value="-16.611030478955" calcext:value-type="float">
            <text:p>-16.611030478955</text:p>
          </table:table-cell>
          <table:table-cell/>
          <table:table-cell office:value-type="float" office:value="20.96" calcext:value-type="float">
            <text:p>20.96</text:p>
          </table:table-cell>
          <table:table-cell office:value-type="float" office:value="7.74" calcext:value-type="float">
            <text:p>7.74</text:p>
          </table:table-cell>
          <table:table-cell/>
          <table:table-cell table:formula="of:=[.G53]/21.83*50" office:value-type="float" office:value="48.0073293632616" calcext:value-type="float">
            <text:p>48.0073293632616</text:p>
          </table:table-cell>
          <table:table-cell table:formula="of:=-[.H53]/13.78*35" office:value-type="float" office:value="-19.6589259796807" calcext:value-type="float">
            <text:p>-19.6589259796807</text:p>
          </table:table-cell>
          <table:table-cell table:number-columns-repeated="2"/>
          <table:table-cell table:formula="of:=([.K53]-[.E99])/[.E99]" office:value-type="float" office:value="-0.0456226880394573" calcext:value-type="float">
            <text:p>-0.045622688039457</text:p>
          </table:table-cell>
          <table:table-cell table:formula="of:=-[.N53]" office:value-type="float" office:value="0.0456226880394573" calcext:value-type="float">
            <text:p>0.045622688039457</text:p>
          </table:table-cell>
          <table:table-cell table:number-columns-repeated="1009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A54]/21.83*50" office:value-type="float" office:value="38.7998167659185" calcext:value-type="float">
            <text:p>38.7998167659185</text:p>
          </table:table-cell>
          <table:table-cell table:formula="of:=-[.B54]/13.78*35" office:value-type="float" office:value="-16.7634252539913" calcext:value-type="float">
            <text:p>-16.7634252539913</text:p>
          </table:table-cell>
          <table:table-cell/>
          <table:table-cell office:value-type="float" office:value="21.38" calcext:value-type="float">
            <text:p>21.38</text:p>
          </table:table-cell>
          <table:table-cell office:value-type="float" office:value="7.9" calcext:value-type="float">
            <text:p>7.9</text:p>
          </table:table-cell>
          <table:table-cell/>
          <table:table-cell table:formula="of:=[.G54]/21.83*50" office:value-type="float" office:value="48.9693082913422" calcext:value-type="float">
            <text:p>48.9693082913422</text:p>
          </table:table-cell>
          <table:table-cell table:formula="of:=-[.H54]/13.78*35" office:value-type="float" office:value="-20.0653120464441" calcext:value-type="float">
            <text:p>-20.0653120464441</text:p>
          </table:table-cell>
          <table:table-cell table:number-columns-repeated="2"/>
          <table:table-cell table:formula="of:=([.K54]-[.E105])/[.E105]" office:value-type="float" office:value="0.0180412371134021" calcext:value-type="float">
            <text:p>0.018041237113402</text:p>
          </table:table-cell>
          <table:table-cell table:formula="of:=-[.N54]" office:value-type="float" office:value="-0.0180412371134021" calcext:value-type="float">
            <text:p>-0.018041237113402</text:p>
          </table:table-cell>
          <table:table-cell table:number-columns-repeated="1009"/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6.65" calcext:value-type="float">
            <text:p>6.65</text:p>
          </table:table-cell>
          <table:table-cell/>
          <table:table-cell table:formula="of:=[.A55]/21.83*50" office:value-type="float" office:value="39.00595510765" calcext:value-type="float">
            <text:p>39.00595510765</text:p>
          </table:table-cell>
          <table:table-cell table:formula="of:=-[.B55]/13.78*35" office:value-type="float" office:value="-16.8904208998549" calcext:value-type="float">
            <text:p>-16.8904208998549</text:p>
          </table:table-cell>
          <table:table-cell/>
          <table:table-cell office:value-type="float" office:value="21.83" calcext:value-type="float">
            <text:p>21.83</text:p>
          </table:table-cell>
          <table:table-cell office:value-type="float" office:value="8.03" calcext:value-type="float">
            <text:p>8.03</text:p>
          </table:table-cell>
          <table:table-cell/>
          <table:table-cell table:formula="of:=[.G55]/21.83*50" office:value-type="float" office:value="50" calcext:value-type="float">
            <text:p>50</text:p>
          </table:table-cell>
          <table:table-cell table:formula="of:=-[.H55]/13.78*35" office:value-type="float" office:value="-20.3955007256894" calcext:value-type="float">
            <text:p>-20.3955007256894</text:p>
          </table:table-cell>
          <table:table-cell table:number-columns-repeated="2"/>
          <table:table-cell table:formula="of:=([.K55]-[.E113])/[.E113]" office:value-type="float" office:value="-0.0716763005780347" calcext:value-type="float">
            <text:p>-0.071676300578035</text:p>
          </table:table-cell>
          <table:table-cell table:formula="of:=-[.N55]" office:value-type="float" office:value="0.0716763005780347" calcext:value-type="float">
            <text:p>0.071676300578035</text:p>
          </table:table-cell>
          <table:table-cell table:number-columns-repeated="1009"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6.69" calcext:value-type="float">
            <text:p>6.69</text:p>
          </table:table-cell>
          <table:table-cell/>
          <table:table-cell table:formula="of:=[.A56]/21.83*50" office:value-type="float" office:value="39.2808062299588" calcext:value-type="float">
            <text:p>39.2808062299588</text:p>
          </table:table-cell>
          <table:table-cell table:formula="of:=-[.B56]/13.78*35" office:value-type="float" office:value="-16.9920174165457" calcext:value-type="float">
            <text:p>-16.9920174165457</text:p>
          </table:table-cell>
          <table:table-cell table:number-columns-repeated="1019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6.73" calcext:value-type="float">
            <text:p>6.73</text:p>
          </table:table-cell>
          <table:table-cell/>
          <table:table-cell table:formula="of:=[.A57]/21.83*50" office:value-type="float" office:value="39.5098488318827" calcext:value-type="float">
            <text:p>39.5098488318827</text:p>
          </table:table-cell>
          <table:table-cell table:formula="of:=-[.B57]/13.78*35" office:value-type="float" office:value="-17.0936139332366" calcext:value-type="float">
            <text:p>-17.0936139332366</text:p>
          </table:table-cell>
          <table:table-cell table:number-columns-repeated="1019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6.74" calcext:value-type="float">
            <text:p>6.74</text:p>
          </table:table-cell>
          <table:table-cell/>
          <table:table-cell table:formula="of:=[.A58]/21.83*50" office:value-type="float" office:value="39.7159871736143" calcext:value-type="float">
            <text:p>39.7159871736143</text:p>
          </table:table-cell>
          <table:table-cell table:formula="of:=-[.B58]/13.78*35" office:value-type="float" office:value="-17.1190130624093" calcext:value-type="float">
            <text:p>-17.1190130624093</text:p>
          </table:table-cell>
          <table:table-cell table:number-columns-repeated="1019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6.76" calcext:value-type="float">
            <text:p>6.76</text:p>
          </table:table-cell>
          <table:table-cell/>
          <table:table-cell table:formula="of:=[.A59]/21.83*50" office:value-type="float" office:value="39.990838295923" calcext:value-type="float">
            <text:p>39.990838295923</text:p>
          </table:table-cell>
          <table:table-cell table:formula="of:=-[.B59]/13.78*35" office:value-type="float" office:value="-17.1698113207547" calcext:value-type="float">
            <text:p>-17.1698113207547</text:p>
          </table:table-cell>
          <table:table-cell table:number-columns-repeated="1019"/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6.81" calcext:value-type="float">
            <text:p>6.81</text:p>
          </table:table-cell>
          <table:table-cell/>
          <table:table-cell table:formula="of:=[.A60]/21.83*50" office:value-type="float" office:value="40.2427851580394" calcext:value-type="float">
            <text:p>40.2427851580394</text:p>
          </table:table-cell>
          <table:table-cell table:formula="of:=-[.B60]/13.78*35" office:value-type="float" office:value="-17.2968069666183" calcext:value-type="float">
            <text:p>-17.2968069666183</text:p>
          </table:table-cell>
          <table:table-cell table:number-columns-repeated="1019"/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A61]/21.83*50" office:value-type="float" office:value="40.5176362803481" calcext:value-type="float">
            <text:p>40.5176362803481</text:p>
          </table:table-cell>
          <table:table-cell table:formula="of:=-[.B61]/13.78*35" office:value-type="float" office:value="-17.5253991291727" calcext:value-type="float">
            <text:p>-17.5253991291727</text:p>
          </table:table-cell>
          <table:table-cell table:number-columns-repeated="1019"/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6.97" calcext:value-type="float">
            <text:p>6.97</text:p>
          </table:table-cell>
          <table:table-cell/>
          <table:table-cell table:formula="of:=[.A62]/21.83*50" office:value-type="float" office:value="40.7237746220797" calcext:value-type="float">
            <text:p>40.7237746220797</text:p>
          </table:table-cell>
          <table:table-cell table:formula="of:=-[.B62]/13.78*35" office:value-type="float" office:value="-17.7031930333817" calcext:value-type="float">
            <text:p>-17.7031930333817</text:p>
          </table:table-cell>
          <table:table-cell table:number-columns-repeated="1019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3]/21.83*50" office:value-type="float" office:value="40.9986257443885" calcext:value-type="float">
            <text:p>40.9986257443885</text:p>
          </table:table-cell>
          <table:table-cell table:formula="of:=-[.B63]/13.78*35" office:value-type="float" office:value="-17.7793904208999" calcext:value-type="float">
            <text:p>-17.7793904208999</text:p>
          </table:table-cell>
          <table:table-cell table:number-columns-repeated="1019"/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6.99" calcext:value-type="float">
            <text:p>6.99</text:p>
          </table:table-cell>
          <table:table-cell/>
          <table:table-cell table:formula="of:=[.A64]/21.83*50" office:value-type="float" office:value="41.20476408612" calcext:value-type="float">
            <text:p>41.20476408612</text:p>
          </table:table-cell>
          <table:table-cell table:formula="of:=-[.B64]/13.78*35" office:value-type="float" office:value="-17.7539912917271" calcext:value-type="float">
            <text:p>-17.7539912917271</text:p>
          </table:table-cell>
          <table:table-cell table:number-columns-repeated="1019"/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7.03" calcext:value-type="float">
            <text:p>7.03</text:p>
          </table:table-cell>
          <table:table-cell/>
          <table:table-cell table:formula="of:=[.A65]/21.83*50" office:value-type="float" office:value="41.5254237288136" calcext:value-type="float">
            <text:p>41.5254237288136</text:p>
          </table:table-cell>
          <table:table-cell table:formula="of:=-[.B65]/13.78*35" office:value-type="float" office:value="-17.855587808418" calcext:value-type="float">
            <text:p>-17.855587808418</text:p>
          </table:table-cell>
          <table:table-cell table:number-columns-repeated="1019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7.12" calcext:value-type="float">
            <text:p>7.12</text:p>
          </table:table-cell>
          <table:table-cell/>
          <table:table-cell table:formula="of:=[.A66]/21.83*50" office:value-type="float" office:value="41.7773705909299" calcext:value-type="float">
            <text:p>41.7773705909299</text:p>
          </table:table-cell>
          <table:table-cell table:formula="of:=-[.B66]/13.78*35" office:value-type="float" office:value="-18.0841799709724" calcext:value-type="float">
            <text:p>-18.0841799709724</text:p>
          </table:table-cell>
          <table:table-cell table:number-columns-repeated="1019"/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7]/21.83*50" office:value-type="float" office:value="42.0064131928539" calcext:value-type="float">
            <text:p>42.0064131928539</text:p>
          </table:table-cell>
          <table:table-cell table:formula="of:=-[.B67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8]/21.83*50" office:value-type="float" office:value="42.1896472743931" calcext:value-type="float">
            <text:p>42.1896472743931</text:p>
          </table:table-cell>
          <table:table-cell table:formula="of:=-[.B68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7.21" calcext:value-type="float">
            <text:p>7.21</text:p>
          </table:table-cell>
          <table:table-cell/>
          <table:table-cell table:formula="of:=[.A69]/21.83*50" office:value-type="float" office:value="42.3957856161246" calcext:value-type="float">
            <text:p>42.3957856161246</text:p>
          </table:table-cell>
          <table:table-cell table:formula="of:=-[.B69]/13.78*35" office:value-type="float" office:value="-18.3127721335269" calcext:value-type="float">
            <text:p>-18.3127721335269</text:p>
          </table:table-cell>
          <table:table-cell table:number-columns-repeated="1019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70]/21.83*50" office:value-type="float" office:value="42.6935409986258" calcext:value-type="float">
            <text:p>42.6935409986258</text:p>
          </table:table-cell>
          <table:table-cell table:formula="of:=-[.B70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7.16" calcext:value-type="float">
            <text:p>7.16</text:p>
          </table:table-cell>
          <table:table-cell/>
          <table:table-cell table:formula="of:=[.A71]/21.83*50" office:value-type="float" office:value="42.8767750801649" calcext:value-type="float">
            <text:p>42.8767750801649</text:p>
          </table:table-cell>
          <table:table-cell table:formula="of:=-[.B71]/13.78*35" office:value-type="float" office:value="-18.1857764876633" calcext:value-type="float">
            <text:p>-18.1857764876633</text:p>
          </table:table-cell>
          <table:table-cell table:number-columns-repeated="4"/>
          <table:table-cell>
            <draw:frame table:end-cell-address="zoomed.S90" table:end-x="0.3386in" table:end-y="0.1256in" draw:z-index="1" draw:style-name="gr1" draw:text-style-name="P1" svg:width="6.3228in" svg:height="3.552in" svg:x="0.0665in" svg:y="-0.4028in">
              <draw:object draw:notify-on-update-of-ranges="zoomed.O125:zoomed.O175 zoomed.R124:zoomed.R124 zoomed.R125:zoomed.R175 zoomed.J5:zoomed.J55 zoomed.O3:zoomed.O3 zoomed.O5:zoomed.O5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7.21" calcext:value-type="float">
            <text:p>7.21</text:p>
          </table:table-cell>
          <table:table-cell/>
          <table:table-cell table:formula="of:=[.A72]/21.83*50" office:value-type="float" office:value="42.9912963811269" calcext:value-type="float">
            <text:p>42.9912963811269</text:p>
          </table:table-cell>
          <table:table-cell table:formula="of:=-[.B72]/13.78*35" office:value-type="float" office:value="-18.3127721335269" calcext:value-type="float">
            <text:p>-18.3127721335269</text:p>
          </table:table-cell>
          <table:table-cell table:number-columns-repeated="1019"/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7.28" calcext:value-type="float">
            <text:p>7.28</text:p>
          </table:table-cell>
          <table:table-cell/>
          <table:table-cell table:formula="of:=[.A73]/21.83*50" office:value-type="float" office:value="43.2203389830509" calcext:value-type="float">
            <text:p>43.2203389830509</text:p>
          </table:table-cell>
          <table:table-cell table:formula="of:=-[.B73]/13.78*35" office:value-type="float" office:value="-18.4905660377359" calcext:value-type="float">
            <text:p>-18.4905660377359</text:p>
          </table:table-cell>
          <table:table-cell table:number-columns-repeated="1019"/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7.42" calcext:value-type="float">
            <text:p>7.42</text:p>
          </table:table-cell>
          <table:table-cell/>
          <table:table-cell table:formula="of:=[.A74]/21.83*50" office:value-type="float" office:value="43.4951901053596" calcext:value-type="float">
            <text:p>43.4951901053596</text:p>
          </table:table-cell>
          <table:table-cell table:formula="of:=-[.B74]/13.78*35" office:value-type="float" office:value="-18.8461538461538" calcext:value-type="float">
            <text:p>-18.8461538461538</text:p>
          </table:table-cell>
          <table:table-cell table:number-columns-repeated="1019"/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7.47" calcext:value-type="float">
            <text:p>7.47</text:p>
          </table:table-cell>
          <table:table-cell/>
          <table:table-cell table:formula="of:=[.A75]/21.83*50" office:value-type="float" office:value="43.6555199267064" calcext:value-type="float">
            <text:p>43.6555199267064</text:p>
          </table:table-cell>
          <table:table-cell table:formula="of:=-[.B75]/13.78*35" office:value-type="float" office:value="-18.9731494920174" calcext:value-type="float">
            <text:p>-18.9731494920174</text:p>
          </table:table-cell>
          <table:table-cell table:number-columns-repeated="1019"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7.47" calcext:value-type="float">
            <text:p>7.47</text:p>
          </table:table-cell>
          <table:table-cell/>
          <table:table-cell table:formula="of:=[.A76]/21.83*50" office:value-type="float" office:value="43.8616582684379" calcext:value-type="float">
            <text:p>43.8616582684379</text:p>
          </table:table-cell>
          <table:table-cell table:formula="of:=-[.B76]/13.78*35" office:value-type="float" office:value="-18.9731494920174" calcext:value-type="float">
            <text:p>-18.9731494920174</text:p>
          </table:table-cell>
          <table:table-cell table:number-columns-repeated="1019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7.46" calcext:value-type="float">
            <text:p>7.46</text:p>
          </table:table-cell>
          <table:table-cell/>
          <table:table-cell table:formula="of:=[.A77]/21.83*50" office:value-type="float" office:value="44.0219880897847" calcext:value-type="float">
            <text:p>44.0219880897847</text:p>
          </table:table-cell>
          <table:table-cell table:formula="of:=-[.B77]/13.78*35" office:value-type="float" office:value="-18.9477503628447" calcext:value-type="float">
            <text:p>-18.9477503628447</text:p>
          </table:table-cell>
          <table:table-cell table:number-columns-repeated="1019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7.43" calcext:value-type="float">
            <text:p>7.43</text:p>
          </table:table-cell>
          <table:table-cell/>
          <table:table-cell table:formula="of:=[.A78]/21.83*50" office:value-type="float" office:value="44.1594136509391" calcext:value-type="float">
            <text:p>44.1594136509391</text:p>
          </table:table-cell>
          <table:table-cell table:formula="of:=-[.B78]/13.78*35" office:value-type="float" office:value="-18.8715529753266" calcext:value-type="float">
            <text:p>-18.8715529753266</text:p>
          </table:table-cell>
          <table:table-cell table:number-columns-repeated="1019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7.39" calcext:value-type="float">
            <text:p>7.39</text:p>
          </table:table-cell>
          <table:table-cell/>
          <table:table-cell table:formula="of:=[.A79]/21.83*50" office:value-type="float" office:value="44.2968392120935" calcext:value-type="float">
            <text:p>44.2968392120935</text:p>
          </table:table-cell>
          <table:table-cell table:formula="of:=-[.B79]/13.78*35" office:value-type="float" office:value="-18.7699564586357" calcext:value-type="float">
            <text:p>-18.7699564586357</text:p>
          </table:table-cell>
          <table:table-cell table:number-columns-repeated="1019"/>
        </table:table-row>
        <table:table-row table:style-name="ro1">
          <table:table-cell office:value-type="float" office:value="19.43" calcext:value-type="float">
            <text:p>19.43</text:p>
          </table:table-cell>
          <table:table-cell office:value-type="float" office:value="7.4" calcext:value-type="float">
            <text:p>7.4</text:p>
          </table:table-cell>
          <table:table-cell/>
          <table:table-cell table:formula="of:=[.A80]/21.83*50" office:value-type="float" office:value="44.502977553825" calcext:value-type="float">
            <text:p>44.502977553825</text:p>
          </table:table-cell>
          <table:table-cell table:formula="of:=-[.B80]/13.78*35" office:value-type="float" office:value="-18.7953555878084" calcext:value-type="float">
            <text:p>-18.7953555878084</text:p>
          </table:table-cell>
          <table:table-cell table:number-columns-repeated="1019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A81]/21.83*50" office:value-type="float" office:value="44.7091158955566" calcext:value-type="float">
            <text:p>44.7091158955566</text:p>
          </table:table-cell>
          <table:table-cell table:formula="of:=-[.B81]/13.78*35" office:value-type="float" office:value="-19.0493468795356" calcext:value-type="float">
            <text:p>-19.0493468795356</text:p>
          </table:table-cell>
          <table:table-cell table:number-columns-repeated="1019"/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7.61" calcext:value-type="float">
            <text:p>7.61</text:p>
          </table:table-cell>
          <table:table-cell/>
          <table:table-cell table:formula="of:=[.A82]/21.83*50" office:value-type="float" office:value="44.8465414567109" calcext:value-type="float">
            <text:p>44.8465414567109</text:p>
          </table:table-cell>
          <table:table-cell table:formula="of:=-[.B82]/13.78*35" office:value-type="float" office:value="-19.3287373004354" calcext:value-type="float">
            <text:p>-19.3287373004354</text:p>
          </table:table-cell>
          <table:table-cell table:number-columns-repeated="1019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7.71" calcext:value-type="float">
            <text:p>7.71</text:p>
          </table:table-cell>
          <table:table-cell/>
          <table:table-cell table:formula="of:=[.A83]/21.83*50" office:value-type="float" office:value="45.0068712780577" calcext:value-type="float">
            <text:p>45.0068712780577</text:p>
          </table:table-cell>
          <table:table-cell table:formula="of:=-[.B83]/13.78*35" office:value-type="float" office:value="-19.5827285921626" calcext:value-type="float">
            <text:p>-19.5827285921626</text:p>
          </table:table-cell>
          <table:table-cell table:number-columns-repeated="1019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7.81" calcext:value-type="float">
            <text:p>7.81</text:p>
          </table:table-cell>
          <table:table-cell/>
          <table:table-cell table:formula="of:=[.A84]/21.83*50" office:value-type="float" office:value="45.2130096197893" calcext:value-type="float">
            <text:p>45.2130096197893</text:p>
          </table:table-cell>
          <table:table-cell table:formula="of:=-[.B84]/13.78*35" office:value-type="float" office:value="-19.8367198838897" calcext:value-type="float">
            <text:p>-19.8367198838897</text:p>
          </table:table-cell>
          <table:table-cell table:number-columns-repeated="101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.87" calcext:value-type="float">
            <text:p>7.87</text:p>
          </table:table-cell>
          <table:table-cell/>
          <table:table-cell table:formula="of:=[.A85]/21.83*50" office:value-type="float" office:value="45.3504351809437" calcext:value-type="float">
            <text:p>45.3504351809437</text:p>
          </table:table-cell>
          <table:table-cell table:formula="of:=-[.B85]/13.78*35" office:value-type="float" office:value="-19.989114658926" calcext:value-type="float">
            <text:p>-19.989114658926</text:p>
          </table:table-cell>
          <table:table-cell table:number-columns-repeated="1019"/>
        </table:table-row>
        <table:table-row table:style-name="ro1">
          <table:table-cell office:value-type="float" office:value="19.89" calcext:value-type="float">
            <text:p>19.89</text:p>
          </table:table-cell>
          <table:table-cell office:value-type="float" office:value="7.79" calcext:value-type="float">
            <text:p>7.79</text:p>
          </table:table-cell>
          <table:table-cell/>
          <table:table-cell table:formula="of:=[.A86]/21.83*50" office:value-type="float" office:value="45.5565735226752" calcext:value-type="float">
            <text:p>45.5565735226752</text:p>
          </table:table-cell>
          <table:table-cell table:formula="of:=-[.B86]/13.78*35" office:value-type="float" office:value="-19.7859216255443" calcext:value-type="float">
            <text:p>-19.7859216255443</text:p>
          </table:table-cell>
          <table:table-cell table:number-columns-repeated="1019"/>
        </table:table-row>
        <table:table-row table:style-name="ro1">
          <table:table-cell office:value-type="float" office:value="19.99" calcext:value-type="float">
            <text:p>19.9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[.A87]/21.83*50" office:value-type="float" office:value="45.7856161245992" calcext:value-type="float">
            <text:p>45.7856161245992</text:p>
          </table:table-cell>
          <table:table-cell table:formula="of:=-[.B87]/13.78*35" office:value-type="float" office:value="-19.5573294629898" calcext:value-type="float">
            <text:p>-19.5573294629898</text:p>
          </table:table-cell>
          <table:table-cell table:number-columns-repeated="1019"/>
        </table:table-row>
        <table:table-row table:style-name="ro1">
          <table:table-cell office:value-type="float" office:value="20.09" calcext:value-type="float">
            <text:p>20.09</text:p>
          </table:table-cell>
          <table:table-cell office:value-type="float" office:value="7.63" calcext:value-type="float">
            <text:p>7.63</text:p>
          </table:table-cell>
          <table:table-cell/>
          <table:table-cell table:formula="of:=[.A88]/21.83*50" office:value-type="float" office:value="46.0146587265231" calcext:value-type="float">
            <text:p>46.0146587265231</text:p>
          </table:table-cell>
          <table:table-cell table:formula="of:=-[.B88]/13.78*35" office:value-type="float" office:value="-19.3795355587808" calcext:value-type="float">
            <text:p>-19.3795355587808</text:p>
          </table:table-cell>
          <table:table-cell table:number-columns-repeated="1019"/>
        </table:table-row>
        <table:table-row table:style-name="ro1">
          <table:table-cell office:value-type="float" office:value="20.17" calcext:value-type="float">
            <text:p>20.17</text:p>
          </table:table-cell>
          <table:table-cell office:value-type="float" office:value="7.73" calcext:value-type="float">
            <text:p>7.73</text:p>
          </table:table-cell>
          <table:table-cell/>
          <table:table-cell table:formula="of:=[.A89]/21.83*50" office:value-type="float" office:value="46.1978928080623" calcext:value-type="float">
            <text:p>46.1978928080623</text:p>
          </table:table-cell>
          <table:table-cell table:formula="of:=-[.B89]/13.78*35" office:value-type="float" office:value="-19.633526850508" calcext:value-type="float">
            <text:p>-19.633526850508</text:p>
          </table:table-cell>
          <table:table-cell table:number-columns-repeated="1019"/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7.89" calcext:value-type="float">
            <text:p>7.89</text:p>
          </table:table-cell>
          <table:table-cell/>
          <table:table-cell table:formula="of:=[.A90]/21.83*50" office:value-type="float" office:value="46.3582226294091" calcext:value-type="float">
            <text:p>46.3582226294091</text:p>
          </table:table-cell>
          <table:table-cell table:formula="of:=-[.B90]/13.78*35" office:value-type="float" office:value="-20.0399129172714" calcext:value-type="float">
            <text:p>-20.0399129172714</text:p>
          </table:table-cell>
          <table:table-cell table:number-columns-repeated="1019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8.08" calcext:value-type="float">
            <text:p>8.08</text:p>
          </table:table-cell>
          <table:table-cell/>
          <table:table-cell table:formula="of:=[.A91]/21.83*50" office:value-type="float" office:value="46.5414567109482" calcext:value-type="float">
            <text:p>46.5414567109482</text:p>
          </table:table-cell>
          <table:table-cell table:formula="of:=-[.B91]/13.78*35" office:value-type="float" office:value="-20.522496371553" calcext:value-type="float">
            <text:p>-20.522496371553</text:p>
          </table:table-cell>
          <table:table-cell table:number-columns-repeated="1019"/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8.21" calcext:value-type="float">
            <text:p>8.21</text:p>
          </table:table-cell>
          <table:table-cell/>
          <table:table-cell table:formula="of:=[.A92]/21.83*50" office:value-type="float" office:value="46.701786532295" calcext:value-type="float">
            <text:p>46.701786532295</text:p>
          </table:table-cell>
          <table:table-cell table:formula="of:=-[.B92]/13.78*35" office:value-type="float" office:value="-20.8526850507983" calcext:value-type="float">
            <text:p>-20.8526850507983</text:p>
          </table:table-cell>
          <table:table-cell table:number-columns-repeated="4"/>
          <table:table-cell>
            <draw:frame table:end-cell-address="zoomed.S111" table:end-x="0.3602in" table:end-y="0.1118in" draw:z-index="0" draw:style-name="gr1" draw:text-style-name="P1" svg:width="6.3217in" svg:height="3.5551in" svg:x="0.0894in" svg:y="-0.5654in">
              <draw:object draw:notify-on-update-of-ranges="zoomed.O125:zoomed.O175 zoomed.A123:zoomed.A123 zoomed.P125:zoomed.P175 zoomed.D5:zoomed.D113 zoomed.A3:zoomed.A3 zoomed.E5:zoomed.E113 zoomed.J5:zoomed.J55 zoomed.G3:zoomed.G3 zoomed.K5:zoomed.K5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8.25" calcext:value-type="float">
            <text:p>8.25</text:p>
          </table:table-cell>
          <table:table-cell/>
          <table:table-cell table:formula="of:=[.A93]/21.83*50" office:value-type="float" office:value="46.8850206138342" calcext:value-type="float">
            <text:p>46.8850206138342</text:p>
          </table:table-cell>
          <table:table-cell table:formula="of:=-[.B93]/13.78*35" office:value-type="float" office:value="-20.9542815674891" calcext:value-type="float">
            <text:p>-20.9542815674891</text:p>
          </table:table-cell>
          <table:table-cell table:number-columns-repeated="1019"/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8.19" calcext:value-type="float">
            <text:p>8.19</text:p>
          </table:table-cell>
          <table:table-cell/>
          <table:table-cell table:formula="of:=[.A94]/21.83*50" office:value-type="float" office:value="47.0224461749886" calcext:value-type="float">
            <text:p>47.0224461749886</text:p>
          </table:table-cell>
          <table:table-cell table:formula="of:=-[.B94]/13.78*35" office:value-type="float" office:value="-20.8018867924528" calcext:value-type="float">
            <text:p>-20.8018867924528</text:p>
          </table:table-cell>
          <table:table-cell table:number-columns-repeated="1019"/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8.07" calcext:value-type="float">
            <text:p>8.07</text:p>
          </table:table-cell>
          <table:table-cell/>
          <table:table-cell table:formula="of:=[.A95]/21.83*50" office:value-type="float" office:value="47.1598717361429" calcext:value-type="float">
            <text:p>47.1598717361429</text:p>
          </table:table-cell>
          <table:table-cell table:formula="of:=-[.B95]/13.78*35" office:value-type="float" office:value="-20.4970972423803" calcext:value-type="float">
            <text:p>-20.4970972423803</text:p>
          </table:table-cell>
          <table:table-cell table:number-columns-repeated="1019"/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7.85" calcext:value-type="float">
            <text:p>7.85</text:p>
          </table:table-cell>
          <table:table-cell/>
          <table:table-cell table:formula="of:=[.A96]/21.83*50" office:value-type="float" office:value="47.3202015574897" calcext:value-type="float">
            <text:p>47.3202015574897</text:p>
          </table:table-cell>
          <table:table-cell table:formula="of:=-[.B96]/13.78*35" office:value-type="float" office:value="-19.9383164005806" calcext:value-type="float">
            <text:p>-19.9383164005806</text:p>
          </table:table-cell>
          <table:table-cell table:number-columns-repeated="1019"/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7.73" calcext:value-type="float">
            <text:p>7.73</text:p>
          </table:table-cell>
          <table:table-cell/>
          <table:table-cell table:formula="of:=[.A97]/21.83*50" office:value-type="float" office:value="47.5034356390289" calcext:value-type="float">
            <text:p>47.5034356390289</text:p>
          </table:table-cell>
          <table:table-cell table:formula="of:=-[.B97]/13.78*35" office:value-type="float" office:value="-19.633526850508" calcext:value-type="float">
            <text:p>-19.633526850508</text:p>
          </table:table-cell>
          <table:table-cell table:number-columns-repeated="1019"/>
        </table:table-row>
        <table:table-row table:style-name="ro1">
          <table:table-cell office:value-type="float" office:value="20.83" calcext:value-type="float">
            <text:p>20.83</text:p>
          </table:table-cell>
          <table:table-cell office:value-type="float" office:value="7.82" calcext:value-type="float">
            <text:p>7.82</text:p>
          </table:table-cell>
          <table:table-cell/>
          <table:table-cell table:formula="of:=[.A98]/21.83*50" office:value-type="float" office:value="47.7095739807604" calcext:value-type="float">
            <text:p>47.7095739807604</text:p>
          </table:table-cell>
          <table:table-cell table:formula="of:=-[.B98]/13.78*35" office:value-type="float" office:value="-19.8621190130624" calcext:value-type="float">
            <text:p>-19.8621190130624</text:p>
          </table:table-cell>
          <table:table-cell table:number-columns-repeated="1019"/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99]/21.83*50" office:value-type="float" office:value="47.915712322492" calcext:value-type="float">
            <text:p>47.915712322492</text:p>
          </table:table-cell>
          <table:table-cell table:formula="of:=-[.B99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35" calcext:value-type="float">
            <text:p>8.35</text:p>
          </table:table-cell>
          <table:table-cell/>
          <table:table-cell table:formula="of:=[.A100]/21.83*50" office:value-type="float" office:value="48.0989464040312" calcext:value-type="float">
            <text:p>48.0989464040312</text:p>
          </table:table-cell>
          <table:table-cell table:formula="of:=-[.B100]/13.78*35" office:value-type="float" office:value="-21.2082728592163" calcext:value-type="float">
            <text:p>-21.2082728592163</text:p>
          </table:table-cell>
          <table:table-cell table:number-columns-repeated="1019"/>
        </table:table-row>
        <table:table-row table:style-name="ro1">
          <table:table-cell office:value-type="float" office:value="21.09" calcext:value-type="float">
            <text:p>21.09</text:p>
          </table:table-cell>
          <table:table-cell office:value-type="float" office:value="8.49" calcext:value-type="float">
            <text:p>8.49</text:p>
          </table:table-cell>
          <table:table-cell/>
          <table:table-cell table:formula="of:=[.A101]/21.83*50" office:value-type="float" office:value="48.3050847457627" calcext:value-type="float">
            <text:p>48.3050847457627</text:p>
          </table:table-cell>
          <table:table-cell table:formula="of:=-[.B101]/13.78*35" office:value-type="float" office:value="-21.5638606676343" calcext:value-type="float">
            <text:p>-21.5638606676343</text:p>
          </table:table-cell>
          <table:table-cell table:number-columns-repeated="1019"/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8.35" calcext:value-type="float">
            <text:p>8.35</text:p>
          </table:table-cell>
          <table:table-cell/>
          <table:table-cell table:formula="of:=[.A102]/21.83*50" office:value-type="float" office:value="48.5341273476867" calcext:value-type="float">
            <text:p>48.5341273476867</text:p>
          </table:table-cell>
          <table:table-cell table:formula="of:=-[.B102]/13.78*35" office:value-type="float" office:value="-21.2082728592163" calcext:value-type="float">
            <text:p>-21.2082728592163</text:p>
          </table:table-cell>
          <table:table-cell table:number-columns-repeated="1019"/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103]/21.83*50" office:value-type="float" office:value="48.6944571690334" calcext:value-type="float">
            <text:p>48.6944571690334</text:p>
          </table:table-cell>
          <table:table-cell table:formula="of:=-[.B103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7.85" calcext:value-type="float">
            <text:p>7.85</text:p>
          </table:table-cell>
          <table:table-cell/>
          <table:table-cell table:formula="of:=[.A104]/21.83*50" office:value-type="float" office:value="48.8547869903802" calcext:value-type="float">
            <text:p>48.8547869903802</text:p>
          </table:table-cell>
          <table:table-cell table:formula="of:=-[.B104]/13.78*35" office:value-type="float" office:value="-19.9383164005806" calcext:value-type="float">
            <text:p>-19.9383164005806</text:p>
          </table:table-cell>
          <table:table-cell table:number-columns-repeated="1019"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7.76" calcext:value-type="float">
            <text:p>7.76</text:p>
          </table:table-cell>
          <table:table-cell/>
          <table:table-cell table:formula="of:=[.A105]/21.83*50" office:value-type="float" office:value="48.9922125515346" calcext:value-type="float">
            <text:p>48.9922125515346</text:p>
          </table:table-cell>
          <table:table-cell table:formula="of:=-[.B105]/13.78*35" office:value-type="float" office:value="-19.7097242380261" calcext:value-type="float">
            <text:p>-19.7097242380261</text:p>
          </table:table-cell>
          <table:table-cell table:number-columns-repeated="1019"/>
        </table:table-row>
        <table:table-row table:style-name="ro1">
          <table:table-cell office:value-type="float" office:value="21.47" calcext:value-type="float">
            <text:p>21.47</text:p>
          </table:table-cell>
          <table:table-cell office:value-type="float" office:value="7.86" calcext:value-type="float">
            <text:p>7.86</text:p>
          </table:table-cell>
          <table:table-cell/>
          <table:table-cell table:formula="of:=[.A106]/21.83*50" office:value-type="float" office:value="49.1754466330738" calcext:value-type="float">
            <text:p>49.1754466330738</text:p>
          </table:table-cell>
          <table:table-cell table:formula="of:=-[.B106]/13.78*35" office:value-type="float" office:value="-19.9637155297533" calcext:value-type="float">
            <text:p>-19.9637155297533</text:p>
          </table:table-cell>
          <table:table-cell table:number-columns-repeated="101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107]/21.83*50" office:value-type="float" office:value="49.244159413651" calcext:value-type="float">
            <text:p>49.244159413651</text:p>
          </table:table-cell>
          <table:table-cell table:formula="of:=-[.B107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8.41" calcext:value-type="float">
            <text:p>8.41</text:p>
          </table:table-cell>
          <table:table-cell/>
          <table:table-cell table:formula="of:=[.A108]/21.83*50" office:value-type="float" office:value="49.3586807146129" calcext:value-type="float">
            <text:p>49.3586807146129</text:p>
          </table:table-cell>
          <table:table-cell table:formula="of:=-[.B108]/13.78*35" office:value-type="float" office:value="-21.3606676342525" calcext:value-type="float">
            <text:p>-21.3606676342525</text:p>
          </table:table-cell>
          <table:table-cell table:number-columns-repeated="1019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8.75" calcext:value-type="float">
            <text:p>8.75</text:p>
          </table:table-cell>
          <table:table-cell/>
          <table:table-cell table:formula="of:=[.A109]/21.83*50" office:value-type="float" office:value="49.5190105359597" calcext:value-type="float">
            <text:p>49.5190105359597</text:p>
          </table:table-cell>
          <table:table-cell table:formula="of:=-[.B109]/13.78*35" office:value-type="float" office:value="-22.2242380261248" calcext:value-type="float">
            <text:p>-22.2242380261248</text:p>
          </table:table-cell>
          <table:table-cell table:number-columns-repeated="1019"/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8.92" calcext:value-type="float">
            <text:p>8.92</text:p>
          </table:table-cell>
          <table:table-cell/>
          <table:table-cell table:formula="of:=[.A110]/21.83*50" office:value-type="float" office:value="49.6106275767293" calcext:value-type="float">
            <text:p>49.6106275767293</text:p>
          </table:table-cell>
          <table:table-cell table:formula="of:=-[.B110]/13.78*35" office:value-type="float" office:value="-22.656023222061" calcext:value-type="float">
            <text:p>-22.656023222061</text:p>
          </table:table-cell>
          <table:table-cell table:number-columns-repeated="1019"/>
        </table:table-row>
        <table:table-row table:style-name="ro1">
          <table:table-cell office:value-type="float" office:value="21.73" calcext:value-type="float">
            <text:p>21.73</text:p>
          </table:table-cell>
          <table:table-cell office:value-type="float" office:value="8.97" calcext:value-type="float">
            <text:p>8.97</text:p>
          </table:table-cell>
          <table:table-cell/>
          <table:table-cell table:formula="of:=[.A111]/21.83*50" office:value-type="float" office:value="49.7709573980761" calcext:value-type="float">
            <text:p>49.7709573980761</text:p>
          </table:table-cell>
          <table:table-cell table:formula="of:=-[.B111]/13.78*35" office:value-type="float" office:value="-22.7830188679245" calcext:value-type="float">
            <text:p>-22.7830188679245</text:p>
          </table:table-cell>
          <table:table-cell table:number-columns-repeated="1019"/>
        </table:table-row>
        <table:table-row table:style-name="ro1">
          <table:table-cell office:value-type="float" office:value="21.79" calcext:value-type="float">
            <text:p>21.79</text:p>
          </table:table-cell>
          <table:table-cell office:value-type="float" office:value="8.88" calcext:value-type="float">
            <text:p>8.88</text:p>
          </table:table-cell>
          <table:table-cell/>
          <table:table-cell table:formula="of:=[.A112]/21.83*50" office:value-type="float" office:value="49.9083829592304" calcext:value-type="float">
            <text:p>49.9083829592304</text:p>
          </table:table-cell>
          <table:table-cell table:formula="of:=-[.B112]/13.78*35" office:value-type="float" office:value="-22.5544267053701" calcext:value-type="float">
            <text:p>-22.5544267053701</text:p>
          </table:table-cell>
          <table:table-cell table:number-columns-repeated="1019"/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8.65" calcext:value-type="float">
            <text:p>8.65</text:p>
          </table:table-cell>
          <table:table-cell/>
          <table:table-cell table:formula="of:=[.A113]/21.83*50" office:value-type="float" office:value="49.9770957398076" calcext:value-type="float">
            <text:p>49.9770957398076</text:p>
          </table:table-cell>
          <table:table-cell table:formula="of:=-[.B113]/13.78*35" office:value-type="float" office:value="-21.9702467343977" calcext:value-type="float">
            <text:p>-21.97024673439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mulated with openEM2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ulated - OpenParEM2D</text:p>
          </table:table-cell>
          <table:table-cell table:number-columns-repeated="14"/>
          <table:table-cell office:value-type="string" calcext:value-type="string">
            <text:p>6 in line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#frequency</text:p>
          </table:table-cell>
          <table:table-cell table:style-name="Default" office:value-type="string" calcext:value-type="string">
            <text:p>iteration</text:p>
          </table:table-cell>
          <table:table-cell table:style-name="Default" office:value-type="string" calcext:value-type="string">
            <text:p>mesh size</text:p>
          </table:table-cell>
          <table:table-cell table:style-name="Default" office:value-type="string" calcext:value-type="string">
            <text:p>matrix size</text:p>
          </table:table-cell>
          <table:table-cell table:style-name="Default" office:value-type="string" calcext:value-type="string">
            <text:p>converged</text:p>
          </table:table-cell>
          <table:table-cell table:style-name="Default" office:value-type="string" calcext:value-type="string">
            <text:p>final error</text:p>
          </table:table-cell>
          <table:table-cell table:style-name="Default" office:value-type="string" calcext:value-type="string">
            <text:p>elapsed time (s)</text:p>
          </table:table-cell>
          <table:table-cell table:style-name="Default" office:value-type="string" calcext:value-type="string">
            <text:p>modal impedance calculation</text:p>
          </table:table-cell>
          <table:table-cell table:style-name="Default" office:value-type="string" calcext:value-type="string">
            <text:p>mode count</text:p>
          </table:table-cell>
          <table:table-cell table:style-name="Default" office:value-type="string" calcext:value-type="string">
            <text:p>alpha[1] db/m</text:p>
          </table:table-cell>
          <table:table-cell table:style-name="Default" office:value-type="string" calcext:value-type="string">
            <text:p>beta[1]/ko</text:p>
          </table:table-cell>
          <table:table-cell table:style-name="Default" office:value-type="string" calcext:value-type="string">
            <text:p>real(Z[1;1])</text:p>
          </table:table-cell>
          <table:table-cell table:style-name="Default" office:value-type="string" calcext:value-type="string">
            <text:p>imag(Z[1;1])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total loss, dB</text:p>
          </table:table-cell>
          <table:table-cell/>
          <table:table-cell office:value-type="string" calcext:value-type="string">
            <text:p>error - OpenParEM2D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" calcext:value-type="float">
            <text:p>3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8.814331306" calcext:value-type="float">
            <text:p>98.8143313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7263070609349" calcext:value-type="float">
            <text:p>1.7263070609349</text:p>
          </table:table-cell>
          <table:table-cell table:style-name="Default" office:value-type="float" office:value="1.92835777312085" calcext:value-type="float">
            <text:p>1.92835777312085</text:p>
          </table:table-cell>
          <table:table-cell table:style-name="Default" office:value-type="float" office:value="49.8204198731131" calcext:value-type="float">
            <text:p>49.8204198731131</text:p>
          </table:table-cell>
          <table:table-cell table:style-name="Default" office:value-type="float" office:value="0.235502037084675" calcext:value-type="float">
            <text:p>0.235502037084675</text:p>
          </table:table-cell>
          <table:table-cell/>
          <table:table-cell table:formula="of:=[.A125]*0.000000001" office:value-type="float" office:value="0.3" calcext:value-type="float">
            <text:p>0.3</text:p>
          </table:table-cell>
          <table:table-cell table:formula="of:=-[.J125]/100*2.54*6" office:value-type="float" office:value="-0.263089196086479" calcext:value-type="float">
            <text:p>-0.263089196086479</text:p>
          </table:table-cell>
          <table:table-cell/>
          <table:table-cell table:formula="of:=([.E5]-[.P125])/[.E5]" office:value-type="float" office:value="0.029191158352477" calcext:value-type="float">
            <text:p>0.02919115835247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00000000" calcext:value-type="float">
            <text:p>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7.82325346" calcext:value-type="float">
            <text:p>97.8232534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11520186149918" calcext:value-type="float">
            <text:p>4.11520186149918</text:p>
          </table:table-cell>
          <table:table-cell table:style-name="Default" office:value-type="float" office:value="1.92835998415063" calcext:value-type="float">
            <text:p>1.92835998415063</text:p>
          </table:table-cell>
          <table:table-cell table:style-name="Default" office:value-type="float" office:value="49.820371462983" calcext:value-type="float">
            <text:p>49.820371462983</text:p>
          </table:table-cell>
          <table:table-cell table:style-name="Default" office:value-type="float" office:value="0.235500160798684" calcext:value-type="float">
            <text:p>0.235500160798684</text:p>
          </table:table-cell>
          <table:table-cell/>
          <table:table-cell table:formula="of:=[.A126]*0.000000001" office:value-type="float" office:value="1" calcext:value-type="float">
            <text:p>1</text:p>
          </table:table-cell>
          <table:table-cell table:formula="of:=-[.J126]/100*2.54*6" office:value-type="float" office:value="-0.627156763692475" calcext:value-type="float">
            <text:p>-0.627156763692475</text:p>
          </table:table-cell>
          <table:table-cell/>
          <table:table-cell table:formula="of:=([.E6]-[.P126])/[.E6]" office:value-type="float" office:value="0.0149885916562352" calcext:value-type="float">
            <text:p>0.014988591656235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00000000" calcext:value-type="float">
            <text:p>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241152156" calcext:value-type="float">
            <text:p>100.24115215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.16218479055122" calcext:value-type="float">
            <text:p>7.16218479055122</text:p>
          </table:table-cell>
          <table:table-cell table:style-name="Default" office:value-type="float" office:value="1.92835986037391" calcext:value-type="float">
            <text:p>1.92835986037391</text:p>
          </table:table-cell>
          <table:table-cell table:style-name="Default" office:value-type="float" office:value="49.8203758202619" calcext:value-type="float">
            <text:p>49.8203758202619</text:p>
          </table:table-cell>
          <table:table-cell table:style-name="Default" office:value-type="float" office:value="0.235500191086322" calcext:value-type="float">
            <text:p>0.235500191086322</text:p>
          </table:table-cell>
          <table:table-cell/>
          <table:table-cell table:formula="of:=[.A127]*0.000000001" office:value-type="float" office:value="2" calcext:value-type="float">
            <text:p>2</text:p>
          </table:table-cell>
          <table:table-cell table:formula="of:=-[.J127]/100*2.54*6" office:value-type="float" office:value="-1.09151696208001" calcext:value-type="float">
            <text:p>-1.09151696208001</text:p>
          </table:table-cell>
          <table:table-cell/>
          <table:table-cell table:formula="of:=([.E7]-[.P127])/[.E7]" office:value-type="float" office:value="0.0340557857699063" calcext:value-type="float">
            <text:p>0.034055785769906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0" calcext:value-type="float">
            <text:p>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8.716731838" calcext:value-type="float">
            <text:p>98.71673183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.0853968644196" calcext:value-type="float">
            <text:p>10.0853968644196</text:p>
          </table:table-cell>
          <table:table-cell table:style-name="Default" office:value-type="float" office:value="1.92835985278198" calcext:value-type="float">
            <text:p>1.92835985278198</text:p>
          </table:table-cell>
          <table:table-cell table:style-name="Default" office:value-type="float" office:value="49.8203770641904" calcext:value-type="float">
            <text:p>49.8203770641904</text:p>
          </table:table-cell>
          <table:table-cell table:style-name="Default" office:value-type="float" office:value="0.235500167930084" calcext:value-type="float">
            <text:p>0.235500167930084</text:p>
          </table:table-cell>
          <table:table-cell/>
          <table:table-cell table:formula="of:=[.A128]*0.000000001" office:value-type="float" office:value="3" calcext:value-type="float">
            <text:p>3</text:p>
          </table:table-cell>
          <table:table-cell table:formula="of:=-[.J128]/100*2.54*6" office:value-type="float" office:value="-1.53701448213755" calcext:value-type="float">
            <text:p>-1.53701448213755</text:p>
          </table:table-cell>
          <table:table-cell/>
          <table:table-cell table:formula="of:=([.E8]-[.P128])/[.E8]" office:value-type="float" office:value="0.00193864796263178" calcext:value-type="float">
            <text:p>0.001938647962632</text:p>
          </table:table-cell>
          <table:table-cell table:number-columns-repeated="1006"/>
        </table:table-row>
        <table:table-row table:style-name="ro1">
          <table:table-cell table:style-name="Default" office:value-type="float" office:value="4000000000" calcext:value-type="float">
            <text:p>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591713668" calcext:value-type="float">
            <text:p>99.59171366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9528668912411" calcext:value-type="float">
            <text:p>12.9528668912411</text:p>
          </table:table-cell>
          <table:table-cell table:style-name="Default" office:value-type="float" office:value="1.92835987526181" calcext:value-type="float">
            <text:p>1.92835987526181</text:p>
          </table:table-cell>
          <table:table-cell table:style-name="Default" office:value-type="float" office:value="49.8203781458015" calcext:value-type="float">
            <text:p>49.8203781458015</text:p>
          </table:table-cell>
          <table:table-cell table:style-name="Default" office:value-type="float" office:value="0.235500123292477" calcext:value-type="float">
            <text:p>0.235500123292477</text:p>
          </table:table-cell>
          <table:table-cell/>
          <table:table-cell table:formula="of:=[.A129]*0.000000001" office:value-type="float" office:value="4" calcext:value-type="float">
            <text:p>4</text:p>
          </table:table-cell>
          <table:table-cell table:formula="of:=-[.J129]/100*2.54*6" office:value-type="float" office:value="-1.97401691422514" calcext:value-type="float">
            <text:p>-1.97401691422514</text:p>
          </table:table-cell>
          <table:table-cell/>
          <table:table-cell table:formula="of:=([.E9]-[.P129])/[.E9]" office:value-type="float" office:value="-0.0175344918686307" calcext:value-type="float">
            <text:p>-0.017534491868631</text:p>
          </table:table-cell>
          <table:table-cell table:number-columns-repeated="1006"/>
        </table:table-row>
        <table:table-row table:style-name="ro1">
          <table:table-cell table:style-name="Default" office:value-type="float" office:value="5000000000" calcext:value-type="float">
            <text:p>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7.325987461" calcext:value-type="float">
            <text:p>107.32598746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7869276628851" calcext:value-type="float">
            <text:p>15.7869276628851</text:p>
          </table:table-cell>
          <table:table-cell table:style-name="Default" office:value-type="float" office:value="1.92835992711747" calcext:value-type="float">
            <text:p>1.92835992711747</text:p>
          </table:table-cell>
          <table:table-cell table:style-name="Default" office:value-type="float" office:value="49.8203795621816" calcext:value-type="float">
            <text:p>49.8203795621816</text:p>
          </table:table-cell>
          <table:table-cell table:style-name="Default" office:value-type="float" office:value="0.235500060541969" calcext:value-type="float">
            <text:p>0.235500060541969</text:p>
          </table:table-cell>
          <table:table-cell/>
          <table:table-cell table:formula="of:=[.A130]*0.000000001" office:value-type="float" office:value="5" calcext:value-type="float">
            <text:p>5</text:p>
          </table:table-cell>
          <table:table-cell table:formula="of:=-[.J130]/100*2.54*6" office:value-type="float" office:value="-2.40592777582369" calcext:value-type="float">
            <text:p>-2.40592777582369</text:p>
          </table:table-cell>
          <table:table-cell/>
          <table:table-cell table:formula="of:=([.E10]-[.P130])/[.E10]" office:value-type="float" office:value="-0.0296263002626306" calcext:value-type="float">
            <text:p>-0.029626300262631</text:p>
          </table:table-cell>
          <table:table-cell table:number-columns-repeated="1006"/>
        </table:table-row>
        <table:table-row table:style-name="ro1">
          <table:table-cell table:style-name="Default" office:value-type="float" office:value="6000000000" calcext:value-type="float">
            <text:p>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2.396676495" calcext:value-type="float">
            <text:p>102.39667649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8.5975089080723" calcext:value-type="float">
            <text:p>18.5975089080723</text:p>
          </table:table-cell>
          <table:table-cell table:style-name="Default" office:value-type="float" office:value="1.92835998595254" calcext:value-type="float">
            <text:p>1.92835998595254</text:p>
          </table:table-cell>
          <table:table-cell table:style-name="Default" office:value-type="float" office:value="49.8203823336308" calcext:value-type="float">
            <text:p>49.8203823336308</text:p>
          </table:table-cell>
          <table:table-cell table:style-name="Default" office:value-type="float" office:value="0.235499989812278" calcext:value-type="float">
            <text:p>0.235499989812278</text:p>
          </table:table-cell>
          <table:table-cell/>
          <table:table-cell table:formula="of:=[.A131]*0.000000001" office:value-type="float" office:value="6" calcext:value-type="float">
            <text:p>6</text:p>
          </table:table-cell>
          <table:table-cell table:formula="of:=-[.J131]/100*2.54*6" office:value-type="float" office:value="-2.83426035759022" calcext:value-type="float">
            <text:p>-2.83426035759022</text:p>
          </table:table-cell>
          <table:table-cell/>
          <table:table-cell table:formula="of:=([.E11]-[.P131])/[.E11]" office:value-type="float" office:value="-0.0144443565608626" calcext:value-type="float">
            <text:p>-0.014444356560863</text:p>
          </table:table-cell>
          <table:table-cell table:number-columns-repeated="1006"/>
        </table:table-row>
        <table:table-row table:style-name="ro1">
          <table:table-cell table:style-name="Default" office:value-type="float" office:value="7000000000" calcext:value-type="float">
            <text:p>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1.798596704" calcext:value-type="float">
            <text:p>101.79859670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.3898209458561" calcext:value-type="float">
            <text:p>21.3898209458561</text:p>
          </table:table-cell>
          <table:table-cell table:style-name="Default" office:value-type="float" office:value="1.92836005904954" calcext:value-type="float">
            <text:p>1.92836005904954</text:p>
          </table:table-cell>
          <table:table-cell table:style-name="Default" office:value-type="float" office:value="49.8203868138039" calcext:value-type="float">
            <text:p>49.8203868138039</text:p>
          </table:table-cell>
          <table:table-cell table:style-name="Default" office:value-type="float" office:value="0.235499910808409" calcext:value-type="float">
            <text:p>0.235499910808409</text:p>
          </table:table-cell>
          <table:table-cell/>
          <table:table-cell table:formula="of:=[.A132]*0.000000001" office:value-type="float" office:value="7" calcext:value-type="float">
            <text:p>7</text:p>
          </table:table-cell>
          <table:table-cell table:formula="of:=-[.J132]/100*2.54*6" office:value-type="float" office:value="-3.25980871214847" calcext:value-type="float">
            <text:p>-3.25980871214847</text:p>
          </table:table-cell>
          <table:table-cell/>
          <table:table-cell table:formula="of:=([.E12]-[.P132])/[.E12]" office:value-type="float" office:value="-0.0185978243402702" calcext:value-type="float">
            <text:p>-0.01859782434027</text:p>
          </table:table-cell>
          <table:table-cell table:number-columns-repeated="1006"/>
        </table:table-row>
        <table:table-row table:style-name="ro1">
          <table:table-cell table:style-name="Default" office:value-type="float" office:value="8000000000" calcext:value-type="float">
            <text:p>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6.083529908" calcext:value-type="float">
            <text:p>96.08352990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4.1669185669602" calcext:value-type="float">
            <text:p>24.1669185669602</text:p>
          </table:table-cell>
          <table:table-cell table:style-name="Default" office:value-type="float" office:value="1.92836014284597" calcext:value-type="float">
            <text:p>1.92836014284597</text:p>
          </table:table-cell>
          <table:table-cell table:style-name="Default" office:value-type="float" office:value="49.820393785152" calcext:value-type="float">
            <text:p>49.820393785152</text:p>
          </table:table-cell>
          <table:table-cell table:style-name="Default" office:value-type="float" office:value="0.235499828373166" calcext:value-type="float">
            <text:p>0.235499828373166</text:p>
          </table:table-cell>
          <table:table-cell/>
          <table:table-cell table:formula="of:=[.A133]*0.000000001" office:value-type="float" office:value="8" calcext:value-type="float">
            <text:p>8</text:p>
          </table:table-cell>
          <table:table-cell table:formula="of:=-[.J133]/100*2.54*6" office:value-type="float" office:value="-3.68303838960473" calcext:value-type="float">
            <text:p>-3.68303838960473</text:p>
          </table:table-cell>
          <table:table-cell/>
          <table:table-cell table:formula="of:=([.E13]-[.P133])/[.E13]" office:value-type="float" office:value="-0.0284147722138447" calcext:value-type="float">
            <text:p>-0.028414772213845</text:p>
          </table:table-cell>
          <table:table-cell table:number-columns-repeated="1006"/>
        </table:table-row>
        <table:table-row table:style-name="ro1">
          <table:table-cell table:style-name="Default" office:value-type="float" office:value="9000000000" calcext:value-type="float">
            <text:p>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7.889690152" calcext:value-type="float">
            <text:p>97.88969015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6.9307480788921" calcext:value-type="float">
            <text:p>26.9307480788921</text:p>
          </table:table-cell>
          <table:table-cell table:style-name="Default" office:value-type="float" office:value="1.92836023922339" calcext:value-type="float">
            <text:p>1.92836023922339</text:p>
          </table:table-cell>
          <table:table-cell table:style-name="Default" office:value-type="float" office:value="49.8204039500287" calcext:value-type="float">
            <text:p>49.8204039500287</text:p>
          </table:table-cell>
          <table:table-cell table:style-name="Default" office:value-type="float" office:value="0.235499745247502" calcext:value-type="float">
            <text:p>0.235499745247502</text:p>
          </table:table-cell>
          <table:table-cell/>
          <table:table-cell table:formula="of:=[.A134]*0.000000001" office:value-type="float" office:value="9" calcext:value-type="float">
            <text:p>9</text:p>
          </table:table-cell>
          <table:table-cell table:formula="of:=-[.J134]/100*2.54*6" office:value-type="float" office:value="-4.10424600722316" calcext:value-type="float">
            <text:p>-4.10424600722316</text:p>
          </table:table-cell>
          <table:table-cell/>
          <table:table-cell table:formula="of:=([.E14]-[.P134])/[.E14]" office:value-type="float" office:value="-0.0227216994490976" calcext:value-type="float">
            <text:p>-0.02272169944909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000000000" calcext:value-type="float">
            <text:p>1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682517085" calcext:value-type="float">
            <text:p>99.68251708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9.6826351187917" calcext:value-type="float">
            <text:p>29.6826351187917</text:p>
          </table:table-cell>
          <table:table-cell table:style-name="Default" office:value-type="float" office:value="1.92836034636737" calcext:value-type="float">
            <text:p>1.92836034636737</text:p>
          </table:table-cell>
          <table:table-cell table:style-name="Default" office:value-type="float" office:value="49.8204182258949" calcext:value-type="float">
            <text:p>49.8204182258949</text:p>
          </table:table-cell>
          <table:table-cell table:style-name="Default" office:value-type="float" office:value="0.235499666257232" calcext:value-type="float">
            <text:p>0.235499666257232</text:p>
          </table:table-cell>
          <table:table-cell/>
          <table:table-cell table:formula="of:=[.A135]*0.000000001" office:value-type="float" office:value="10" calcext:value-type="float">
            <text:p>10</text:p>
          </table:table-cell>
          <table:table-cell table:formula="of:=-[.J135]/100*2.54*6" office:value-type="float" office:value="-4.52363359210386" calcext:value-type="float">
            <text:p>-4.52363359210386</text:p>
          </table:table-cell>
          <table:table-cell/>
          <table:table-cell table:formula="of:=([.E15]-[.P135])/[.E15]" office:value-type="float" office:value="-0.0177252391704673" calcext:value-type="float">
            <text:p>-0.01772523917046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000000000" calcext:value-type="float">
            <text:p>1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7.997152502" calcext:value-type="float">
            <text:p>107.99715250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2.4235343482314" calcext:value-type="float">
            <text:p>32.4235343482314</text:p>
          </table:table-cell>
          <table:table-cell table:style-name="Default" office:value-type="float" office:value="1.9283604651697" calcext:value-type="float">
            <text:p>1.9283604651697</text:p>
          </table:table-cell>
          <table:table-cell table:style-name="Default" office:value-type="float" office:value="49.8204375534868" calcext:value-type="float">
            <text:p>49.8204375534868</text:p>
          </table:table-cell>
          <table:table-cell table:style-name="Default" office:value-type="float" office:value="0.23549959559319" calcext:value-type="float">
            <text:p>0.23549959559319</text:p>
          </table:table-cell>
          <table:table-cell/>
          <table:table-cell table:formula="of:=[.A136]*0.000000001" office:value-type="float" office:value="11" calcext:value-type="float">
            <text:p>11</text:p>
          </table:table-cell>
          <table:table-cell table:formula="of:=-[.J136]/100*2.54*6" office:value-type="float" office:value="-4.94134663467047" calcext:value-type="float">
            <text:p>-4.94134663467047</text:p>
          </table:table-cell>
          <table:table-cell/>
          <table:table-cell table:formula="of:=([.E16]-[.P136])/[.E16]" office:value-type="float" office:value="-0.0132701878833186" calcext:value-type="float">
            <text:p>-0.01327018788331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000000000" calcext:value-type="float">
            <text:p>1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2.781290644" calcext:value-type="float">
            <text:p>102.78129064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5.1541667120003" calcext:value-type="float">
            <text:p>35.1541667120003</text:p>
          </table:table-cell>
          <table:table-cell table:style-name="Default" office:value-type="float" office:value="1.92836059476704" calcext:value-type="float">
            <text:p>1.92836059476704</text:p>
          </table:table-cell>
          <table:table-cell table:style-name="Default" office:value-type="float" office:value="49.8204630280125" calcext:value-type="float">
            <text:p>49.8204630280125</text:p>
          </table:table-cell>
          <table:table-cell table:style-name="Default" office:value-type="float" office:value="0.235499538666077" calcext:value-type="float">
            <text:p>0.235499538666077</text:p>
          </table:table-cell>
          <table:table-cell/>
          <table:table-cell table:formula="of:=[.A137]*0.000000001" office:value-type="float" office:value="12" calcext:value-type="float">
            <text:p>12</text:p>
          </table:table-cell>
          <table:table-cell table:formula="of:=-[.J137]/100*2.54*6" office:value-type="float" office:value="-5.35749500690885" calcext:value-type="float">
            <text:p>-5.35749500690885</text:p>
          </table:table-cell>
          <table:table-cell/>
          <table:table-cell table:formula="of:=([.E17]-[.P137])/[.E17]" office:value-type="float" office:value="-0.0189962897888737" calcext:value-type="float">
            <text:p>-0.01899628978887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000000000" calcext:value-type="float">
            <text:p>1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500564125" calcext:value-type="float">
            <text:p>100.50056412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7.8750992445215" calcext:value-type="float">
            <text:p>37.8750992445215</text:p>
          </table:table-cell>
          <table:table-cell table:style-name="Default" office:value-type="float" office:value="1.92836073735546" calcext:value-type="float">
            <text:p>1.92836073735546</text:p>
          </table:table-cell>
          <table:table-cell table:style-name="Default" office:value-type="float" office:value="49.8204957640765" calcext:value-type="float">
            <text:p>49.8204957640765</text:p>
          </table:table-cell>
          <table:table-cell table:style-name="Default" office:value-type="float" office:value="0.235499500196634" calcext:value-type="float">
            <text:p>0.235499500196634</text:p>
          </table:table-cell>
          <table:table-cell/>
          <table:table-cell table:formula="of:=[.A138]*0.000000001" office:value-type="float" office:value="13" calcext:value-type="float">
            <text:p>13</text:p>
          </table:table-cell>
          <table:table-cell table:formula="of:=-[.J138]/100*2.54*6" office:value-type="float" office:value="-5.77216512486508" calcext:value-type="float">
            <text:p>-5.77216512486508</text:p>
          </table:table-cell>
          <table:table-cell/>
          <table:table-cell table:formula="of:=([.E18]-[.P138])/[.E18]" office:value-type="float" office:value="-0.0236864275500739" calcext:value-type="float">
            <text:p>-0.02368642755007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000000000" calcext:value-type="float">
            <text:p>1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7.700807887" calcext:value-type="float">
            <text:p>97.7008078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0.5867936847314" calcext:value-type="float">
            <text:p>40.5867936847314</text:p>
          </table:table-cell>
          <table:table-cell table:style-name="Default" office:value-type="float" office:value="1.92836089109513" calcext:value-type="float">
            <text:p>1.92836089109513</text:p>
          </table:table-cell>
          <table:table-cell table:style-name="Default" office:value-type="float" office:value="49.8205370831464" calcext:value-type="float">
            <text:p>49.8205370831464</text:p>
          </table:table-cell>
          <table:table-cell table:style-name="Default" office:value-type="float" office:value="0.235499486863586" calcext:value-type="float">
            <text:p>0.235499486863586</text:p>
          </table:table-cell>
          <table:table-cell/>
          <table:table-cell table:formula="of:=[.A139]*0.000000001" office:value-type="float" office:value="14" calcext:value-type="float">
            <text:p>14</text:p>
          </table:table-cell>
          <table:table-cell table:formula="of:=-[.J139]/100*2.54*6" office:value-type="float" office:value="-6.18542735755307" calcext:value-type="float">
            <text:p>-6.18542735755307</text:p>
          </table:table-cell>
          <table:table-cell/>
          <table:table-cell table:formula="of:=([.E19]-[.P139])/[.E19]" office:value-type="float" office:value="-0.00217741313440591" calcext:value-type="float">
            <text:p>-0.00217741313440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000000000" calcext:value-type="float">
            <text:p>1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7.227279103" calcext:value-type="float">
            <text:p>97.2272791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3.2896372108402" calcext:value-type="float">
            <text:p>43.2896372108402</text:p>
          </table:table-cell>
          <table:table-cell table:style-name="Default" office:value-type="float" office:value="1.92836105611534" calcext:value-type="float">
            <text:p>1.92836105611534</text:p>
          </table:table-cell>
          <table:table-cell table:style-name="Default" office:value-type="float" office:value="49.8205883618519" calcext:value-type="float">
            <text:p>49.8205883618519</text:p>
          </table:table-cell>
          <table:table-cell table:style-name="Default" office:value-type="float" office:value="0.235499505154811" calcext:value-type="float">
            <text:p>0.235499505154811</text:p>
          </table:table-cell>
          <table:table-cell/>
          <table:table-cell table:formula="of:=[.A140]*0.000000001" office:value-type="float" office:value="15" calcext:value-type="float">
            <text:p>15</text:p>
          </table:table-cell>
          <table:table-cell table:formula="of:=-[.J140]/100*2.54*6" office:value-type="float" office:value="-6.59734071093205" calcext:value-type="float">
            <text:p>-6.59734071093205</text:p>
          </table:table-cell>
          <table:table-cell/>
          <table:table-cell table:formula="of:=([.E20]-[.P140])/[.E20]" office:value-type="float" office:value="-0.00677026574356121" calcext:value-type="float">
            <text:p>-0.00677026574356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000000000" calcext:value-type="float">
            <text:p>1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6.054884995" calcext:value-type="float">
            <text:p>96.05488499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5.9839625646329" calcext:value-type="float">
            <text:p>45.9839625646329</text:p>
          </table:table-cell>
          <table:table-cell table:style-name="Default" office:value-type="float" office:value="1.92836123189543" calcext:value-type="float">
            <text:p>1.92836123189543</text:p>
          </table:table-cell>
          <table:table-cell table:style-name="Default" office:value-type="float" office:value="49.8206510942317" calcext:value-type="float">
            <text:p>49.8206510942317</text:p>
          </table:table-cell>
          <table:table-cell table:style-name="Default" office:value-type="float" office:value="0.235499562249443" calcext:value-type="float">
            <text:p>0.235499562249443</text:p>
          </table:table-cell>
          <table:table-cell/>
          <table:table-cell table:formula="of:=[.A141]*0.000000001" office:value-type="float" office:value="16" calcext:value-type="float">
            <text:p>16</text:p>
          </table:table-cell>
          <table:table-cell table:formula="of:=-[.J141]/100*2.54*6" office:value-type="float" office:value="-7.00795589485005" calcext:value-type="float">
            <text:p>-7.00795589485005</text:p>
          </table:table-cell>
          <table:table-cell/>
          <table:table-cell table:formula="of:=([.E21]-[.P141])/[.E21]" office:value-type="float" office:value="-0.0106711902776948" calcext:value-type="float">
            <text:p>-0.01067119027769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000000000" calcext:value-type="float">
            <text:p>1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3.658945189" calcext:value-type="float">
            <text:p>103.65894518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8.6700615869835" calcext:value-type="float">
            <text:p>48.6700615869835</text:p>
          </table:table-cell>
          <table:table-cell table:style-name="Default" office:value-type="float" office:value="1.9283614193343" calcext:value-type="float">
            <text:p>1.9283614193343</text:p>
          </table:table-cell>
          <table:table-cell table:style-name="Default" office:value-type="float" office:value="49.8207268377297" calcext:value-type="float">
            <text:p>49.8207268377297</text:p>
          </table:table-cell>
          <table:table-cell table:style-name="Default" office:value-type="float" office:value="0.235499665250491" calcext:value-type="float">
            <text:p>0.235499665250491</text:p>
          </table:table-cell>
          <table:table-cell/>
          <table:table-cell table:formula="of:=[.A142]*0.000000001" office:value-type="float" office:value="17" calcext:value-type="float">
            <text:p>17</text:p>
          </table:table-cell>
          <table:table-cell table:formula="of:=-[.J142]/100*2.54*6" office:value-type="float" office:value="-7.41731738585629" calcext:value-type="float">
            <text:p>-7.41731738585629</text:p>
          </table:table-cell>
          <table:table-cell/>
          <table:table-cell table:formula="of:=([.E22]-[.P142])/[.E22]" office:value-type="float" office:value="-0.00700131603053814" calcext:value-type="float">
            <text:p>-0.00700131603053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000000000" calcext:value-type="float">
            <text:p>1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5.083141535" calcext:value-type="float">
            <text:p>105.08314153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1.3481945810098" calcext:value-type="float">
            <text:p>51.3481945810098</text:p>
          </table:table-cell>
          <table:table-cell table:style-name="Default" office:value-type="float" office:value="1.92836161862312" calcext:value-type="float">
            <text:p>1.92836161862312</text:p>
          </table:table-cell>
          <table:table-cell table:style-name="Default" office:value-type="float" office:value="49.8208172802992" calcext:value-type="float">
            <text:p>49.8208172802992</text:p>
          </table:table-cell>
          <table:table-cell table:style-name="Default" office:value-type="float" office:value="0.235499822133358" calcext:value-type="float">
            <text:p>0.235499822133358</text:p>
          </table:table-cell>
          <table:table-cell/>
          <table:table-cell table:formula="of:=[.A143]*0.000000001" office:value-type="float" office:value="18" calcext:value-type="float">
            <text:p>18</text:p>
          </table:table-cell>
          <table:table-cell table:formula="of:=-[.J143]/100*2.54*6" office:value-type="float" office:value="-7.82546485414589" calcext:value-type="float">
            <text:p>-7.82546485414589</text:p>
          </table:table-cell>
          <table:table-cell/>
          <table:table-cell table:formula="of:=([.E23]-[.P143])/[.E23]" office:value-type="float" office:value="-0.00686186452035854" calcext:value-type="float">
            <text:p>-0.00686186452035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000000000" calcext:value-type="float">
            <text:p>1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2.81326381" calcext:value-type="float">
            <text:p>102.8132638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4.0185969420788" calcext:value-type="float">
            <text:p>54.0185969420788</text:p>
          </table:table-cell>
          <table:table-cell table:style-name="Default" office:value-type="float" office:value="1.92836182905953" calcext:value-type="float">
            <text:p>1.92836182905953</text:p>
          </table:table-cell>
          <table:table-cell table:style-name="Default" office:value-type="float" office:value="49.8209242282901" calcext:value-type="float">
            <text:p>49.8209242282901</text:p>
          </table:table-cell>
          <table:table-cell table:style-name="Default" office:value-type="float" office:value="0.235500041567231" calcext:value-type="float">
            <text:p>0.235500041567231</text:p>
          </table:table-cell>
          <table:table-cell/>
          <table:table-cell table:formula="of:=[.A144]*0.000000001" office:value-type="float" office:value="19" calcext:value-type="float">
            <text:p>19</text:p>
          </table:table-cell>
          <table:table-cell table:formula="of:=-[.J144]/100*2.54*6" office:value-type="float" office:value="-8.23243417397281" calcext:value-type="float">
            <text:p>-8.23243417397281</text:p>
          </table:table-cell>
          <table:table-cell/>
          <table:table-cell table:formula="of:=([.E24]-[.P144])/[.E24]" office:value-type="float" office:value="-0.000378685338142016" calcext:value-type="float">
            <text:p>-0.000378685338142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000000000" calcext:value-type="float">
            <text:p>2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1.113674461" calcext:value-type="float">
            <text:p>101.11367446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6.6814839300511" calcext:value-type="float">
            <text:p>56.6814839300511</text:p>
          </table:table-cell>
          <table:table-cell table:style-name="Default" office:value-type="float" office:value="1.92836205099566" calcext:value-type="float">
            <text:p>1.92836205099566</text:p>
          </table:table-cell>
          <table:table-cell table:style-name="Default" office:value-type="float" office:value="49.8210495675036" calcext:value-type="float">
            <text:p>49.8210495675036</text:p>
          </table:table-cell>
          <table:table-cell table:style-name="Default" office:value-type="float" office:value="0.235500332368821" calcext:value-type="float">
            <text:p>0.235500332368821</text:p>
          </table:table-cell>
          <table:table-cell/>
          <table:table-cell table:formula="of:=[.A145]*0.000000001" office:value-type="float" office:value="20" calcext:value-type="float">
            <text:p>20</text:p>
          </table:table-cell>
          <table:table-cell table:formula="of:=-[.J145]/100*2.54*6" office:value-type="float" office:value="-8.63825815093979" calcext:value-type="float">
            <text:p>-8.63825815093979</text:p>
          </table:table-cell>
          <table:table-cell/>
          <table:table-cell table:formula="of:=([.E25]-[.P145])/[.E25]" office:value-type="float" office:value="-0.00324650080025532" calcext:value-type="float">
            <text:p>-0.003246500800255</text:p>
          </table:table-cell>
          <table:table-cell table:number-columns-repeated="1006"/>
        </table:table-row>
        <table:table-row table:style-name="ro1">
          <table:table-cell table:style-name="Default" office:value-type="float" office:value="21000000000" calcext:value-type="float">
            <text:p>2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867995271" calcext:value-type="float">
            <text:p>100.86799527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9.3370542063351" calcext:value-type="float">
            <text:p>59.3370542063351</text:p>
          </table:table-cell>
          <table:table-cell table:style-name="Default" office:value-type="float" office:value="1.92836228436143" calcext:value-type="float">
            <text:p>1.92836228436143</text:p>
          </table:table-cell>
          <table:table-cell table:style-name="Default" office:value-type="float" office:value="49.8211953018501" calcext:value-type="float">
            <text:p>49.8211953018501</text:p>
          </table:table-cell>
          <table:table-cell table:style-name="Default" office:value-type="float" office:value="0.235500704042207" calcext:value-type="float">
            <text:p>0.235500704042207</text:p>
          </table:table-cell>
          <table:table-cell/>
          <table:table-cell table:formula="of:=[.A146]*0.000000001" office:value-type="float" office:value="21" calcext:value-type="float">
            <text:p>21</text:p>
          </table:table-cell>
          <table:table-cell table:formula="of:=-[.J146]/100*2.54*6" office:value-type="float" office:value="-9.04296706104547" calcext:value-type="float">
            <text:p>-9.04296706104547</text:p>
          </table:table-cell>
          <table:table-cell/>
          <table:table-cell table:formula="of:=([.E26]-[.P146])/[.E26]" office:value-type="float" office:value="0.00826035733222013" calcext:value-type="float">
            <text:p>0.00826035733222</text:p>
          </table:table-cell>
          <table:table-cell table:number-columns-repeated="1006"/>
        </table:table-row>
        <table:table-row table:style-name="ro1">
          <table:table-cell table:style-name="Default" office:value-type="float" office:value="22000000000" calcext:value-type="float">
            <text:p>2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8.405859017" calcext:value-type="float">
            <text:p>98.40585901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1.9854924880697" calcext:value-type="float">
            <text:p>61.9854924880697</text:p>
          </table:table-cell>
          <table:table-cell table:style-name="Default" office:value-type="float" office:value="1.9283625292027" calcext:value-type="float">
            <text:p>1.9283625292027</text:p>
          </table:table-cell>
          <table:table-cell table:style-name="Default" office:value-type="float" office:value="49.8213635322305" calcext:value-type="float">
            <text:p>49.8213635322305</text:p>
          </table:table-cell>
          <table:table-cell table:style-name="Default" office:value-type="float" office:value="0.235501166479335" calcext:value-type="float">
            <text:p>0.235501166479335</text:p>
          </table:table-cell>
          <table:table-cell/>
          <table:table-cell table:formula="of:=[.A147]*0.000000001" office:value-type="float" office:value="22" calcext:value-type="float">
            <text:p>22</text:p>
          </table:table-cell>
          <table:table-cell table:formula="of:=-[.J147]/100*2.54*6" office:value-type="float" office:value="-9.44658905518182" calcext:value-type="float">
            <text:p>-9.44658905518182</text:p>
          </table:table-cell>
          <table:table-cell/>
          <table:table-cell table:formula="of:=([.E27]-[.P147])/[.E27]" office:value-type="float" office:value="0.0108358876868881" calcext:value-type="float">
            <text:p>0.0108358876868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3000000000" calcext:value-type="float">
            <text:p>2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8.562115844" calcext:value-type="float">
            <text:p>108.56211584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4.6269715777627" calcext:value-type="float">
            <text:p>64.6269715777627</text:p>
          </table:table-cell>
          <table:table-cell table:style-name="Default" office:value-type="float" office:value="1.92836278537358" calcext:value-type="float">
            <text:p>1.92836278537358</text:p>
          </table:table-cell>
          <table:table-cell table:style-name="Default" office:value-type="float" office:value="49.8215564713767" calcext:value-type="float">
            <text:p>49.8215564713767</text:p>
          </table:table-cell>
          <table:table-cell table:style-name="Default" office:value-type="float" office:value="0.235501730166895" calcext:value-type="float">
            <text:p>0.235501730166895</text:p>
          </table:table-cell>
          <table:table-cell/>
          <table:table-cell table:formula="of:=[.A148]*0.000000001" office:value-type="float" office:value="23" calcext:value-type="float">
            <text:p>23</text:p>
          </table:table-cell>
          <table:table-cell table:formula="of:=-[.J148]/100*2.54*6" office:value-type="float" office:value="-9.84915046845104" calcext:value-type="float">
            <text:p>-9.84915046845104</text:p>
          </table:table-cell>
          <table:table-cell/>
          <table:table-cell table:formula="of:=([.E28]-[.P148])/[.E28]" office:value-type="float" office:value="0.0132948494710632" calcext:value-type="float">
            <text:p>0.013294849471063</text:p>
          </table:table-cell>
          <table:table-cell table:number-columns-repeated="1006"/>
        </table:table-row>
        <table:table-row table:style-name="ro1">
          <table:table-cell table:style-name="Default" office:value-type="float" office:value="24000000000" calcext:value-type="float">
            <text:p>2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7.089307737" calcext:value-type="float">
            <text:p>107.08930773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7.2616539394338" calcext:value-type="float">
            <text:p>67.2616539394338</text:p>
          </table:table-cell>
          <table:table-cell table:style-name="Default" office:value-type="float" office:value="1.9283630531097" calcext:value-type="float">
            <text:p>1.9283630531097</text:p>
          </table:table-cell>
          <table:table-cell table:style-name="Default" office:value-type="float" office:value="49.8217764275604" calcext:value-type="float">
            <text:p>49.8217764275604</text:p>
          </table:table-cell>
          <table:table-cell table:style-name="Default" office:value-type="float" office:value="0.235502405954401" calcext:value-type="float">
            <text:p>0.235502405954401</text:p>
          </table:table-cell>
          <table:table-cell/>
          <table:table-cell table:formula="of:=[.A149]*0.000000001" office:value-type="float" office:value="24" calcext:value-type="float">
            <text:p>24</text:p>
          </table:table-cell>
          <table:table-cell table:formula="of:=-[.J149]/100*2.54*6" office:value-type="float" office:value="-10.2506760603697" calcext:value-type="float">
            <text:p>-10.2506760603697</text:p>
          </table:table-cell>
          <table:table-cell/>
          <table:table-cell table:formula="of:=([.E29]-[.P149])/[.E29]" office:value-type="float" office:value="0.0180443787841876" calcext:value-type="float">
            <text:p>0.0180443787841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5000000000" calcext:value-type="float">
            <text:p>2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883454103" calcext:value-type="float">
            <text:p>100.8834541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9.889692954955" calcext:value-type="float">
            <text:p>69.889692954955</text:p>
          </table:table-cell>
          <table:table-cell table:style-name="Default" office:value-type="float" office:value="1.92836333231329" calcext:value-type="float">
            <text:p>1.92836333231329</text:p>
          </table:table-cell>
          <table:table-cell table:style-name="Default" office:value-type="float" office:value="49.8220258214703" calcext:value-type="float">
            <text:p>49.8220258214703</text:p>
          </table:table-cell>
          <table:table-cell table:style-name="Default" office:value-type="float" office:value="0.235503205287661" calcext:value-type="float">
            <text:p>0.235503205287661</text:p>
          </table:table-cell>
          <table:table-cell/>
          <table:table-cell table:formula="of:=[.A150]*0.000000001" office:value-type="float" office:value="25" calcext:value-type="float">
            <text:p>25</text:p>
          </table:table-cell>
          <table:table-cell table:formula="of:=-[.J150]/100*2.54*6" office:value-type="float" office:value="-10.6511892063351" calcext:value-type="float">
            <text:p>-10.6511892063351</text:p>
          </table:table-cell>
          <table:table-cell/>
          <table:table-cell table:formula="of:=([.E30]-[.P150])/[.E30]" office:value-type="float" office:value="0.0156043778450822" calcext:value-type="float">
            <text:p>0.015604377845082</text:p>
          </table:table-cell>
          <table:table-cell table:number-columns-repeated="1006"/>
        </table:table-row>
        <table:table-row table:style-name="ro1">
          <table:table-cell table:style-name="Default" office:value-type="float" office:value="26000000000" calcext:value-type="float">
            <text:p>2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6.970551225" calcext:value-type="float">
            <text:p>106.97055122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2.5112339255597" calcext:value-type="float">
            <text:p>72.5112339255597</text:p>
          </table:table-cell>
          <table:table-cell table:style-name="Default" office:value-type="float" office:value="1.9283636227544" calcext:value-type="float">
            <text:p>1.9283636227544</text:p>
          </table:table-cell>
          <table:table-cell table:style-name="Default" office:value-type="float" office:value="49.8223071843786" calcext:value-type="float">
            <text:p>49.8223071843786</text:p>
          </table:table-cell>
          <table:table-cell table:style-name="Default" office:value-type="float" office:value="0.235504140182275" calcext:value-type="float">
            <text:p>0.235504140182275</text:p>
          </table:table-cell>
          <table:table-cell/>
          <table:table-cell table:formula="of:=[.A151]*0.000000001" office:value-type="float" office:value="26" calcext:value-type="float">
            <text:p>26</text:p>
          </table:table-cell>
          <table:table-cell table:formula="of:=-[.J151]/100*2.54*6" office:value-type="float" office:value="-11.0507120502553" calcext:value-type="float">
            <text:p>-11.0507120502553</text:p>
          </table:table-cell>
          <table:table-cell/>
          <table:table-cell table:formula="of:=([.E31]-[.P151])/[.E31]" office:value-type="float" office:value="0.0222869210111205" calcext:value-type="float">
            <text:p>0.022286921011121</text:p>
          </table:table-cell>
          <table:table-cell table:number-columns-repeated="1006"/>
        </table:table-row>
        <table:table-row table:style-name="ro1">
          <table:table-cell table:style-name="Default" office:value-type="float" office:value="27000000000" calcext:value-type="float">
            <text:p>2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13.850599167" calcext:value-type="float">
            <text:p>113.85059916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5.1264148818861" calcext:value-type="float">
            <text:p>75.1264148818861</text:p>
          </table:table-cell>
          <table:table-cell table:style-name="Default" office:value-type="float" office:value="1.92836392489332" calcext:value-type="float">
            <text:p>1.92836392489332</text:p>
          </table:table-cell>
          <table:table-cell table:style-name="Default" office:value-type="float" office:value="49.8226231349706" calcext:value-type="float">
            <text:p>49.8226231349706</text:p>
          </table:table-cell>
          <table:table-cell table:style-name="Default" office:value-type="float" office:value="0.235505222894892" calcext:value-type="float">
            <text:p>0.235505222894892</text:p>
          </table:table-cell>
          <table:table-cell/>
          <table:table-cell table:formula="of:=[.A152]*0.000000001" office:value-type="float" office:value="27" calcext:value-type="float">
            <text:p>27</text:p>
          </table:table-cell>
          <table:table-cell table:formula="of:=-[.J152]/100*2.54*6" office:value-type="float" office:value="-11.4492656279994" calcext:value-type="float">
            <text:p>-11.4492656279994</text:p>
          </table:table-cell>
          <table:table-cell/>
          <table:table-cell table:formula="of:=([.E32]-[.P152])/[.E32]" office:value-type="float" office:value="0.0221823343425332" calcext:value-type="float">
            <text:p>0.022182334342533</text:p>
          </table:table-cell>
          <table:table-cell table:number-columns-repeated="1006"/>
        </table:table-row>
        <table:table-row table:style-name="ro1">
          <table:table-cell table:style-name="Default" office:value-type="float" office:value="28000000000" calcext:value-type="float">
            <text:p>2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4.533799832" calcext:value-type="float">
            <text:p>104.53379983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7.7353672726467" calcext:value-type="float">
            <text:p>77.7353672726467</text:p>
          </table:table-cell>
          <table:table-cell table:style-name="Default" office:value-type="float" office:value="1.92836423851132" calcext:value-type="float">
            <text:p>1.92836423851132</text:p>
          </table:table-cell>
          <table:table-cell table:style-name="Default" office:value-type="float" office:value="49.822976415843" calcext:value-type="float">
            <text:p>49.822976415843</text:p>
          </table:table-cell>
          <table:table-cell table:style-name="Default" office:value-type="float" office:value="0.235506466430493" calcext:value-type="float">
            <text:p>0.235506466430493</text:p>
          </table:table-cell>
          <table:table-cell/>
          <table:table-cell table:formula="of:=[.A153]*0.000000001" office:value-type="float" office:value="28" calcext:value-type="float">
            <text:p>28</text:p>
          </table:table-cell>
          <table:table-cell table:formula="of:=-[.J153]/100*2.54*6" office:value-type="float" office:value="-11.8468699723514" calcext:value-type="float">
            <text:p>-11.8468699723514</text:p>
          </table:table-cell>
          <table:table-cell/>
          <table:table-cell table:formula="of:=([.E33]-[.P153])/[.E33]" office:value-type="float" office:value="0.0201088342196777" calcext:value-type="float">
            <text:p>0.02010883421967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9000000000" calcext:value-type="float">
            <text:p>2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254820865" calcext:value-type="float">
            <text:p>99.25482086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0.3382165238276" calcext:value-type="float">
            <text:p>80.3382165238276</text:p>
          </table:table-cell>
          <table:table-cell table:style-name="Default" office:value-type="float" office:value="1.92836456351008" calcext:value-type="float">
            <text:p>1.92836456351008</text:p>
          </table:table-cell>
          <table:table-cell table:style-name="Default" office:value-type="float" office:value="49.8233698717706" calcext:value-type="float">
            <text:p>49.8233698717706</text:p>
          </table:table-cell>
          <table:table-cell table:style-name="Default" office:value-type="float" office:value="0.23550788423771" calcext:value-type="float">
            <text:p>0.23550788423771</text:p>
          </table:table-cell>
          <table:table-cell/>
          <table:table-cell table:formula="of:=[.A154]*0.000000001" office:value-type="float" office:value="29" calcext:value-type="float">
            <text:p>29</text:p>
          </table:table-cell>
          <table:table-cell table:formula="of:=-[.J154]/100*2.54*6" office:value-type="float" office:value="-12.2435441982313" calcext:value-type="float">
            <text:p>-12.2435441982313</text:p>
          </table:table-cell>
          <table:table-cell/>
          <table:table-cell table:formula="of:=([.E34]-[.P154])/[.E34]" office:value-type="float" office:value="0.0241987330732929" calcext:value-type="float">
            <text:p>0.024198733073293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00" calcext:value-type="float">
            <text:p>3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9.15613909" calcext:value-type="float">
            <text:p>109.1561390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2.9350825143861" calcext:value-type="float">
            <text:p>82.9350825143861</text:p>
          </table:table-cell>
          <table:table-cell table:style-name="Default" office:value-type="float" office:value="1.92836489990604" calcext:value-type="float">
            <text:p>1.92836489990604</text:p>
          </table:table-cell>
          <table:table-cell table:style-name="Default" office:value-type="float" office:value="49.823806453419" calcext:value-type="float">
            <text:p>49.823806453419</text:p>
          </table:table-cell>
          <table:table-cell table:style-name="Default" office:value-type="float" office:value="0.235509490254433" calcext:value-type="float">
            <text:p>0.235509490254433</text:p>
          </table:table-cell>
          <table:table-cell/>
          <table:table-cell table:formula="of:=[.A155]*0.000000001" office:value-type="float" office:value="30" calcext:value-type="float">
            <text:p>30</text:p>
          </table:table-cell>
          <table:table-cell table:formula="of:=-[.J155]/100*2.54*6" office:value-type="float" office:value="-12.6393065751924" calcext:value-type="float">
            <text:p>-12.6393065751924</text:p>
          </table:table-cell>
          <table:table-cell/>
          <table:table-cell table:formula="of:=([.E35]-[.P155])/[.E35]" office:value-type="float" office:value="0.0280711796531706" calcext:value-type="float">
            <text:p>0.02807117965317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1000000000" calcext:value-type="float">
            <text:p>3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9.758764241" calcext:value-type="float">
            <text:p>109.75876424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5.5260799877689" calcext:value-type="float">
            <text:p>85.5260799877689</text:p>
          </table:table-cell>
          <table:table-cell table:style-name="Default" office:value-type="float" office:value="1.9283652479457" calcext:value-type="float">
            <text:p>1.9283652479457</text:p>
          </table:table-cell>
          <table:table-cell table:style-name="Default" office:value-type="float" office:value="49.8242892115692" calcext:value-type="float">
            <text:p>49.8242892115692</text:p>
          </table:table-cell>
          <table:table-cell table:style-name="Default" office:value-type="float" office:value="0.235511298829198" calcext:value-type="float">
            <text:p>0.235511298829198</text:p>
          </table:table-cell>
          <table:table-cell/>
          <table:table-cell table:formula="of:=[.A156]*0.000000001" office:value-type="float" office:value="31" calcext:value-type="float">
            <text:p>31</text:p>
          </table:table-cell>
          <table:table-cell table:formula="of:=-[.J156]/100*2.54*6" office:value-type="float" office:value="-13.034174590136" calcext:value-type="float">
            <text:p>-13.034174590136</text:p>
          </table:table-cell>
          <table:table-cell/>
          <table:table-cell table:formula="of:=([.E37]-[.P156])/[.E37]" office:value-type="float" office:value="0.0262351539600225" calcext:value-type="float">
            <text:p>0.026235153960023</text:p>
          </table:table-cell>
          <table:table-cell table:number-columns-repeated="1006"/>
        </table:table-row>
        <table:table-row table:style-name="ro1">
          <table:table-cell table:style-name="Default" office:value-type="float" office:value="32000000000" calcext:value-type="float">
            <text:p>3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4.370275879" calcext:value-type="float">
            <text:p>104.37027587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1113189132519" calcext:value-type="float">
            <text:p>88.1113189132519</text:p>
          </table:table-cell>
          <table:table-cell table:style-name="Default" office:value-type="float" office:value="1.92836560747858" calcext:value-type="float">
            <text:p>1.92836560747858</text:p>
          </table:table-cell>
          <table:table-cell table:style-name="Default" office:value-type="float" office:value="49.8248213142717" calcext:value-type="float">
            <text:p>49.8248213142717</text:p>
          </table:table-cell>
          <table:table-cell table:style-name="Default" office:value-type="float" office:value="0.235513324953438" calcext:value-type="float">
            <text:p>0.235513324953438</text:p>
          </table:table-cell>
          <table:table-cell/>
          <table:table-cell table:formula="of:=[.A157]*0.000000001" office:value-type="float" office:value="32" calcext:value-type="float">
            <text:p>32</text:p>
          </table:table-cell>
          <table:table-cell table:formula="of:=-[.J157]/100*2.54*6" office:value-type="float" office:value="-13.4281650023796" calcext:value-type="float">
            <text:p>-13.4281650023796</text:p>
          </table:table-cell>
          <table:table-cell/>
          <table:table-cell table:formula="of:=([.E39]-[.P157])/[.E39]" office:value-type="float" office:value="0.028150663168116" calcext:value-type="float">
            <text:p>0.028150663168116</text:p>
          </table:table-cell>
          <table:table-cell table:number-columns-repeated="1006"/>
        </table:table-row>
        <table:table-row table:style-name="ro1">
          <table:table-cell table:style-name="Default" office:value-type="float" office:value="33000000000" calcext:value-type="float">
            <text:p>3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225641123" calcext:value-type="float">
            <text:p>100.22564112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0.6909047901077" calcext:value-type="float">
            <text:p>90.6909047901077</text:p>
          </table:table-cell>
          <table:table-cell table:style-name="Default" office:value-type="float" office:value="1.92836597836266" calcext:value-type="float">
            <text:p>1.92836597836266</text:p>
          </table:table-cell>
          <table:table-cell table:style-name="Default" office:value-type="float" office:value="49.8254060386867" calcext:value-type="float">
            <text:p>49.8254060386867</text:p>
          </table:table-cell>
          <table:table-cell table:style-name="Default" office:value-type="float" office:value="0.235515584144659" calcext:value-type="float">
            <text:p>0.235515584144659</text:p>
          </table:table-cell>
          <table:table-cell/>
          <table:table-cell table:formula="of:=[.A158]*0.000000001" office:value-type="float" office:value="33" calcext:value-type="float">
            <text:p>33</text:p>
          </table:table-cell>
          <table:table-cell table:formula="of:=-[.J158]/100*2.54*6" office:value-type="float" office:value="-13.8212938900124" calcext:value-type="float">
            <text:p>-13.8212938900124</text:p>
          </table:table-cell>
          <table:table-cell/>
          <table:table-cell table:formula="of:=([.E41]-[.P158])/[.E41]" office:value-type="float" office:value="0.0282784193654538" calcext:value-type="float">
            <text:p>0.028278419365454</text:p>
          </table:table-cell>
          <table:table-cell table:number-columns-repeated="1006"/>
        </table:table-row>
        <table:table-row table:style-name="ro1">
          <table:table-cell table:style-name="Default" office:value-type="float" office:value="34000000000" calcext:value-type="float">
            <text:p>3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1.93431957" calcext:value-type="float">
            <text:p>101.9343195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3.2649389178875" calcext:value-type="float">
            <text:p>93.2649389178875</text:p>
          </table:table-cell>
          <table:table-cell table:style-name="Default" office:value-type="float" office:value="1.92836636089953" calcext:value-type="float">
            <text:p>1.92836636089953</text:p>
          </table:table-cell>
          <table:table-cell table:style-name="Default" office:value-type="float" office:value="49.8260467567429" calcext:value-type="float">
            <text:p>49.8260467567429</text:p>
          </table:table-cell>
          <table:table-cell table:style-name="Default" office:value-type="float" office:value="0.235518092248375" calcext:value-type="float">
            <text:p>0.235518092248375</text:p>
          </table:table-cell>
          <table:table-cell/>
          <table:table-cell table:formula="of:=[.A159]*0.000000001" office:value-type="float" office:value="34" calcext:value-type="float">
            <text:p>34</text:p>
          </table:table-cell>
          <table:table-cell table:formula="of:=-[.J159]/100*2.54*6" office:value-type="float" office:value="-14.2135766910861" calcext:value-type="float">
            <text:p>-14.2135766910861</text:p>
          </table:table-cell>
          <table:table-cell/>
          <table:table-cell table:formula="of:=([.E43]-[.P159])/[.E43]" office:value-type="float" office:value="0.030140694215569" calcext:value-type="float">
            <text:p>0.030140694215569</text:p>
          </table:table-cell>
          <table:table-cell table:number-columns-repeated="1006"/>
        </table:table-row>
        <table:table-row table:style-name="ro1">
          <table:table-cell table:style-name="Default" office:value-type="float" office:value="35000000000" calcext:value-type="float">
            <text:p>3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5.952101555" calcext:value-type="float">
            <text:p>105.95210155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8335186463548" calcext:value-type="float">
            <text:p>95.8335186463548</text:p>
          </table:table-cell>
          <table:table-cell table:style-name="Default" office:value-type="float" office:value="1.92836675498697" calcext:value-type="float">
            <text:p>1.92836675498697</text:p>
          </table:table-cell>
          <table:table-cell table:style-name="Default" office:value-type="float" office:value="49.8267469614007" calcext:value-type="float">
            <text:p>49.8267469614007</text:p>
          </table:table-cell>
          <table:table-cell table:style-name="Default" office:value-type="float" office:value="0.235520865793796" calcext:value-type="float">
            <text:p>0.235520865793796</text:p>
          </table:table-cell>
          <table:table-cell/>
          <table:table-cell table:formula="of:=[.A160]*0.000000001" office:value-type="float" office:value="35" calcext:value-type="float">
            <text:p>35</text:p>
          </table:table-cell>
          <table:table-cell table:formula="of:=-[.J160]/100*2.54*6" office:value-type="float" office:value="-14.6050282417045" calcext:value-type="float">
            <text:p>-14.6050282417045</text:p>
          </table:table-cell>
          <table:table-cell/>
          <table:table-cell table:formula="of:=([.E45]-[.P160])/[.E45]" office:value-type="float" office:value="0.027037519116811" calcext:value-type="float">
            <text:p>0.02703751911681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6000000000" calcext:value-type="float">
            <text:p>3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681385221" calcext:value-type="float">
            <text:p>99.68138522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8.3967375914369" calcext:value-type="float">
            <text:p>98.3967375914369</text:p>
          </table:table-cell>
          <table:table-cell table:style-name="Default" office:value-type="float" office:value="1.92836716056057" calcext:value-type="float">
            <text:p>1.92836716056057</text:p>
          </table:table-cell>
          <table:table-cell table:style-name="Default" office:value-type="float" office:value="49.8275102509455" calcext:value-type="float">
            <text:p>49.8275102509455</text:p>
          </table:table-cell>
          <table:table-cell table:style-name="Default" office:value-type="float" office:value="0.235523921778806" calcext:value-type="float">
            <text:p>0.235523921778806</text:p>
          </table:table-cell>
          <table:table-cell/>
          <table:table-cell table:formula="of:=[.A161]*0.000000001" office:value-type="float" office:value="36" calcext:value-type="float">
            <text:p>36</text:p>
          </table:table-cell>
          <table:table-cell table:formula="of:=-[.J161]/100*2.54*6" office:value-type="float" office:value="-14.995662808935" calcext:value-type="float">
            <text:p>-14.995662808935</text:p>
          </table:table-cell>
          <table:table-cell/>
          <table:table-cell table:formula="of:=([.E47]-[.P161])/[.E47]" office:value-type="float" office:value="0.0368667746114003" calcext:value-type="float">
            <text:p>0.0368667746114</text:p>
          </table:table-cell>
          <table:table-cell table:number-columns-repeated="1006"/>
        </table:table-row>
        <table:table-row table:style-name="ro1">
          <table:table-cell table:style-name="Default" office:value-type="float" office:value="37000000000" calcext:value-type="float">
            <text:p>3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3.043660974" calcext:value-type="float">
            <text:p>103.04366097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0.954685826742" calcext:value-type="float">
            <text:p>100.954685826742</text:p>
          </table:table-cell>
          <table:table-cell table:style-name="Default" office:value-type="float" office:value="1.92836757755996" calcext:value-type="float">
            <text:p>1.92836757755996</text:p>
          </table:table-cell>
          <table:table-cell table:style-name="Default" office:value-type="float" office:value="49.8283403346738" calcext:value-type="float">
            <text:p>49.8283403346738</text:p>
          </table:table-cell>
          <table:table-cell table:style-name="Default" office:value-type="float" office:value="0.235527277740402" calcext:value-type="float">
            <text:p>0.235527277740402</text:p>
          </table:table-cell>
          <table:table-cell/>
          <table:table-cell table:formula="of:=[.A162]*0.000000001" office:value-type="float" office:value="37" calcext:value-type="float">
            <text:p>37</text:p>
          </table:table-cell>
          <table:table-cell table:formula="of:=-[.J162]/100*2.54*6" office:value-type="float" office:value="-15.3854941199955" calcext:value-type="float">
            <text:p>-15.3854941199955</text:p>
          </table:table-cell>
          <table:table-cell/>
          <table:table-cell table:formula="of:=([.E49]-[.P162])/[.E49]" office:value-type="float" office:value="0.0338933288970714" calcext:value-type="float">
            <text:p>0.03389332889707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8000000000" calcext:value-type="float">
            <text:p>3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12.534794832" calcext:value-type="float">
            <text:p>112.53479483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3.507450057684" calcext:value-type="float">
            <text:p>103.507450057684</text:p>
          </table:table-cell>
          <table:table-cell table:style-name="Default" office:value-type="float" office:value="1.9283680062961" calcext:value-type="float">
            <text:p>1.9283680062961</text:p>
          </table:table-cell>
          <table:table-cell table:style-name="Default" office:value-type="float" office:value="49.8292410209763" calcext:value-type="float">
            <text:p>49.8292410209763</text:p>
          </table:table-cell>
          <table:table-cell table:style-name="Default" office:value-type="float" office:value="0.235530951593346" calcext:value-type="float">
            <text:p>0.235530951593346</text:p>
          </table:table-cell>
          <table:table-cell/>
          <table:table-cell table:formula="of:=[.A163]*0.000000001" office:value-type="float" office:value="38" calcext:value-type="float">
            <text:p>38</text:p>
          </table:table-cell>
          <table:table-cell table:formula="of:=-[.J163]/100*2.54*6" office:value-type="float" office:value="-15.774535388791" calcext:value-type="float">
            <text:p>-15.774535388791</text:p>
          </table:table-cell>
          <table:table-cell/>
          <table:table-cell table:formula="of:=([.E51]-[.P163])/[.E51]" office:value-type="float" office:value="0.0356118116346915" calcext:value-type="float">
            <text:p>0.035611811634692</text:p>
          </table:table-cell>
          <table:table-cell table:number-columns-repeated="1006"/>
        </table:table-row>
        <table:table-row table:style-name="ro1">
          <table:table-cell table:style-name="Default" office:value-type="float" office:value="39000000000" calcext:value-type="float">
            <text:p>3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444269253" calcext:value-type="float">
            <text:p>99.44426925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055113795099" calcext:value-type="float">
            <text:p>106.055113795099</text:p>
          </table:table-cell>
          <table:table-cell table:style-name="Default" office:value-type="float" office:value="1.92836844655774" calcext:value-type="float">
            <text:p>1.92836844655774</text:p>
          </table:table-cell>
          <table:table-cell table:style-name="Default" office:value-type="float" office:value="49.8302162413048" calcext:value-type="float">
            <text:p>49.8302162413048</text:p>
          </table:table-cell>
          <table:table-cell table:style-name="Default" office:value-type="float" office:value="0.235534961952185" calcext:value-type="float">
            <text:p>0.235534961952185</text:p>
          </table:table-cell>
          <table:table-cell/>
          <table:table-cell table:formula="of:=[.A164]*0.000000001" office:value-type="float" office:value="39" calcext:value-type="float">
            <text:p>39</text:p>
          </table:table-cell>
          <table:table-cell table:formula="of:=-[.J164]/100*2.54*6" office:value-type="float" office:value="-16.1627993423731" calcext:value-type="float">
            <text:p>-16.1627993423731</text:p>
          </table:table-cell>
          <table:table-cell/>
          <table:table-cell table:formula="of:=([.E55]-[.P164])/[.E55]" office:value-type="float" office:value="0.0430789476352261" calcext:value-type="float">
            <text:p>0.043078947635226</text:p>
          </table:table-cell>
          <table:table-cell table:number-columns-repeated="1006"/>
        </table:table-row>
        <table:table-row table:style-name="ro1">
          <table:table-cell table:style-name="Default" office:value-type="float" office:value="40000000000" calcext:value-type="float">
            <text:p>4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1.204531633" calcext:value-type="float">
            <text:p>101.20453163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597757494111" calcext:value-type="float">
            <text:p>108.597757494111</text:p>
          </table:table-cell>
          <table:table-cell table:style-name="Default" office:value-type="float" office:value="1.92836889822608" calcext:value-type="float">
            <text:p>1.92836889822608</text:p>
          </table:table-cell>
          <table:table-cell table:style-name="Default" office:value-type="float" office:value="49.8312700347091" calcext:value-type="float">
            <text:p>49.8312700347091</text:p>
          </table:table-cell>
          <table:table-cell table:style-name="Default" office:value-type="float" office:value="0.235539327919419" calcext:value-type="float">
            <text:p>0.235539327919419</text:p>
          </table:table-cell>
          <table:table-cell/>
          <table:table-cell table:formula="of:=[.A165]*0.000000001" office:value-type="float" office:value="40" calcext:value-type="float">
            <text:p>40</text:p>
          </table:table-cell>
          <table:table-cell table:formula="of:=-[.J165]/100*2.54*6" office:value-type="float" office:value="-16.5502982421025" calcext:value-type="float">
            <text:p>-16.5502982421025</text:p>
          </table:table-cell>
          <table:table-cell/>
          <table:table-cell table:formula="of:=([.E59]-[.P165])/[.E59]" office:value-type="float" office:value="0.0360815309544688" calcext:value-type="float">
            <text:p>0.036081530954469</text:p>
          </table:table-cell>
          <table:table-cell table:number-columns-repeated="1006"/>
        </table:table-row>
        <table:table-row table:style-name="ro1">
          <table:table-cell table:style-name="Default" office:value-type="float" office:value="41000000000" calcext:value-type="float">
            <text:p>4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267558886" calcext:value-type="float">
            <text:p>100.26755888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1.135458681864" calcext:value-type="float">
            <text:p>111.135458681864</text:p>
          </table:table-cell>
          <table:table-cell table:style-name="Default" office:value-type="float" office:value="1.92836936162536" calcext:value-type="float">
            <text:p>1.92836936162536</text:p>
          </table:table-cell>
          <table:table-cell table:style-name="Default" office:value-type="float" office:value="49.8324065395913" calcext:value-type="float">
            <text:p>49.8324065395913</text:p>
          </table:table-cell>
          <table:table-cell table:style-name="Default" office:value-type="float" office:value="0.235544068966785" calcext:value-type="float">
            <text:p>0.235544068966785</text:p>
          </table:table-cell>
          <table:table-cell/>
          <table:table-cell table:formula="of:=[.A166]*0.000000001" office:value-type="float" office:value="41" calcext:value-type="float">
            <text:p>41</text:p>
          </table:table-cell>
          <table:table-cell table:formula="of:=-[.J166]/100*2.54*6" office:value-type="float" office:value="-16.9370439031161" calcext:value-type="float">
            <text:p>-16.9370439031161</text:p>
          </table:table-cell>
          <table:table-cell/>
          <table:table-cell table:formula="of:=([.E63]-[.P166])/[.E63]" office:value-type="float" office:value="0.0473776939390227" calcext:value-type="float">
            <text:p>0.047377693939023</text:p>
          </table:table-cell>
          <table:table-cell table:number-columns-repeated="1006"/>
        </table:table-row>
        <table:table-row table:style-name="ro1">
          <table:table-cell table:style-name="Default" office:value-type="float" office:value="42000000000" calcext:value-type="float">
            <text:p>4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172205567" calcext:value-type="float">
            <text:p>100.17220556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3.668292099902" calcext:value-type="float">
            <text:p>113.668292099902</text:p>
          </table:table-cell>
          <table:table-cell table:style-name="Default" office:value-type="float" office:value="1.9283698365434" calcext:value-type="float">
            <text:p>1.9283698365434</text:p>
          </table:table-cell>
          <table:table-cell table:style-name="Default" office:value-type="float" office:value="49.8336300183988" calcext:value-type="float">
            <text:p>49.8336300183988</text:p>
          </table:table-cell>
          <table:table-cell table:style-name="Default" office:value-type="float" office:value="0.235549205272858" calcext:value-type="float">
            <text:p>0.235549205272858</text:p>
          </table:table-cell>
          <table:table-cell/>
          <table:table-cell table:formula="of:=[.A167]*0.000000001" office:value-type="float" office:value="42" calcext:value-type="float">
            <text:p>42</text:p>
          </table:table-cell>
          <table:table-cell table:formula="of:=-[.J167]/100*2.54*6" office:value-type="float" office:value="-17.3230477160251" calcext:value-type="float">
            <text:p>-17.3230477160251</text:p>
          </table:table-cell>
          <table:table-cell/>
          <table:table-cell table:formula="of:=([.E67]-[.P167])/[.E67]" office:value-type="float" office:value="0.052731755845931" calcext:value-type="float">
            <text:p>0.052731755845931</text:p>
          </table:table-cell>
          <table:table-cell table:number-columns-repeated="1006"/>
        </table:table-row>
        <table:table-row table:style-name="ro1">
          <table:table-cell table:style-name="Default" office:value-type="float" office:value="43000000000" calcext:value-type="float">
            <text:p>4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238806605" calcext:value-type="float">
            <text:p>99.23880660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6.196329806283" calcext:value-type="float">
            <text:p>116.196329806283</text:p>
          </table:table-cell>
          <table:table-cell table:style-name="Default" office:value-type="float" office:value="1.92837032306384" calcext:value-type="float">
            <text:p>1.92837032306384</text:p>
          </table:table-cell>
          <table:table-cell table:style-name="Default" office:value-type="float" office:value="49.8349448361991" calcext:value-type="float">
            <text:p>49.8349448361991</text:p>
          </table:table-cell>
          <table:table-cell table:style-name="Default" office:value-type="float" office:value="0.235554757431209" calcext:value-type="float">
            <text:p>0.235554757431209</text:p>
          </table:table-cell>
          <table:table-cell/>
          <table:table-cell table:formula="of:=[.A168]*0.000000001" office:value-type="float" office:value="43" calcext:value-type="float">
            <text:p>43</text:p>
          </table:table-cell>
          <table:table-cell table:formula="of:=-[.J168]/100*2.54*6" office:value-type="float" office:value="-17.7083206624775" calcext:value-type="float">
            <text:p>-17.7083206624775</text:p>
          </table:table-cell>
          <table:table-cell/>
          <table:table-cell table:formula="of:=([.E72]-[.P168])/[.E72]" office:value-type="float" office:value="0.0330070983596575" calcext:value-type="float">
            <text:p>0.033007098359658</text:p>
          </table:table-cell>
          <table:table-cell table:number-columns-repeated="1006"/>
        </table:table-row>
        <table:table-row table:style-name="ro1">
          <table:table-cell table:style-name="Default" office:value-type="float" office:value="44000000000" calcext:value-type="float">
            <text:p>4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00.66231851" calcext:value-type="float">
            <text:p>100.6623185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8.719641284527" calcext:value-type="float">
            <text:p>118.719641284527</text:p>
          </table:table-cell>
          <table:table-cell table:style-name="Default" office:value-type="float" office:value="1.92837082122803" calcext:value-type="float">
            <text:p>1.92837082122803</text:p>
          </table:table-cell>
          <table:table-cell table:style-name="Default" office:value-type="float" office:value="49.8363554719588" calcext:value-type="float">
            <text:p>49.8363554719588</text:p>
          </table:table-cell>
          <table:table-cell table:style-name="Default" office:value-type="float" office:value="0.235560746592504" calcext:value-type="float">
            <text:p>0.235560746592504</text:p>
          </table:table-cell>
          <table:table-cell/>
          <table:table-cell table:formula="of:=[.A169]*0.000000001" office:value-type="float" office:value="44" calcext:value-type="float">
            <text:p>44</text:p>
          </table:table-cell>
          <table:table-cell table:formula="of:=-[.J169]/100*2.54*6" office:value-type="float" office:value="-18.0928733317619" calcext:value-type="float">
            <text:p>-18.0928733317619</text:p>
          </table:table-cell>
          <table:table-cell/>
          <table:table-cell table:formula="of:=([.E77]-[.P169])/[.E77]" office:value-type="float" office:value="0.0451176004914624" calcext:value-type="float">
            <text:p>0.045117600491463</text:p>
          </table:table-cell>
          <table:table-cell table:number-columns-repeated="1006"/>
        </table:table-row>
        <table:table-row table:style-name="ro1">
          <table:table-cell table:style-name="Default" office:value-type="float" office:value="45000000000" calcext:value-type="float">
            <text:p>4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036338137" calcext:value-type="float">
            <text:p>99.03633813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1.23829354849" calcext:value-type="float">
            <text:p>121.23829354849</text:p>
          </table:table-cell>
          <table:table-cell table:style-name="Default" office:value-type="float" office:value="1.92837133100461" calcext:value-type="float">
            <text:p>1.92837133100461</text:p>
          </table:table-cell>
          <table:table-cell table:style-name="Default" office:value-type="float" office:value="49.8378665161901" calcext:value-type="float">
            <text:p>49.8378665161901</text:p>
          </table:table-cell>
          <table:table-cell table:style-name="Default" office:value-type="float" office:value="0.235567194438399" calcext:value-type="float">
            <text:p>0.235567194438399</text:p>
          </table:table-cell>
          <table:table-cell/>
          <table:table-cell table:formula="of:=[.A170]*0.000000001" office:value-type="float" office:value="45" calcext:value-type="float">
            <text:p>45</text:p>
          </table:table-cell>
          <table:table-cell table:formula="of:=-[.J170]/100*2.54*6" office:value-type="float" office:value="-18.4767159367899" calcext:value-type="float">
            <text:p>-18.4767159367899</text:p>
          </table:table-cell>
          <table:table-cell/>
          <table:table-cell table:formula="of:=([.E83]-[.P170])/[.E83]" office:value-type="float" office:value="0.0564789860701706" calcext:value-type="float">
            <text:p>0.056478986070171</text:p>
          </table:table-cell>
          <table:table-cell table:number-columns-repeated="1006"/>
        </table:table-row>
        <table:table-row table:style-name="ro1">
          <table:table-cell table:style-name="Default" office:value-type="float" office:value="46000000000" calcext:value-type="float">
            <text:p>4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531864945" calcext:value-type="float">
            <text:p>99.53186494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752351232224" calcext:value-type="float">
            <text:p>123.752351232224</text:p>
          </table:table-cell>
          <table:table-cell table:style-name="Default" office:value-type="float" office:value="1.92837185229299" calcext:value-type="float">
            <text:p>1.92837185229299</text:p>
          </table:table-cell>
          <table:table-cell table:style-name="Default" office:value-type="float" office:value="49.8394826738114" calcext:value-type="float">
            <text:p>49.8394826738114</text:p>
          </table:table-cell>
          <table:table-cell table:style-name="Default" office:value-type="float" office:value="0.235574123217016" calcext:value-type="float">
            <text:p>0.235574123217016</text:p>
          </table:table-cell>
          <table:table-cell/>
          <table:table-cell table:formula="of:=[.A171]*0.000000001" office:value-type="float" office:value="46" calcext:value-type="float">
            <text:p>46</text:p>
          </table:table-cell>
          <table:table-cell table:formula="of:=-[.J171]/100*2.54*6" office:value-type="float" office:value="-18.8598583277909" calcext:value-type="float">
            <text:p>-18.8598583277909</text:p>
          </table:table-cell>
          <table:table-cell/>
          <table:table-cell table:formula="of:=([.E88]-[.P171])/[.E88]" office:value-type="float" office:value="0.0268157732373747" calcext:value-type="float">
            <text:p>0.026815773237375</text:p>
          </table:table-cell>
          <table:table-cell table:number-columns-repeated="1006"/>
        </table:table-row>
        <table:table-row table:style-name="ro1">
          <table:table-cell table:style-name="Default" office:value-type="float" office:value="47000000000" calcext:value-type="float">
            <text:p>4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8.942070478" calcext:value-type="float">
            <text:p>98.94207047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6.261876670245" calcext:value-type="float">
            <text:p>126.261876670245</text:p>
          </table:table-cell>
          <table:table-cell table:style-name="Default" office:value-type="float" office:value="1.92837238528005" calcext:value-type="float">
            <text:p>1.92837238528005</text:p>
          </table:table-cell>
          <table:table-cell table:style-name="Default" office:value-type="float" office:value="49.8412087540589" calcext:value-type="float">
            <text:p>49.8412087540589</text:p>
          </table:table-cell>
          <table:table-cell table:style-name="Default" office:value-type="float" office:value="0.235581555599576" calcext:value-type="float">
            <text:p>0.235581555599576</text:p>
          </table:table-cell>
          <table:table-cell/>
          <table:table-cell table:formula="of:=[.A172]*0.000000001" office:value-type="float" office:value="47" calcext:value-type="float">
            <text:p>47</text:p>
          </table:table-cell>
          <table:table-cell table:formula="of:=-[.J172]/100*2.54*6" office:value-type="float" office:value="-19.2423100045453" calcext:value-type="float">
            <text:p>-19.2423100045453</text:p>
          </table:table-cell>
          <table:table-cell/>
          <table:table-cell table:formula="of:=([.E94]-[.P172])/[.E94]" office:value-type="float" office:value="0.0749728523892037" calcext:value-type="float">
            <text:p>0.074972852389204</text:p>
          </table:table-cell>
          <table:table-cell table:number-columns-repeated="1006"/>
        </table:table-row>
        <table:table-row table:style-name="ro1">
          <table:table-cell table:style-name="Default" office:value-type="float" office:value="48000000000" calcext:value-type="float">
            <text:p>4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205575935" calcext:value-type="float">
            <text:p>99.20557593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8.766929991902" calcext:value-type="float">
            <text:p>128.766929991902</text:p>
          </table:table-cell>
          <table:table-cell table:style-name="Default" office:value-type="float" office:value="1.92837292986775" calcext:value-type="float">
            <text:p>1.92837292986775</text:p>
          </table:table-cell>
          <table:table-cell table:style-name="Default" office:value-type="float" office:value="49.8430496846711" calcext:value-type="float">
            <text:p>49.8430496846711</text:p>
          </table:table-cell>
          <table:table-cell table:style-name="Default" office:value-type="float" office:value="0.235589514880308" calcext:value-type="float">
            <text:p>0.235589514880308</text:p>
          </table:table-cell>
          <table:table-cell/>
          <table:table-cell table:formula="of:=[.A173]*0.000000001" office:value-type="float" office:value="48" calcext:value-type="float">
            <text:p>48</text:p>
          </table:table-cell>
          <table:table-cell table:formula="of:=-[.J173]/100*2.54*6" office:value-type="float" office:value="-19.6240801307659" calcext:value-type="float">
            <text:p>-19.6240801307659</text:p>
          </table:table-cell>
          <table:table-cell/>
          <table:table-cell table:formula="of:=([.E99]-[.P173])/[.E99]" office:value-type="float" office:value="0.0473143413706056" calcext:value-type="float">
            <text:p>0.047314341370606</text:p>
          </table:table-cell>
          <table:table-cell table:number-columns-repeated="1006"/>
        </table:table-row>
        <table:table-row table:style-name="ro1">
          <table:table-cell table:style-name="Default" office:value-type="float" office:value="49000000000" calcext:value-type="float">
            <text:p>4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9.348844085" calcext:value-type="float">
            <text:p>99.34884408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1.267569183847" calcext:value-type="float">
            <text:p>131.267569183847</text:p>
          </table:table-cell>
          <table:table-cell table:style-name="Default" office:value-type="float" office:value="1.92837348617747" calcext:value-type="float">
            <text:p>1.92837348617747</text:p>
          </table:table-cell>
          <table:table-cell table:style-name="Default" office:value-type="float" office:value="49.8450105012027" calcext:value-type="float">
            <text:p>49.8450105012027</text:p>
          </table:table-cell>
          <table:table-cell table:style-name="Default" office:value-type="float" office:value="0.235598024816835" calcext:value-type="float">
            <text:p>0.235598024816835</text:p>
          </table:table-cell>
          <table:table-cell/>
          <table:table-cell table:formula="of:=[.A174]*0.000000001" office:value-type="float" office:value="49" calcext:value-type="float">
            <text:p>49</text:p>
          </table:table-cell>
          <table:table-cell table:formula="of:=-[.J174]/100*2.54*6" office:value-type="float" office:value="-20.0051775436183" calcext:value-type="float">
            <text:p>-20.0051775436183</text:p>
          </table:table-cell>
          <table:table-cell/>
          <table:table-cell table:formula="of:=([.E105]-[.P174])/[.E105]" office:value-type="float" office:value="-0.0149902303058171" calcext:value-type="float">
            <text:p>-0.014990230305817</text:p>
          </table:table-cell>
          <table:table-cell table:number-columns-repeated="1006"/>
        </table:table-row>
        <table:table-row table:style-name="ro1">
          <table:table-cell table:style-name="Default" office:value-type="float" office:value="50000000000" calcext:value-type="float">
            <text:p>5000000000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8413" calcext:value-type="float">
            <text:p>8413</text:p>
          </table:table-cell>
          <table:table-cell table:style-name="Default" office:value-type="float" office:value="338105" calcext:value-type="float">
            <text:p>3381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.9957304383836e-05</text:p>
          </table:table-cell>
          <table:table-cell table:style-name="Default" office:value-type="float" office:value="1408.391252088" calcext:value-type="float">
            <text:p>1408.39125208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3.763850177665" calcext:value-type="float">
            <text:p>133.763850177665</text:p>
          </table:table-cell>
          <table:table-cell table:style-name="Default" office:value-type="float" office:value="1.92837405398683" calcext:value-type="float">
            <text:p>1.92837405398683</text:p>
          </table:table-cell>
          <table:table-cell table:style-name="Default" office:value-type="float" office:value="49.8470963592405" calcext:value-type="float">
            <text:p>49.8470963592405</text:p>
          </table:table-cell>
          <table:table-cell table:style-name="Default" office:value-type="float" office:value="0.235607109808762" calcext:value-type="float">
            <text:p>0.235607109808762</text:p>
          </table:table-cell>
          <table:table-cell/>
          <table:table-cell table:formula="of:=[.A175]*0.000000001" office:value-type="float" office:value="50" calcext:value-type="float">
            <text:p>50</text:p>
          </table:table-cell>
          <table:table-cell table:formula="of:=-[.J175]/100*2.54*6" office:value-type="float" office:value="-20.3856107670761" calcext:value-type="float">
            <text:p>-20.3856107670761</text:p>
          </table:table-cell>
          <table:table-cell/>
          <table:table-cell table:formula="of:=([.E113]-[.P175])/[.E113]" office:value-type="float" office:value="0.0721264529469553" calcext:value-type="float">
            <text:p>0.072126452946955</text:p>
          </table:table-cell>
          <table:table-cell table:number-columns-repeated="1006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5">
          <table:table-cell table:style-name="ce2"/>
          <table:table-cell table:number-columns-repeated="4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7"/>
          <table:table-cell office:value-type="string" calcext:value-type="string">
            <text:p>\</text:p>
          </table:table-cell>
          <table:table-cell table:number-columns-repeated="1015"/>
        </table:table-row>
        <table:table-row table:style-name="ro1" table:number-rows-repeated="19">
          <table:table-cell table:style-name="ce2"/>
          <table:table-cell table:number-columns-repeated="1023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ce2"/>
        <table:table-row table:style-name="ro1">
          <table:table-cell office:value-type="string" calcext:value-type="string">
            <text:p>Zoomed extraction from plot from 0-5 GHz</text:p>
          </table:table-cell>
          <table:table-cell table:number-columns-repeated="12"/>
          <table:table-cell table:style-name="ce2"/>
          <table:table-cell table:number-columns-repeated="1010"/>
        </table:table-row>
        <table:table-row table:style-name="ro1">
          <table:table-cell table:number-columns-repeated="13"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Measured - Simonovich</text:p>
          </table:table-cell>
          <table:table-cell table:number-columns-repeated="5"/>
          <table:table-cell office:value-type="string" calcext:value-type="string">
            <text:p>Simulated - Simonovich</text:p>
          </table:table-cell>
          <table:table-cell table:number-columns-repeated="6"/>
          <table:table-cell table:style-name="ce2"/>
          <table:table-cell office:value-type="string" calcext:value-type="string">
            <text:p>error - Simonovi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gain, d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gain, dB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0.271" calcext:value-type="float">
            <text:p>-0.271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-0.271" calcext:value-type="float">
            <text:p>-0.271</text:p>
          </table:table-cell>
          <table:table-cell table:number-columns-repeated="2"/>
          <table:table-cell table:formula="of:=([.K5]-[.E5])/[.E5]" office:value-type="float" office:value="-0" calcext:value-type="float">
            <text:p>0</text:p>
          </table:table-cell>
          <table:table-cell table:formula="of:=-[.N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0.99161" calcext:value-type="float">
            <text:p>0.99161</text:p>
          </table:table-cell>
          <table:table-cell office:value-type="float" office:value="-0.6367" calcext:value-type="float">
            <text:p>-0.6367</text:p>
          </table:table-cell>
          <table:table-cell table:number-columns-repeated="4"/>
          <table:table-cell office:value-type="float" office:value="0.99161" calcext:value-type="float">
            <text:p>0.99161</text:p>
          </table:table-cell>
          <table:table-cell office:value-type="float" office:value="-0.6367" calcext:value-type="float">
            <text:p>-0.6367</text:p>
          </table:table-cell>
          <table:table-cell table:number-columns-repeated="2"/>
          <table:table-cell table:formula="of:=([.K6]-[.E6])/[.E6]" office:value-type="float" office:value="-0" calcext:value-type="float">
            <text:p>0</text:p>
          </table:table-cell>
          <table:table-cell table:formula="of:=-[.N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.0012" calcext:value-type="float">
            <text:p>2.0012</text:p>
          </table:table-cell>
          <table:table-cell office:value-type="float" office:value="-1.13" calcext:value-type="float">
            <text:p>-1.13</text:p>
          </table:table-cell>
          <table:table-cell table:number-columns-repeated="4"/>
          <table:table-cell office:value-type="float" office:value="2.0012" calcext:value-type="float">
            <text:p>2.0012</text:p>
          </table:table-cell>
          <table:table-cell office:value-type="float" office:value="-1.13" calcext:value-type="float">
            <text:p>-1.13</text:p>
          </table:table-cell>
          <table:table-cell table:number-columns-repeated="2"/>
          <table:table-cell table:formula="of:=([.K7]-[.E7])/[.E7]" office:value-type="float" office:value="-0" calcext:value-type="float">
            <text:p>0</text:p>
          </table:table-cell>
          <table:table-cell table:formula="of:=-[.N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.00779" calcext:value-type="float">
            <text:p>3.00779</text:p>
          </table:table-cell>
          <table:table-cell office:value-type="float" office:value="-1.54" calcext:value-type="float">
            <text:p>-1.54</text:p>
          </table:table-cell>
          <table:table-cell table:number-columns-repeated="4"/>
          <table:table-cell office:value-type="float" office:value="3.0018" calcext:value-type="float">
            <text:p>3.0018</text:p>
          </table:table-cell>
          <table:table-cell office:value-type="float" office:value="-1.5633" calcext:value-type="float">
            <text:p>-1.5633</text:p>
          </table:table-cell>
          <table:table-cell table:number-columns-repeated="2"/>
          <table:table-cell table:formula="of:=([.K8]-[.E8])/[.E8]" office:value-type="float" office:value="0.01512987012987" calcext:value-type="float">
            <text:p>0.01512987012987</text:p>
          </table:table-cell>
          <table:table-cell table:formula="of:=-[.N8]" office:value-type="float" office:value="-0.01512987012987" calcext:value-type="float">
            <text:p>-0.0151298701298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.00839" calcext:value-type="float">
            <text:p>4.00839</text:p>
          </table:table-cell>
          <table:table-cell office:value-type="float" office:value="-1.94" calcext:value-type="float">
            <text:p>-1.94</text:p>
          </table:table-cell>
          <table:table-cell table:number-columns-repeated="4"/>
          <table:table-cell office:value-type="float" office:value="4.00839" calcext:value-type="float">
            <text:p>4.00839</text:p>
          </table:table-cell>
          <table:table-cell office:value-type="float" office:value="-2.0167" calcext:value-type="float">
            <text:p>-2.0167</text:p>
          </table:table-cell>
          <table:table-cell table:number-columns-repeated="2"/>
          <table:table-cell table:formula="of:=([.K9]-[.E9])/[.E9]" office:value-type="float" office:value="0.0395360824742269" calcext:value-type="float">
            <text:p>0.039536082474227</text:p>
          </table:table-cell>
          <table:table-cell table:formula="of:=-[.N9]" office:value-type="float" office:value="-0.0395360824742269" calcext:value-type="float">
            <text:p>-0.03953608247422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5.01498" calcext:value-type="float">
            <text:p>5.01498</text:p>
          </table:table-cell>
          <table:table-cell office:value-type="float" office:value="-2.3367" calcext:value-type="float">
            <text:p>-2.336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-2.46" calcext:value-type="float">
            <text:p>-2.46</text:p>
          </table:table-cell>
          <table:table-cell table:number-columns-repeated="2"/>
          <table:table-cell table:formula="of:=([.K10]-[.E10])/[.E10]" office:value-type="float" office:value="0.0527667223006804" calcext:value-type="float">
            <text:p>0.052766722300681</text:p>
          </table:table-cell>
          <table:table-cell table:formula="of:=-[.N10]" office:value-type="float" office:value="-0.0527667223006804" calcext:value-type="float">
            <text:p>-0.052766722300681</text:p>
          </table:table-cell>
          <table:table-cell table:number-columns-repeated="1009"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A11]/21.83*50" office:value-type="float" office:value="6.0009161704077" calcext:value-type="float">
            <text:p>6.0009161704077</text:p>
          </table:table-cell>
          <table:table-cell table:formula="of:=-[.B11]/13.78*35" office:value-type="float" office:value="-2.79390420899855" calcext:value-type="float">
            <text:p>-2.79390420899855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1.13" calcext:value-type="float">
            <text:p>1.13</text:p>
          </table:table-cell>
          <table:table-cell/>
          <table:table-cell table:formula="of:=[.G11]/21.83*50" office:value-type="float" office:value="6.0009161704077" calcext:value-type="float">
            <text:p>6.0009161704077</text:p>
          </table:table-cell>
          <table:table-cell table:formula="of:=-[.H11]/13.78*35" office:value-type="float" office:value="-2.87010159651669" calcext:value-type="float">
            <text:p>-2.87010159651669</text:p>
          </table:table-cell>
          <table:table-cell table:number-columns-repeated="2"/>
          <table:table-cell table:formula="of:=([.K11]-[.E11])/[.E11]" office:value-type="float" office:value="0.0272727272727272" calcext:value-type="float">
            <text:p>0.027272727272727</text:p>
          </table:table-cell>
          <table:table-cell table:formula="of:=-[.N11]" office:value-type="float" office:value="-0.0272727272727272" calcext:value-type="float">
            <text:p>-0.027272727272727</text:p>
          </table:table-cell>
          <table:table-cell table:number-columns-repeated="1009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26" calcext:value-type="float">
            <text:p>1.26</text:p>
          </table:table-cell>
          <table:table-cell/>
          <table:table-cell table:formula="of:=[.A12]/21.83*50" office:value-type="float" office:value="6.98579935868072" calcext:value-type="float">
            <text:p>6.98579935868072</text:p>
          </table:table-cell>
          <table:table-cell table:formula="of:=-[.B12]/13.78*35" office:value-type="float" office:value="-3.20029027576197" calcext:value-type="float">
            <text:p>-3.20029027576197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.29" calcext:value-type="float">
            <text:p>1.29</text:p>
          </table:table-cell>
          <table:table-cell/>
          <table:table-cell table:formula="of:=[.G12]/21.83*50" office:value-type="float" office:value="6.96289509848832" calcext:value-type="float">
            <text:p>6.96289509848832</text:p>
          </table:table-cell>
          <table:table-cell table:formula="of:=-[.H12]/13.78*35" office:value-type="float" office:value="-3.27648766328012" calcext:value-type="float">
            <text:p>-3.27648766328012</text:p>
          </table:table-cell>
          <table:table-cell table:number-columns-repeated="2"/>
          <table:table-cell table:formula="of:=([.K12]-[.E12])/[.E12]" office:value-type="float" office:value="0.0238095238095239" calcext:value-type="float">
            <text:p>0.023809523809524</text:p>
          </table:table-cell>
          <table:table-cell table:formula="of:=-[.N12]" office:value-type="float" office:value="-0.0238095238095239" calcext:value-type="float">
            <text:p>-0.023809523809524</text:p>
          </table:table-cell>
          <table:table-cell table:number-columns-repeated="1009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.41" calcext:value-type="float">
            <text:p>1.41</text:p>
          </table:table-cell>
          <table:table-cell/>
          <table:table-cell table:formula="of:=[.A13]/21.83*50" office:value-type="float" office:value="7.97068254695373" calcext:value-type="float">
            <text:p>7.97068254695373</text:p>
          </table:table-cell>
          <table:table-cell table:formula="of:=-[.B13]/13.78*35" office:value-type="float" office:value="-3.58127721335269" calcext:value-type="float">
            <text:p>-3.58127721335269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G13]/21.83*50" office:value-type="float" office:value="7.97068254695373" calcext:value-type="float">
            <text:p>7.97068254695373</text:p>
          </table:table-cell>
          <table:table-cell table:formula="of:=-[.H13]/13.78*35" office:value-type="float" office:value="-3.70827285921626" calcext:value-type="float">
            <text:p>-3.70827285921626</text:p>
          </table:table-cell>
          <table:table-cell table:number-columns-repeated="2"/>
          <table:table-cell table:formula="of:=([.K13]-[.E13])/[.E13]" office:value-type="float" office:value="0.0354609929078015" calcext:value-type="float">
            <text:p>0.035460992907802</text:p>
          </table:table-cell>
          <table:table-cell table:formula="of:=-[.N13]" office:value-type="float" office:value="-0.0354609929078015" calcext:value-type="float">
            <text:p>-0.035460992907802</text:p>
          </table:table-cell>
          <table:table-cell table:number-columns-repeated="1009"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[.A14]/21.83*50" office:value-type="float" office:value="8.97846999541915" calcext:value-type="float">
            <text:p>8.97846999541915</text:p>
          </table:table-cell>
          <table:table-cell table:formula="of:=-[.B14]/13.78*35" office:value-type="float" office:value="-4.01306240928883" calcext:value-type="float">
            <text:p>-4.01306240928883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1.64" calcext:value-type="float">
            <text:p>1.64</text:p>
          </table:table-cell>
          <table:table-cell/>
          <table:table-cell table:formula="of:=[.G14]/21.83*50" office:value-type="float" office:value="8.95556573522675" calcext:value-type="float">
            <text:p>8.95556573522675</text:p>
          </table:table-cell>
          <table:table-cell table:formula="of:=-[.H14]/13.78*35" office:value-type="float" office:value="-4.16545718432511" calcext:value-type="float">
            <text:p>-4.16545718432511</text:p>
          </table:table-cell>
          <table:table-cell table:number-columns-repeated="2"/>
          <table:table-cell table:formula="of:=([.K14]-[.E14])/[.E14]" office:value-type="float" office:value="0.0379746835443039" calcext:value-type="float">
            <text:p>0.037974683544304</text:p>
          </table:table-cell>
          <table:table-cell table:formula="of:=-[.N14]" office:value-type="float" office:value="-0.0379746835443039" calcext:value-type="float">
            <text:p>-0.037974683544304</text:p>
          </table:table-cell>
          <table:table-cell table:number-columns-repeated="1009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[.A15]/21.83*50" office:value-type="float" office:value="9.96335318369217" calcext:value-type="float">
            <text:p>9.96335318369217</text:p>
          </table:table-cell>
          <table:table-cell table:formula="of:=-[.B15]/13.78*35" office:value-type="float" office:value="-4.44484760522496" calcext:value-type="float">
            <text:p>-4.44484760522496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G15]/21.83*50" office:value-type="float" office:value="9.98625744388456" calcext:value-type="float">
            <text:p>9.98625744388456</text:p>
          </table:table-cell>
          <table:table-cell table:formula="of:=-[.H15]/13.78*35" office:value-type="float" office:value="-4.57184325108853" calcext:value-type="float">
            <text:p>-4.57184325108853</text:p>
          </table:table-cell>
          <table:table-cell table:number-columns-repeated="2"/>
          <table:table-cell table:formula="of:=([.K15]-[.E15])/[.E15]" office:value-type="float" office:value="0.0285714285714286" calcext:value-type="float">
            <text:p>0.028571428571429</text:p>
          </table:table-cell>
          <table:table-cell table:formula="of:=-[.N15]" office:value-type="float" office:value="-0.0285714285714286" calcext:value-type="float">
            <text:p>-0.028571428571429</text:p>
          </table:table-cell>
          <table:table-cell table:number-columns-repeated="100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92" calcext:value-type="float">
            <text:p>1.92</text:p>
          </table:table-cell>
          <table:table-cell/>
          <table:table-cell table:formula="of:=[.A16]/21.83*50" office:value-type="float" office:value="10.99404489235" calcext:value-type="float">
            <text:p>10.99404489235</text:p>
          </table:table-cell>
          <table:table-cell table:formula="of:=-[.B16]/13.78*35" office:value-type="float" office:value="-4.8766328011611" calcext:value-type="float">
            <text:p>-4.8766328011611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[.G16]/21.83*50" office:value-type="float" office:value="10.9711406321576" calcext:value-type="float">
            <text:p>10.9711406321576</text:p>
          </table:table-cell>
          <table:table-cell table:formula="of:=-[.H16]/13.78*35" office:value-type="float" office:value="-5.00362844702467" calcext:value-type="float">
            <text:p>-5.00362844702467</text:p>
          </table:table-cell>
          <table:table-cell table:number-columns-repeated="2"/>
          <table:table-cell table:formula="of:=([.K16]-[.E16])/[.E16]" office:value-type="float" office:value="0.0260416666666669" calcext:value-type="float">
            <text:p>0.026041666666667</text:p>
          </table:table-cell>
          <table:table-cell table:formula="of:=-[.N16]" office:value-type="float" office:value="-0.0260416666666669" calcext:value-type="float">
            <text:p>-0.026041666666667</text:p>
          </table:table-cell>
          <table:table-cell table:number-columns-repeated="1009"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2.07" calcext:value-type="float">
            <text:p>2.07</text:p>
          </table:table-cell>
          <table:table-cell/>
          <table:table-cell table:formula="of:=[.A17]/21.83*50" office:value-type="float" office:value="11.978928080623" calcext:value-type="float">
            <text:p>11.978928080623</text:p>
          </table:table-cell>
          <table:table-cell table:formula="of:=-[.B17]/13.78*35" office:value-type="float" office:value="-5.25761973875181" calcext:value-type="float">
            <text:p>-5.25761973875181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G17]/21.83*50" office:value-type="float" office:value="11.978928080623" calcext:value-type="float">
            <text:p>11.978928080623</text:p>
          </table:table-cell>
          <table:table-cell table:formula="of:=-[.H17]/13.78*35" office:value-type="float" office:value="-5.4100145137881" calcext:value-type="float">
            <text:p>-5.4100145137881</text:p>
          </table:table-cell>
          <table:table-cell table:number-columns-repeated="2"/>
          <table:table-cell table:formula="of:=([.K17]-[.E17])/[.E17]" office:value-type="float" office:value="0.0289855072463769" calcext:value-type="float">
            <text:p>0.028985507246377</text:p>
          </table:table-cell>
          <table:table-cell table:formula="of:=-[.N17]" office:value-type="float" office:value="-0.0289855072463769" calcext:value-type="float">
            <text:p>-0.028985507246377</text:p>
          </table:table-cell>
          <table:table-cell table:number-columns-repeated="1009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2.22" calcext:value-type="float">
            <text:p>2.22</text:p>
          </table:table-cell>
          <table:table-cell/>
          <table:table-cell table:formula="of:=[.A18]/21.83*50" office:value-type="float" office:value="12.9867155290884" calcext:value-type="float">
            <text:p>12.9867155290884</text:p>
          </table:table-cell>
          <table:table-cell table:formula="of:=-[.B18]/13.78*35" office:value-type="float" office:value="-5.63860667634253" calcext:value-type="float">
            <text:p>-5.63860667634253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2.29" calcext:value-type="float">
            <text:p>2.29</text:p>
          </table:table-cell>
          <table:table-cell/>
          <table:table-cell table:formula="of:=[.G18]/21.83*50" office:value-type="float" office:value="12.9867155290884" calcext:value-type="float">
            <text:p>12.9867155290884</text:p>
          </table:table-cell>
          <table:table-cell table:formula="of:=-[.H18]/13.78*35" office:value-type="float" office:value="-5.81640058055153" calcext:value-type="float">
            <text:p>-5.81640058055153</text:p>
          </table:table-cell>
          <table:table-cell table:number-columns-repeated="2"/>
          <table:table-cell table:formula="of:=([.K18]-[.E18])/[.E18]" office:value-type="float" office:value="0.0315315315315315" calcext:value-type="float">
            <text:p>0.031531531531532</text:p>
          </table:table-cell>
          <table:table-cell table:formula="of:=-[.N18]" office:value-type="float" office:value="-0.0315315315315315" calcext:value-type="float">
            <text:p>-0.031531531531532</text:p>
          </table:table-cell>
          <table:table-cell table:number-columns-repeated="1009"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2.43" calcext:value-type="float">
            <text:p>2.43</text:p>
          </table:table-cell>
          <table:table-cell/>
          <table:table-cell table:formula="of:=[.A19]/21.83*50" office:value-type="float" office:value="13.9945029775538" calcext:value-type="float">
            <text:p>13.9945029775538</text:p>
          </table:table-cell>
          <table:table-cell table:formula="of:=-[.B19]/13.78*35" office:value-type="float" office:value="-6.17198838896952" calcext:value-type="float">
            <text:p>-6.1719883889695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46" calcext:value-type="float">
            <text:p>2.46</text:p>
          </table:table-cell>
          <table:table-cell/>
          <table:table-cell table:formula="of:=[.G19]/21.83*50" office:value-type="float" office:value="13.9715987173614" calcext:value-type="float">
            <text:p>13.9715987173614</text:p>
          </table:table-cell>
          <table:table-cell table:formula="of:=-[.H19]/13.78*35" office:value-type="float" office:value="-6.24818577648766" calcext:value-type="float">
            <text:p>-6.24818577648766</text:p>
          </table:table-cell>
          <table:table-cell table:number-columns-repeated="2"/>
          <table:table-cell table:formula="of:=([.K19]-[.E19])/[.E19]" office:value-type="float" office:value="0.0123456790123456" calcext:value-type="float">
            <text:p>0.012345679012346</text:p>
          </table:table-cell>
          <table:table-cell table:formula="of:=-[.N19]" office:value-type="float" office:value="-0.0123456790123456" calcext:value-type="float">
            <text:p>-0.012345679012346</text:p>
          </table:table-cell>
          <table:table-cell table:number-columns-repeated="1009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2.58" calcext:value-type="float">
            <text:p>2.58</text:p>
          </table:table-cell>
          <table:table-cell/>
          <table:table-cell table:formula="of:=[.A20]/21.83*50" office:value-type="float" office:value="14.9793861658268" calcext:value-type="float">
            <text:p>14.9793861658268</text:p>
          </table:table-cell>
          <table:table-cell table:formula="of:=-[.B20]/13.78*35" office:value-type="float" office:value="-6.55297532656023" calcext:value-type="float">
            <text:p>-6.55297532656023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2.62" calcext:value-type="float">
            <text:p>2.62</text:p>
          </table:table-cell>
          <table:table-cell/>
          <table:table-cell table:formula="of:=[.G20]/21.83*50" office:value-type="float" office:value="14.9564819056344" calcext:value-type="float">
            <text:p>14.9564819056344</text:p>
          </table:table-cell>
          <table:table-cell table:formula="of:=-[.H20]/13.78*35" office:value-type="float" office:value="-6.65457184325109" calcext:value-type="float">
            <text:p>-6.65457184325109</text:p>
          </table:table-cell>
          <table:table-cell table:number-columns-repeated="2"/>
          <table:table-cell table:formula="of:=([.K20]-[.E20])/[.E20]" office:value-type="float" office:value="0.0155038759689922" calcext:value-type="float">
            <text:p>0.015503875968992</text:p>
          </table:table-cell>
          <table:table-cell table:formula="of:=-[.N20]" office:value-type="float" office:value="-0.0155038759689922" calcext:value-type="float">
            <text:p>-0.015503875968992</text:p>
          </table:table-cell>
          <table:table-cell table:number-columns-repeated="1009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[.A21]/21.83*50" office:value-type="float" office:value="15.9642693540999" calcext:value-type="float">
            <text:p>15.9642693540999</text:p>
          </table:table-cell>
          <table:table-cell table:formula="of:=-[.B21]/13.78*35" office:value-type="float" office:value="-6.93396226415094" calcext:value-type="float">
            <text:p>-6.93396226415094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2.78" calcext:value-type="float">
            <text:p>2.78</text:p>
          </table:table-cell>
          <table:table-cell/>
          <table:table-cell table:formula="of:=[.G21]/21.83*50" office:value-type="float" office:value="15.9871736142923" calcext:value-type="float">
            <text:p>15.9871736142923</text:p>
          </table:table-cell>
          <table:table-cell table:formula="of:=-[.H21]/13.78*35" office:value-type="float" office:value="-7.06095791001452" calcext:value-type="float">
            <text:p>-7.06095791001452</text:p>
          </table:table-cell>
          <table:table-cell table:number-columns-repeated="2"/>
          <table:table-cell table:formula="of:=([.K21]-[.E21])/[.E21]" office:value-type="float" office:value="0.0183150183150185" calcext:value-type="float">
            <text:p>0.018315018315019</text:p>
          </table:table-cell>
          <table:table-cell table:formula="of:=-[.N21]" office:value-type="float" office:value="-0.0183150183150185" calcext:value-type="float">
            <text:p>-0.018315018315019</text:p>
          </table:table-cell>
          <table:table-cell table:number-columns-repeated="1009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A22]/21.83*50" office:value-type="float" office:value="16.9949610627577" calcext:value-type="float">
            <text:p>16.9949610627577</text:p>
          </table:table-cell>
          <table:table-cell table:formula="of:=-[.B22]/13.78*35" office:value-type="float" office:value="-7.36574746008708" calcext:value-type="float">
            <text:p>-7.36574746008708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2.96" calcext:value-type="float">
            <text:p>2.96</text:p>
          </table:table-cell>
          <table:table-cell/>
          <table:table-cell table:formula="of:=[.G22]/21.83*50" office:value-type="float" office:value="16.9949610627577" calcext:value-type="float">
            <text:p>16.9949610627577</text:p>
          </table:table-cell>
          <table:table-cell table:formula="of:=-[.H22]/13.78*35" office:value-type="float" office:value="-7.51814223512337" calcext:value-type="float">
            <text:p>-7.51814223512337</text:p>
          </table:table-cell>
          <table:table-cell table:number-columns-repeated="2"/>
          <table:table-cell table:formula="of:=([.K22]-[.E22])/[.E22]" office:value-type="float" office:value="0.0206896551724138" calcext:value-type="float">
            <text:p>0.020689655172414</text:p>
          </table:table-cell>
          <table:table-cell table:formula="of:=-[.N22]" office:value-type="float" office:value="-0.0206896551724138" calcext:value-type="float">
            <text:p>-0.020689655172414</text:p>
          </table:table-cell>
          <table:table-cell table:number-columns-repeated="1009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3.06" calcext:value-type="float">
            <text:p>3.06</text:p>
          </table:table-cell>
          <table:table-cell/>
          <table:table-cell table:formula="of:=[.A23]/21.83*50" office:value-type="float" office:value="17.9798442510307" calcext:value-type="float">
            <text:p>17.9798442510307</text:p>
          </table:table-cell>
          <table:table-cell table:formula="of:=-[.B23]/13.78*35" office:value-type="float" office:value="-7.77213352685051" calcext:value-type="float">
            <text:p>-7.77213352685051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3.11" calcext:value-type="float">
            <text:p>3.11</text:p>
          </table:table-cell>
          <table:table-cell/>
          <table:table-cell table:formula="of:=[.G23]/21.83*50" office:value-type="float" office:value="17.9798442510307" calcext:value-type="float">
            <text:p>17.9798442510307</text:p>
          </table:table-cell>
          <table:table-cell table:formula="of:=-[.H23]/13.78*35" office:value-type="float" office:value="-7.89912917271408" calcext:value-type="float">
            <text:p>-7.89912917271408</text:p>
          </table:table-cell>
          <table:table-cell table:number-columns-repeated="2"/>
          <table:table-cell table:formula="of:=([.K23]-[.E23])/[.E23]" office:value-type="float" office:value="0.0163398692810455" calcext:value-type="float">
            <text:p>0.016339869281046</text:p>
          </table:table-cell>
          <table:table-cell table:formula="of:=-[.N23]" office:value-type="float" office:value="-0.0163398692810455" calcext:value-type="float">
            <text:p>-0.016339869281046</text:p>
          </table:table-cell>
          <table:table-cell table:number-columns-repeated="1009"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[.A24]/21.83*50" office:value-type="float" office:value="18.9876316994961" calcext:value-type="float">
            <text:p>18.9876316994961</text:p>
          </table:table-cell>
          <table:table-cell table:formula="of:=-[.B24]/13.78*35" office:value-type="float" office:value="-8.22931785195936" calcext:value-type="float">
            <text:p>-8.22931785195936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3.28" calcext:value-type="float">
            <text:p>3.28</text:p>
          </table:table-cell>
          <table:table-cell/>
          <table:table-cell table:formula="of:=[.G24]/21.83*50" office:value-type="float" office:value="18.9876316994961" calcext:value-type="float">
            <text:p>18.9876316994961</text:p>
          </table:table-cell>
          <table:table-cell table:formula="of:=-[.H24]/13.78*35" office:value-type="float" office:value="-8.33091436865022" calcext:value-type="float">
            <text:p>-8.33091436865022</text:p>
          </table:table-cell>
          <table:table-cell table:number-columns-repeated="2"/>
          <table:table-cell table:formula="of:=([.K24]-[.E24])/[.E24]" office:value-type="float" office:value="0.0123456790123459" calcext:value-type="float">
            <text:p>0.012345679012346</text:p>
          </table:table-cell>
          <table:table-cell table:formula="of:=-[.N24]" office:value-type="float" office:value="-0.0123456790123459" calcext:value-type="float">
            <text:p>-0.012345679012346</text:p>
          </table:table-cell>
          <table:table-cell table:number-columns-repeated="1009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3.39" calcext:value-type="float">
            <text:p>3.39</text:p>
          </table:table-cell>
          <table:table-cell/>
          <table:table-cell table:formula="of:=[.A25]/21.83*50" office:value-type="float" office:value="19.9954191479615" calcext:value-type="float">
            <text:p>19.9954191479615</text:p>
          </table:table-cell>
          <table:table-cell table:formula="of:=-[.B25]/13.78*35" office:value-type="float" office:value="-8.61030478955007" calcext:value-type="float">
            <text:p>-8.61030478955007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3.42" calcext:value-type="float">
            <text:p>3.42</text:p>
          </table:table-cell>
          <table:table-cell/>
          <table:table-cell table:formula="of:=[.G25]/21.83*50" office:value-type="float" office:value="19.9725148877691" calcext:value-type="float">
            <text:p>19.9725148877691</text:p>
          </table:table-cell>
          <table:table-cell table:formula="of:=-[.H25]/13.78*35" office:value-type="float" office:value="-8.68650217706822" calcext:value-type="float">
            <text:p>-8.68650217706822</text:p>
          </table:table-cell>
          <table:table-cell table:number-columns-repeated="2"/>
          <table:table-cell table:formula="of:=([.K25]-[.E25])/[.E25]" office:value-type="float" office:value="0.00884955752212393" calcext:value-type="float">
            <text:p>0.008849557522124</text:p>
          </table:table-cell>
          <table:table-cell table:formula="of:=-[.N25]" office:value-type="float" office:value="-0.00884955752212393" calcext:value-type="float">
            <text:p>-0.008849557522124</text:p>
          </table:table-cell>
          <table:table-cell table:number-columns-repeated="1009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[.A26]/21.83*50" office:value-type="float" office:value="21.0261108566193" calcext:value-type="float">
            <text:p>21.0261108566193</text:p>
          </table:table-cell>
          <table:table-cell table:formula="of:=-[.B26]/13.78*35" office:value-type="float" office:value="-9.11828737300436" calcext:value-type="float">
            <text:p>-9.11828737300436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[.G26]/21.83*50" office:value-type="float" office:value="20.9803023362345" calcext:value-type="float">
            <text:p>20.9803023362345</text:p>
          </table:table-cell>
          <table:table-cell table:formula="of:=-[.H26]/13.78*35" office:value-type="float" office:value="-9.11828737300436" calcext:value-type="float">
            <text:p>-9.11828737300436</text:p>
          </table:table-cell>
          <table:table-cell table:number-columns-repeated="2"/>
          <table:table-cell table:formula="of:=([.K26]-[.E26])/[.E26]" office:value-type="float" office:value="-0" calcext:value-type="float">
            <text:p>0</text:p>
          </table:table-cell>
          <table:table-cell table:formula="of:=-[.N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[.A27]/21.83*50" office:value-type="float" office:value="22.0109940448924" calcext:value-type="float">
            <text:p>22.0109940448924</text:p>
          </table:table-cell>
          <table:table-cell table:formula="of:=-[.B27]/13.78*35" office:value-type="float" office:value="-9.55007256894049" calcext:value-type="float">
            <text:p>-9.55007256894049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3.76" calcext:value-type="float">
            <text:p>3.76</text:p>
          </table:table-cell>
          <table:table-cell/>
          <table:table-cell table:formula="of:=[.G27]/21.83*50" office:value-type="float" office:value="22.0109940448924" calcext:value-type="float">
            <text:p>22.0109940448924</text:p>
          </table:table-cell>
          <table:table-cell table:formula="of:=-[.H27]/13.78*35" office:value-type="float" office:value="-9.55007256894049" calcext:value-type="float">
            <text:p>-9.55007256894049</text:p>
          </table:table-cell>
          <table:table-cell table:number-columns-repeated="2"/>
          <table:table-cell table:formula="of:=([.K27]-[.E27])/[.E27]" office:value-type="float" office:value="-0" calcext:value-type="float">
            <text:p>0</text:p>
          </table:table-cell>
          <table:table-cell table:formula="of:=-[.N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3.93" calcext:value-type="float">
            <text:p>3.93</text:p>
          </table:table-cell>
          <table:table-cell/>
          <table:table-cell table:formula="of:=[.A28]/21.83*50" office:value-type="float" office:value="22.972972972973" calcext:value-type="float">
            <text:p>22.972972972973</text:p>
          </table:table-cell>
          <table:table-cell table:formula="of:=-[.B28]/13.78*35" office:value-type="float" office:value="-9.98185776487664" calcext:value-type="float">
            <text:p>-9.98185776487664</text:p>
          </table:table-cell>
          <table:table-cell/>
          <table:table-cell office:value-type="float" office:value="10.05" calcext:value-type="float">
            <text:p>10.05</text:p>
          </table:table-cell>
          <table:table-cell office:value-type="float" office:value="3.91" calcext:value-type="float">
            <text:p>3.91</text:p>
          </table:table-cell>
          <table:table-cell/>
          <table:table-cell table:formula="of:=[.G28]/21.83*50" office:value-type="float" office:value="23.0187814933578" calcext:value-type="float">
            <text:p>23.0187814933578</text:p>
          </table:table-cell>
          <table:table-cell table:formula="of:=-[.H28]/13.78*35" office:value-type="float" office:value="-9.93105950653121" calcext:value-type="float">
            <text:p>-9.93105950653121</text:p>
          </table:table-cell>
          <table:table-cell table:number-columns-repeated="2"/>
          <table:table-cell table:formula="of:=([.K28]-[.E28])/[.E28]" office:value-type="float" office:value="-0.00508905852417311" calcext:value-type="float">
            <text:p>-0.005089058524173</text:p>
          </table:table-cell>
          <table:table-cell table:formula="of:=-[.N28]" office:value-type="float" office:value="0.00508905852417311" calcext:value-type="float">
            <text:p>0.005089058524173</text:p>
          </table:table-cell>
          <table:table-cell table:number-columns-repeated="1009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4.11" calcext:value-type="float">
            <text:p>4.11</text:p>
          </table:table-cell>
          <table:table-cell/>
          <table:table-cell table:formula="of:=[.A29]/21.83*50" office:value-type="float" office:value="23.9807604214384" calcext:value-type="float">
            <text:p>23.9807604214384</text:p>
          </table:table-cell>
          <table:table-cell table:formula="of:=-[.B29]/13.78*35" office:value-type="float" office:value="-10.4390420899855" calcext:value-type="float">
            <text:p>-10.4390420899855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[.G29]/21.83*50" office:value-type="float" office:value="24.0265689418232" calcext:value-type="float">
            <text:p>24.0265689418232</text:p>
          </table:table-cell>
          <table:table-cell table:formula="of:=-[.H29]/13.78*35" office:value-type="float" office:value="-10.3628447024673" calcext:value-type="float">
            <text:p>-10.3628447024673</text:p>
          </table:table-cell>
          <table:table-cell table:number-columns-repeated="2"/>
          <table:table-cell table:formula="of:=([.K29]-[.E29])/[.E29]" office:value-type="float" office:value="-0.00729927007299273" calcext:value-type="float">
            <text:p>-0.007299270072993</text:p>
          </table:table-cell>
          <table:table-cell table:formula="of:=-[.N29]" office:value-type="float" office:value="0.00729927007299273" calcext:value-type="float">
            <text:p>0.007299270072993</text:p>
          </table:table-cell>
          <table:table-cell table:number-columns-repeated="1009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A30]/21.83*50" office:value-type="float" office:value="25.0114521300962" calcext:value-type="float">
            <text:p>25.0114521300962</text:p>
          </table:table-cell>
          <table:table-cell table:formula="of:=-[.B30]/13.78*35" office:value-type="float" office:value="-10.8200290275762" calcext:value-type="float">
            <text:p>-10.8200290275762</text:p>
          </table:table-cell>
          <table:table-cell/>
          <table:table-cell office:value-type="float" office:value="10.89" calcext:value-type="float">
            <text:p>10.89</text:p>
          </table:table-cell>
          <table:table-cell office:value-type="float" office:value="4.23" calcext:value-type="float">
            <text:p>4.23</text:p>
          </table:table-cell>
          <table:table-cell/>
          <table:table-cell table:formula="of:=[.G30]/21.83*50" office:value-type="float" office:value="24.942739349519" calcext:value-type="float">
            <text:p>24.942739349519</text:p>
          </table:table-cell>
          <table:table-cell table:formula="of:=-[.H30]/13.78*35" office:value-type="float" office:value="-10.7438316400581" calcext:value-type="float">
            <text:p>-10.7438316400581</text:p>
          </table:table-cell>
          <table:table-cell table:number-columns-repeated="2"/>
          <table:table-cell table:formula="of:=([.K30]-[.E30])/[.E30]" office:value-type="float" office:value="-0.00704225352112662" calcext:value-type="float">
            <text:p>-0.007042253521127</text:p>
          </table:table-cell>
          <table:table-cell table:formula="of:=-[.N30]" office:value-type="float" office:value="0.00704225352112662" calcext:value-type="float">
            <text:p>0.007042253521127</text:p>
          </table:table-cell>
          <table:table-cell table:number-columns-repeated="1009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.45" calcext:value-type="float">
            <text:p>4.45</text:p>
          </table:table-cell>
          <table:table-cell/>
          <table:table-cell table:formula="of:=[.A31]/21.83*50" office:value-type="float" office:value="25.9963353183692" calcext:value-type="float">
            <text:p>25.9963353183692</text:p>
          </table:table-cell>
          <table:table-cell table:formula="of:=-[.B31]/13.78*35" office:value-type="float" office:value="-11.3026124818578" calcext:value-type="float">
            <text:p>-11.3026124818578</text:p>
          </table:table-cell>
          <table:table-cell/>
          <table:table-cell office:value-type="float" office:value="11.34" calcext:value-type="float">
            <text:p>11.34</text:p>
          </table:table-cell>
          <table:table-cell office:value-type="float" office:value="4.39" calcext:value-type="float">
            <text:p>4.39</text:p>
          </table:table-cell>
          <table:table-cell/>
          <table:table-cell table:formula="of:=[.G31]/21.83*50" office:value-type="float" office:value="25.9734310581768" calcext:value-type="float">
            <text:p>25.9734310581768</text:p>
          </table:table-cell>
          <table:table-cell table:formula="of:=-[.H31]/13.78*35" office:value-type="float" office:value="-11.1502177068215" calcext:value-type="float">
            <text:p>-11.1502177068215</text:p>
          </table:table-cell>
          <table:table-cell table:number-columns-repeated="2"/>
          <table:table-cell table:formula="of:=([.K31]-[.E31])/[.E31]" office:value-type="float" office:value="-0.0134831460674159" calcext:value-type="float">
            <text:p>-0.013483146067416</text:p>
          </table:table-cell>
          <table:table-cell table:formula="of:=-[.N31]" office:value-type="float" office:value="0.0134831460674159" calcext:value-type="float">
            <text:p>0.013483146067416</text:p>
          </table:table-cell>
          <table:table-cell table:number-columns-repeated="1009"/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4.61" calcext:value-type="float">
            <text:p>4.61</text:p>
          </table:table-cell>
          <table:table-cell/>
          <table:table-cell table:formula="of:=[.A32]/21.83*50" office:value-type="float" office:value="27.0041227668346" calcext:value-type="float">
            <text:p>27.0041227668346</text:p>
          </table:table-cell>
          <table:table-cell table:formula="of:=-[.B32]/13.78*35" office:value-type="float" office:value="-11.7089985486212" calcext:value-type="float">
            <text:p>-11.7089985486212</text:p>
          </table:table-cell>
          <table:table-cell/>
          <table:table-cell office:value-type="float" office:value="11.78" calcext:value-type="float">
            <text:p>11.78</text:p>
          </table:table-cell>
          <table:table-cell office:value-type="float" office:value="4.54" calcext:value-type="float">
            <text:p>4.54</text:p>
          </table:table-cell>
          <table:table-cell/>
          <table:table-cell table:formula="of:=[.G32]/21.83*50" office:value-type="float" office:value="26.9812185066422" calcext:value-type="float">
            <text:p>26.9812185066422</text:p>
          </table:table-cell>
          <table:table-cell table:formula="of:=-[.H32]/13.78*35" office:value-type="float" office:value="-11.5312046444122" calcext:value-type="float">
            <text:p>-11.5312046444122</text:p>
          </table:table-cell>
          <table:table-cell table:number-columns-repeated="2"/>
          <table:table-cell table:formula="of:=([.K32]-[.E32])/[.E32]" office:value-type="float" office:value="-0.015184381778742" calcext:value-type="float">
            <text:p>-0.015184381778742</text:p>
          </table:table-cell>
          <table:table-cell table:formula="of:=-[.N32]" office:value-type="float" office:value="0.015184381778742" calcext:value-type="float">
            <text:p>0.015184381778742</text:p>
          </table:table-cell>
          <table:table-cell table:number-columns-repeated="1009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4.76" calcext:value-type="float">
            <text:p>4.76</text:p>
          </table:table-cell>
          <table:table-cell/>
          <table:table-cell table:formula="of:=[.A33]/21.83*50" office:value-type="float" office:value="27.9890059551077" calcext:value-type="float">
            <text:p>27.9890059551077</text:p>
          </table:table-cell>
          <table:table-cell table:formula="of:=-[.B33]/13.78*35" office:value-type="float" office:value="-12.0899854862119" calcext:value-type="float">
            <text:p>-12.0899854862119</text:p>
          </table:table-cell>
          <table:table-cell/>
          <table:table-cell office:value-type="float" office:value="12.22" calcext:value-type="float">
            <text:p>12.22</text:p>
          </table:table-cell>
          <table:table-cell office:value-type="float" office:value="4.71" calcext:value-type="float">
            <text:p>4.71</text:p>
          </table:table-cell>
          <table:table-cell/>
          <table:table-cell table:formula="of:=[.G33]/21.83*50" office:value-type="float" office:value="27.9890059551077" calcext:value-type="float">
            <text:p>27.9890059551077</text:p>
          </table:table-cell>
          <table:table-cell table:formula="of:=-[.H33]/13.78*35" office:value-type="float" office:value="-11.9629898403483" calcext:value-type="float">
            <text:p>-11.9629898403483</text:p>
          </table:table-cell>
          <table:table-cell table:number-columns-repeated="2"/>
          <table:table-cell table:formula="of:=([.K33]-[.E33])/[.E33]" office:value-type="float" office:value="-0.0105042016806722" calcext:value-type="float">
            <text:p>-0.010504201680672</text:p>
          </table:table-cell>
          <table:table-cell table:formula="of:=-[.N33]" office:value-type="float" office:value="0.0105042016806722" calcext:value-type="float">
            <text:p>0.010504201680672</text:p>
          </table:table-cell>
          <table:table-cell table:number-columns-repeated="1009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4.94" calcext:value-type="float">
            <text:p>4.94</text:p>
          </table:table-cell>
          <table:table-cell/>
          <table:table-cell table:formula="of:=[.A34]/21.83*50" office:value-type="float" office:value="28.9967934035731" calcext:value-type="float">
            <text:p>28.9967934035731</text:p>
          </table:table-cell>
          <table:table-cell table:formula="of:=-[.B34]/13.78*35" office:value-type="float" office:value="-12.5471698113208" calcext:value-type="float">
            <text:p>-12.5471698113208</text:p>
          </table:table-cell>
          <table:table-cell/>
          <table:table-cell office:value-type="float" office:value="12.66" calcext:value-type="float">
            <text:p>12.66</text:p>
          </table:table-cell>
          <table:table-cell office:value-type="float" office:value="4.86" calcext:value-type="float">
            <text:p>4.86</text:p>
          </table:table-cell>
          <table:table-cell/>
          <table:table-cell table:formula="of:=[.G34]/21.83*50" office:value-type="float" office:value="28.9967934035731" calcext:value-type="float">
            <text:p>28.9967934035731</text:p>
          </table:table-cell>
          <table:table-cell table:formula="of:=-[.H34]/13.78*35" office:value-type="float" office:value="-12.343976777939" calcext:value-type="float">
            <text:p>-12.343976777939</text:p>
          </table:table-cell>
          <table:table-cell table:number-columns-repeated="2"/>
          <table:table-cell table:formula="of:=([.K34]-[.E34])/[.E34]" office:value-type="float" office:value="-0.0161943319838056" calcext:value-type="float">
            <text:p>-0.016194331983806</text:p>
          </table:table-cell>
          <table:table-cell table:formula="of:=-[.N34]" office:value-type="float" office:value="0.0161943319838056" calcext:value-type="float">
            <text:p>0.016194331983806</text:p>
          </table:table-cell>
          <table:table-cell table:number-columns-repeated="1009"/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5.12" calcext:value-type="float">
            <text:p>5.12</text:p>
          </table:table-cell>
          <table:table-cell/>
          <table:table-cell table:formula="of:=[.A35]/21.83*50" office:value-type="float" office:value="29.9816765918461" calcext:value-type="float">
            <text:p>29.9816765918461</text:p>
          </table:table-cell>
          <table:table-cell table:formula="of:=-[.B35]/13.78*35" office:value-type="float" office:value="-13.0043541364296" calcext:value-type="float">
            <text:p>-13.0043541364296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5.01" calcext:value-type="float">
            <text:p>5.01</text:p>
          </table:table-cell>
          <table:table-cell/>
          <table:table-cell table:formula="of:=[.G35]/21.83*50" office:value-type="float" office:value="30.0045808520385" calcext:value-type="float">
            <text:p>30.0045808520385</text:p>
          </table:table-cell>
          <table:table-cell table:formula="of:=-[.H35]/13.78*35" office:value-type="float" office:value="-12.7249637155298" calcext:value-type="float">
            <text:p>-12.7249637155298</text:p>
          </table:table-cell>
          <table:table-cell table:number-columns-repeated="2"/>
          <table:table-cell table:formula="of:=([.K35]-[.E35])/[.E35]" office:value-type="float" office:value="-0.021484375" calcext:value-type="float">
            <text:p>-0.021484375</text:p>
          </table:table-cell>
          <table:table-cell table:formula="of:=-[.N35]" office:value-type="float" office:value="0.021484375" calcext:value-type="float">
            <text:p>0.021484375</text:p>
          </table:table-cell>
          <table:table-cell table:number-columns-repeated="1009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A36]/21.83*50" office:value-type="float" office:value="30.5771873568484" calcext:value-type="float">
            <text:p>30.5771873568484</text:p>
          </table:table-cell>
          <table:table-cell table:formula="of:=-[.B36]/13.78*35" office:value-type="float" office:value="-13.2075471698113" calcext:value-type="float">
            <text:p>-13.2075471698113</text:p>
          </table:table-cell>
          <table:table-cell/>
          <table:table-cell office:value-type="float" office:value="13.54" calcext:value-type="float">
            <text:p>13.54</text:p>
          </table:table-cell>
          <table:table-cell office:value-type="float" office:value="5.17" calcext:value-type="float">
            <text:p>5.17</text:p>
          </table:table-cell>
          <table:table-cell/>
          <table:table-cell table:formula="of:=[.G36]/21.83*50" office:value-type="float" office:value="31.0123683005039" calcext:value-type="float">
            <text:p>31.0123683005039</text:p>
          </table:table-cell>
          <table:table-cell table:formula="of:=-[.H36]/13.78*35" office:value-type="float" office:value="-13.1313497822932" calcext:value-type="float">
            <text:p>-13.1313497822932</text:p>
          </table:table-cell>
          <table:table-cell table:number-columns-repeated="2"/>
          <table:table-cell table:formula="of:=([.K36]-[.E37])/[.E37]" office:value-type="float" office:value="-0.018975332068311" calcext:value-type="float">
            <text:p>-0.018975332068311</text:p>
          </table:table-cell>
          <table:table-cell table:formula="of:=-[.N36]" office:value-type="float" office:value="0.018975332068311" calcext:value-type="float">
            <text:p>0.018975332068311</text:p>
          </table:table-cell>
          <table:table-cell table:number-columns-repeated="1009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5.27" calcext:value-type="float">
            <text:p>5.27</text:p>
          </table:table-cell>
          <table:table-cell/>
          <table:table-cell table:formula="of:=[.A37]/21.83*50" office:value-type="float" office:value="31.0123683005039" calcext:value-type="float">
            <text:p>31.0123683005039</text:p>
          </table:table-cell>
          <table:table-cell table:formula="of:=-[.B37]/13.78*35" office:value-type="float" office:value="-13.3853410740203" calcext:value-type="float">
            <text:p>-13.3853410740203</text:p>
          </table:table-cell>
          <table:table-cell/>
          <table:table-cell office:value-type="float" office:value="13.97" calcext:value-type="float">
            <text:p>13.97</text:p>
          </table:table-cell>
          <table:table-cell office:value-type="float" office:value="5.33" calcext:value-type="float">
            <text:p>5.33</text:p>
          </table:table-cell>
          <table:table-cell/>
          <table:table-cell table:formula="of:=[.G37]/21.83*50" office:value-type="float" office:value="31.9972514887769" calcext:value-type="float">
            <text:p>31.9972514887769</text:p>
          </table:table-cell>
          <table:table-cell table:formula="of:=-[.H37]/13.78*35" office:value-type="float" office:value="-13.5377358490566" calcext:value-type="float">
            <text:p>-13.5377358490566</text:p>
          </table:table-cell>
          <table:table-cell table:number-columns-repeated="2"/>
          <table:table-cell table:formula="of:=([.K37]-[.E39])/[.E39]" office:value-type="float" office:value="-0.0202205882352942" calcext:value-type="float">
            <text:p>-0.020220588235294</text:p>
          </table:table-cell>
          <table:table-cell table:formula="of:=-[.N37]" office:value-type="float" office:value="0.0202205882352942" calcext:value-type="float">
            <text:p>0.020220588235294</text:p>
          </table:table-cell>
          <table:table-cell table:number-columns-repeated="1009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5.37" calcext:value-type="float">
            <text:p>5.37</text:p>
          </table:table-cell>
          <table:table-cell/>
          <table:table-cell table:formula="of:=[.A38]/21.83*50" office:value-type="float" office:value="31.539166284929" calcext:value-type="float">
            <text:p>31.539166284929</text:p>
          </table:table-cell>
          <table:table-cell table:formula="of:=-[.B38]/13.78*35" office:value-type="float" office:value="-13.6393323657475" calcext:value-type="float">
            <text:p>-13.6393323657475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5.48" calcext:value-type="float">
            <text:p>5.48</text:p>
          </table:table-cell>
          <table:table-cell/>
          <table:table-cell table:formula="of:=[.G38]/21.83*50" office:value-type="float" office:value="32.9821346770499" calcext:value-type="float">
            <text:p>32.9821346770499</text:p>
          </table:table-cell>
          <table:table-cell table:formula="of:=-[.H38]/13.78*35" office:value-type="float" office:value="-13.9187227866473" calcext:value-type="float">
            <text:p>-13.9187227866473</text:p>
          </table:table-cell>
          <table:table-cell table:number-columns-repeated="2"/>
          <table:table-cell table:formula="of:=([.K38]-[.E41])/[.E41]" office:value-type="float" office:value="-0.0214285714285713" calcext:value-type="float">
            <text:p>-0.021428571428571</text:p>
          </table:table-cell>
          <table:table-cell table:formula="of:=-[.N38]" office:value-type="float" office:value="0.0214285714285713" calcext:value-type="float">
            <text:p>0.021428571428571</text:p>
          </table:table-cell>
          <table:table-cell table:number-columns-repeated="1009"/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5.44" calcext:value-type="float">
            <text:p>5.44</text:p>
          </table:table-cell>
          <table:table-cell/>
          <table:table-cell table:formula="of:=[.A39]/21.83*50" office:value-type="float" office:value="31.9972514887769" calcext:value-type="float">
            <text:p>31.9972514887769</text:p>
          </table:table-cell>
          <table:table-cell table:formula="of:=-[.B39]/13.78*35" office:value-type="float" office:value="-13.8171262699565" calcext:value-type="float">
            <text:p>-13.8171262699565</text:p>
          </table:table-cell>
          <table:table-cell/>
          <table:table-cell office:value-type="float" office:value="14.83" calcext:value-type="float">
            <text:p>14.83</text:p>
          </table:table-cell>
          <table:table-cell office:value-type="float" office:value="5.64" calcext:value-type="float">
            <text:p>5.64</text:p>
          </table:table-cell>
          <table:table-cell/>
          <table:table-cell table:formula="of:=[.G39]/21.83*50" office:value-type="float" office:value="33.9670178653229" calcext:value-type="float">
            <text:p>33.9670178653229</text:p>
          </table:table-cell>
          <table:table-cell table:formula="of:=-[.H39]/13.78*35" office:value-type="float" office:value="-14.3251088534107" calcext:value-type="float">
            <text:p>-14.3251088534107</text:p>
          </table:table-cell>
          <table:table-cell table:number-columns-repeated="2"/>
          <table:table-cell table:formula="of:=([.K39]-[.E43])/[.E43]" office:value-type="float" office:value="-0.0225303292894281" calcext:value-type="float">
            <text:p>-0.022530329289428</text:p>
          </table:table-cell>
          <table:table-cell table:formula="of:=-[.N39]" office:value-type="float" office:value="0.0225303292894281" calcext:value-type="float">
            <text:p>0.022530329289428</text:p>
          </table:table-cell>
          <table:table-cell table:number-columns-repeated="1009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5.52" calcext:value-type="float">
            <text:p>5.52</text:p>
          </table:table-cell>
          <table:table-cell/>
          <table:table-cell table:formula="of:=[.A40]/21.83*50" office:value-type="float" office:value="32.524049473202" calcext:value-type="float">
            <text:p>32.524049473202</text:p>
          </table:table-cell>
          <table:table-cell table:formula="of:=-[.B40]/13.78*35" office:value-type="float" office:value="-14.0203193033382" calcext:value-type="float">
            <text:p>-14.0203193033382</text:p>
          </table:table-cell>
          <table:table-cell/>
          <table:table-cell office:value-type="float" office:value="15.27" calcext:value-type="float">
            <text:p>15.27</text:p>
          </table:table-cell>
          <table:table-cell office:value-type="float" office:value="5.79" calcext:value-type="float">
            <text:p>5.79</text:p>
          </table:table-cell>
          <table:table-cell/>
          <table:table-cell table:formula="of:=[.G40]/21.83*50" office:value-type="float" office:value="34.9748053137884" calcext:value-type="float">
            <text:p>34.9748053137884</text:p>
          </table:table-cell>
          <table:table-cell table:formula="of:=-[.H40]/13.78*35" office:value-type="float" office:value="-14.7060957910015" calcext:value-type="float">
            <text:p>-14.7060957910015</text:p>
          </table:table-cell>
          <table:table-cell table:number-columns-repeated="2"/>
          <table:table-cell table:formula="of:=([.K40]-[.E45])/[.E45]" office:value-type="float" office:value="-0.0203045685279187" calcext:value-type="float">
            <text:p>-0.020304568527919</text:p>
          </table:table-cell>
          <table:table-cell table:formula="of:=-[.N40]" office:value-type="float" office:value="0.0203045685279187" calcext:value-type="float">
            <text:p>0.020304568527919</text:p>
          </table:table-cell>
          <table:table-cell table:number-columns-repeated="1009"/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5.6" calcext:value-type="float">
            <text:p>5.6</text:p>
          </table:table-cell>
          <table:table-cell/>
          <table:table-cell table:formula="of:=[.A41]/21.83*50" office:value-type="float" office:value="33.0050389372423" calcext:value-type="float">
            <text:p>33.0050389372423</text:p>
          </table:table-cell>
          <table:table-cell table:formula="of:=-[.B41]/13.78*35" office:value-type="float" office:value="-14.2235123367199" calcext:value-type="float">
            <text:p>-14.2235123367199</text:p>
          </table:table-cell>
          <table:table-cell/>
          <table:table-cell office:value-type="float" office:value="15.72" calcext:value-type="float">
            <text:p>15.72</text:p>
          </table:table-cell>
          <table:table-cell office:value-type="float" office:value="5.94" calcext:value-type="float">
            <text:p>5.94</text:p>
          </table:table-cell>
          <table:table-cell/>
          <table:table-cell table:formula="of:=[.G41]/21.83*50" office:value-type="float" office:value="36.0054970224462" calcext:value-type="float">
            <text:p>36.0054970224462</text:p>
          </table:table-cell>
          <table:table-cell table:formula="of:=-[.H41]/13.78*35" office:value-type="float" office:value="-15.0870827285922" calcext:value-type="float">
            <text:p>-15.0870827285922</text:p>
          </table:table-cell>
          <table:table-cell table:number-columns-repeated="2"/>
          <table:table-cell table:formula="of:=([.K41]-[.E47])/[.E47]" office:value-type="float" office:value="-0.0309951060358891" calcext:value-type="float">
            <text:p>-0.030995106035889</text:p>
          </table:table-cell>
          <table:table-cell table:formula="of:=-[.N41]" office:value-type="float" office:value="0.0309951060358891" calcext:value-type="float">
            <text:p>0.030995106035889</text:p>
          </table:table-cell>
          <table:table-cell table:number-columns-repeated="1009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5.68" calcext:value-type="float">
            <text:p>5.68</text:p>
          </table:table-cell>
          <table:table-cell/>
          <table:table-cell table:formula="of:=[.A42]/21.83*50" office:value-type="float" office:value="33.5547411818598" calcext:value-type="float">
            <text:p>33.5547411818598</text:p>
          </table:table-cell>
          <table:table-cell table:formula="of:=-[.B42]/13.78*35" office:value-type="float" office:value="-14.4267053701016" calcext:value-type="float">
            <text:p>-14.4267053701016</text:p>
          </table:table-cell>
          <table:table-cell/>
          <table:table-cell office:value-type="float" office:value="16.15" calcext:value-type="float">
            <text:p>16.15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G42]/21.83*50" office:value-type="float" office:value="36.9903802107192" calcext:value-type="float">
            <text:p>36.9903802107192</text:p>
          </table:table-cell>
          <table:table-cell table:formula="of:=-[.H42]/13.78*35" office:value-type="float" office:value="-15.4934687953556" calcext:value-type="float">
            <text:p>-15.4934687953556</text:p>
          </table:table-cell>
          <table:table-cell table:number-columns-repeated="2"/>
          <table:table-cell table:formula="of:=([.K42]-[.E49])/[.E49]" office:value-type="float" office:value="-0.0271132376395535" calcext:value-type="float">
            <text:p>-0.027113237639554</text:p>
          </table:table-cell>
          <table:table-cell table:formula="of:=-[.N42]" office:value-type="float" office:value="0.0271132376395535" calcext:value-type="float">
            <text:p>0.027113237639554</text:p>
          </table:table-cell>
          <table:table-cell table:number-columns-repeated="1009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5.77" calcext:value-type="float">
            <text:p>5.77</text:p>
          </table:table-cell>
          <table:table-cell/>
          <table:table-cell table:formula="of:=[.A43]/21.83*50" office:value-type="float" office:value="33.9899221255153" calcext:value-type="float">
            <text:p>33.9899221255153</text:p>
          </table:table-cell>
          <table:table-cell table:formula="of:=-[.B43]/13.78*35" office:value-type="float" office:value="-14.655297532656" calcext:value-type="float">
            <text:p>-14.655297532656</text:p>
          </table:table-cell>
          <table:table-cell/>
          <table:table-cell office:value-type="float" office:value="16.59" calcext:value-type="float">
            <text:p>16.59</text:p>
          </table:table-cell>
          <table:table-cell office:value-type="float" office:value="6.24" calcext:value-type="float">
            <text:p>6.24</text:p>
          </table:table-cell>
          <table:table-cell/>
          <table:table-cell table:formula="of:=[.G43]/21.83*50" office:value-type="float" office:value="37.9981676591846" calcext:value-type="float">
            <text:p>37.9981676591846</text:p>
          </table:table-cell>
          <table:table-cell table:formula="of:=-[.H43]/13.78*35" office:value-type="float" office:value="-15.8490566037736" calcext:value-type="float">
            <text:p>-15.8490566037736</text:p>
          </table:table-cell>
          <table:table-cell table:number-columns-repeated="2"/>
          <table:table-cell table:formula="of:=([.K43]-[.E51])/[.E51]" office:value-type="float" office:value="-0.0310559006211182" calcext:value-type="float">
            <text:p>-0.031055900621118</text:p>
          </table:table-cell>
          <table:table-cell table:formula="of:=-[.N43]" office:value-type="float" office:value="0.0310559006211182" calcext:value-type="float">
            <text:p>0.031055900621118</text:p>
          </table:table-cell>
          <table:table-cell table:number-columns-repeated="1009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5.86" calcext:value-type="float">
            <text:p>5.86</text:p>
          </table:table-cell>
          <table:table-cell/>
          <table:table-cell table:formula="of:=[.A44]/21.83*50" office:value-type="float" office:value="34.5396243701328" calcext:value-type="float">
            <text:p>34.5396243701328</text:p>
          </table:table-cell>
          <table:table-cell table:formula="of:=-[.B44]/13.78*35" office:value-type="float" office:value="-14.8838896952105" calcext:value-type="float">
            <text:p>-14.8838896952105</text:p>
          </table:table-cell>
          <table:table-cell/>
          <table:table-cell office:value-type="float" office:value="17.03" calcext:value-type="float">
            <text:p>17.03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[.G44]/21.83*50" office:value-type="float" office:value="39.00595510765" calcext:value-type="float">
            <text:p>39.00595510765</text:p>
          </table:table-cell>
          <table:table-cell table:formula="of:=-[.H44]/13.78*35" office:value-type="float" office:value="-16.255442670537" calcext:value-type="float">
            <text:p>-16.255442670537</text:p>
          </table:table-cell>
          <table:table-cell table:number-columns-repeated="2"/>
          <table:table-cell table:formula="of:=([.K44]-[.E55])/[.E55]" office:value-type="float" office:value="-0.037593984962406" calcext:value-type="float">
            <text:p>-0.037593984962406</text:p>
          </table:table-cell>
          <table:table-cell table:formula="of:=-[.N44]" office:value-type="float" office:value="0.037593984962406" calcext:value-type="float">
            <text:p>0.037593984962406</text:p>
          </table:table-cell>
          <table:table-cell table:number-columns-repeated="1009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5.91" calcext:value-type="float">
            <text:p>5.91</text:p>
          </table:table-cell>
          <table:table-cell/>
          <table:table-cell table:formula="of:=[.A45]/21.83*50" office:value-type="float" office:value="34.9977095739808" calcext:value-type="float">
            <text:p>34.9977095739808</text:p>
          </table:table-cell>
          <table:table-cell table:formula="of:=-[.B45]/13.78*35" office:value-type="float" office:value="-15.010885341074" calcext:value-type="float">
            <text:p>-15.010885341074</text:p>
          </table:table-cell>
          <table:table-cell/>
          <table:table-cell office:value-type="float" office:value="17.45" calcext:value-type="float">
            <text:p>17.45</text:p>
          </table:table-cell>
          <table:table-cell office:value-type="float" office:value="6.55" calcext:value-type="float">
            <text:p>6.55</text:p>
          </table:table-cell>
          <table:table-cell/>
          <table:table-cell table:formula="of:=[.G45]/21.83*50" office:value-type="float" office:value="39.9679340357306" calcext:value-type="float">
            <text:p>39.9679340357306</text:p>
          </table:table-cell>
          <table:table-cell table:formula="of:=-[.H45]/13.78*35" office:value-type="float" office:value="-16.6364296081277" calcext:value-type="float">
            <text:p>-16.6364296081277</text:p>
          </table:table-cell>
          <table:table-cell table:number-columns-repeated="2"/>
          <table:table-cell table:formula="of:=([.K45]-[.E59])/[.E59]" office:value-type="float" office:value="-0.0310650887573964" calcext:value-type="float">
            <text:p>-0.031065088757396</text:p>
          </table:table-cell>
          <table:table-cell table:formula="of:=-[.N45]" office:value-type="float" office:value="0.0310650887573964" calcext:value-type="float">
            <text:p>0.031065088757396</text:p>
          </table:table-cell>
          <table:table-cell table:number-columns-repeated="1009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6.04" calcext:value-type="float">
            <text:p>6.04</text:p>
          </table:table-cell>
          <table:table-cell/>
          <table:table-cell table:formula="of:=[.A46]/21.83*50" office:value-type="float" office:value="35.5474118185983" calcext:value-type="float">
            <text:p>35.5474118185983</text:p>
          </table:table-cell>
          <table:table-cell table:formula="of:=-[.B46]/13.78*35" office:value-type="float" office:value="-15.3410740203193" calcext:value-type="float">
            <text:p>-15.3410740203193</text:p>
          </table:table-cell>
          <table:table-cell/>
          <table:table-cell office:value-type="float" office:value="17.89" calcext:value-type="float">
            <text:p>17.89</text:p>
          </table:table-cell>
          <table:table-cell office:value-type="float" office:value="6.71" calcext:value-type="float">
            <text:p>6.71</text:p>
          </table:table-cell>
          <table:table-cell/>
          <table:table-cell table:formula="of:=[.G46]/21.83*50" office:value-type="float" office:value="40.9757214841961" calcext:value-type="float">
            <text:p>40.9757214841961</text:p>
          </table:table-cell>
          <table:table-cell table:formula="of:=-[.H46]/13.78*35" office:value-type="float" office:value="-17.0428156748911" calcext:value-type="float">
            <text:p>-17.0428156748911</text:p>
          </table:table-cell>
          <table:table-cell table:number-columns-repeated="2"/>
          <table:table-cell table:formula="of:=([.K46]-[.E63])/[.E63]" office:value-type="float" office:value="-0.0414285714285713" calcext:value-type="float">
            <text:p>-0.041428571428571</text:p>
          </table:table-cell>
          <table:table-cell table:formula="of:=-[.N46]" office:value-type="float" office:value="0.0414285714285713" calcext:value-type="float">
            <text:p>0.041428571428571</text:p>
          </table:table-cell>
          <table:table-cell table:number-columns-repeated="1009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6.13" calcext:value-type="float">
            <text:p>6.13</text:p>
          </table:table-cell>
          <table:table-cell/>
          <table:table-cell table:formula="of:=[.A47]/21.83*50" office:value-type="float" office:value="36.0054970224462" calcext:value-type="float">
            <text:p>36.0054970224462</text:p>
          </table:table-cell>
          <table:table-cell table:formula="of:=-[.B47]/13.78*35" office:value-type="float" office:value="-15.5696661828737" calcext:value-type="float">
            <text:p>-15.5696661828737</text:p>
          </table:table-cell>
          <table:table-cell/>
          <table:table-cell office:value-type="float" office:value="18.34" calcext:value-type="float">
            <text:p>18.34</text:p>
          </table:table-cell>
          <table:table-cell office:value-type="float" office:value="6.85" calcext:value-type="float">
            <text:p>6.85</text:p>
          </table:table-cell>
          <table:table-cell/>
          <table:table-cell table:formula="of:=[.G47]/21.83*50" office:value-type="float" office:value="42.0064131928539" calcext:value-type="float">
            <text:p>42.0064131928539</text:p>
          </table:table-cell>
          <table:table-cell table:formula="of:=-[.H47]/13.78*35" office:value-type="float" office:value="-17.3984034833091" calcext:value-type="float">
            <text:p>-17.3984034833091</text:p>
          </table:table-cell>
          <table:table-cell table:number-columns-repeated="2"/>
          <table:table-cell table:formula="of:=([.K47]-[.E67])/[.E67]" office:value-type="float" office:value="-0.048611111111111" calcext:value-type="float">
            <text:p>-0.048611111111111</text:p>
          </table:table-cell>
          <table:table-cell table:formula="of:=-[.N47]" office:value-type="float" office:value="0.048611111111111" calcext:value-type="float">
            <text:p>0.048611111111111</text:p>
          </table:table-cell>
          <table:table-cell table:number-columns-repeated="1009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.19" calcext:value-type="float">
            <text:p>6.19</text:p>
          </table:table-cell>
          <table:table-cell/>
          <table:table-cell table:formula="of:=[.A48]/21.83*50" office:value-type="float" office:value="36.5551992670637" calcext:value-type="float">
            <text:p>36.5551992670637</text:p>
          </table:table-cell>
          <table:table-cell table:formula="of:=-[.B48]/13.78*35" office:value-type="float" office:value="-15.72206095791" calcext:value-type="float">
            <text:p>-15.72206095791</text:p>
          </table:table-cell>
          <table:table-cell/>
          <table:table-cell office:value-type="float" office:value="18.77" calcext:value-type="float">
            <text:p>18.7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48]/21.83*50" office:value-type="float" office:value="42.9912963811269" calcext:value-type="float">
            <text:p>42.9912963811269</text:p>
          </table:table-cell>
          <table:table-cell table:formula="of:=-[.H48]/13.78*35" office:value-type="float" office:value="-17.7793904208999" calcext:value-type="float">
            <text:p>-17.7793904208999</text:p>
          </table:table-cell>
          <table:table-cell table:number-columns-repeated="2"/>
          <table:table-cell table:formula="of:=([.K48]-[.E72])/[.E72]" office:value-type="float" office:value="-0.0291262135922329" calcext:value-type="float">
            <text:p>-0.029126213592233</text:p>
          </table:table-cell>
          <table:table-cell table:formula="of:=-[.N48]" office:value-type="float" office:value="0.0291262135922329" calcext:value-type="float">
            <text:p>0.029126213592233</text:p>
          </table:table-cell>
          <table:table-cell table:number-columns-repeated="1009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6.27" calcext:value-type="float">
            <text:p>6.27</text:p>
          </table:table-cell>
          <table:table-cell/>
          <table:table-cell table:formula="of:=[.A49]/21.83*50" office:value-type="float" office:value="37.0132844709116" calcext:value-type="float">
            <text:p>37.0132844709116</text:p>
          </table:table-cell>
          <table:table-cell table:formula="of:=-[.B49]/13.78*35" office:value-type="float" office:value="-15.9252539912917" calcext:value-type="float">
            <text:p>-15.9252539912917</text:p>
          </table:table-cell>
          <table:table-cell/>
          <table:table-cell office:value-type="float" office:value="19.21" calcext:value-type="float">
            <text:p>19.21</text:p>
          </table:table-cell>
          <table:table-cell office:value-type="float" office:value="7.16" calcext:value-type="float">
            <text:p>7.16</text:p>
          </table:table-cell>
          <table:table-cell/>
          <table:table-cell table:formula="of:=[.G49]/21.83*50" office:value-type="float" office:value="43.9990838295923" calcext:value-type="float">
            <text:p>43.9990838295923</text:p>
          </table:table-cell>
          <table:table-cell table:formula="of:=-[.H49]/13.78*35" office:value-type="float" office:value="-18.1857764876633" calcext:value-type="float">
            <text:p>-18.1857764876633</text:p>
          </table:table-cell>
          <table:table-cell table:number-columns-repeated="2"/>
          <table:table-cell table:formula="of:=([.K49]-[.E77])/[.E77]" office:value-type="float" office:value="-0.0402144772117962" calcext:value-type="float">
            <text:p>-0.040214477211796</text:p>
          </table:table-cell>
          <table:table-cell table:formula="of:=-[.N49]" office:value-type="float" office:value="0.0402144772117962" calcext:value-type="float">
            <text:p>0.040214477211796</text:p>
          </table:table-cell>
          <table:table-cell table:number-columns-repeated="1009"/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6.38" calcext:value-type="float">
            <text:p>6.38</text:p>
          </table:table-cell>
          <table:table-cell/>
          <table:table-cell table:formula="of:=[.A50]/21.83*50" office:value-type="float" office:value="37.5400824553367" calcext:value-type="float">
            <text:p>37.5400824553367</text:p>
          </table:table-cell>
          <table:table-cell table:formula="of:=-[.B50]/13.78*35" office:value-type="float" office:value="-16.2046444121916" calcext:value-type="float">
            <text:p>-16.2046444121916</text:p>
          </table:table-cell>
          <table:table-cell/>
          <table:table-cell office:value-type="float" office:value="19.64" calcext:value-type="float">
            <text:p>19.64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[.G50]/21.83*50" office:value-type="float" office:value="44.9839670178653" calcext:value-type="float">
            <text:p>44.9839670178653</text:p>
          </table:table-cell>
          <table:table-cell table:formula="of:=-[.H50]/13.78*35" office:value-type="float" office:value="-18.5413642960813" calcext:value-type="float">
            <text:p>-18.5413642960813</text:p>
          </table:table-cell>
          <table:table-cell table:number-columns-repeated="2"/>
          <table:table-cell table:formula="of:=([.K50]-[.E83])/[.E83]" office:value-type="float" office:value="-0.0531776913099872" calcext:value-type="float">
            <text:p>-0.053177691309987</text:p>
          </table:table-cell>
          <table:table-cell table:formula="of:=-[.N50]" office:value-type="float" office:value="0.0531776913099872" calcext:value-type="float">
            <text:p>0.053177691309987</text:p>
          </table:table-cell>
          <table:table-cell table:number-columns-repeated="1009"/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6.44" calcext:value-type="float">
            <text:p>6.44</text:p>
          </table:table-cell>
          <table:table-cell/>
          <table:table-cell table:formula="of:=[.A51]/21.83*50" office:value-type="float" office:value="37.9981676591846" calcext:value-type="float">
            <text:p>37.9981676591846</text:p>
          </table:table-cell>
          <table:table-cell table:formula="of:=-[.B51]/13.78*35" office:value-type="float" office:value="-16.3570391872279" calcext:value-type="float">
            <text:p>-16.3570391872279</text:p>
          </table:table-cell>
          <table:table-cell/>
          <table:table-cell office:value-type="float" office:value="20.08" calcext:value-type="float">
            <text:p>20.08</text:p>
          </table:table-cell>
          <table:table-cell office:value-type="float" office:value="7.45" calcext:value-type="float">
            <text:p>7.45</text:p>
          </table:table-cell>
          <table:table-cell/>
          <table:table-cell table:formula="of:=[.G51]/21.83*50" office:value-type="float" office:value="45.9917544663307" calcext:value-type="float">
            <text:p>45.9917544663307</text:p>
          </table:table-cell>
          <table:table-cell table:formula="of:=-[.H51]/13.78*35" office:value-type="float" office:value="-18.922351233672" calcext:value-type="float">
            <text:p>-18.922351233672</text:p>
          </table:table-cell>
          <table:table-cell table:number-columns-repeated="2"/>
          <table:table-cell table:formula="of:=([.K51]-[.E88])/[.E88]" office:value-type="float" office:value="-0.0235910878112714" calcext:value-type="float">
            <text:p>-0.023591087811271</text:p>
          </table:table-cell>
          <table:table-cell table:formula="of:=-[.N51]" office:value-type="float" office:value="0.0235910878112714" calcext:value-type="float">
            <text:p>0.023591087811271</text:p>
          </table:table-cell>
          <table:table-cell table:number-columns-repeated="1009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.48" calcext:value-type="float">
            <text:p>6.48</text:p>
          </table:table-cell>
          <table:table-cell/>
          <table:table-cell table:formula="of:=[.A52]/21.83*50" office:value-type="float" office:value="38.250114521301" calcext:value-type="float">
            <text:p>38.250114521301</text:p>
          </table:table-cell>
          <table:table-cell table:formula="of:=-[.B52]/13.78*35" office:value-type="float" office:value="-16.4586357039187" calcext:value-type="float">
            <text:p>-16.4586357039187</text:p>
          </table:table-cell>
          <table:table-cell/>
          <table:table-cell office:value-type="float" office:value="20.51" calcext:value-type="float">
            <text:p>20.51</text:p>
          </table:table-cell>
          <table:table-cell office:value-type="float" office:value="7.6" calcext:value-type="float">
            <text:p>7.6</text:p>
          </table:table-cell>
          <table:table-cell/>
          <table:table-cell table:formula="of:=[.G52]/21.83*50" office:value-type="float" office:value="46.9766376546038" calcext:value-type="float">
            <text:p>46.9766376546038</text:p>
          </table:table-cell>
          <table:table-cell table:formula="of:=-[.H52]/13.78*35" office:value-type="float" office:value="-19.3033381712627" calcext:value-type="float">
            <text:p>-19.3033381712627</text:p>
          </table:table-cell>
          <table:table-cell table:number-columns-repeated="2"/>
          <table:table-cell table:formula="of:=([.K52]-[.E94])/[.E94]" office:value-type="float" office:value="-0.0720390720390721" calcext:value-type="float">
            <text:p>-0.072039072039072</text:p>
          </table:table-cell>
          <table:table-cell table:formula="of:=-[.N52]" office:value-type="float" office:value="0.0720390720390721" calcext:value-type="float">
            <text:p>0.072039072039072</text:p>
          </table:table-cell>
          <table:table-cell table:number-columns-repeated="1009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6.54" calcext:value-type="float">
            <text:p>6.54</text:p>
          </table:table-cell>
          <table:table-cell/>
          <table:table-cell table:formula="of:=[.A53]/21.83*50" office:value-type="float" office:value="38.5707741639945" calcext:value-type="float">
            <text:p>38.5707741639945</text:p>
          </table:table-cell>
          <table:table-cell table:formula="of:=-[.B53]/13.78*35" office:value-type="float" office:value="-16.611030478955" calcext:value-type="float">
            <text:p>-16.611030478955</text:p>
          </table:table-cell>
          <table:table-cell/>
          <table:table-cell office:value-type="float" office:value="20.96" calcext:value-type="float">
            <text:p>20.96</text:p>
          </table:table-cell>
          <table:table-cell office:value-type="float" office:value="7.74" calcext:value-type="float">
            <text:p>7.74</text:p>
          </table:table-cell>
          <table:table-cell/>
          <table:table-cell table:formula="of:=[.G53]/21.83*50" office:value-type="float" office:value="48.0073293632616" calcext:value-type="float">
            <text:p>48.0073293632616</text:p>
          </table:table-cell>
          <table:table-cell table:formula="of:=-[.H53]/13.78*35" office:value-type="float" office:value="-19.6589259796807" calcext:value-type="float">
            <text:p>-19.6589259796807</text:p>
          </table:table-cell>
          <table:table-cell table:number-columns-repeated="2"/>
          <table:table-cell table:formula="of:=([.K53]-[.E99])/[.E99]" office:value-type="float" office:value="-0.0456226880394573" calcext:value-type="float">
            <text:p>-0.045622688039457</text:p>
          </table:table-cell>
          <table:table-cell table:formula="of:=-[.N53]" office:value-type="float" office:value="0.0456226880394573" calcext:value-type="float">
            <text:p>0.045622688039457</text:p>
          </table:table-cell>
          <table:table-cell table:number-columns-repeated="1009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A54]/21.83*50" office:value-type="float" office:value="38.7998167659185" calcext:value-type="float">
            <text:p>38.7998167659185</text:p>
          </table:table-cell>
          <table:table-cell table:formula="of:=-[.B54]/13.78*35" office:value-type="float" office:value="-16.7634252539913" calcext:value-type="float">
            <text:p>-16.7634252539913</text:p>
          </table:table-cell>
          <table:table-cell/>
          <table:table-cell office:value-type="float" office:value="21.38" calcext:value-type="float">
            <text:p>21.38</text:p>
          </table:table-cell>
          <table:table-cell office:value-type="float" office:value="7.9" calcext:value-type="float">
            <text:p>7.9</text:p>
          </table:table-cell>
          <table:table-cell/>
          <table:table-cell table:formula="of:=[.G54]/21.83*50" office:value-type="float" office:value="48.9693082913422" calcext:value-type="float">
            <text:p>48.9693082913422</text:p>
          </table:table-cell>
          <table:table-cell table:formula="of:=-[.H54]/13.78*35" office:value-type="float" office:value="-20.0653120464441" calcext:value-type="float">
            <text:p>-20.0653120464441</text:p>
          </table:table-cell>
          <table:table-cell table:number-columns-repeated="2"/>
          <table:table-cell table:formula="of:=([.K54]-[.E105])/[.E105]" office:value-type="float" office:value="0.0180412371134021" calcext:value-type="float">
            <text:p>0.018041237113402</text:p>
          </table:table-cell>
          <table:table-cell table:formula="of:=-[.N54]" office:value-type="float" office:value="-0.0180412371134021" calcext:value-type="float">
            <text:p>-0.018041237113402</text:p>
          </table:table-cell>
          <table:table-cell table:number-columns-repeated="1009"/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6.65" calcext:value-type="float">
            <text:p>6.65</text:p>
          </table:table-cell>
          <table:table-cell/>
          <table:table-cell table:formula="of:=[.A55]/21.83*50" office:value-type="float" office:value="39.00595510765" calcext:value-type="float">
            <text:p>39.00595510765</text:p>
          </table:table-cell>
          <table:table-cell table:formula="of:=-[.B55]/13.78*35" office:value-type="float" office:value="-16.8904208998549" calcext:value-type="float">
            <text:p>-16.8904208998549</text:p>
          </table:table-cell>
          <table:table-cell/>
          <table:table-cell office:value-type="float" office:value="21.83" calcext:value-type="float">
            <text:p>21.83</text:p>
          </table:table-cell>
          <table:table-cell office:value-type="float" office:value="8.03" calcext:value-type="float">
            <text:p>8.03</text:p>
          </table:table-cell>
          <table:table-cell/>
          <table:table-cell table:formula="of:=[.G55]/21.83*50" office:value-type="float" office:value="50" calcext:value-type="float">
            <text:p>50</text:p>
          </table:table-cell>
          <table:table-cell table:formula="of:=-[.H55]/13.78*35" office:value-type="float" office:value="-20.3955007256894" calcext:value-type="float">
            <text:p>-20.3955007256894</text:p>
          </table:table-cell>
          <table:table-cell table:number-columns-repeated="2"/>
          <table:table-cell table:formula="of:=([.K55]-[.E113])/[.E113]" office:value-type="float" office:value="-0.0716763005780347" calcext:value-type="float">
            <text:p>-0.071676300578035</text:p>
          </table:table-cell>
          <table:table-cell table:formula="of:=-[.N55]" office:value-type="float" office:value="0.0716763005780347" calcext:value-type="float">
            <text:p>0.071676300578035</text:p>
          </table:table-cell>
          <table:table-cell table:number-columns-repeated="1009"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6.69" calcext:value-type="float">
            <text:p>6.69</text:p>
          </table:table-cell>
          <table:table-cell/>
          <table:table-cell table:formula="of:=[.A56]/21.83*50" office:value-type="float" office:value="39.2808062299588" calcext:value-type="float">
            <text:p>39.2808062299588</text:p>
          </table:table-cell>
          <table:table-cell table:formula="of:=-[.B56]/13.78*35" office:value-type="float" office:value="-16.9920174165457" calcext:value-type="float">
            <text:p>-16.9920174165457</text:p>
          </table:table-cell>
          <table:table-cell table:number-columns-repeated="1019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6.73" calcext:value-type="float">
            <text:p>6.73</text:p>
          </table:table-cell>
          <table:table-cell/>
          <table:table-cell table:formula="of:=[.A57]/21.83*50" office:value-type="float" office:value="39.5098488318827" calcext:value-type="float">
            <text:p>39.5098488318827</text:p>
          </table:table-cell>
          <table:table-cell table:formula="of:=-[.B57]/13.78*35" office:value-type="float" office:value="-17.0936139332366" calcext:value-type="float">
            <text:p>-17.0936139332366</text:p>
          </table:table-cell>
          <table:table-cell table:number-columns-repeated="1019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6.74" calcext:value-type="float">
            <text:p>6.74</text:p>
          </table:table-cell>
          <table:table-cell/>
          <table:table-cell table:formula="of:=[.A58]/21.83*50" office:value-type="float" office:value="39.7159871736143" calcext:value-type="float">
            <text:p>39.7159871736143</text:p>
          </table:table-cell>
          <table:table-cell table:formula="of:=-[.B58]/13.78*35" office:value-type="float" office:value="-17.1190130624093" calcext:value-type="float">
            <text:p>-17.1190130624093</text:p>
          </table:table-cell>
          <table:table-cell table:number-columns-repeated="1019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6.76" calcext:value-type="float">
            <text:p>6.76</text:p>
          </table:table-cell>
          <table:table-cell/>
          <table:table-cell table:formula="of:=[.A59]/21.83*50" office:value-type="float" office:value="39.990838295923" calcext:value-type="float">
            <text:p>39.990838295923</text:p>
          </table:table-cell>
          <table:table-cell table:formula="of:=-[.B59]/13.78*35" office:value-type="float" office:value="-17.1698113207547" calcext:value-type="float">
            <text:p>-17.1698113207547</text:p>
          </table:table-cell>
          <table:table-cell table:number-columns-repeated="1019"/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6.81" calcext:value-type="float">
            <text:p>6.81</text:p>
          </table:table-cell>
          <table:table-cell/>
          <table:table-cell table:formula="of:=[.A60]/21.83*50" office:value-type="float" office:value="40.2427851580394" calcext:value-type="float">
            <text:p>40.2427851580394</text:p>
          </table:table-cell>
          <table:table-cell table:formula="of:=-[.B60]/13.78*35" office:value-type="float" office:value="-17.2968069666183" calcext:value-type="float">
            <text:p>-17.2968069666183</text:p>
          </table:table-cell>
          <table:table-cell table:number-columns-repeated="1019"/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A61]/21.83*50" office:value-type="float" office:value="40.5176362803481" calcext:value-type="float">
            <text:p>40.5176362803481</text:p>
          </table:table-cell>
          <table:table-cell table:formula="of:=-[.B61]/13.78*35" office:value-type="float" office:value="-17.5253991291727" calcext:value-type="float">
            <text:p>-17.5253991291727</text:p>
          </table:table-cell>
          <table:table-cell table:number-columns-repeated="1019"/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6.97" calcext:value-type="float">
            <text:p>6.97</text:p>
          </table:table-cell>
          <table:table-cell/>
          <table:table-cell table:formula="of:=[.A62]/21.83*50" office:value-type="float" office:value="40.7237746220797" calcext:value-type="float">
            <text:p>40.7237746220797</text:p>
          </table:table-cell>
          <table:table-cell table:formula="of:=-[.B62]/13.78*35" office:value-type="float" office:value="-17.7031930333817" calcext:value-type="float">
            <text:p>-17.7031930333817</text:p>
          </table:table-cell>
          <table:table-cell table:number-columns-repeated="1019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3]/21.83*50" office:value-type="float" office:value="40.9986257443885" calcext:value-type="float">
            <text:p>40.9986257443885</text:p>
          </table:table-cell>
          <table:table-cell table:formula="of:=-[.B63]/13.78*35" office:value-type="float" office:value="-17.7793904208999" calcext:value-type="float">
            <text:p>-17.7793904208999</text:p>
          </table:table-cell>
          <table:table-cell table:number-columns-repeated="1019"/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6.99" calcext:value-type="float">
            <text:p>6.99</text:p>
          </table:table-cell>
          <table:table-cell/>
          <table:table-cell table:formula="of:=[.A64]/21.83*50" office:value-type="float" office:value="41.20476408612" calcext:value-type="float">
            <text:p>41.20476408612</text:p>
          </table:table-cell>
          <table:table-cell table:formula="of:=-[.B64]/13.78*35" office:value-type="float" office:value="-17.7539912917271" calcext:value-type="float">
            <text:p>-17.7539912917271</text:p>
          </table:table-cell>
          <table:table-cell table:number-columns-repeated="1019"/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7.03" calcext:value-type="float">
            <text:p>7.03</text:p>
          </table:table-cell>
          <table:table-cell/>
          <table:table-cell table:formula="of:=[.A65]/21.83*50" office:value-type="float" office:value="41.5254237288136" calcext:value-type="float">
            <text:p>41.5254237288136</text:p>
          </table:table-cell>
          <table:table-cell table:formula="of:=-[.B65]/13.78*35" office:value-type="float" office:value="-17.855587808418" calcext:value-type="float">
            <text:p>-17.855587808418</text:p>
          </table:table-cell>
          <table:table-cell table:number-columns-repeated="1019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7.12" calcext:value-type="float">
            <text:p>7.12</text:p>
          </table:table-cell>
          <table:table-cell/>
          <table:table-cell table:formula="of:=[.A66]/21.83*50" office:value-type="float" office:value="41.7773705909299" calcext:value-type="float">
            <text:p>41.7773705909299</text:p>
          </table:table-cell>
          <table:table-cell table:formula="of:=-[.B66]/13.78*35" office:value-type="float" office:value="-18.0841799709724" calcext:value-type="float">
            <text:p>-18.0841799709724</text:p>
          </table:table-cell>
          <table:table-cell table:number-columns-repeated="1019"/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7]/21.83*50" office:value-type="float" office:value="42.0064131928539" calcext:value-type="float">
            <text:p>42.0064131928539</text:p>
          </table:table-cell>
          <table:table-cell table:formula="of:=-[.B67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68]/21.83*50" office:value-type="float" office:value="42.1896472743931" calcext:value-type="float">
            <text:p>42.1896472743931</text:p>
          </table:table-cell>
          <table:table-cell table:formula="of:=-[.B68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7.21" calcext:value-type="float">
            <text:p>7.21</text:p>
          </table:table-cell>
          <table:table-cell/>
          <table:table-cell table:formula="of:=[.A69]/21.83*50" office:value-type="float" office:value="42.3957856161246" calcext:value-type="float">
            <text:p>42.3957856161246</text:p>
          </table:table-cell>
          <table:table-cell table:formula="of:=-[.B69]/13.78*35" office:value-type="float" office:value="-18.3127721335269" calcext:value-type="float">
            <text:p>-18.3127721335269</text:p>
          </table:table-cell>
          <table:table-cell table:number-columns-repeated="3"/>
          <table:table-cell>
            <draw:frame table:end-cell-address="results.U87" table:end-x="0.0689in" table:end-y="0.0909in" draw:z-index="1" draw:style-name="gr1" draw:text-style-name="P1" svg:width="7.5in" svg:height="3.5in" svg:x="0.6354in" svg:y="0.0409in">
              <draw:object draw:notify-on-update-of-ranges="results.O125:results.O175 results.R124:results.R124 results.R125:results.R175 results.J5:results.J55 results.O3:results.O3 results.O5:results.O5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A70]/21.83*50" office:value-type="float" office:value="42.6935409986258" calcext:value-type="float">
            <text:p>42.6935409986258</text:p>
          </table:table-cell>
          <table:table-cell table:formula="of:=-[.B70]/13.78*35" office:value-type="float" office:value="-18.2873730043541" calcext:value-type="float">
            <text:p>-18.2873730043541</text:p>
          </table:table-cell>
          <table:table-cell table:number-columns-repeated="1019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7.16" calcext:value-type="float">
            <text:p>7.16</text:p>
          </table:table-cell>
          <table:table-cell/>
          <table:table-cell table:formula="of:=[.A71]/21.83*50" office:value-type="float" office:value="42.8767750801649" calcext:value-type="float">
            <text:p>42.8767750801649</text:p>
          </table:table-cell>
          <table:table-cell table:formula="of:=-[.B71]/13.78*35" office:value-type="float" office:value="-18.1857764876633" calcext:value-type="float">
            <text:p>-18.1857764876633</text:p>
          </table:table-cell>
          <table:table-cell table:number-columns-repeated="1019"/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7.21" calcext:value-type="float">
            <text:p>7.21</text:p>
          </table:table-cell>
          <table:table-cell/>
          <table:table-cell table:formula="of:=[.A72]/21.83*50" office:value-type="float" office:value="42.9912963811269" calcext:value-type="float">
            <text:p>42.9912963811269</text:p>
          </table:table-cell>
          <table:table-cell table:formula="of:=-[.B72]/13.78*35" office:value-type="float" office:value="-18.3127721335269" calcext:value-type="float">
            <text:p>-18.3127721335269</text:p>
          </table:table-cell>
          <table:table-cell table:number-columns-repeated="1019"/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7.28" calcext:value-type="float">
            <text:p>7.28</text:p>
          </table:table-cell>
          <table:table-cell/>
          <table:table-cell table:formula="of:=[.A73]/21.83*50" office:value-type="float" office:value="43.2203389830509" calcext:value-type="float">
            <text:p>43.2203389830509</text:p>
          </table:table-cell>
          <table:table-cell table:formula="of:=-[.B73]/13.78*35" office:value-type="float" office:value="-18.4905660377359" calcext:value-type="float">
            <text:p>-18.4905660377359</text:p>
          </table:table-cell>
          <table:table-cell table:number-columns-repeated="1019"/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7.42" calcext:value-type="float">
            <text:p>7.42</text:p>
          </table:table-cell>
          <table:table-cell/>
          <table:table-cell table:formula="of:=[.A74]/21.83*50" office:value-type="float" office:value="43.4951901053596" calcext:value-type="float">
            <text:p>43.4951901053596</text:p>
          </table:table-cell>
          <table:table-cell table:formula="of:=-[.B74]/13.78*35" office:value-type="float" office:value="-18.8461538461538" calcext:value-type="float">
            <text:p>-18.8461538461538</text:p>
          </table:table-cell>
          <table:table-cell table:number-columns-repeated="1019"/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7.47" calcext:value-type="float">
            <text:p>7.47</text:p>
          </table:table-cell>
          <table:table-cell/>
          <table:table-cell table:formula="of:=[.A75]/21.83*50" office:value-type="float" office:value="43.6555199267064" calcext:value-type="float">
            <text:p>43.6555199267064</text:p>
          </table:table-cell>
          <table:table-cell table:formula="of:=-[.B75]/13.78*35" office:value-type="float" office:value="-18.9731494920174" calcext:value-type="float">
            <text:p>-18.9731494920174</text:p>
          </table:table-cell>
          <table:table-cell table:number-columns-repeated="1019"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7.47" calcext:value-type="float">
            <text:p>7.47</text:p>
          </table:table-cell>
          <table:table-cell/>
          <table:table-cell table:formula="of:=[.A76]/21.83*50" office:value-type="float" office:value="43.8616582684379" calcext:value-type="float">
            <text:p>43.8616582684379</text:p>
          </table:table-cell>
          <table:table-cell table:formula="of:=-[.B76]/13.78*35" office:value-type="float" office:value="-18.9731494920174" calcext:value-type="float">
            <text:p>-18.9731494920174</text:p>
          </table:table-cell>
          <table:table-cell table:number-columns-repeated="1019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7.46" calcext:value-type="float">
            <text:p>7.46</text:p>
          </table:table-cell>
          <table:table-cell/>
          <table:table-cell table:formula="of:=[.A77]/21.83*50" office:value-type="float" office:value="44.0219880897847" calcext:value-type="float">
            <text:p>44.0219880897847</text:p>
          </table:table-cell>
          <table:table-cell table:formula="of:=-[.B77]/13.78*35" office:value-type="float" office:value="-18.9477503628447" calcext:value-type="float">
            <text:p>-18.9477503628447</text:p>
          </table:table-cell>
          <table:table-cell table:number-columns-repeated="1019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7.43" calcext:value-type="float">
            <text:p>7.43</text:p>
          </table:table-cell>
          <table:table-cell/>
          <table:table-cell table:formula="of:=[.A78]/21.83*50" office:value-type="float" office:value="44.1594136509391" calcext:value-type="float">
            <text:p>44.1594136509391</text:p>
          </table:table-cell>
          <table:table-cell table:formula="of:=-[.B78]/13.78*35" office:value-type="float" office:value="-18.8715529753266" calcext:value-type="float">
            <text:p>-18.8715529753266</text:p>
          </table:table-cell>
          <table:table-cell table:number-columns-repeated="1019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7.39" calcext:value-type="float">
            <text:p>7.39</text:p>
          </table:table-cell>
          <table:table-cell/>
          <table:table-cell table:formula="of:=[.A79]/21.83*50" office:value-type="float" office:value="44.2968392120935" calcext:value-type="float">
            <text:p>44.2968392120935</text:p>
          </table:table-cell>
          <table:table-cell table:formula="of:=-[.B79]/13.78*35" office:value-type="float" office:value="-18.7699564586357" calcext:value-type="float">
            <text:p>-18.7699564586357</text:p>
          </table:table-cell>
          <table:table-cell table:number-columns-repeated="1019"/>
        </table:table-row>
        <table:table-row table:style-name="ro1">
          <table:table-cell office:value-type="float" office:value="19.43" calcext:value-type="float">
            <text:p>19.43</text:p>
          </table:table-cell>
          <table:table-cell office:value-type="float" office:value="7.4" calcext:value-type="float">
            <text:p>7.4</text:p>
          </table:table-cell>
          <table:table-cell/>
          <table:table-cell table:formula="of:=[.A80]/21.83*50" office:value-type="float" office:value="44.502977553825" calcext:value-type="float">
            <text:p>44.502977553825</text:p>
          </table:table-cell>
          <table:table-cell table:formula="of:=-[.B80]/13.78*35" office:value-type="float" office:value="-18.7953555878084" calcext:value-type="float">
            <text:p>-18.7953555878084</text:p>
          </table:table-cell>
          <table:table-cell table:number-columns-repeated="1019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A81]/21.83*50" office:value-type="float" office:value="44.7091158955566" calcext:value-type="float">
            <text:p>44.7091158955566</text:p>
          </table:table-cell>
          <table:table-cell table:formula="of:=-[.B81]/13.78*35" office:value-type="float" office:value="-19.0493468795356" calcext:value-type="float">
            <text:p>-19.0493468795356</text:p>
          </table:table-cell>
          <table:table-cell table:number-columns-repeated="1019"/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7.61" calcext:value-type="float">
            <text:p>7.61</text:p>
          </table:table-cell>
          <table:table-cell/>
          <table:table-cell table:formula="of:=[.A82]/21.83*50" office:value-type="float" office:value="44.8465414567109" calcext:value-type="float">
            <text:p>44.8465414567109</text:p>
          </table:table-cell>
          <table:table-cell table:formula="of:=-[.B82]/13.78*35" office:value-type="float" office:value="-19.3287373004354" calcext:value-type="float">
            <text:p>-19.3287373004354</text:p>
          </table:table-cell>
          <table:table-cell table:number-columns-repeated="1019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7.71" calcext:value-type="float">
            <text:p>7.71</text:p>
          </table:table-cell>
          <table:table-cell/>
          <table:table-cell table:formula="of:=[.A83]/21.83*50" office:value-type="float" office:value="45.0068712780577" calcext:value-type="float">
            <text:p>45.0068712780577</text:p>
          </table:table-cell>
          <table:table-cell table:formula="of:=-[.B83]/13.78*35" office:value-type="float" office:value="-19.5827285921626" calcext:value-type="float">
            <text:p>-19.5827285921626</text:p>
          </table:table-cell>
          <table:table-cell table:number-columns-repeated="1019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7.81" calcext:value-type="float">
            <text:p>7.81</text:p>
          </table:table-cell>
          <table:table-cell/>
          <table:table-cell table:formula="of:=[.A84]/21.83*50" office:value-type="float" office:value="45.2130096197893" calcext:value-type="float">
            <text:p>45.2130096197893</text:p>
          </table:table-cell>
          <table:table-cell table:formula="of:=-[.B84]/13.78*35" office:value-type="float" office:value="-19.8367198838897" calcext:value-type="float">
            <text:p>-19.8367198838897</text:p>
          </table:table-cell>
          <table:table-cell table:number-columns-repeated="1019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.87" calcext:value-type="float">
            <text:p>7.87</text:p>
          </table:table-cell>
          <table:table-cell/>
          <table:table-cell table:formula="of:=[.A85]/21.83*50" office:value-type="float" office:value="45.3504351809437" calcext:value-type="float">
            <text:p>45.3504351809437</text:p>
          </table:table-cell>
          <table:table-cell table:formula="of:=-[.B85]/13.78*35" office:value-type="float" office:value="-19.989114658926" calcext:value-type="float">
            <text:p>-19.989114658926</text:p>
          </table:table-cell>
          <table:table-cell table:number-columns-repeated="1019"/>
        </table:table-row>
        <table:table-row table:style-name="ro1">
          <table:table-cell office:value-type="float" office:value="19.89" calcext:value-type="float">
            <text:p>19.89</text:p>
          </table:table-cell>
          <table:table-cell office:value-type="float" office:value="7.79" calcext:value-type="float">
            <text:p>7.79</text:p>
          </table:table-cell>
          <table:table-cell/>
          <table:table-cell table:formula="of:=[.A86]/21.83*50" office:value-type="float" office:value="45.5565735226752" calcext:value-type="float">
            <text:p>45.5565735226752</text:p>
          </table:table-cell>
          <table:table-cell table:formula="of:=-[.B86]/13.78*35" office:value-type="float" office:value="-19.7859216255443" calcext:value-type="float">
            <text:p>-19.7859216255443</text:p>
          </table:table-cell>
          <table:table-cell table:number-columns-repeated="1019"/>
        </table:table-row>
        <table:table-row table:style-name="ro1">
          <table:table-cell office:value-type="float" office:value="19.99" calcext:value-type="float">
            <text:p>19.9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[.A87]/21.83*50" office:value-type="float" office:value="45.7856161245992" calcext:value-type="float">
            <text:p>45.7856161245992</text:p>
          </table:table-cell>
          <table:table-cell table:formula="of:=-[.B87]/13.78*35" office:value-type="float" office:value="-19.5573294629898" calcext:value-type="float">
            <text:p>-19.5573294629898</text:p>
          </table:table-cell>
          <table:table-cell table:number-columns-repeated="1019"/>
        </table:table-row>
        <table:table-row table:style-name="ro1">
          <table:table-cell office:value-type="float" office:value="20.09" calcext:value-type="float">
            <text:p>20.09</text:p>
          </table:table-cell>
          <table:table-cell office:value-type="float" office:value="7.63" calcext:value-type="float">
            <text:p>7.63</text:p>
          </table:table-cell>
          <table:table-cell/>
          <table:table-cell table:formula="of:=[.A88]/21.83*50" office:value-type="float" office:value="46.0146587265231" calcext:value-type="float">
            <text:p>46.0146587265231</text:p>
          </table:table-cell>
          <table:table-cell table:formula="of:=-[.B88]/13.78*35" office:value-type="float" office:value="-19.3795355587808" calcext:value-type="float">
            <text:p>-19.3795355587808</text:p>
          </table:table-cell>
          <table:table-cell table:number-columns-repeated="1019"/>
        </table:table-row>
        <table:table-row table:style-name="ro1">
          <table:table-cell office:value-type="float" office:value="20.17" calcext:value-type="float">
            <text:p>20.17</text:p>
          </table:table-cell>
          <table:table-cell office:value-type="float" office:value="7.73" calcext:value-type="float">
            <text:p>7.73</text:p>
          </table:table-cell>
          <table:table-cell/>
          <table:table-cell table:formula="of:=[.A89]/21.83*50" office:value-type="float" office:value="46.1978928080623" calcext:value-type="float">
            <text:p>46.1978928080623</text:p>
          </table:table-cell>
          <table:table-cell table:formula="of:=-[.B89]/13.78*35" office:value-type="float" office:value="-19.633526850508" calcext:value-type="float">
            <text:p>-19.633526850508</text:p>
          </table:table-cell>
          <table:table-cell table:number-columns-repeated="4"/>
          <table:table-cell>
            <draw:frame table:end-cell-address="results.V107" table:end-x="0.0228in" table:end-y="0.0594in" draw:z-index="0" draw:style-name="gr1" draw:text-style-name="P1" svg:width="8in" svg:height="3.5in" svg:x="0.0894in" svg:y="0.0094in">
              <draw:object draw:notify-on-update-of-ranges="results.O125:results.O175 results.A123:results.A123 results.P125:results.P175 results.D5:results.D113 results.A3:results.A3 results.E5:results.E113 results.J5:results.J55 results.G3:results.G3 results.K5:results.K5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7.89" calcext:value-type="float">
            <text:p>7.89</text:p>
          </table:table-cell>
          <table:table-cell/>
          <table:table-cell table:formula="of:=[.A90]/21.83*50" office:value-type="float" office:value="46.3582226294091" calcext:value-type="float">
            <text:p>46.3582226294091</text:p>
          </table:table-cell>
          <table:table-cell table:formula="of:=-[.B90]/13.78*35" office:value-type="float" office:value="-20.0399129172714" calcext:value-type="float">
            <text:p>-20.0399129172714</text:p>
          </table:table-cell>
          <table:table-cell table:number-columns-repeated="1019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8.08" calcext:value-type="float">
            <text:p>8.08</text:p>
          </table:table-cell>
          <table:table-cell/>
          <table:table-cell table:formula="of:=[.A91]/21.83*50" office:value-type="float" office:value="46.5414567109482" calcext:value-type="float">
            <text:p>46.5414567109482</text:p>
          </table:table-cell>
          <table:table-cell table:formula="of:=-[.B91]/13.78*35" office:value-type="float" office:value="-20.522496371553" calcext:value-type="float">
            <text:p>-20.522496371553</text:p>
          </table:table-cell>
          <table:table-cell table:number-columns-repeated="1019"/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8.21" calcext:value-type="float">
            <text:p>8.21</text:p>
          </table:table-cell>
          <table:table-cell/>
          <table:table-cell table:formula="of:=[.A92]/21.83*50" office:value-type="float" office:value="46.701786532295" calcext:value-type="float">
            <text:p>46.701786532295</text:p>
          </table:table-cell>
          <table:table-cell table:formula="of:=-[.B92]/13.78*35" office:value-type="float" office:value="-20.8526850507983" calcext:value-type="float">
            <text:p>-20.8526850507983</text:p>
          </table:table-cell>
          <table:table-cell table:number-columns-repeated="1019"/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8.25" calcext:value-type="float">
            <text:p>8.25</text:p>
          </table:table-cell>
          <table:table-cell/>
          <table:table-cell table:formula="of:=[.A93]/21.83*50" office:value-type="float" office:value="46.8850206138342" calcext:value-type="float">
            <text:p>46.8850206138342</text:p>
          </table:table-cell>
          <table:table-cell table:formula="of:=-[.B93]/13.78*35" office:value-type="float" office:value="-20.9542815674891" calcext:value-type="float">
            <text:p>-20.9542815674891</text:p>
          </table:table-cell>
          <table:table-cell table:number-columns-repeated="1019"/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8.19" calcext:value-type="float">
            <text:p>8.19</text:p>
          </table:table-cell>
          <table:table-cell/>
          <table:table-cell table:formula="of:=[.A94]/21.83*50" office:value-type="float" office:value="47.0224461749886" calcext:value-type="float">
            <text:p>47.0224461749886</text:p>
          </table:table-cell>
          <table:table-cell table:formula="of:=-[.B94]/13.78*35" office:value-type="float" office:value="-20.8018867924528" calcext:value-type="float">
            <text:p>-20.8018867924528</text:p>
          </table:table-cell>
          <table:table-cell table:number-columns-repeated="1019"/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8.07" calcext:value-type="float">
            <text:p>8.07</text:p>
          </table:table-cell>
          <table:table-cell/>
          <table:table-cell table:formula="of:=[.A95]/21.83*50" office:value-type="float" office:value="47.1598717361429" calcext:value-type="float">
            <text:p>47.1598717361429</text:p>
          </table:table-cell>
          <table:table-cell table:formula="of:=-[.B95]/13.78*35" office:value-type="float" office:value="-20.4970972423803" calcext:value-type="float">
            <text:p>-20.4970972423803</text:p>
          </table:table-cell>
          <table:table-cell table:number-columns-repeated="1019"/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7.85" calcext:value-type="float">
            <text:p>7.85</text:p>
          </table:table-cell>
          <table:table-cell/>
          <table:table-cell table:formula="of:=[.A96]/21.83*50" office:value-type="float" office:value="47.3202015574897" calcext:value-type="float">
            <text:p>47.3202015574897</text:p>
          </table:table-cell>
          <table:table-cell table:formula="of:=-[.B96]/13.78*35" office:value-type="float" office:value="-19.9383164005806" calcext:value-type="float">
            <text:p>-19.9383164005806</text:p>
          </table:table-cell>
          <table:table-cell table:number-columns-repeated="1019"/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7.73" calcext:value-type="float">
            <text:p>7.73</text:p>
          </table:table-cell>
          <table:table-cell/>
          <table:table-cell table:formula="of:=[.A97]/21.83*50" office:value-type="float" office:value="47.5034356390289" calcext:value-type="float">
            <text:p>47.5034356390289</text:p>
          </table:table-cell>
          <table:table-cell table:formula="of:=-[.B97]/13.78*35" office:value-type="float" office:value="-19.633526850508" calcext:value-type="float">
            <text:p>-19.633526850508</text:p>
          </table:table-cell>
          <table:table-cell table:number-columns-repeated="1019"/>
        </table:table-row>
        <table:table-row table:style-name="ro1">
          <table:table-cell office:value-type="float" office:value="20.83" calcext:value-type="float">
            <text:p>20.83</text:p>
          </table:table-cell>
          <table:table-cell office:value-type="float" office:value="7.82" calcext:value-type="float">
            <text:p>7.82</text:p>
          </table:table-cell>
          <table:table-cell/>
          <table:table-cell table:formula="of:=[.A98]/21.83*50" office:value-type="float" office:value="47.7095739807604" calcext:value-type="float">
            <text:p>47.7095739807604</text:p>
          </table:table-cell>
          <table:table-cell table:formula="of:=-[.B98]/13.78*35" office:value-type="float" office:value="-19.8621190130624" calcext:value-type="float">
            <text:p>-19.8621190130624</text:p>
          </table:table-cell>
          <table:table-cell table:number-columns-repeated="1019"/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99]/21.83*50" office:value-type="float" office:value="47.915712322492" calcext:value-type="float">
            <text:p>47.915712322492</text:p>
          </table:table-cell>
          <table:table-cell table:formula="of:=-[.B99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35" calcext:value-type="float">
            <text:p>8.35</text:p>
          </table:table-cell>
          <table:table-cell/>
          <table:table-cell table:formula="of:=[.A100]/21.83*50" office:value-type="float" office:value="48.0989464040312" calcext:value-type="float">
            <text:p>48.0989464040312</text:p>
          </table:table-cell>
          <table:table-cell table:formula="of:=-[.B100]/13.78*35" office:value-type="float" office:value="-21.2082728592163" calcext:value-type="float">
            <text:p>-21.2082728592163</text:p>
          </table:table-cell>
          <table:table-cell table:number-columns-repeated="1019"/>
        </table:table-row>
        <table:table-row table:style-name="ro1">
          <table:table-cell office:value-type="float" office:value="21.09" calcext:value-type="float">
            <text:p>21.09</text:p>
          </table:table-cell>
          <table:table-cell office:value-type="float" office:value="8.49" calcext:value-type="float">
            <text:p>8.49</text:p>
          </table:table-cell>
          <table:table-cell/>
          <table:table-cell table:formula="of:=[.A101]/21.83*50" office:value-type="float" office:value="48.3050847457627" calcext:value-type="float">
            <text:p>48.3050847457627</text:p>
          </table:table-cell>
          <table:table-cell table:formula="of:=-[.B101]/13.78*35" office:value-type="float" office:value="-21.5638606676343" calcext:value-type="float">
            <text:p>-21.5638606676343</text:p>
          </table:table-cell>
          <table:table-cell table:number-columns-repeated="1019"/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8.35" calcext:value-type="float">
            <text:p>8.35</text:p>
          </table:table-cell>
          <table:table-cell/>
          <table:table-cell table:formula="of:=[.A102]/21.83*50" office:value-type="float" office:value="48.5341273476867" calcext:value-type="float">
            <text:p>48.5341273476867</text:p>
          </table:table-cell>
          <table:table-cell table:formula="of:=-[.B102]/13.78*35" office:value-type="float" office:value="-21.2082728592163" calcext:value-type="float">
            <text:p>-21.2082728592163</text:p>
          </table:table-cell>
          <table:table-cell table:number-columns-repeated="1019"/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103]/21.83*50" office:value-type="float" office:value="48.6944571690334" calcext:value-type="float">
            <text:p>48.6944571690334</text:p>
          </table:table-cell>
          <table:table-cell table:formula="of:=-[.B103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7.85" calcext:value-type="float">
            <text:p>7.85</text:p>
          </table:table-cell>
          <table:table-cell/>
          <table:table-cell table:formula="of:=[.A104]/21.83*50" office:value-type="float" office:value="48.8547869903802" calcext:value-type="float">
            <text:p>48.8547869903802</text:p>
          </table:table-cell>
          <table:table-cell table:formula="of:=-[.B104]/13.78*35" office:value-type="float" office:value="-19.9383164005806" calcext:value-type="float">
            <text:p>-19.9383164005806</text:p>
          </table:table-cell>
          <table:table-cell table:number-columns-repeated="1019"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7.76" calcext:value-type="float">
            <text:p>7.76</text:p>
          </table:table-cell>
          <table:table-cell/>
          <table:table-cell table:formula="of:=[.A105]/21.83*50" office:value-type="float" office:value="48.9922125515346" calcext:value-type="float">
            <text:p>48.9922125515346</text:p>
          </table:table-cell>
          <table:table-cell table:formula="of:=-[.B105]/13.78*35" office:value-type="float" office:value="-19.7097242380261" calcext:value-type="float">
            <text:p>-19.7097242380261</text:p>
          </table:table-cell>
          <table:table-cell table:number-columns-repeated="1019"/>
        </table:table-row>
        <table:table-row table:style-name="ro1">
          <table:table-cell office:value-type="float" office:value="21.47" calcext:value-type="float">
            <text:p>21.47</text:p>
          </table:table-cell>
          <table:table-cell office:value-type="float" office:value="7.86" calcext:value-type="float">
            <text:p>7.86</text:p>
          </table:table-cell>
          <table:table-cell/>
          <table:table-cell table:formula="of:=[.A106]/21.83*50" office:value-type="float" office:value="49.1754466330738" calcext:value-type="float">
            <text:p>49.1754466330738</text:p>
          </table:table-cell>
          <table:table-cell table:formula="of:=-[.B106]/13.78*35" office:value-type="float" office:value="-19.9637155297533" calcext:value-type="float">
            <text:p>-19.9637155297533</text:p>
          </table:table-cell>
          <table:table-cell table:number-columns-repeated="1019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.11" calcext:value-type="float">
            <text:p>8.11</text:p>
          </table:table-cell>
          <table:table-cell/>
          <table:table-cell table:formula="of:=[.A107]/21.83*50" office:value-type="float" office:value="49.244159413651" calcext:value-type="float">
            <text:p>49.244159413651</text:p>
          </table:table-cell>
          <table:table-cell table:formula="of:=-[.B107]/13.78*35" office:value-type="float" office:value="-20.5986937590711" calcext:value-type="float">
            <text:p>-20.5986937590711</text:p>
          </table:table-cell>
          <table:table-cell table:number-columns-repeated="1019"/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8.41" calcext:value-type="float">
            <text:p>8.41</text:p>
          </table:table-cell>
          <table:table-cell/>
          <table:table-cell table:formula="of:=[.A108]/21.83*50" office:value-type="float" office:value="49.3586807146129" calcext:value-type="float">
            <text:p>49.3586807146129</text:p>
          </table:table-cell>
          <table:table-cell table:formula="of:=-[.B108]/13.78*35" office:value-type="float" office:value="-21.3606676342525" calcext:value-type="float">
            <text:p>-21.3606676342525</text:p>
          </table:table-cell>
          <table:table-cell table:number-columns-repeated="1019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8.75" calcext:value-type="float">
            <text:p>8.75</text:p>
          </table:table-cell>
          <table:table-cell/>
          <table:table-cell table:formula="of:=[.A109]/21.83*50" office:value-type="float" office:value="49.5190105359597" calcext:value-type="float">
            <text:p>49.5190105359597</text:p>
          </table:table-cell>
          <table:table-cell table:formula="of:=-[.B109]/13.78*35" office:value-type="float" office:value="-22.2242380261248" calcext:value-type="float">
            <text:p>-22.2242380261248</text:p>
          </table:table-cell>
          <table:table-cell table:number-columns-repeated="1019"/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8.92" calcext:value-type="float">
            <text:p>8.92</text:p>
          </table:table-cell>
          <table:table-cell/>
          <table:table-cell table:formula="of:=[.A110]/21.83*50" office:value-type="float" office:value="49.6106275767293" calcext:value-type="float">
            <text:p>49.6106275767293</text:p>
          </table:table-cell>
          <table:table-cell table:formula="of:=-[.B110]/13.78*35" office:value-type="float" office:value="-22.656023222061" calcext:value-type="float">
            <text:p>-22.656023222061</text:p>
          </table:table-cell>
          <table:table-cell table:number-columns-repeated="1019"/>
        </table:table-row>
        <table:table-row table:style-name="ro1">
          <table:table-cell office:value-type="float" office:value="21.73" calcext:value-type="float">
            <text:p>21.73</text:p>
          </table:table-cell>
          <table:table-cell office:value-type="float" office:value="8.97" calcext:value-type="float">
            <text:p>8.97</text:p>
          </table:table-cell>
          <table:table-cell/>
          <table:table-cell table:formula="of:=[.A111]/21.83*50" office:value-type="float" office:value="49.7709573980761" calcext:value-type="float">
            <text:p>49.7709573980761</text:p>
          </table:table-cell>
          <table:table-cell table:formula="of:=-[.B111]/13.78*35" office:value-type="float" office:value="-22.7830188679245" calcext:value-type="float">
            <text:p>-22.7830188679245</text:p>
          </table:table-cell>
          <table:table-cell table:number-columns-repeated="1019"/>
        </table:table-row>
        <table:table-row table:style-name="ro1">
          <table:table-cell office:value-type="float" office:value="21.79" calcext:value-type="float">
            <text:p>21.79</text:p>
          </table:table-cell>
          <table:table-cell office:value-type="float" office:value="8.88" calcext:value-type="float">
            <text:p>8.88</text:p>
          </table:table-cell>
          <table:table-cell/>
          <table:table-cell table:formula="of:=[.A112]/21.83*50" office:value-type="float" office:value="49.9083829592304" calcext:value-type="float">
            <text:p>49.9083829592304</text:p>
          </table:table-cell>
          <table:table-cell table:formula="of:=-[.B112]/13.78*35" office:value-type="float" office:value="-22.5544267053701" calcext:value-type="float">
            <text:p>-22.5544267053701</text:p>
          </table:table-cell>
          <table:table-cell table:number-columns-repeated="1019"/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8.65" calcext:value-type="float">
            <text:p>8.65</text:p>
          </table:table-cell>
          <table:table-cell/>
          <table:table-cell table:formula="of:=[.A113]/21.83*50" office:value-type="float" office:value="49.9770957398076" calcext:value-type="float">
            <text:p>49.9770957398076</text:p>
          </table:table-cell>
          <table:table-cell table:formula="of:=-[.B113]/13.78*35" office:value-type="float" office:value="-21.9702467343977" calcext:value-type="float">
            <text:p>-21.97024673439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mulated with openEM2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ulated - OpenParEM2D</text:p>
          </table:table-cell>
          <table:table-cell table:number-columns-repeated="14"/>
          <table:table-cell office:value-type="string" calcext:value-type="string">
            <text:p>6 in line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#frequency</text:p>
          </table:table-cell>
          <table:table-cell table:style-name="Default" office:value-type="string" calcext:value-type="string">
            <text:p>iteration</text:p>
          </table:table-cell>
          <table:table-cell table:style-name="Default" office:value-type="string" calcext:value-type="string">
            <text:p>mesh size</text:p>
          </table:table-cell>
          <table:table-cell table:style-name="Default" office:value-type="string" calcext:value-type="string">
            <text:p>matrix size</text:p>
          </table:table-cell>
          <table:table-cell table:style-name="Default" office:value-type="string" calcext:value-type="string">
            <text:p>converged</text:p>
          </table:table-cell>
          <table:table-cell table:style-name="Default" office:value-type="string" calcext:value-type="string">
            <text:p>final error</text:p>
          </table:table-cell>
          <table:table-cell table:style-name="Default" office:value-type="string" calcext:value-type="string">
            <text:p>elapsed time (s)</text:p>
          </table:table-cell>
          <table:table-cell table:style-name="Default" office:value-type="string" calcext:value-type="string">
            <text:p>modal impedance calculation</text:p>
          </table:table-cell>
          <table:table-cell table:style-name="Default" office:value-type="string" calcext:value-type="string">
            <text:p>mode count</text:p>
          </table:table-cell>
          <table:table-cell table:style-name="Default" office:value-type="string" calcext:value-type="string">
            <text:p>alpha[1] db/m</text:p>
          </table:table-cell>
          <table:table-cell table:style-name="Default" office:value-type="string" calcext:value-type="string">
            <text:p>beta[1]/ko</text:p>
          </table:table-cell>
          <table:table-cell table:style-name="Default" office:value-type="string" calcext:value-type="string">
            <text:p>real(Z[1;1])</text:p>
          </table:table-cell>
          <table:table-cell table:style-name="Default" office:value-type="string" calcext:value-type="string">
            <text:p>imag(Z[1;1])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total loss, dB</text:p>
          </table:table-cell>
          <table:table-cell/>
          <table:table-cell office:value-type="string" calcext:value-type="string">
            <text:p>error - OpenParEM2D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" calcext:value-type="float">
            <text:p>3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18609397" calcext:value-type="float">
            <text:p>1.61860939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72540664605245" calcext:value-type="float">
            <text:p>1.72540664605245</text:p>
          </table:table-cell>
          <table:table-cell table:style-name="Default" office:value-type="float" office:value="1.9283632327442" calcext:value-type="float">
            <text:p>1.9283632327442</text:p>
          </table:table-cell>
          <table:table-cell table:style-name="Default" office:value-type="float" office:value="49.1210961849922" calcext:value-type="float">
            <text:p>49.1210961849922</text:p>
          </table:table-cell>
          <table:table-cell table:style-name="Default" office:value-type="float" office:value="0.23219355240364" calcext:value-type="float">
            <text:p>0.23219355240364</text:p>
          </table:table-cell>
          <table:table-cell/>
          <table:table-cell table:formula="of:=[.A125]*0.000000001" office:value-type="float" office:value="0.3" calcext:value-type="float">
            <text:p>0.3</text:p>
          </table:table-cell>
          <table:table-cell table:formula="of:=-[.J125]/100*2.54*6" office:value-type="float" office:value="-0.262951972858393" calcext:value-type="float">
            <text:p>-0.262951972858393</text:p>
          </table:table-cell>
          <table:table-cell/>
          <table:table-cell table:formula="of:=([.E5]-[.P125])/[.E5]" office:value-type="float" office:value="0.0296975171276997" calcext:value-type="float">
            <text:p>0.029697517127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00000000" calcext:value-type="float">
            <text:p>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35476991" calcext:value-type="float">
            <text:p>1.63547699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11349136262152" calcext:value-type="float">
            <text:p>4.11349136262152</text:p>
          </table:table-cell>
          <table:table-cell table:style-name="Default" office:value-type="float" office:value="1.92836101459584" calcext:value-type="float">
            <text:p>1.92836101459584</text:p>
          </table:table-cell>
          <table:table-cell table:style-name="Default" office:value-type="float" office:value="49.1211467569303" calcext:value-type="float">
            <text:p>49.1211467569303</text:p>
          </table:table-cell>
          <table:table-cell table:style-name="Default" office:value-type="float" office:value="0.23219409682242" calcext:value-type="float">
            <text:p>0.23219409682242</text:p>
          </table:table-cell>
          <table:table-cell/>
          <table:table-cell table:formula="of:=[.A126]*0.000000001" office:value-type="float" office:value="1" calcext:value-type="float">
            <text:p>1</text:p>
          </table:table-cell>
          <table:table-cell table:formula="of:=-[.J126]/100*2.54*6" office:value-type="float" office:value="-0.62689608366352" calcext:value-type="float">
            <text:p>-0.62689608366352</text:p>
          </table:table-cell>
          <table:table-cell/>
          <table:table-cell table:formula="of:=([.E6]-[.P126])/[.E6]" office:value-type="float" office:value="0.0153980152921006" calcext:value-type="float">
            <text:p>0.015398015292101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00000000" calcext:value-type="float">
            <text:p>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32670903" calcext:value-type="float">
            <text:p>1.6326709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.15963731314176" calcext:value-type="float">
            <text:p>7.15963731314176</text:p>
          </table:table-cell>
          <table:table-cell table:style-name="Default" office:value-type="float" office:value="1.92836084816371" calcext:value-type="float">
            <text:p>1.92836084816371</text:p>
          </table:table-cell>
          <table:table-cell table:style-name="Default" office:value-type="float" office:value="49.1211504475603" calcext:value-type="float">
            <text:p>49.1211504475603</text:p>
          </table:table-cell>
          <table:table-cell table:style-name="Default" office:value-type="float" office:value="0.232194130470009" calcext:value-type="float">
            <text:p>0.232194130470009</text:p>
          </table:table-cell>
          <table:table-cell/>
          <table:table-cell table:formula="of:=[.A127]*0.000000001" office:value-type="float" office:value="2" calcext:value-type="float">
            <text:p>2</text:p>
          </table:table-cell>
          <table:table-cell table:formula="of:=-[.J127]/100*2.54*6" office:value-type="float" office:value="-1.0911287265228" calcext:value-type="float">
            <text:p>-1.0911287265228</text:p>
          </table:table-cell>
          <table:table-cell/>
          <table:table-cell table:formula="of:=([.E7]-[.P127])/[.E7]" office:value-type="float" office:value="0.0343993570594654" calcext:value-type="float">
            <text:p>0.034399357059465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0" calcext:value-type="float">
            <text:p>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43292895" calcext:value-type="float">
            <text:p>1.64329289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.0821283383591" calcext:value-type="float">
            <text:p>10.0821283383591</text:p>
          </table:table-cell>
          <table:table-cell table:style-name="Default" office:value-type="float" office:value="1.92836083359568" calcext:value-type="float">
            <text:p>1.92836083359568</text:p>
          </table:table-cell>
          <table:table-cell table:style-name="Default" office:value-type="float" office:value="49.1211507254063" calcext:value-type="float">
            <text:p>49.1211507254063</text:p>
          </table:table-cell>
          <table:table-cell table:style-name="Default" office:value-type="float" office:value="0.232194103376081" calcext:value-type="float">
            <text:p>0.232194103376081</text:p>
          </table:table-cell>
          <table:table-cell/>
          <table:table-cell table:formula="of:=[.A128]*0.000000001" office:value-type="float" office:value="3" calcext:value-type="float">
            <text:p>3</text:p>
          </table:table-cell>
          <table:table-cell table:formula="of:=-[.J128]/100*2.54*6" office:value-type="float" office:value="-1.53651635876593" calcext:value-type="float">
            <text:p>-1.53651635876593</text:p>
          </table:table-cell>
          <table:table-cell/>
          <table:table-cell table:formula="of:=([.E8]-[.P128])/[.E8]" office:value-type="float" office:value="0.00226210469745005" calcext:value-type="float">
            <text:p>0.00226210469745</text:p>
          </table:table-cell>
          <table:table-cell table:number-columns-repeated="1006"/>
        </table:table-row>
        <table:table-row table:style-name="ro1">
          <table:table-cell table:style-name="Default" office:value-type="float" office:value="4000000000" calcext:value-type="float">
            <text:p>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60097336" calcext:value-type="float">
            <text:p>1.66009733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9489294250479" calcext:value-type="float">
            <text:p>12.9489294250479</text:p>
          </table:table-cell>
          <table:table-cell table:style-name="Default" office:value-type="float" office:value="1.92836086335368" calcext:value-type="float">
            <text:p>1.92836086335368</text:p>
          </table:table-cell>
          <table:table-cell table:style-name="Default" office:value-type="float" office:value="49.1211502671428" calcext:value-type="float">
            <text:p>49.1211502671428</text:p>
          </table:table-cell>
          <table:table-cell table:style-name="Default" office:value-type="float" office:value="0.232194050116463" calcext:value-type="float">
            <text:p>0.232194050116463</text:p>
          </table:table-cell>
          <table:table-cell/>
          <table:table-cell table:formula="of:=[.A129]*0.000000001" office:value-type="float" office:value="4" calcext:value-type="float">
            <text:p>4</text:p>
          </table:table-cell>
          <table:table-cell table:formula="of:=-[.J129]/100*2.54*6" office:value-type="float" office:value="-1.9734168443773" calcext:value-type="float">
            <text:p>-1.9734168443773</text:p>
          </table:table-cell>
          <table:table-cell/>
          <table:table-cell table:formula="of:=([.E9]-[.P129])/[.E9]" office:value-type="float" office:value="-0.0172251775140723" calcext:value-type="float">
            <text:p>-0.017225177514072</text:p>
          </table:table-cell>
          <table:table-cell table:number-columns-repeated="1006"/>
        </table:table-row>
        <table:table-row table:style-name="ro1">
          <table:table-cell table:style-name="Default" office:value-type="float" office:value="5000000000" calcext:value-type="float">
            <text:p>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5053479" calcext:value-type="float">
            <text:p>1.6505347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7823506910317" calcext:value-type="float">
            <text:p>15.7823506910317</text:p>
          </table:table-cell>
          <table:table-cell table:style-name="Default" office:value-type="float" office:value="1.92836090799126" calcext:value-type="float">
            <text:p>1.92836090799126</text:p>
          </table:table-cell>
          <table:table-cell table:style-name="Default" office:value-type="float" office:value="49.1211501347735" calcext:value-type="float">
            <text:p>49.1211501347735</text:p>
          </table:table-cell>
          <table:table-cell table:style-name="Default" office:value-type="float" office:value="0.232193982431267" calcext:value-type="float">
            <text:p>0.232193982431267</text:p>
          </table:table-cell>
          <table:table-cell/>
          <table:table-cell table:formula="of:=[.A130]*0.000000001" office:value-type="float" office:value="5" calcext:value-type="float">
            <text:p>5</text:p>
          </table:table-cell>
          <table:table-cell table:formula="of:=-[.J130]/100*2.54*6" office:value-type="float" office:value="-2.40523024531323" calcext:value-type="float">
            <text:p>-2.40523024531323</text:p>
          </table:table-cell>
          <table:table-cell/>
          <table:table-cell table:formula="of:=([.E10]-[.P130])/[.E10]" office:value-type="float" office:value="-0.0293277893239314" calcext:value-type="float">
            <text:p>-0.029327789323932</text:p>
          </table:table-cell>
          <table:table-cell table:number-columns-repeated="1006"/>
        </table:table-row>
        <table:table-row table:style-name="ro1">
          <table:table-cell table:style-name="Default" office:value-type="float" office:value="6000000000" calcext:value-type="float">
            <text:p>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55641972" calcext:value-type="float">
            <text:p>1.65564197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8.5923111827445" calcext:value-type="float">
            <text:p>18.5923111827445</text:p>
          </table:table-cell>
          <table:table-cell table:style-name="Default" office:value-type="float" office:value="1.92836096725551" calcext:value-type="float">
            <text:p>1.92836096725551</text:p>
          </table:table-cell>
          <table:table-cell table:style-name="Default" office:value-type="float" office:value="49.1211507870523" calcext:value-type="float">
            <text:p>49.1211507870523</text:p>
          </table:table-cell>
          <table:table-cell table:style-name="Default" office:value-type="float" office:value="0.232193902556628" calcext:value-type="float">
            <text:p>0.232193902556628</text:p>
          </table:table-cell>
          <table:table-cell/>
          <table:table-cell table:formula="of:=[.A131]*0.000000001" office:value-type="float" office:value="6" calcext:value-type="float">
            <text:p>6</text:p>
          </table:table-cell>
          <table:table-cell table:formula="of:=-[.J131]/100*2.54*6" office:value-type="float" office:value="-2.83346822425026" calcext:value-type="float">
            <text:p>-2.83346822425026</text:p>
          </table:table-cell>
          <table:table-cell/>
          <table:table-cell table:formula="of:=([.E11]-[.P131])/[.E11]" office:value-type="float" office:value="-0.014160834549834" calcext:value-type="float">
            <text:p>-0.014160834549834</text:p>
          </table:table-cell>
          <table:table-cell table:number-columns-repeated="1006"/>
        </table:table-row>
        <table:table-row table:style-name="ro1">
          <table:table-cell table:style-name="Default" office:value-type="float" office:value="7000000000" calcext:value-type="float">
            <text:p>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56603463" calcext:value-type="float">
            <text:p>1.65660346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.3840154144663" calcext:value-type="float">
            <text:p>21.3840154144663</text:p>
          </table:table-cell>
          <table:table-cell table:style-name="Default" office:value-type="float" office:value="1.92836103893389" calcext:value-type="float">
            <text:p>1.92836103893389</text:p>
          </table:table-cell>
          <table:table-cell table:style-name="Default" office:value-type="float" office:value="49.1211528231454" calcext:value-type="float">
            <text:p>49.1211528231454</text:p>
          </table:table-cell>
          <table:table-cell table:style-name="Default" office:value-type="float" office:value="0.232193813776152" calcext:value-type="float">
            <text:p>0.232193813776152</text:p>
          </table:table-cell>
          <table:table-cell/>
          <table:table-cell table:formula="of:=[.A132]*0.000000001" office:value-type="float" office:value="7" calcext:value-type="float">
            <text:p>7</text:p>
          </table:table-cell>
          <table:table-cell table:formula="of:=-[.J132]/100*2.54*6" office:value-type="float" office:value="-3.25892394916466" calcext:value-type="float">
            <text:p>-3.25892394916466</text:p>
          </table:table-cell>
          <table:table-cell/>
          <table:table-cell table:formula="of:=([.E12]-[.P132])/[.E12]" office:value-type="float" office:value="-0.0183213609861468" calcext:value-type="float">
            <text:p>-0.018321360986147</text:p>
          </table:table-cell>
          <table:table-cell table:number-columns-repeated="1006"/>
        </table:table-row>
        <table:table-row table:style-name="ro1">
          <table:table-cell table:style-name="Default" office:value-type="float" office:value="8000000000" calcext:value-type="float">
            <text:p>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41427758" calcext:value-type="float">
            <text:p>1.64142775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4.1605147236491" calcext:value-type="float">
            <text:p>24.1605147236491</text:p>
          </table:table-cell>
          <table:table-cell table:style-name="Default" office:value-type="float" office:value="1.92836112294839" calcext:value-type="float">
            <text:p>1.92836112294839</text:p>
          </table:table-cell>
          <table:table-cell table:style-name="Default" office:value-type="float" office:value="49.1211568941728" calcext:value-type="float">
            <text:p>49.1211568941728</text:p>
          </table:table-cell>
          <table:table-cell table:style-name="Default" office:value-type="float" office:value="0.23219371915911" calcext:value-type="float">
            <text:p>0.23219371915911</text:p>
          </table:table-cell>
          <table:table-cell/>
          <table:table-cell table:formula="of:=[.A133]*0.000000001" office:value-type="float" office:value="8" calcext:value-type="float">
            <text:p>8</text:p>
          </table:table-cell>
          <table:table-cell table:formula="of:=-[.J133]/100*2.54*6" office:value-type="float" office:value="-3.68206244388412" calcext:value-type="float">
            <text:p>-3.68206244388412</text:p>
          </table:table-cell>
          <table:table-cell/>
          <table:table-cell table:formula="of:=([.E13]-[.P133])/[.E13]" office:value-type="float" office:value="-0.0281422589001664" calcext:value-type="float">
            <text:p>-0.028142258900166</text:p>
          </table:table-cell>
          <table:table-cell table:number-columns-repeated="1006"/>
        </table:table-row>
        <table:table-row table:style-name="ro1">
          <table:table-cell table:style-name="Default" office:value-type="float" office:value="9000000000" calcext:value-type="float">
            <text:p>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32772272" calcext:value-type="float">
            <text:p>1.63277227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6.9237532305829" calcext:value-type="float">
            <text:p>26.9237532305829</text:p>
          </table:table-cell>
          <table:table-cell table:style-name="Default" office:value-type="float" office:value="1.92836121892144" calcext:value-type="float">
            <text:p>1.92836121892144</text:p>
          </table:table-cell>
          <table:table-cell table:style-name="Default" office:value-type="float" office:value="49.1211637633796" calcext:value-type="float">
            <text:p>49.1211637633796</text:p>
          </table:table-cell>
          <table:table-cell table:style-name="Default" office:value-type="float" office:value="0.232193622414943" calcext:value-type="float">
            <text:p>0.232193622414943</text:p>
          </table:table-cell>
          <table:table-cell/>
          <table:table-cell table:formula="of:=[.A134]*0.000000001" office:value-type="float" office:value="9" calcext:value-type="float">
            <text:p>9</text:p>
          </table:table-cell>
          <table:table-cell table:formula="of:=-[.J134]/100*2.54*6" office:value-type="float" office:value="-4.10317999234083" calcext:value-type="float">
            <text:p>-4.10317999234083</text:p>
          </table:table-cell>
          <table:table-cell/>
          <table:table-cell table:formula="of:=([.E14]-[.P134])/[.E14]" office:value-type="float" office:value="-0.0224560631908984" calcext:value-type="float">
            <text:p>-0.02245606319089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000000000" calcext:value-type="float">
            <text:p>1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35640343" calcext:value-type="float">
            <text:p>1.63564034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9.6750551260812" calcext:value-type="float">
            <text:p>29.6750551260812</text:p>
          </table:table-cell>
          <table:table-cell table:style-name="Default" office:value-type="float" office:value="1.92836132594292" calcext:value-type="float">
            <text:p>1.92836132594292</text:p>
          </table:table-cell>
          <table:table-cell table:style-name="Default" office:value-type="float" office:value="49.121174305344" calcext:value-type="float">
            <text:p>49.121174305344</text:p>
          </table:table-cell>
          <table:table-cell table:style-name="Default" office:value-type="float" office:value="0.232193527878231" calcext:value-type="float">
            <text:p>0.232193527878231</text:p>
          </table:table-cell>
          <table:table-cell/>
          <table:table-cell table:formula="of:=[.A135]*0.000000001" office:value-type="float" office:value="10" calcext:value-type="float">
            <text:p>10</text:p>
          </table:table-cell>
          <table:table-cell table:formula="of:=-[.J135]/100*2.54*6" office:value-type="float" office:value="-4.52247840121478" calcext:value-type="float">
            <text:p>-4.52247840121478</text:p>
          </table:table-cell>
          <table:table-cell/>
          <table:table-cell table:formula="of:=([.E15]-[.P135])/[.E15]" office:value-type="float" office:value="-0.0174653447957485" calcext:value-type="float">
            <text:p>-0.01746534479574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000000000" calcext:value-type="float">
            <text:p>1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38940614" calcext:value-type="float">
            <text:p>1.6389406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2.4153740815526" calcext:value-type="float">
            <text:p>32.4153740815526</text:p>
          </table:table-cell>
          <table:table-cell table:style-name="Default" office:value-type="float" office:value="1.92836144503459" calcext:value-type="float">
            <text:p>1.92836144503459</text:p>
          </table:table-cell>
          <table:table-cell table:style-name="Default" office:value-type="float" office:value="49.1211894474359" calcext:value-type="float">
            <text:p>49.1211894474359</text:p>
          </table:table-cell>
          <table:table-cell table:style-name="Default" office:value-type="float" office:value="0.232193439680205" calcext:value-type="float">
            <text:p>0.232193439680205</text:p>
          </table:table-cell>
          <table:table-cell/>
          <table:table-cell table:formula="of:=[.A136]*0.000000001" office:value-type="float" office:value="11" calcext:value-type="float">
            <text:p>11</text:p>
          </table:table-cell>
          <table:table-cell table:formula="of:=-[.J136]/100*2.54*6" office:value-type="float" office:value="-4.94010301002862" calcext:value-type="float">
            <text:p>-4.94010301002862</text:p>
          </table:table-cell>
          <table:table-cell/>
          <table:table-cell table:formula="of:=([.E16]-[.P136])/[.E16]" office:value-type="float" office:value="-0.0130151708064635" calcext:value-type="float">
            <text:p>-0.01301517080646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000000000" calcext:value-type="float">
            <text:p>1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48385434" calcext:value-type="float">
            <text:p>1.64838543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5.1454303487105" calcext:value-type="float">
            <text:p>35.1454303487105</text:p>
          </table:table-cell>
          <table:table-cell table:style-name="Default" office:value-type="float" office:value="1.92836157549744" calcext:value-type="float">
            <text:p>1.92836157549744</text:p>
          </table:table-cell>
          <table:table-cell table:style-name="Default" office:value-type="float" office:value="49.1212102622588" calcext:value-type="float">
            <text:p>49.1212102622588</text:p>
          </table:table-cell>
          <table:table-cell table:style-name="Default" office:value-type="float" office:value="0.232193363057077" calcext:value-type="float">
            <text:p>0.232193363057077</text:p>
          </table:table-cell>
          <table:table-cell/>
          <table:table-cell table:formula="of:=[.A137]*0.000000001" office:value-type="float" office:value="12" calcext:value-type="float">
            <text:p>12</text:p>
          </table:table-cell>
          <table:table-cell table:formula="of:=-[.J137]/100*2.54*6" office:value-type="float" office:value="-5.35616358514348" calcext:value-type="float">
            <text:p>-5.35616358514348</text:p>
          </table:table-cell>
          <table:table-cell/>
          <table:table-cell table:formula="of:=([.E17]-[.P137])/[.E17]" office:value-type="float" office:value="-0.0187430531853301" calcext:value-type="float">
            <text:p>-0.0187430531853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000000000" calcext:value-type="float">
            <text:p>1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46823819" calcext:value-type="float">
            <text:p>1.64682381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7.8657904730593" calcext:value-type="float">
            <text:p>37.8657904730593</text:p>
          </table:table-cell>
          <table:table-cell table:style-name="Default" office:value-type="float" office:value="1.9283617173137" calcext:value-type="float">
            <text:p>1.9283617173137</text:p>
          </table:table-cell>
          <table:table-cell table:style-name="Default" office:value-type="float" office:value="49.1212379055076" calcext:value-type="float">
            <text:p>49.1212379055076</text:p>
          </table:table-cell>
          <table:table-cell table:style-name="Default" office:value-type="float" office:value="0.232193303466843" calcext:value-type="float">
            <text:p>0.232193303466843</text:p>
          </table:table-cell>
          <table:table-cell/>
          <table:table-cell table:formula="of:=[.A138]*0.000000001" office:value-type="float" office:value="13" calcext:value-type="float">
            <text:p>13</text:p>
          </table:table-cell>
          <table:table-cell table:formula="of:=-[.J138]/100*2.54*6" office:value-type="float" office:value="-5.77074646809424" calcext:value-type="float">
            <text:p>-5.77074646809424</text:p>
          </table:table-cell>
          <table:table-cell/>
          <table:table-cell table:formula="of:=([.E18]-[.P138])/[.E18]" office:value-type="float" office:value="-0.023434830506288" calcext:value-type="float">
            <text:p>-0.0234348305062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000000000" calcext:value-type="float">
            <text:p>1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33535808" calcext:value-type="float">
            <text:p>1.63353580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0.5769158298231" calcext:value-type="float">
            <text:p>40.5769158298231</text:p>
          </table:table-cell>
          <table:table-cell table:style-name="Default" office:value-type="float" office:value="1.92836187062462" calcext:value-type="float">
            <text:p>1.92836187062462</text:p>
          </table:table-cell>
          <table:table-cell table:style-name="Default" office:value-type="float" office:value="49.1212736300095" calcext:value-type="float">
            <text:p>49.1212736300095</text:p>
          </table:table-cell>
          <table:table-cell table:style-name="Default" office:value-type="float" office:value="0.232193266788519" calcext:value-type="float">
            <text:p>0.232193266788519</text:p>
          </table:table-cell>
          <table:table-cell/>
          <table:table-cell table:formula="of:=[.A139]*0.000000001" office:value-type="float" office:value="14" calcext:value-type="float">
            <text:p>14</text:p>
          </table:table-cell>
          <table:table-cell table:formula="of:=-[.J139]/100*2.54*6" office:value-type="float" office:value="-6.18392197246504" calcext:value-type="float">
            <text:p>-6.18392197246504</text:p>
          </table:table-cell>
          <table:table-cell/>
          <table:table-cell table:formula="of:=([.E19]-[.P139])/[.E19]" office:value-type="float" office:value="-0.00193350712014412" calcext:value-type="float">
            <text:p>-0.00193350712014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000000000" calcext:value-type="float">
            <text:p>1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42572927" calcext:value-type="float">
            <text:p>1.64257292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3.2791933490474" calcext:value-type="float">
            <text:p>43.2791933490474</text:p>
          </table:table-cell>
          <table:table-cell table:style-name="Default" office:value-type="float" office:value="1.92836203524671" calcext:value-type="float">
            <text:p>1.92836203524671</text:p>
          </table:table-cell>
          <table:table-cell table:style-name="Default" office:value-type="float" office:value="49.1213187984014" calcext:value-type="float">
            <text:p>49.1213187984014</text:p>
          </table:table-cell>
          <table:table-cell table:style-name="Default" office:value-type="float" office:value="0.232193259499992" calcext:value-type="float">
            <text:p>0.232193259499992</text:p>
          </table:table-cell>
          <table:table-cell/>
          <table:table-cell table:formula="of:=[.A140]*0.000000001" office:value-type="float" office:value="15" calcext:value-type="float">
            <text:p>15</text:p>
          </table:table-cell>
          <table:table-cell table:formula="of:=-[.J140]/100*2.54*6" office:value-type="float" office:value="-6.59574906639482" calcext:value-type="float">
            <text:p>-6.59574906639482</text:p>
          </table:table-cell>
          <table:table-cell/>
          <table:table-cell table:formula="of:=([.E20]-[.P140])/[.E20]" office:value-type="float" office:value="-0.00652737690942033" calcext:value-type="float">
            <text:p>-0.00652737690942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000000000" calcext:value-type="float">
            <text:p>1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42932166" calcext:value-type="float">
            <text:p>1.64293216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5.9729559410339" calcext:value-type="float">
            <text:p>45.9729559410339</text:p>
          </table:table-cell>
          <table:table-cell table:style-name="Default" office:value-type="float" office:value="1.92836221138258" calcext:value-type="float">
            <text:p>1.92836221138258</text:p>
          </table:table-cell>
          <table:table-cell table:style-name="Default" office:value-type="float" office:value="49.1213748576307" calcext:value-type="float">
            <text:p>49.1213748576307</text:p>
          </table:table-cell>
          <table:table-cell table:style-name="Default" office:value-type="float" office:value="0.23219328832424" calcext:value-type="float">
            <text:p>0.23219328832424</text:p>
          </table:table-cell>
          <table:table-cell/>
          <table:table-cell table:formula="of:=[.A141]*0.000000001" office:value-type="float" office:value="16" calcext:value-type="float">
            <text:p>16</text:p>
          </table:table-cell>
          <table:table-cell table:formula="of:=-[.J141]/100*2.54*6" office:value-type="float" office:value="-7.00627848541357" calcext:value-type="float">
            <text:p>-7.00627848541357</text:p>
          </table:table-cell>
          <table:table-cell/>
          <table:table-cell table:formula="of:=([.E21]-[.P141])/[.E21]" office:value-type="float" office:value="-0.0104292781684871" calcext:value-type="float">
            <text:p>-0.01042927816848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000000000" calcext:value-type="float">
            <text:p>1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40232319" calcext:value-type="float">
            <text:p>1.64023231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8.6585030012339" calcext:value-type="float">
            <text:p>48.6585030012339</text:p>
          </table:table-cell>
          <table:table-cell table:style-name="Default" office:value-type="float" office:value="1.92836239896754" calcext:value-type="float">
            <text:p>1.92836239896754</text:p>
          </table:table-cell>
          <table:table-cell table:style-name="Default" office:value-type="float" office:value="49.1214433427427" calcext:value-type="float">
            <text:p>49.1214433427427</text:p>
          </table:table-cell>
          <table:table-cell table:style-name="Default" office:value-type="float" office:value="0.232193360333316" calcext:value-type="float">
            <text:p>0.232193360333316</text:p>
          </table:table-cell>
          <table:table-cell/>
          <table:table-cell table:formula="of:=[.A142]*0.000000001" office:value-type="float" office:value="17" calcext:value-type="float">
            <text:p>17</text:p>
          </table:table-cell>
          <table:table-cell table:formula="of:=-[.J142]/100*2.54*6" office:value-type="float" office:value="-7.41555585738805" calcext:value-type="float">
            <text:p>-7.41555585738805</text:p>
          </table:table-cell>
          <table:table-cell/>
          <table:table-cell table:formula="of:=([.E22]-[.P142])/[.E22]" office:value-type="float" office:value="-0.00676216467790442" calcext:value-type="float">
            <text:p>-0.00676216467790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000000000" calcext:value-type="float">
            <text:p>1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41050834" calcext:value-type="float">
            <text:p>1.64105083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1.3362214813252" calcext:value-type="float">
            <text:p>51.3362214813252</text:p>
          </table:table-cell>
          <table:table-cell table:style-name="Default" office:value-type="float" office:value="1.92836259806776" calcext:value-type="float">
            <text:p>1.92836259806776</text:p>
          </table:table-cell>
          <table:table-cell table:style-name="Default" office:value-type="float" office:value="49.1215258065345" calcext:value-type="float">
            <text:p>49.1215258065345</text:p>
          </table:table-cell>
          <table:table-cell table:style-name="Default" office:value-type="float" office:value="0.232193482232498" calcext:value-type="float">
            <text:p>0.232193482232498</text:p>
          </table:table-cell>
          <table:table-cell/>
          <table:table-cell table:formula="of:=[.A143]*0.000000001" office:value-type="float" office:value="18" calcext:value-type="float">
            <text:p>18</text:p>
          </table:table-cell>
          <table:table-cell table:formula="of:=-[.J143]/100*2.54*6" office:value-type="float" office:value="-7.82364015375396" calcext:value-type="float">
            <text:p>-7.82364015375396</text:p>
          </table:table-cell>
          <table:table-cell/>
          <table:table-cell table:formula="of:=([.E23]-[.P143])/[.E23]" office:value-type="float" office:value="-0.00662708981073344" calcext:value-type="float">
            <text:p>-0.00662708981073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000000000" calcext:value-type="float">
            <text:p>1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56292103" calcext:value-type="float">
            <text:p>1.6562921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4.0059164178362" calcext:value-type="float">
            <text:p>54.0059164178362</text:p>
          </table:table-cell>
          <table:table-cell table:style-name="Default" office:value-type="float" office:value="1.92836280825794" calcext:value-type="float">
            <text:p>1.92836280825794</text:p>
          </table:table-cell>
          <table:table-cell table:style-name="Default" office:value-type="float" office:value="49.1216246128542" calcext:value-type="float">
            <text:p>49.1216246128542</text:p>
          </table:table-cell>
          <table:table-cell table:style-name="Default" office:value-type="float" office:value="0.232193668999539" calcext:value-type="float">
            <text:p>0.232193668999539</text:p>
          </table:table-cell>
          <table:table-cell/>
          <table:table-cell table:formula="of:=[.A144]*0.000000001" office:value-type="float" office:value="19" calcext:value-type="float">
            <text:p>19</text:p>
          </table:table-cell>
          <table:table-cell table:formula="of:=-[.J144]/100*2.54*6" office:value-type="float" office:value="-8.23050166207824" calcext:value-type="float">
            <text:p>-8.23050166207824</text:p>
          </table:table-cell>
          <table:table-cell/>
          <table:table-cell table:formula="of:=([.E24]-[.P144])/[.E24]" office:value-type="float" office:value="-0.00014385276400431" calcext:value-type="float">
            <text:p>-0.000143852764004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000000000" calcext:value-type="float">
            <text:p>2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71757341" calcext:value-type="float">
            <text:p>1.67175734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6.6682506294375" calcext:value-type="float">
            <text:p>56.6682506294375</text:p>
          </table:table-cell>
          <table:table-cell table:style-name="Default" office:value-type="float" office:value="1.92836303013034" calcext:value-type="float">
            <text:p>1.92836303013034</text:p>
          </table:table-cell>
          <table:table-cell table:style-name="Default" office:value-type="float" office:value="49.1217409229038" calcext:value-type="float">
            <text:p>49.1217409229038</text:p>
          </table:table-cell>
          <table:table-cell table:style-name="Default" office:value-type="float" office:value="0.232193921492309" calcext:value-type="float">
            <text:p>0.232193921492309</text:p>
          </table:table-cell>
          <table:table-cell/>
          <table:table-cell table:formula="of:=[.A145]*0.000000001" office:value-type="float" office:value="20" calcext:value-type="float">
            <text:p>20</text:p>
          </table:table-cell>
          <table:table-cell table:formula="of:=-[.J145]/100*2.54*6" office:value-type="float" office:value="-8.63624139592628" calcext:value-type="float">
            <text:p>-8.63624139592628</text:p>
          </table:table-cell>
          <table:table-cell/>
          <table:table-cell table:formula="of:=([.E25]-[.P145])/[.E25]" office:value-type="float" office:value="-0.00301227505995843" calcext:value-type="float">
            <text:p>-0.00301227505995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1000000000" calcext:value-type="float">
            <text:p>2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96856337" calcext:value-type="float">
            <text:p>1.69685633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9.3232705769917" calcext:value-type="float">
            <text:p>59.3232705769917</text:p>
          </table:table-cell>
          <table:table-cell table:style-name="Default" office:value-type="float" office:value="1.92836326333673" calcext:value-type="float">
            <text:p>1.92836326333673</text:p>
          </table:table-cell>
          <table:table-cell table:style-name="Default" office:value-type="float" office:value="49.1218769668945" calcext:value-type="float">
            <text:p>49.1218769668945</text:p>
          </table:table-cell>
          <table:table-cell table:style-name="Default" office:value-type="float" office:value="0.232194251967479" calcext:value-type="float">
            <text:p>0.232194251967479</text:p>
          </table:table-cell>
          <table:table-cell/>
          <table:table-cell table:formula="of:=[.A146]*0.000000001" office:value-type="float" office:value="21" calcext:value-type="float">
            <text:p>21</text:p>
          </table:table-cell>
          <table:table-cell table:formula="of:=-[.J146]/100*2.54*6" office:value-type="float" office:value="-9.04086643593354" calcext:value-type="float">
            <text:p>-9.04086643593354</text:p>
          </table:table-cell>
          <table:table-cell/>
          <table:table-cell table:formula="of:=([.E26]-[.P146])/[.E26]" office:value-type="float" office:value="0.00849073229475438" calcext:value-type="float">
            <text:p>0.008490732294754</text:p>
          </table:table-cell>
          <table:table-cell table:number-columns-repeated="1006"/>
        </table:table-row>
        <table:table-row table:style-name="ro1">
          <table:table-cell table:style-name="Default" office:value-type="float" office:value="22000000000" calcext:value-type="float">
            <text:p>2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90060561" calcext:value-type="float">
            <text:p>1.69006056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1.9711609487886" calcext:value-type="float">
            <text:p>61.9711609487886</text:p>
          </table:table-cell>
          <table:table-cell table:style-name="Default" office:value-type="float" office:value="1.92836350801461" calcext:value-type="float">
            <text:p>1.92836350801461</text:p>
          </table:table-cell>
          <table:table-cell table:style-name="Default" office:value-type="float" office:value="49.1220348148839" calcext:value-type="float">
            <text:p>49.1220348148839</text:p>
          </table:table-cell>
          <table:table-cell table:style-name="Default" office:value-type="float" office:value="0.232194670164953" calcext:value-type="float">
            <text:p>0.232194670164953</text:p>
          </table:table-cell>
          <table:table-cell/>
          <table:table-cell table:formula="of:=[.A147]*0.000000001" office:value-type="float" office:value="22" calcext:value-type="float">
            <text:p>22</text:p>
          </table:table-cell>
          <table:table-cell table:formula="of:=-[.J147]/100*2.54*6" office:value-type="float" office:value="-9.44440492859538" calcext:value-type="float">
            <text:p>-9.44440492859538</text:p>
          </table:table-cell>
          <table:table-cell/>
          <table:table-cell table:formula="of:=([.E27]-[.P147])/[.E27]" office:value-type="float" office:value="0.011064590303614" calcext:value-type="float">
            <text:p>0.011064590303614</text:p>
          </table:table-cell>
          <table:table-cell table:number-columns-repeated="1006"/>
        </table:table-row>
        <table:table-row table:style-name="ro1">
          <table:table-cell table:style-name="Default" office:value-type="float" office:value="23000000000" calcext:value-type="float">
            <text:p>2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70692901" calcext:value-type="float">
            <text:p>1.67069290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4.6120945281998" calcext:value-type="float">
            <text:p>64.6120945281998</text:p>
          </table:table-cell>
          <table:table-cell table:style-name="Default" office:value-type="float" office:value="1.92836376413988" calcext:value-type="float">
            <text:p>1.92836376413988</text:p>
          </table:table-cell>
          <table:table-cell table:style-name="Default" office:value-type="float" office:value="49.1222166448279" calcext:value-type="float">
            <text:p>49.1222166448279</text:p>
          </table:table-cell>
          <table:table-cell table:style-name="Default" office:value-type="float" office:value="0.232195186377519" calcext:value-type="float">
            <text:p>0.232195186377519</text:p>
          </table:table-cell>
          <table:table-cell/>
          <table:table-cell table:formula="of:=[.A148]*0.000000001" office:value-type="float" office:value="23" calcext:value-type="float">
            <text:p>23</text:p>
          </table:table-cell>
          <table:table-cell table:formula="of:=-[.J148]/100*2.54*6" office:value-type="float" office:value="-9.84688320609765" calcext:value-type="float">
            <text:p>-9.84688320609765</text:p>
          </table:table-cell>
          <table:table-cell/>
          <table:table-cell table:formula="of:=([.E28]-[.P148])/[.E28]" office:value-type="float" office:value="0.0135219877860734" calcext:value-type="float">
            <text:p>0.013521987786073</text:p>
          </table:table-cell>
          <table:table-cell table:number-columns-repeated="1006"/>
        </table:table-row>
        <table:table-row table:style-name="ro1">
          <table:table-cell table:style-name="Default" office:value-type="float" office:value="24000000000" calcext:value-type="float">
            <text:p>2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93722558" calcext:value-type="float">
            <text:p>1.69372255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7.2462337713994" calcext:value-type="float">
            <text:p>67.2462337713994</text:p>
          </table:table-cell>
          <table:table-cell table:style-name="Default" office:value-type="float" office:value="1.9283640316702" calcext:value-type="float">
            <text:p>1.9283640316702</text:p>
          </table:table-cell>
          <table:table-cell table:style-name="Default" office:value-type="float" office:value="49.122424738288" calcext:value-type="float">
            <text:p>49.122424738288</text:p>
          </table:table-cell>
          <table:table-cell table:style-name="Default" office:value-type="float" office:value="0.23219581138799" calcext:value-type="float">
            <text:p>0.23219581138799</text:p>
          </table:table-cell>
          <table:table-cell/>
          <table:table-cell table:formula="of:=[.A149]*0.000000001" office:value-type="float" office:value="24" calcext:value-type="float">
            <text:p>24</text:p>
          </table:table-cell>
          <table:table-cell table:formula="of:=-[.J149]/100*2.54*6" office:value-type="float" office:value="-10.2483260267613" calcext:value-type="float">
            <text:p>-10.2483260267613</text:p>
          </table:table-cell>
          <table:table-cell/>
          <table:table-cell table:formula="of:=([.E29]-[.P149])/[.E29]" office:value-type="float" office:value="0.0182694984444193" calcext:value-type="float">
            <text:p>0.018269498444419</text:p>
          </table:table-cell>
          <table:table-cell table:number-columns-repeated="1006"/>
        </table:table-row>
        <table:table-row table:style-name="ro1">
          <table:table-cell table:style-name="Default" office:value-type="float" office:value="25000000000" calcext:value-type="float">
            <text:p>2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92394544" calcext:value-type="float">
            <text:p>1.69239454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9.8737320539358" calcext:value-type="float">
            <text:p>69.8737320539358</text:p>
          </table:table-cell>
          <table:table-cell table:style-name="Default" office:value-type="float" office:value="1.92836431070365" calcext:value-type="float">
            <text:p>1.92836431070365</text:p>
          </table:table-cell>
          <table:table-cell table:style-name="Default" office:value-type="float" office:value="49.1226614771048" calcext:value-type="float">
            <text:p>49.1226614771048</text:p>
          </table:table-cell>
          <table:table-cell table:style-name="Default" office:value-type="float" office:value="0.232196556420822" calcext:value-type="float">
            <text:p>0.232196556420822</text:p>
          </table:table-cell>
          <table:table-cell/>
          <table:table-cell table:formula="of:=[.A150]*0.000000001" office:value-type="float" office:value="25" calcext:value-type="float">
            <text:p>25</text:p>
          </table:table-cell>
          <table:table-cell table:formula="of:=-[.J150]/100*2.54*6" office:value-type="float" office:value="-10.6487567650198" calcext:value-type="float">
            <text:p>-10.6487567650198</text:p>
          </table:table-cell>
          <table:table-cell/>
          <table:table-cell table:formula="of:=([.E30]-[.P150])/[.E30]" office:value-type="float" office:value="0.0158291869753652" calcext:value-type="float">
            <text:p>0.015829186975365</text:p>
          </table:table-cell>
          <table:table-cell table:number-columns-repeated="1006"/>
        </table:table-row>
        <table:table-row table:style-name="ro1">
          <table:table-cell table:style-name="Default" office:value-type="float" office:value="26000000000" calcext:value-type="float">
            <text:p>2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79163252" calcext:value-type="float">
            <text:p>1.67916325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2.4947346754613" calcext:value-type="float">
            <text:p>72.4947346754613</text:p>
          </table:table-cell>
          <table:table-cell table:style-name="Default" office:value-type="float" office:value="1.92836460115618" calcext:value-type="float">
            <text:p>1.92836460115618</text:p>
          </table:table-cell>
          <table:table-cell table:style-name="Default" office:value-type="float" office:value="49.1229293519686" calcext:value-type="float">
            <text:p>49.1229293519686</text:p>
          </table:table-cell>
          <table:table-cell table:style-name="Default" office:value-type="float" office:value="0.232197433257614" calcext:value-type="float">
            <text:p>0.232197433257614</text:p>
          </table:table-cell>
          <table:table-cell/>
          <table:table-cell table:formula="of:=[.A151]*0.000000001" office:value-type="float" office:value="26" calcext:value-type="float">
            <text:p>26</text:p>
          </table:table-cell>
          <table:table-cell table:formula="of:=-[.J151]/100*2.54*6" office:value-type="float" office:value="-11.0481975645403" calcext:value-type="float">
            <text:p>-11.0481975645403</text:p>
          </table:table-cell>
          <table:table-cell/>
          <table:table-cell table:formula="of:=([.E31]-[.P151])/[.E31]" office:value-type="float" office:value="0.0225093904374616" calcext:value-type="float">
            <text:p>0.022509390437462</text:p>
          </table:table-cell>
          <table:table-cell table:number-columns-repeated="1006"/>
        </table:table-row>
        <table:table-row table:style-name="ro1">
          <table:table-cell table:style-name="Default" office:value-type="float" office:value="27000000000" calcext:value-type="float">
            <text:p>2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79958984" calcext:value-type="float">
            <text:p>1.67995898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5.1093796743343" calcext:value-type="float">
            <text:p>75.1093796743343</text:p>
          </table:table-cell>
          <table:table-cell table:style-name="Default" office:value-type="float" office:value="1.92836490308115" calcext:value-type="float">
            <text:p>1.92836490308115</text:p>
          </table:table-cell>
          <table:table-cell table:style-name="Default" office:value-type="float" office:value="49.123230954195" calcext:value-type="float">
            <text:p>49.123230954195</text:p>
          </table:table-cell>
          <table:table-cell table:style-name="Default" office:value-type="float" office:value="0.232198454120839" calcext:value-type="float">
            <text:p>0.232198454120839</text:p>
          </table:table-cell>
          <table:table-cell/>
          <table:table-cell table:formula="of:=[.A152]*0.000000001" office:value-type="float" office:value="27" calcext:value-type="float">
            <text:p>27</text:p>
          </table:table-cell>
          <table:table-cell table:formula="of:=-[.J152]/100*2.54*6" office:value-type="float" office:value="-11.4466694623685" calcext:value-type="float">
            <text:p>-11.4466694623685</text:p>
          </table:table-cell>
          <table:table-cell/>
          <table:table-cell table:formula="of:=([.E32]-[.P152])/[.E32]" office:value-type="float" office:value="0.0224040583115056" calcext:value-type="float">
            <text:p>0.022404058311506</text:p>
          </table:table-cell>
          <table:table-cell table:number-columns-repeated="1006"/>
        </table:table-row>
        <table:table-row table:style-name="ro1">
          <table:table-cell table:style-name="Default" office:value-type="float" office:value="28000000000" calcext:value-type="float">
            <text:p>2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66712543" calcext:value-type="float">
            <text:p>1.66671254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7.717798504929" calcext:value-type="float">
            <text:p>77.717798504929</text:p>
          </table:table-cell>
          <table:table-cell table:style-name="Default" office:value-type="float" office:value="1.92836521645847" calcext:value-type="float">
            <text:p>1.92836521645847</text:p>
          </table:table-cell>
          <table:table-cell table:style-name="Default" office:value-type="float" office:value="49.123568981749" calcext:value-type="float">
            <text:p>49.123568981749</text:p>
          </table:table-cell>
          <table:table-cell table:style-name="Default" office:value-type="float" office:value="0.23219963175824" calcext:value-type="float">
            <text:p>0.23219963175824</text:p>
          </table:table-cell>
          <table:table-cell/>
          <table:table-cell table:formula="of:=[.A153]*0.000000001" office:value-type="float" office:value="28" calcext:value-type="float">
            <text:p>28</text:p>
          </table:table-cell>
          <table:table-cell table:formula="of:=-[.J153]/100*2.54*6" office:value-type="float" office:value="-11.8441924921512" calcext:value-type="float">
            <text:p>-11.8441924921512</text:p>
          </table:table-cell>
          <table:table-cell/>
          <table:table-cell table:formula="of:=([.E33]-[.P153])/[.E33]" office:value-type="float" office:value="0.0203302968676877" calcext:value-type="float">
            <text:p>0.0203302968676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9000000000" calcext:value-type="float">
            <text:p>2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8320882" calcext:value-type="float">
            <text:p>1.6832088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0.3201166026332" calcext:value-type="float">
            <text:p>80.3201166026332</text:p>
          </table:table-cell>
          <table:table-cell table:style-name="Default" office:value-type="float" office:value="1.92836554131273" calcext:value-type="float">
            <text:p>1.92836554131273</text:p>
          </table:table-cell>
          <table:table-cell table:style-name="Default" office:value-type="float" office:value="49.1239462361662" calcext:value-type="float">
            <text:p>49.1239462361662</text:p>
          </table:table-cell>
          <table:table-cell table:style-name="Default" office:value-type="float" office:value="0.232200979395945" calcext:value-type="float">
            <text:p>0.232200979395945</text:p>
          </table:table-cell>
          <table:table-cell/>
          <table:table-cell table:formula="of:=[.A154]*0.000000001" office:value-type="float" office:value="29" calcext:value-type="float">
            <text:p>29</text:p>
          </table:table-cell>
          <table:table-cell table:formula="of:=-[.J154]/100*2.54*6" office:value-type="float" office:value="-12.2407857702413" calcext:value-type="float">
            <text:p>-12.2407857702413</text:p>
          </table:table-cell>
          <table:table-cell/>
          <table:table-cell table:formula="of:=([.E34]-[.P154])/[.E34]" office:value-type="float" office:value="0.024418577710092" calcext:value-type="float">
            <text:p>0.024418577710092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00" calcext:value-type="float">
            <text:p>3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69065455" calcext:value-type="float">
            <text:p>1.66906545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2.9164538575137" calcext:value-type="float">
            <text:p>82.9164538575137</text:p>
          </table:table-cell>
          <table:table-cell table:style-name="Default" office:value-type="float" office:value="1.92836587765083" calcext:value-type="float">
            <text:p>1.92836587765083</text:p>
          </table:table-cell>
          <table:table-cell table:style-name="Default" office:value-type="float" office:value="49.1243656255329" calcext:value-type="float">
            <text:p>49.1243656255329</text:p>
          </table:table-cell>
          <table:table-cell table:style-name="Default" office:value-type="float" office:value="0.232202510762581" calcext:value-type="float">
            <text:p>0.232202510762581</text:p>
          </table:table-cell>
          <table:table-cell/>
          <table:table-cell table:formula="of:=[.A155]*0.000000001" office:value-type="float" office:value="30" calcext:value-type="float">
            <text:p>30</text:p>
          </table:table-cell>
          <table:table-cell table:formula="of:=-[.J155]/100*2.54*6" office:value-type="float" office:value="-12.6364675678851" calcext:value-type="float">
            <text:p>-12.6364675678851</text:p>
          </table:table-cell>
          <table:table-cell/>
          <table:table-cell table:formula="of:=([.E35]-[.P155])/[.E35]" office:value-type="float" office:value="0.0282894917106222" calcext:value-type="float">
            <text:p>0.028289491710622</text:p>
          </table:table-cell>
          <table:table-cell table:number-columns-repeated="1006"/>
        </table:table-row>
        <table:table-row table:style-name="ro1">
          <table:table-cell table:style-name="Default" office:value-type="float" office:value="31000000000" calcext:value-type="float">
            <text:p>3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66816658" calcext:value-type="float">
            <text:p>1.66681665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5.5069250025175" calcext:value-type="float">
            <text:p>85.5069250025175</text:p>
          </table:table-cell>
          <table:table-cell table:style-name="Default" office:value-type="float" office:value="1.92836622546778" calcext:value-type="float">
            <text:p>1.92836622546778</text:p>
          </table:table-cell>
          <table:table-cell table:style-name="Default" office:value-type="float" office:value="49.1248301643387" calcext:value-type="float">
            <text:p>49.1248301643387</text:p>
          </table:table-cell>
          <table:table-cell table:style-name="Default" office:value-type="float" office:value="0.232204240001162" calcext:value-type="float">
            <text:p>0.232204240001162</text:p>
          </table:table-cell>
          <table:table-cell/>
          <table:table-cell table:formula="of:=[.A156]*0.000000001" office:value-type="float" office:value="31" calcext:value-type="float">
            <text:p>31</text:p>
          </table:table-cell>
          <table:table-cell table:formula="of:=-[.J156]/100*2.54*6" office:value-type="float" office:value="-13.0312553703837" calcext:value-type="float">
            <text:p>-13.0312553703837</text:p>
          </table:table-cell>
          <table:table-cell/>
          <table:table-cell table:formula="of:=([.E37]-[.P156])/[.E37]" office:value-type="float" office:value="0.0264532447607103" calcext:value-type="float">
            <text:p>0.0264532447607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2000000000" calcext:value-type="float">
            <text:p>3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66131893" calcext:value-type="float">
            <text:p>1.66613189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0916401219494" calcext:value-type="float">
            <text:p>88.0916401219494</text:p>
          </table:table-cell>
          <table:table-cell table:style-name="Default" office:value-type="float" office:value="1.92836658476726" calcext:value-type="float">
            <text:p>1.92836658476726</text:p>
          </table:table-cell>
          <table:table-cell table:style-name="Default" office:value-type="float" office:value="49.125342967047" calcext:value-type="float">
            <text:p>49.125342967047</text:p>
          </table:table-cell>
          <table:table-cell table:style-name="Default" office:value-type="float" office:value="0.232206181866544" calcext:value-type="float">
            <text:p>0.232206181866544</text:p>
          </table:table-cell>
          <table:table-cell/>
          <table:table-cell table:formula="of:=[.A157]*0.000000001" office:value-type="float" office:value="32" calcext:value-type="float">
            <text:p>32</text:p>
          </table:table-cell>
          <table:table-cell table:formula="of:=-[.J157]/100*2.54*6" office:value-type="float" office:value="-13.4251659545851" calcext:value-type="float">
            <text:p>-13.4251659545851</text:p>
          </table:table-cell>
          <table:table-cell/>
          <table:table-cell table:formula="of:=([.E39]-[.P157])/[.E39]" office:value-type="float" office:value="0.0283677161019826" calcext:value-type="float">
            <text:p>0.028367716101983</text:p>
          </table:table-cell>
          <table:table-cell table:number-columns-repeated="1006"/>
        </table:table-row>
        <table:table-row table:style-name="ro1">
          <table:table-cell table:style-name="Default" office:value-type="float" office:value="33000000000" calcext:value-type="float">
            <text:p>3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79433634" calcext:value-type="float">
            <text:p>1.67943363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0.6707047464485" calcext:value-type="float">
            <text:p>90.6707047464485</text:p>
          </table:table-cell>
          <table:table-cell table:style-name="Default" office:value-type="float" office:value="1.9283669556462" calcext:value-type="float">
            <text:p>1.9283669556462</text:p>
          </table:table-cell>
          <table:table-cell table:style-name="Default" office:value-type="float" office:value="49.125907259027" calcext:value-type="float">
            <text:p>49.125907259027</text:p>
          </table:table-cell>
          <table:table-cell table:style-name="Default" office:value-type="float" office:value="0.232208351914827" calcext:value-type="float">
            <text:p>0.232208351914827</text:p>
          </table:table-cell>
          <table:table-cell/>
          <table:table-cell table:formula="of:=[.A158]*0.000000001" office:value-type="float" office:value="33" calcext:value-type="float">
            <text:p>33</text:p>
          </table:table-cell>
          <table:table-cell table:formula="of:=-[.J158]/100*2.54*6" office:value-type="float" office:value="-13.8182154033588" calcext:value-type="float">
            <text:p>-13.8182154033588</text:p>
          </table:table-cell>
          <table:table-cell/>
          <table:table-cell table:formula="of:=([.E41]-[.P158])/[.E41]" office:value-type="float" office:value="0.0284948558250838" calcext:value-type="float">
            <text:p>0.028494855825084</text:p>
          </table:table-cell>
          <table:table-cell table:number-columns-repeated="1006"/>
        </table:table-row>
        <table:table-row table:style-name="ro1">
          <table:table-cell table:style-name="Default" office:value-type="float" office:value="34000000000" calcext:value-type="float">
            <text:p>3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703819599" calcext:value-type="float">
            <text:p>1.70381959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3.2442221400597" calcext:value-type="float">
            <text:p>93.2442221400597</text:p>
          </table:table-cell>
          <table:table-cell table:style-name="Default" office:value-type="float" office:value="1.92836733813968" calcext:value-type="float">
            <text:p>1.92836733813968</text:p>
          </table:table-cell>
          <table:table-cell table:style-name="Default" office:value-type="float" office:value="49.1265264063823" calcext:value-type="float">
            <text:p>49.1265264063823</text:p>
          </table:table-cell>
          <table:table-cell table:style-name="Default" office:value-type="float" office:value="0.23221076730601" calcext:value-type="float">
            <text:p>0.23221076730601</text:p>
          </table:table-cell>
          <table:table-cell/>
          <table:table-cell table:formula="of:=[.A159]*0.000000001" office:value-type="float" office:value="34" calcext:value-type="float">
            <text:p>34</text:p>
          </table:table-cell>
          <table:table-cell table:formula="of:=-[.J159]/100*2.54*6" office:value-type="float" office:value="-14.2104194541451" calcext:value-type="float">
            <text:p>-14.2104194541451</text:p>
          </table:table-cell>
          <table:table-cell/>
          <table:table-cell table:formula="of:=([.E43]-[.P159])/[.E43]" office:value-type="float" office:value="0.0303561273675688" calcext:value-type="float">
            <text:p>0.030356127367569</text:p>
          </table:table-cell>
          <table:table-cell table:number-columns-repeated="1006"/>
        </table:table-row>
        <table:table-row table:style-name="ro1">
          <table:table-cell table:style-name="Default" office:value-type="float" office:value="35000000000" calcext:value-type="float">
            <text:p>3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72193656" calcext:value-type="float">
            <text:p>1.67219365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8123210663634" calcext:value-type="float">
            <text:p>95.8123210663634</text:p>
          </table:table-cell>
          <table:table-cell table:style-name="Default" office:value-type="float" office:value="1.9283677323155" calcext:value-type="float">
            <text:p>1.9283677323155</text:p>
          </table:table-cell>
          <table:table-cell table:style-name="Default" office:value-type="float" office:value="49.1272039177088" calcext:value-type="float">
            <text:p>49.1272039177088</text:p>
          </table:table-cell>
          <table:table-cell table:style-name="Default" office:value-type="float" office:value="0.232213444015753" calcext:value-type="float">
            <text:p>0.232213444015753</text:p>
          </table:table-cell>
          <table:table-cell/>
          <table:table-cell table:formula="of:=[.A160]*0.000000001" office:value-type="float" office:value="35" calcext:value-type="float">
            <text:p>35</text:p>
          </table:table-cell>
          <table:table-cell table:formula="of:=-[.J160]/100*2.54*6" office:value-type="float" office:value="-14.6017977305138" calcext:value-type="float">
            <text:p>-14.6017977305138</text:p>
          </table:table-cell>
          <table:table-cell/>
          <table:table-cell table:formula="of:=([.E45]-[.P160])/[.E45]" office:value-type="float" office:value="0.0272527303530098" calcext:value-type="float">
            <text:p>0.0272527303530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6000000000" calcext:value-type="float">
            <text:p>3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700028801" calcext:value-type="float">
            <text:p>1.70002880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8.3749880035236" calcext:value-type="float">
            <text:p>98.3749880035236</text:p>
          </table:table-cell>
          <table:table-cell table:style-name="Default" office:value-type="float" office:value="1.92836813714077" calcext:value-type="float">
            <text:p>1.92836813714077</text:p>
          </table:table-cell>
          <table:table-cell table:style-name="Default" office:value-type="float" office:value="49.1279429695843" calcext:value-type="float">
            <text:p>49.1279429695843</text:p>
          </table:table-cell>
          <table:table-cell table:style-name="Default" office:value-type="float" office:value="0.232216389285095" calcext:value-type="float">
            <text:p>0.232216389285095</text:p>
          </table:table-cell>
          <table:table-cell/>
          <table:table-cell table:formula="of:=[.A161]*0.000000001" office:value-type="float" office:value="36" calcext:value-type="float">
            <text:p>36</text:p>
          </table:table-cell>
          <table:table-cell table:formula="of:=-[.J161]/100*2.54*6" office:value-type="float" office:value="-14.992348171737" calcext:value-type="float">
            <text:p>-14.992348171737</text:p>
          </table:table-cell>
          <table:table-cell/>
          <table:table-cell table:formula="of:=([.E47]-[.P161])/[.E47]" office:value-type="float" office:value="0.0370796653156104" calcext:value-type="float">
            <text:p>0.03707966531561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7000000000" calcext:value-type="float">
            <text:p>3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85127879" calcext:value-type="float">
            <text:p>1.68512787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0.932424813176" calcext:value-type="float">
            <text:p>100.932424813176</text:p>
          </table:table-cell>
          <table:table-cell table:style-name="Default" office:value-type="float" office:value="1.92836855403299" calcext:value-type="float">
            <text:p>1.92836855403299</text:p>
          </table:table-cell>
          <table:table-cell table:style-name="Default" office:value-type="float" office:value="49.1287476250448" calcext:value-type="float">
            <text:p>49.1287476250448</text:p>
          </table:table-cell>
          <table:table-cell table:style-name="Default" office:value-type="float" office:value="0.232219633284211" calcext:value-type="float">
            <text:p>0.232219633284211</text:p>
          </table:table-cell>
          <table:table-cell/>
          <table:table-cell table:formula="of:=[.A162]*0.000000001" office:value-type="float" office:value="37" calcext:value-type="float">
            <text:p>37</text:p>
          </table:table-cell>
          <table:table-cell table:formula="of:=-[.J162]/100*2.54*6" office:value-type="float" office:value="-15.382101541528" calcext:value-type="float">
            <text:p>-15.382101541528</text:p>
          </table:table-cell>
          <table:table-cell/>
          <table:table-cell table:formula="of:=([.E49]-[.P162])/[.E49]" office:value-type="float" office:value="0.0341063602540163" calcext:value-type="float">
            <text:p>0.034106360254016</text:p>
          </table:table-cell>
          <table:table-cell table:number-columns-repeated="1006"/>
        </table:table-row>
        <table:table-row table:style-name="ro1">
          <table:table-cell table:style-name="Default" office:value-type="float" office:value="38000000000" calcext:value-type="float">
            <text:p>3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83286414" calcext:value-type="float">
            <text:p>1.6832864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3.484680160375" calcext:value-type="float">
            <text:p>103.484680160375</text:p>
          </table:table-cell>
          <table:table-cell table:style-name="Default" office:value-type="float" office:value="1.92836898248037" calcext:value-type="float">
            <text:p>1.92836898248037</text:p>
          </table:table-cell>
          <table:table-cell table:style-name="Default" office:value-type="float" office:value="49.1296215029992" calcext:value-type="float">
            <text:p>49.1296215029992</text:p>
          </table:table-cell>
          <table:table-cell table:style-name="Default" office:value-type="float" office:value="0.232223188921893" calcext:value-type="float">
            <text:p>0.232223188921893</text:p>
          </table:table-cell>
          <table:table-cell/>
          <table:table-cell table:formula="of:=[.A163]*0.000000001" office:value-type="float" office:value="38" calcext:value-type="float">
            <text:p>38</text:p>
          </table:table-cell>
          <table:table-cell table:formula="of:=-[.J163]/100*2.54*6" office:value-type="float" office:value="-15.7710652564412" calcext:value-type="float">
            <text:p>-15.7710652564412</text:p>
          </table:table-cell>
          <table:table-cell/>
          <table:table-cell table:formula="of:=([.E51]-[.P163])/[.E51]" office:value-type="float" office:value="0.0358239608085225" calcext:value-type="float">
            <text:p>0.035823960808523</text:p>
          </table:table-cell>
          <table:table-cell table:number-columns-repeated="1006"/>
        </table:table-row>
        <table:table-row table:style-name="ro1">
          <table:table-cell table:style-name="Default" office:value-type="float" office:value="39000000000" calcext:value-type="float">
            <text:p>3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98027485" calcext:value-type="float">
            <text:p>1.69802748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031837570921" calcext:value-type="float">
            <text:p>106.031837570921</text:p>
          </table:table-cell>
          <table:table-cell table:style-name="Default" office:value-type="float" office:value="1.92836942246236" calcext:value-type="float">
            <text:p>1.92836942246236</text:p>
          </table:table-cell>
          <table:table-cell table:style-name="Default" office:value-type="float" office:value="49.1305684732134" calcext:value-type="float">
            <text:p>49.1305684732134</text:p>
          </table:table-cell>
          <table:table-cell table:style-name="Default" office:value-type="float" office:value="0.232227074478294" calcext:value-type="float">
            <text:p>0.232227074478294</text:p>
          </table:table-cell>
          <table:table-cell/>
          <table:table-cell table:formula="of:=[.A164]*0.000000001" office:value-type="float" office:value="39" calcext:value-type="float">
            <text:p>39</text:p>
          </table:table-cell>
          <table:table-cell table:formula="of:=-[.J164]/100*2.54*6" office:value-type="float" office:value="-16.1592520458084" calcext:value-type="float">
            <text:p>-16.1592520458084</text:p>
          </table:table-cell>
          <table:table-cell/>
          <table:table-cell table:formula="of:=([.E55]-[.P164])/[.E55]" office:value-type="float" office:value="0.0432889658808197" calcext:value-type="float">
            <text:p>0.04328896588082</text:p>
          </table:table-cell>
          <table:table-cell table:number-columns-repeated="1006"/>
        </table:table-row>
        <table:table-row table:style-name="ro1">
          <table:table-cell table:style-name="Default" office:value-type="float" office:value="40000000000" calcext:value-type="float">
            <text:p>40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91450746" calcext:value-type="float">
            <text:p>1.69145074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573977514531" calcext:value-type="float">
            <text:p>108.573977514531</text:p>
          </table:table-cell>
          <table:table-cell table:style-name="Default" office:value-type="float" office:value="1.92836987402537" calcext:value-type="float">
            <text:p>1.92836987402537</text:p>
          </table:table-cell>
          <table:table-cell table:style-name="Default" office:value-type="float" office:value="49.1315925121908" calcext:value-type="float">
            <text:p>49.1315925121908</text:p>
          </table:table-cell>
          <table:table-cell table:style-name="Default" office:value-type="float" office:value="0.232231308722064" calcext:value-type="float">
            <text:p>0.232231308722064</text:p>
          </table:table-cell>
          <table:table-cell/>
          <table:table-cell table:formula="of:=[.A165]*0.000000001" office:value-type="float" office:value="40" calcext:value-type="float">
            <text:p>40</text:p>
          </table:table-cell>
          <table:table-cell table:formula="of:=-[.J165]/100*2.54*6" office:value-type="float" office:value="-16.5466741732145" calcext:value-type="float">
            <text:p>-16.5466741732145</text:p>
          </table:table-cell>
          <table:table-cell/>
          <table:table-cell table:formula="of:=([.E59]-[.P165])/[.E59]" office:value-type="float" office:value="0.0362926030984949" calcext:value-type="float">
            <text:p>0.036292603098495</text:p>
          </table:table-cell>
          <table:table-cell table:number-columns-repeated="1006"/>
        </table:table-row>
        <table:table-row table:style-name="ro1">
          <table:table-cell table:style-name="Default" office:value-type="float" office:value="41000000000" calcext:value-type="float">
            <text:p>41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8905938" calcext:value-type="float">
            <text:p>1.6890593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1.111177543754" calcext:value-type="float">
            <text:p>111.111177543754</text:p>
          </table:table-cell>
          <table:table-cell table:style-name="Default" office:value-type="float" office:value="1.92837033712666" calcext:value-type="float">
            <text:p>1.92837033712666</text:p>
          </table:table-cell>
          <table:table-cell table:style-name="Default" office:value-type="float" office:value="49.1326977074032" calcext:value-type="float">
            <text:p>49.1326977074032</text:p>
          </table:table-cell>
          <table:table-cell table:style-name="Default" office:value-type="float" office:value="0.232235910969781" calcext:value-type="float">
            <text:p>0.232235910969781</text:p>
          </table:table-cell>
          <table:table-cell/>
          <table:table-cell table:formula="of:=[.A166]*0.000000001" office:value-type="float" office:value="41" calcext:value-type="float">
            <text:p>41</text:p>
          </table:table-cell>
          <table:table-cell table:formula="of:=-[.J166]/100*2.54*6" office:value-type="float" office:value="-16.9333434576681" calcext:value-type="float">
            <text:p>-16.9333434576681</text:p>
          </table:table-cell>
          <table:table-cell/>
          <table:table-cell table:formula="of:=([.E63]-[.P166])/[.E63]" office:value-type="float" office:value="0.0475858251156468" calcext:value-type="float">
            <text:p>0.047585825115647</text:p>
          </table:table-cell>
          <table:table-cell table:number-columns-repeated="1006"/>
        </table:table-row>
        <table:table-row table:style-name="ro1">
          <table:table-cell table:style-name="Default" office:value-type="float" office:value="42000000000" calcext:value-type="float">
            <text:p>42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97471427" calcext:value-type="float">
            <text:p>1.69747142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3.643512414944" calcext:value-type="float">
            <text:p>113.643512414944</text:p>
          </table:table-cell>
          <table:table-cell table:style-name="Default" office:value-type="float" office:value="1.92837081182028" calcext:value-type="float">
            <text:p>1.92837081182028</text:p>
          </table:table-cell>
          <table:table-cell table:style-name="Default" office:value-type="float" office:value="49.1338882526523" calcext:value-type="float">
            <text:p>49.1338882526523</text:p>
          </table:table-cell>
          <table:table-cell table:style-name="Default" office:value-type="float" office:value="0.232240901017416" calcext:value-type="float">
            <text:p>0.232240901017416</text:p>
          </table:table-cell>
          <table:table-cell/>
          <table:table-cell table:formula="of:=[.A167]*0.000000001" office:value-type="float" office:value="42" calcext:value-type="float">
            <text:p>42</text:p>
          </table:table-cell>
          <table:table-cell table:formula="of:=-[.J167]/100*2.54*6" office:value-type="float" office:value="-17.3192712920375" calcext:value-type="float">
            <text:p>-17.3192712920375</text:p>
          </table:table-cell>
          <table:table-cell/>
          <table:table-cell table:formula="of:=([.E67]-[.P167])/[.E67]" office:value-type="float" office:value="0.0529382603004909" calcext:value-type="float">
            <text:p>0.052938260300491</text:p>
          </table:table-cell>
          <table:table-cell table:number-columns-repeated="1006"/>
        </table:table-row>
        <table:table-row table:style-name="ro1">
          <table:table-cell table:style-name="Default" office:value-type="float" office:value="43000000000" calcext:value-type="float">
            <text:p>43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70853826" calcext:value-type="float">
            <text:p>1.7085382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6.171054208224" calcext:value-type="float">
            <text:p>116.171054208224</text:p>
          </table:table-cell>
          <table:table-cell table:style-name="Default" office:value-type="float" office:value="1.92837129808241" calcext:value-type="float">
            <text:p>1.92837129808241</text:p>
          </table:table-cell>
          <table:table-cell table:style-name="Default" office:value-type="float" office:value="49.1351684528566" calcext:value-type="float">
            <text:p>49.1351684528566</text:p>
          </table:table-cell>
          <table:table-cell table:style-name="Default" office:value-type="float" office:value="0.232246299208934" calcext:value-type="float">
            <text:p>0.232246299208934</text:p>
          </table:table-cell>
          <table:table-cell/>
          <table:table-cell table:formula="of:=[.A168]*0.000000001" office:value-type="float" office:value="43" calcext:value-type="float">
            <text:p>43</text:p>
          </table:table-cell>
          <table:table-cell table:formula="of:=-[.J168]/100*2.54*6" office:value-type="float" office:value="-17.7044686613333" calcext:value-type="float">
            <text:p>-17.7044686613333</text:p>
          </table:table-cell>
          <table:table-cell/>
          <table:table-cell table:formula="of:=([.E72]-[.P168])/[.E72]" office:value-type="float" office:value="0.0332174434191662" calcext:value-type="float">
            <text:p>0.033217443419166</text:p>
          </table:table-cell>
          <table:table-cell table:number-columns-repeated="1006"/>
        </table:table-row>
        <table:table-row table:style-name="ro1">
          <table:table-cell table:style-name="Default" office:value-type="float" office:value="44000000000" calcext:value-type="float">
            <text:p>44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91869673" calcext:value-type="float">
            <text:p>1.69186967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8.693872429038" calcext:value-type="float">
            <text:p>118.693872429038</text:p>
          </table:table-cell>
          <table:table-cell table:style-name="Default" office:value-type="float" office:value="1.92837179596351" calcext:value-type="float">
            <text:p>1.92837179596351</text:p>
          </table:table-cell>
          <table:table-cell table:style-name="Default" office:value-type="float" office:value="49.1365427195929" calcext:value-type="float">
            <text:p>49.1365427195929</text:p>
          </table:table-cell>
          <table:table-cell table:style-name="Default" office:value-type="float" office:value="0.232252126351471" calcext:value-type="float">
            <text:p>0.232252126351471</text:p>
          </table:table-cell>
          <table:table-cell/>
          <table:table-cell table:formula="of:=[.A169]*0.000000001" office:value-type="float" office:value="44" calcext:value-type="float">
            <text:p>44</text:p>
          </table:table-cell>
          <table:table-cell table:formula="of:=-[.J169]/100*2.54*6" office:value-type="float" office:value="-18.0889461581854" calcext:value-type="float">
            <text:p>-18.0889461581854</text:p>
          </table:table-cell>
          <table:table-cell/>
          <table:table-cell table:formula="of:=([.E77]-[.P169])/[.E77]" office:value-type="float" office:value="0.045324863807757" calcext:value-type="float">
            <text:p>0.045324863807757</text:p>
          </table:table-cell>
          <table:table-cell table:number-columns-repeated="1006"/>
        </table:table-row>
        <table:table-row table:style-name="ro1">
          <table:table-cell table:style-name="Default" office:value-type="float" office:value="45000000000" calcext:value-type="float">
            <text:p>45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714645862" calcext:value-type="float">
            <text:p>1.71464586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1.21203413" calcext:value-type="float">
            <text:p>121.21203413</text:p>
          </table:table-cell>
          <table:table-cell table:style-name="Default" office:value-type="float" office:value="1.92837230542905" calcext:value-type="float">
            <text:p>1.92837230542905</text:p>
          </table:table-cell>
          <table:table-cell table:style-name="Default" office:value-type="float" office:value="49.1380155750813" calcext:value-type="float">
            <text:p>49.1380155750813</text:p>
          </table:table-cell>
          <table:table-cell table:style-name="Default" office:value-type="float" office:value="0.232258403765312" calcext:value-type="float">
            <text:p>0.232258403765312</text:p>
          </table:table-cell>
          <table:table-cell/>
          <table:table-cell table:formula="of:=[.A170]*0.000000001" office:value-type="float" office:value="45" calcext:value-type="float">
            <text:p>45</text:p>
          </table:table-cell>
          <table:table-cell table:formula="of:=-[.J170]/100*2.54*6" office:value-type="float" office:value="-18.472714001412" calcext:value-type="float">
            <text:p>-18.472714001412</text:p>
          </table:table-cell>
          <table:table-cell/>
          <table:table-cell table:formula="of:=([.E83]-[.P170])/[.E83]" office:value-type="float" office:value="0.0566833465278586" calcext:value-type="float">
            <text:p>0.056683346527859</text:p>
          </table:table-cell>
          <table:table-cell table:number-columns-repeated="1006"/>
        </table:table-row>
        <table:table-row table:style-name="ro1">
          <table:table-cell table:style-name="Default" office:value-type="float" office:value="46000000000" calcext:value-type="float">
            <text:p>46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71834766" calcext:value-type="float">
            <text:p>1.7183476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725604043066" calcext:value-type="float">
            <text:p>123.725604043066</text:p>
          </table:table-cell>
          <table:table-cell table:style-name="Default" office:value-type="float" office:value="1.9283728265097" calcext:value-type="float">
            <text:p>1.9283728265097</text:p>
          </table:table-cell>
          <table:table-cell table:style-name="Default" office:value-type="float" office:value="49.1395916534513" calcext:value-type="float">
            <text:p>49.1395916534513</text:p>
          </table:table-cell>
          <table:table-cell table:style-name="Default" office:value-type="float" office:value="0.232265153446663" calcext:value-type="float">
            <text:p>0.232265153446663</text:p>
          </table:table-cell>
          <table:table-cell/>
          <table:table-cell table:formula="of:=[.A171]*0.000000001" office:value-type="float" office:value="46" calcext:value-type="float">
            <text:p>46</text:p>
          </table:table-cell>
          <table:table-cell table:formula="of:=-[.J171]/100*2.54*6" office:value-type="float" office:value="-18.8557820561633" calcext:value-type="float">
            <text:p>-18.8557820561633</text:p>
          </table:table-cell>
          <table:table-cell/>
          <table:table-cell table:formula="of:=([.E88]-[.P171])/[.E88]" office:value-type="float" office:value="0.0270261122114599" calcext:value-type="float">
            <text:p>0.02702611221146</text:p>
          </table:table-cell>
          <table:table-cell table:number-columns-repeated="1006"/>
        </table:table-row>
        <table:table-row table:style-name="ro1">
          <table:table-cell table:style-name="Default" office:value-type="float" office:value="47000000000" calcext:value-type="float">
            <text:p>47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95680473" calcext:value-type="float">
            <text:p>1.69568047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6.234644312316" calcext:value-type="float">
            <text:p>126.234644312316</text:p>
          </table:table-cell>
          <table:table-cell table:style-name="Default" office:value-type="float" office:value="1.92837335919268" calcext:value-type="float">
            <text:p>1.92837335919268</text:p>
          </table:table-cell>
          <table:table-cell table:style-name="Default" office:value-type="float" office:value="49.1412757125017" calcext:value-type="float">
            <text:p>49.1412757125017</text:p>
          </table:table-cell>
          <table:table-cell table:style-name="Default" office:value-type="float" office:value="0.232272398071044" calcext:value-type="float">
            <text:p>0.232272398071044</text:p>
          </table:table-cell>
          <table:table-cell/>
          <table:table-cell table:formula="of:=[.A172]*0.000000001" office:value-type="float" office:value="47" calcext:value-type="float">
            <text:p>47</text:p>
          </table:table-cell>
          <table:table-cell table:formula="of:=-[.J172]/100*2.54*6" office:value-type="float" office:value="-19.238159793197" calcext:value-type="float">
            <text:p>-19.238159793197</text:p>
          </table:table-cell>
          <table:table-cell/>
          <table:table-cell table:formula="of:=([.E94]-[.P172])/[.E94]" office:value-type="float" office:value="0.0751723636830488" calcext:value-type="float">
            <text:p>0.075172363683049</text:p>
          </table:table-cell>
          <table:table-cell table:number-columns-repeated="1006"/>
        </table:table-row>
        <table:table-row table:style-name="ro1">
          <table:table-cell table:style-name="Default" office:value-type="float" office:value="48000000000" calcext:value-type="float">
            <text:p>48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68089587" calcext:value-type="float">
            <text:p>1.680895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8.73921724285" calcext:value-type="float">
            <text:p>128.73921724285</text:p>
          </table:table-cell>
          <table:table-cell table:style-name="Default" office:value-type="float" office:value="1.92837390353566" calcext:value-type="float">
            <text:p>1.92837390353566</text:p>
          </table:table-cell>
          <table:table-cell table:style-name="Default" office:value-type="float" office:value="49.1430725930293" calcext:value-type="float">
            <text:p>49.1430725930293</text:p>
          </table:table-cell>
          <table:table-cell table:style-name="Default" office:value-type="float" office:value="0.23228016161094" calcext:value-type="float">
            <text:p>0.23228016161094</text:p>
          </table:table-cell>
          <table:table-cell/>
          <table:table-cell table:formula="of:=[.A173]*0.000000001" office:value-type="float" office:value="48" calcext:value-type="float">
            <text:p>48</text:p>
          </table:table-cell>
          <table:table-cell table:formula="of:=-[.J173]/100*2.54*6" office:value-type="float" office:value="-19.6198567078103" calcext:value-type="float">
            <text:p>-19.6198567078103</text:p>
          </table:table-cell>
          <table:table-cell/>
          <table:table-cell table:formula="of:=([.E99]-[.P173])/[.E99]" office:value-type="float" office:value="0.0475193749035531" calcext:value-type="float">
            <text:p>0.047519374903553</text:p>
          </table:table-cell>
          <table:table-cell table:number-columns-repeated="1006"/>
        </table:table-row>
        <table:table-row table:style-name="ro1">
          <table:table-cell table:style-name="Default" office:value-type="float" office:value="49000000000" calcext:value-type="float">
            <text:p>49000000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.720494745" calcext:value-type="float">
            <text:p>1.72049474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1.239381441375" calcext:value-type="float">
            <text:p>131.239381441375</text:p>
          </table:table-cell>
          <table:table-cell table:style-name="Default" office:value-type="float" office:value="1.92837445951548" calcext:value-type="float">
            <text:p>1.92837445951548</text:p>
          </table:table-cell>
          <table:table-cell table:style-name="Default" office:value-type="float" office:value="49.1449872965138" calcext:value-type="float">
            <text:p>49.1449872965138</text:p>
          </table:table-cell>
          <table:table-cell table:style-name="Default" office:value-type="float" office:value="0.232288467760325" calcext:value-type="float">
            <text:p>0.232288467760325</text:p>
          </table:table-cell>
          <table:table-cell/>
          <table:table-cell table:formula="of:=[.A174]*0.000000001" office:value-type="float" office:value="49" calcext:value-type="float">
            <text:p>49</text:p>
          </table:table-cell>
          <table:table-cell table:formula="of:=-[.J174]/100*2.54*6" office:value-type="float" office:value="-20.0008817316655" calcext:value-type="float">
            <text:p>-20.0008817316655</text:p>
          </table:table-cell>
          <table:table-cell/>
          <table:table-cell table:formula="of:=([.E105]-[.P174])/[.E105]" office:value-type="float" office:value="-0.0147722763709544" calcext:value-type="float">
            <text:p>-0.014772276370955</text:p>
          </table:table-cell>
          <table:table-cell table:number-columns-repeated="1006"/>
        </table:table-row>
        <table:table-row table:style-name="ro1">
          <table:table-cell table:style-name="Default" office:value-type="float" office:value="50000000000" calcext:value-type="float">
            <text:p>5000000000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727" calcext:value-type="float">
            <text:p>1727</text:p>
          </table:table-cell>
          <table:table-cell table:style-name="Default" office:value-type="float" office:value="12431" calcext:value-type="float">
            <text:p>124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0611744545468069" calcext:value-type="float">
            <text:p>6.11744545468069E-05</text:p>
          </table:table-cell>
          <table:table-cell table:style-name="Default" office:value-type="float" office:value="31.974330552" calcext:value-type="float">
            <text:p>31.97433055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3.735191723296" calcext:value-type="float">
            <text:p>133.735191723296</text:p>
          </table:table-cell>
          <table:table-cell table:style-name="Default" office:value-type="float" office:value="1.92837502711975" calcext:value-type="float">
            <text:p>1.92837502711975</text:p>
          </table:table-cell>
          <table:table-cell table:style-name="Default" office:value-type="float" office:value="49.1470248985241" calcext:value-type="float">
            <text:p>49.1470248985241</text:p>
          </table:table-cell>
          <table:table-cell table:style-name="Default" office:value-type="float" office:value="0.23229733842645" calcext:value-type="float">
            <text:p>0.23229733842645</text:p>
          </table:table-cell>
          <table:table-cell/>
          <table:table-cell table:formula="of:=[.A175]*0.000000001" office:value-type="float" office:value="50" calcext:value-type="float">
            <text:p>50</text:p>
          </table:table-cell>
          <table:table-cell table:formula="of:=-[.J175]/100*2.54*6" office:value-type="float" office:value="-20.3812432186303" calcext:value-type="float">
            <text:p>-20.3812432186303</text:p>
          </table:table-cell>
          <table:table-cell/>
          <table:table-cell table:formula="of:=([.E113]-[.P175])/[.E113]" office:value-type="float" office:value="0.0723252467292299" calcext:value-type="float">
            <text:p>0.07232524672923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Default" office:value-type="string" calcext:value-type="string">
            <text:p>2<text:span text:style-name="T1">nd</text:span> order mesh</text:p>
          </table:table-cell>
          <table:table-cell table:number-columns-repeated="1023"/>
        </table:table-row>
        <table:table-row table:style-name="ro1">
          <table:table-cell table:style-name="ce2" office:value-type="float" office:value="115.557" calcext:value-type="float">
            <text:p>115.557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 table:number-rows-repeated="5">
          <table:table-cell table:style-name="ce2"/>
          <table:table-cell table:number-columns-repeated="4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7"/>
          <table:table-cell office:value-type="string" calcext:value-type="string">
            <text:p>\</text:p>
          </table:table-cell>
          <table:table-cell table:number-columns-repeated="1015"/>
        </table:table-row>
        <table:table-row table:style-name="ro1" table:number-rows-repeated="19">
          <table:table-cell table:style-name="ce2"/>
          <table:table-cell table:number-columns-repeated="1023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8" number:language="en" number:country="US">
      <number:number number:decimal-places="0" loext:min-decimal-places="0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/00/0000</text:date>, <text:time style:data-style-name="N2" text:time-value="09:26:57.507781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8-24T09:51:18.517436852</dc:date>
    <meta:generator>LibreOffice/6.4.7.2$Linux_X86_64 LibreOffice_project/40$Build-2</meta:generator>
    <meta:editing-duration>P1DT3H26M55S</meta:editing-duration>
    <meta:editing-cycles>26</meta:editing-cycles>
    <meta:document-statistic meta:table-count="3" meta:cell-count="472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loext:try-staggering-first="true" chart:link-data-style-to-source="true" chart:axis-position="-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-25" chart:maximum="-0" chart:origin="-25" chart:interval-major="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1000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ff6600" draw:fill-color="#ff660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02cm" svg:y="3.703cm" style:legend-expansion="high" chart:style-name="ch2"/>
        <chart:plot-area chart:style-name="ch3" table:cell-range-address="Sheet1.O123:Sheet1.P173 Sheet1.A121:Sheet1.A121 Sheet1.A1:Sheet1.A1 Sheet1.E3:Sheet1.E111 Sheet1.G1:Sheet1.G1 Sheet1.K3:Sheet1.K53" chart:data-source-has-labels="row" svg:x="1.55cm" svg:y="0.18cm" svg:width="8.632cm" svg:height="7.44cm">
          <chartooo:coordinate-region svg:x="2.26cm" svg:y="0.406cm" svg:width="7.683cm" svg:height="6.664cm"/>
          <chart:axis chart:dimension="x" chart:name="primary-x" chart:style-name="ch4">
            <chart:title svg:x="4.156cm" svg:y="7.801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782cm" chart:style-name="ch8">
              <text:p>Insertion Loss, dB</text:p>
            </chart:title>
            <chart:grid chart:style-name="ch6" chart:class="major"/>
          </chart:axis>
          <chart:series chart:style-name="ch9" chart:values-cell-range-address="Sheet1.P123:Sheet1.P173" chart:label-cell-address="Sheet1.A121:Sheet1.A121" chart:class="chart:scatter">
            <chart:domain table:cell-range-address="Sheet1.O123:Sheet1.O173"/>
            <chart:data-point chart:repeated="51"/>
          </chart:series>
          <chart:series chart:style-name="ch10" chart:values-cell-range-address="Sheet1.E3:Sheet1.E111" chart:label-cell-address="Sheet1.A1:Sheet1.A1" chart:class="chart:scatter">
            <chart:domain table:cell-range-address="Sheet1.D3:Sheet1.D111"/>
            <chart:data-point chart:repeated="109"/>
          </chart:series>
          <chart:series chart:style-name="ch11" chart:values-cell-range-address="Sheet1.K3:Sheet1.K53" chart:label-cell-address="Sheet1.G1:Sheet1.G1" chart:class="chart:scatter">
            <chart:domain table:cell-range-address="Sheet1.J3:Sheet1.J53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Simulated - OpenParEM2D</text:p>
                <draw:g>
                  <svg:desc>Sheet1.A121:Sheet1.A12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asured - Simonovich</text:p>
                <draw:g>
                  <svg:desc>Sheet1.A1:Sheet1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imulated - Simonovic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O123:Sheet1.O173</svg:desc>
                </draw:g>
              </table:table-cell>
              <table:table-cell office:value-type="float" office:value="-0.263089196086479">
                <text:p>-0.263089196086479</text:p>
                <draw:g>
                  <svg:desc>Sheet1.P123:Sheet1.P173</svg:desc>
                </draw:g>
              </table:table-cell>
              <table:table-cell office:value-type="float" office:value="0.297755382501145">
                <text:p>0.297755382501145</text:p>
                <draw:g>
                  <svg:desc>Sheet1.D3:Sheet1.D111</svg:desc>
                </draw:g>
              </table:table-cell>
              <table:table-cell office:value-type="float" office:value="-0.330188679245283">
                <text:p>-0.330188679245283</text:p>
                <draw:g>
                  <svg:desc>Sheet1.E3:Sheet1.E111</svg:desc>
                </draw:g>
              </table:table-cell>
              <table:table-cell office:value-type="float" office:value="0.297755382501145">
                <text:p>0.297755382501145</text:p>
                <draw:g>
                  <svg:desc>Sheet1.J3:Sheet1.J53</svg:desc>
                </draw:g>
              </table:table-cell>
              <table:table-cell office:value-type="float" office:value="-0.279390420899855">
                <text:p>-0.279390420899855</text:p>
                <draw:g>
                  <svg:desc>Sheet1.K3:Sheet1.K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627156763692475">
                <text:p>-0.627156763692475</text:p>
              </table:table-cell>
              <table:table-cell office:value-type="float" office:value="1.00778744846541">
                <text:p>1.00778744846541</text:p>
              </table:table-cell>
              <table:table-cell office:value-type="float" office:value="-0.609579100145138">
                <text:p>-0.609579100145138</text:p>
              </table:table-cell>
              <table:table-cell office:value-type="float" office:value="0.984883188273019">
                <text:p>0.984883188273019</text:p>
              </table:table-cell>
              <table:table-cell office:value-type="float" office:value="-0.584179970972424">
                <text:p>-0.584179970972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09151696208001">
                <text:p>-1.09151696208001</text:p>
              </table:table-cell>
              <table:table-cell office:value-type="float" office:value="1.96976637654604">
                <text:p>1.96976637654604</text:p>
              </table:table-cell>
              <table:table-cell office:value-type="float" office:value="-1.09216255442671">
                <text:p>-1.09216255442671</text:p>
              </table:table-cell>
              <table:table-cell office:value-type="float" office:value="1.96976637654604">
                <text:p>1.96976637654604</text:p>
              </table:table-cell>
              <table:table-cell office:value-type="float" office:value="-1.06676342525399">
                <text:p>-1.06676342525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3701448213755">
                <text:p>-1.53701448213755</text:p>
              </table:table-cell>
              <table:table-cell office:value-type="float" office:value="3.00045808520385">
                <text:p>3.00045808520385</text:p>
              </table:table-cell>
              <table:table-cell office:value-type="float" office:value="-1.47314949201742">
                <text:p>-1.47314949201742</text:p>
              </table:table-cell>
              <table:table-cell office:value-type="float" office:value="3.00045808520385">
                <text:p>3.00045808520385</text:p>
              </table:table-cell>
              <table:table-cell office:value-type="float" office:value="-1.54934687953556">
                <text:p>-1.54934687953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97401691422514">
                <text:p>-1.97401691422514</text:p>
              </table:table-cell>
              <table:table-cell office:value-type="float" office:value="3.98534127347687">
                <text:p>3.98534127347687</text:p>
              </table:table-cell>
              <table:table-cell office:value-type="float" office:value="-1.90493468795356">
                <text:p>-1.90493468795356</text:p>
              </table:table-cell>
              <table:table-cell office:value-type="float" office:value="3.98534127347687">
                <text:p>3.98534127347687</text:p>
              </table:table-cell>
              <table:table-cell office:value-type="float" office:value="-1.9811320754717">
                <text:p>-1.9811320754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40592777582369">
                <text:p>-2.40592777582369</text:p>
              </table:table-cell>
              <table:table-cell office:value-type="float" office:value="4.99312872194228">
                <text:p>4.99312872194228</text:p>
              </table:table-cell>
              <table:table-cell office:value-type="float" office:value="-2.31132075471698">
                <text:p>-2.31132075471698</text:p>
              </table:table-cell>
              <table:table-cell office:value-type="float" office:value="5.01603298213468">
                <text:p>5.01603298213468</text:p>
              </table:table-cell>
              <table:table-cell office:value-type="float" office:value="-2.41291727140784">
                <text:p>-2.41291727140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83426035759022">
                <text:p>-2.83426035759022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79390420899855">
                <text:p>-2.79390420899855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87010159651669">
                <text:p>-2.87010159651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25980871214847">
                <text:p>-3.25980871214847</text:p>
              </table:table-cell>
              <table:table-cell office:value-type="float" office:value="6.98579935868072">
                <text:p>6.98579935868072</text:p>
              </table:table-cell>
              <table:table-cell office:value-type="float" office:value="-3.20029027576197">
                <text:p>-3.20029027576197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3.27648766328012">
                <text:p>-3.27648766328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68303838960473">
                <text:p>-3.68303838960473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58127721335269">
                <text:p>-3.58127721335269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70827285921626">
                <text:p>-3.70827285921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10424600722316">
                <text:p>-4.10424600722316</text:p>
              </table:table-cell>
              <table:table-cell office:value-type="float" office:value="8.97846999541915">
                <text:p>8.97846999541915</text:p>
              </table:table-cell>
              <table:table-cell office:value-type="float" office:value="-4.01306240928883">
                <text:p>-4.01306240928883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4.16545718432511">
                <text:p>-4.16545718432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.52363359210386">
                <text:p>-4.52363359210386</text:p>
              </table:table-cell>
              <table:table-cell office:value-type="float" office:value="9.96335318369217">
                <text:p>9.96335318369217</text:p>
              </table:table-cell>
              <table:table-cell office:value-type="float" office:value="-4.44484760522496">
                <text:p>-4.44484760522496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4.57184325108853">
                <text:p>-4.57184325108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4.94134663467047">
                <text:p>-4.94134663467047</text:p>
              </table:table-cell>
              <table:table-cell office:value-type="float" office:value="10.99404489235">
                <text:p>10.99404489235</text:p>
              </table:table-cell>
              <table:table-cell office:value-type="float" office:value="-4.8766328011611">
                <text:p>-4.8766328011611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5.00362844702467">
                <text:p>-5.00362844702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.35749500690885">
                <text:p>-5.35749500690885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25761973875181">
                <text:p>-5.25761973875181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4100145137881">
                <text:p>-5.4100145137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5.77216512486508">
                <text:p>-5.77216512486508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63860667634253">
                <text:p>-5.63860667634253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81640058055153">
                <text:p>-5.8164005805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6.18542735755307">
                <text:p>-6.18542735755307</text:p>
              </table:table-cell>
              <table:table-cell office:value-type="float" office:value="13.9945029775538">
                <text:p>13.9945029775538</text:p>
              </table:table-cell>
              <table:table-cell office:value-type="float" office:value="-6.17198838896952">
                <text:p>-6.17198838896952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6.24818577648766">
                <text:p>-6.24818577648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6.59734071093205">
                <text:p>-6.59734071093205</text:p>
              </table:table-cell>
              <table:table-cell office:value-type="float" office:value="14.9793861658268">
                <text:p>14.9793861658268</text:p>
              </table:table-cell>
              <table:table-cell office:value-type="float" office:value="-6.55297532656023">
                <text:p>-6.55297532656023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6.65457184325109">
                <text:p>-6.65457184325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7.00795589485005">
                <text:p>-7.00795589485005</text:p>
              </table:table-cell>
              <table:table-cell office:value-type="float" office:value="15.9642693540999">
                <text:p>15.9642693540999</text:p>
              </table:table-cell>
              <table:table-cell office:value-type="float" office:value="-6.93396226415094">
                <text:p>-6.93396226415094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7.06095791001452">
                <text:p>-7.06095791001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7.41731738585629">
                <text:p>-7.41731738585629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36574746008708">
                <text:p>-7.36574746008708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51814223512337">
                <text:p>-7.51814223512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7.82546485414589">
                <text:p>-7.82546485414589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77213352685051">
                <text:p>-7.77213352685051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89912917271408">
                <text:p>-7.89912917271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8.23243417397281">
                <text:p>-8.23243417397281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22931785195936">
                <text:p>-8.22931785195936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33091436865022">
                <text:p>-8.33091436865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8.63825815093979">
                <text:p>-8.63825815093979</text:p>
              </table:table-cell>
              <table:table-cell office:value-type="float" office:value="19.9954191479615">
                <text:p>19.9954191479615</text:p>
              </table:table-cell>
              <table:table-cell office:value-type="float" office:value="-8.61030478955007">
                <text:p>-8.61030478955007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8.68650217706822">
                <text:p>-8.68650217706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9.04296706104547">
                <text:p>-9.04296706104547</text:p>
              </table:table-cell>
              <table:table-cell office:value-type="float" office:value="21.0261108566193">
                <text:p>21.0261108566193</text:p>
              </table:table-cell>
              <table:table-cell office:value-type="float" office:value="-9.11828737300436">
                <text:p>-9.11828737300436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-9.11828737300436">
                <text:p>-9.11828737300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9.44658905518182">
                <text:p>-9.44658905518182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9.84915046845104">
                <text:p>-9.84915046845104</text:p>
              </table:table-cell>
              <table:table-cell office:value-type="float" office:value="22.972972972973">
                <text:p>22.972972972973</text:p>
              </table:table-cell>
              <table:table-cell office:value-type="float" office:value="-9.98185776487664">
                <text:p>-9.98185776487664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-9.93105950653121">
                <text:p>-9.93105950653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0.2506760603697">
                <text:p>-10.2506760603697</text:p>
              </table:table-cell>
              <table:table-cell office:value-type="float" office:value="23.9807604214384">
                <text:p>23.9807604214384</text:p>
              </table:table-cell>
              <table:table-cell office:value-type="float" office:value="-10.4390420899855">
                <text:p>-10.4390420899855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-10.3628447024673">
                <text:p>-10.3628447024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0.6511892063351">
                <text:p>-10.6511892063351</text:p>
              </table:table-cell>
              <table:table-cell office:value-type="float" office:value="25.0114521300962">
                <text:p>25.0114521300962</text:p>
              </table:table-cell>
              <table:table-cell office:value-type="float" office:value="-10.8200290275762">
                <text:p>-10.820029027576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-10.7438316400581">
                <text:p>-10.7438316400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1.0507120502553">
                <text:p>-11.0507120502553</text:p>
              </table:table-cell>
              <table:table-cell office:value-type="float" office:value="25.9963353183692">
                <text:p>25.9963353183692</text:p>
              </table:table-cell>
              <table:table-cell office:value-type="float" office:value="-11.3026124818578">
                <text:p>-11.3026124818578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-11.1502177068215">
                <text:p>-11.1502177068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1.4492656279994">
                <text:p>-11.4492656279994</text:p>
              </table:table-cell>
              <table:table-cell office:value-type="float" office:value="27.0041227668346">
                <text:p>27.0041227668346</text:p>
              </table:table-cell>
              <table:table-cell office:value-type="float" office:value="-11.7089985486212">
                <text:p>-11.7089985486212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-11.5312046444122">
                <text:p>-11.5312046444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1.8468699723514">
                <text:p>-11.8468699723514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2.0899854862119">
                <text:p>-12.0899854862119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1.9629898403483">
                <text:p>-11.9629898403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2.2435441982313">
                <text:p>-12.2435441982313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5471698113208">
                <text:p>-12.5471698113208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343976777939">
                <text:p>-12.343976777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2.6393065751924">
                <text:p>-12.6393065751924</text:p>
              </table:table-cell>
              <table:table-cell office:value-type="float" office:value="29.9816765918461">
                <text:p>29.9816765918461</text:p>
              </table:table-cell>
              <table:table-cell office:value-type="float" office:value="-13.0043541364296">
                <text:p>-13.0043541364296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-12.7249637155298">
                <text:p>-12.7249637155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3.034174590136">
                <text:p>-13.034174590136</text:p>
              </table:table-cell>
              <table:table-cell office:value-type="float" office:value="30.5771873568484">
                <text:p>30.5771873568484</text:p>
              </table:table-cell>
              <table:table-cell office:value-type="float" office:value="-13.2075471698113">
                <text:p>-13.2075471698113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1313497822932">
                <text:p>-13.1313497822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3.4281650023796">
                <text:p>-13.4281650023796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3853410740203">
                <text:p>-13.3853410740203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5377358490566">
                <text:p>-13.53773584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3.8212938900124">
                <text:p>-13.8212938900124</text:p>
              </table:table-cell>
              <table:table-cell office:value-type="float" office:value="31.539166284929">
                <text:p>31.539166284929</text:p>
              </table:table-cell>
              <table:table-cell office:value-type="float" office:value="-13.6393323657475">
                <text:p>-13.6393323657475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-13.9187227866473">
                <text:p>-13.9187227866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4.2135766910861">
                <text:p>-14.2135766910861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8171262699565">
                <text:p>-13.8171262699565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-14.3251088534107">
                <text:p>-14.3251088534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4.6050282417045">
                <text:p>-14.6050282417045</text:p>
              </table:table-cell>
              <table:table-cell office:value-type="float" office:value="32.524049473202">
                <text:p>32.524049473202</text:p>
              </table:table-cell>
              <table:table-cell office:value-type="float" office:value="-14.0203193033382">
                <text:p>-14.0203193033382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-14.7060957910015">
                <text:p>-14.7060957910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4.995662808935">
                <text:p>-14.995662808935</text:p>
              </table:table-cell>
              <table:table-cell office:value-type="float" office:value="33.0050389372423">
                <text:p>33.0050389372423</text:p>
              </table:table-cell>
              <table:table-cell office:value-type="float" office:value="-14.2235123367199">
                <text:p>-14.2235123367199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0870827285922">
                <text:p>-15.0870827285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5.3854941199955">
                <text:p>-15.3854941199955</text:p>
              </table:table-cell>
              <table:table-cell office:value-type="float" office:value="33.5547411818598">
                <text:p>33.5547411818598</text:p>
              </table:table-cell>
              <table:table-cell office:value-type="float" office:value="-14.4267053701016">
                <text:p>-14.4267053701016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-15.4934687953556">
                <text:p>-15.4934687953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5.774535388791">
                <text:p>-15.774535388791</text:p>
              </table:table-cell>
              <table:table-cell office:value-type="float" office:value="33.9899221255153">
                <text:p>33.9899221255153</text:p>
              </table:table-cell>
              <table:table-cell office:value-type="float" office:value="-14.655297532656">
                <text:p>-14.655297532656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5.8490566037736">
                <text:p>-15.84905660377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6.1627993423731">
                <text:p>-16.1627993423731</text:p>
              </table:table-cell>
              <table:table-cell office:value-type="float" office:value="34.5396243701328">
                <text:p>34.5396243701328</text:p>
              </table:table-cell>
              <table:table-cell office:value-type="float" office:value="-14.8838896952105">
                <text:p>-14.8838896952105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255442670537">
                <text:p>-16.255442670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6.5502982421025">
                <text:p>-16.5502982421025</text:p>
              </table:table-cell>
              <table:table-cell office:value-type="float" office:value="34.9977095739808">
                <text:p>34.9977095739808</text:p>
              </table:table-cell>
              <table:table-cell office:value-type="float" office:value="-15.010885341074">
                <text:p>-15.010885341074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-16.6364296081277">
                <text:p>-16.6364296081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6.9370439031161">
                <text:p>-16.9370439031161</text:p>
              </table:table-cell>
              <table:table-cell office:value-type="float" office:value="35.5474118185983">
                <text:p>35.5474118185983</text:p>
              </table:table-cell>
              <table:table-cell office:value-type="float" office:value="-15.3410740203193">
                <text:p>-15.3410740203193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-17.0428156748911">
                <text:p>-17.04281567489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7.3230477160251">
                <text:p>-17.3230477160251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5696661828737">
                <text:p>-15.5696661828737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7.3984034833091">
                <text:p>-17.3984034833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7.7083206624775">
                <text:p>-17.7083206624775</text:p>
              </table:table-cell>
              <table:table-cell office:value-type="float" office:value="36.5551992670637">
                <text:p>36.5551992670637</text:p>
              </table:table-cell>
              <table:table-cell office:value-type="float" office:value="-15.72206095791">
                <text:p>-15.72206095791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7.7793904208999">
                <text:p>-17.7793904208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8.0928733317619">
                <text:p>-18.0928733317619</text:p>
              </table:table-cell>
              <table:table-cell office:value-type="float" office:value="37.0132844709116">
                <text:p>37.0132844709116</text:p>
              </table:table-cell>
              <table:table-cell office:value-type="float" office:value="-15.9252539912917">
                <text:p>-15.9252539912917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-18.1857764876633">
                <text:p>-18.1857764876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8.4767159367899">
                <text:p>-18.4767159367899</text:p>
              </table:table-cell>
              <table:table-cell office:value-type="float" office:value="37.5400824553367">
                <text:p>37.5400824553367</text:p>
              </table:table-cell>
              <table:table-cell office:value-type="float" office:value="-16.2046444121916">
                <text:p>-16.204644412191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-18.5413642960813">
                <text:p>-18.5413642960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8.8598583277909">
                <text:p>-18.8598583277909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6.3570391872279">
                <text:p>-16.3570391872279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-18.922351233672">
                <text:p>-18.922351233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9.2423100045453">
                <text:p>-19.2423100045453</text:p>
              </table:table-cell>
              <table:table-cell office:value-type="float" office:value="38.250114521301">
                <text:p>38.250114521301</text:p>
              </table:table-cell>
              <table:table-cell office:value-type="float" office:value="-16.4586357039187">
                <text:p>-16.4586357039187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-19.3033381712627">
                <text:p>-19.30333817126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9.6240801307659">
                <text:p>-19.6240801307659</text:p>
              </table:table-cell>
              <table:table-cell office:value-type="float" office:value="38.5707741639945">
                <text:p>38.5707741639945</text:p>
              </table:table-cell>
              <table:table-cell office:value-type="float" office:value="-16.611030478955">
                <text:p>-16.611030478955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-19.6589259796807">
                <text:p>-19.6589259796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0.0051775436183">
                <text:p>-20.0051775436183</text:p>
              </table:table-cell>
              <table:table-cell office:value-type="float" office:value="38.7998167659185">
                <text:p>38.7998167659185</text:p>
              </table:table-cell>
              <table:table-cell office:value-type="float" office:value="-16.7634252539913">
                <text:p>-16.7634252539913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20.0653120464441">
                <text:p>-20.0653120464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0.3856107670761">
                <text:p>-20.3856107670761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8904208998549">
                <text:p>-16.8904208998549</text:p>
              </table:table-cell>
              <table:table-cell office:value-type="float" office:value="50">
                <text:p>50</text:p>
              </table:table-cell>
              <table:table-cell office:value-type="float" office:value="-20.3955007256894">
                <text:p>-20.3955007256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2808062299588">
                <text:p>39.2808062299588</text:p>
              </table:table-cell>
              <table:table-cell office:value-type="float" office:value="-16.9920174165457">
                <text:p>-16.992017416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098488318827">
                <text:p>39.5098488318827</text:p>
              </table:table-cell>
              <table:table-cell office:value-type="float" office:value="-17.0936139332366">
                <text:p>-17.093613933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7159871736143">
                <text:p>39.7159871736143</text:p>
              </table:table-cell>
              <table:table-cell office:value-type="float" office:value="-17.1190130624093">
                <text:p>-17.11901306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990838295923">
                <text:p>39.990838295923</text:p>
              </table:table-cell>
              <table:table-cell office:value-type="float" office:value="-17.1698113207547">
                <text:p>-17.169811320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2427851580394">
                <text:p>40.2427851580394</text:p>
              </table:table-cell>
              <table:table-cell office:value-type="float" office:value="-17.2968069666183">
                <text:p>-17.296806966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176362803481">
                <text:p>40.5176362803481</text:p>
              </table:table-cell>
              <table:table-cell office:value-type="float" office:value="-17.5253991291727">
                <text:p>-17.525399129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7237746220797">
                <text:p>40.7237746220797</text:p>
              </table:table-cell>
              <table:table-cell office:value-type="float" office:value="-17.7031930333817">
                <text:p>-17.703193033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986257443885">
                <text:p>40.9986257443885</text:p>
              </table:table-cell>
              <table:table-cell office:value-type="float" office:value="-17.7793904208999">
                <text:p>-17.779390420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20476408612">
                <text:p>41.20476408612</text:p>
              </table:table-cell>
              <table:table-cell office:value-type="float" office:value="-17.7539912917271">
                <text:p>-17.753991291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254237288136">
                <text:p>41.5254237288136</text:p>
              </table:table-cell>
              <table:table-cell office:value-type="float" office:value="-17.855587808418">
                <text:p>-17.85558780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773705909299">
                <text:p>41.7773705909299</text:p>
              </table:table-cell>
              <table:table-cell office:value-type="float" office:value="-18.0841799709724">
                <text:p>-18.084179970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1896472743931">
                <text:p>42.1896472743931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957856161246">
                <text:p>42.3957856161246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935409986258">
                <text:p>42.6935409986258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767750801649">
                <text:p>42.8767750801649</text:p>
              </table:table-cell>
              <table:table-cell office:value-type="float" office:value="-18.1857764876633">
                <text:p>-18.185776487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203389830509">
                <text:p>43.2203389830509</text:p>
              </table:table-cell>
              <table:table-cell office:value-type="float" office:value="-18.4905660377359">
                <text:p>-18.490566037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951901053596">
                <text:p>43.4951901053596</text:p>
              </table:table-cell>
              <table:table-cell office:value-type="float" office:value="-18.8461538461538">
                <text:p>-18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555199267064">
                <text:p>43.6555199267064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616582684379">
                <text:p>43.8616582684379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219880897847">
                <text:p>44.0219880897847</text:p>
              </table:table-cell>
              <table:table-cell office:value-type="float" office:value="-18.9477503628447">
                <text:p>-18.947750362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594136509391">
                <text:p>44.1594136509391</text:p>
              </table:table-cell>
              <table:table-cell office:value-type="float" office:value="-18.8715529753266">
                <text:p>-18.871552975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968392120935">
                <text:p>44.2968392120935</text:p>
              </table:table-cell>
              <table:table-cell office:value-type="float" office:value="-18.7699564586357">
                <text:p>-18.769956458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02977553825">
                <text:p>44.502977553825</text:p>
              </table:table-cell>
              <table:table-cell office:value-type="float" office:value="-18.7953555878084">
                <text:p>-18.795355587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091158955566">
                <text:p>44.7091158955566</text:p>
              </table:table-cell>
              <table:table-cell office:value-type="float" office:value="-19.0493468795356">
                <text:p>-19.049346879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8465414567109">
                <text:p>44.8465414567109</text:p>
              </table:table-cell>
              <table:table-cell office:value-type="float" office:value="-19.3287373004354">
                <text:p>-19.328737300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068712780577">
                <text:p>45.0068712780577</text:p>
              </table:table-cell>
              <table:table-cell office:value-type="float" office:value="-19.5827285921626">
                <text:p>-19.582728592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130096197893">
                <text:p>45.2130096197893</text:p>
              </table:table-cell>
              <table:table-cell office:value-type="float" office:value="-19.8367198838897">
                <text:p>-19.836719883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504351809437">
                <text:p>45.3504351809437</text:p>
              </table:table-cell>
              <table:table-cell office:value-type="float" office:value="-19.989114658926">
                <text:p>-19.98911465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5565735226752">
                <text:p>45.5565735226752</text:p>
              </table:table-cell>
              <table:table-cell office:value-type="float" office:value="-19.7859216255443">
                <text:p>-19.785921625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856161245992">
                <text:p>45.7856161245992</text:p>
              </table:table-cell>
              <table:table-cell office:value-type="float" office:value="-19.5573294629898">
                <text:p>-19.557329462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146587265231">
                <text:p>46.0146587265231</text:p>
              </table:table-cell>
              <table:table-cell office:value-type="float" office:value="-19.3795355587808">
                <text:p>-19.379535558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1978928080623">
                <text:p>46.1978928080623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582226294091">
                <text:p>46.3582226294091</text:p>
              </table:table-cell>
              <table:table-cell office:value-type="float" office:value="-20.0399129172714">
                <text:p>-20.039912917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414567109482">
                <text:p>46.5414567109482</text:p>
              </table:table-cell>
              <table:table-cell office:value-type="float" office:value="-20.522496371553">
                <text:p>-20.52249637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01786532295">
                <text:p>46.701786532295</text:p>
              </table:table-cell>
              <table:table-cell office:value-type="float" office:value="-20.8526850507983">
                <text:p>-20.852685050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850206138342">
                <text:p>46.8850206138342</text:p>
              </table:table-cell>
              <table:table-cell office:value-type="float" office:value="-20.9542815674891">
                <text:p>-20.954281567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224461749886">
                <text:p>47.0224461749886</text:p>
              </table:table-cell>
              <table:table-cell office:value-type="float" office:value="-20.8018867924528">
                <text:p>-20.8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598717361429">
                <text:p>47.1598717361429</text:p>
              </table:table-cell>
              <table:table-cell office:value-type="float" office:value="-20.4970972423803">
                <text:p>-20.497097242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202015574897">
                <text:p>47.3202015574897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034356390289">
                <text:p>47.5034356390289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7095739807604">
                <text:p>47.7095739807604</text:p>
              </table:table-cell>
              <table:table-cell office:value-type="float" office:value="-19.8621190130624">
                <text:p>-19.862119013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915712322492">
                <text:p>47.915712322492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989464040312">
                <text:p>48.0989464040312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050847457627">
                <text:p>48.3050847457627</text:p>
              </table:table-cell>
              <table:table-cell office:value-type="float" office:value="-21.5638606676343">
                <text:p>-21.563860667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341273476867">
                <text:p>48.5341273476867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944571690334">
                <text:p>48.6944571690334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547869903802">
                <text:p>48.8547869903802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922125515346">
                <text:p>48.9922125515346</text:p>
              </table:table-cell>
              <table:table-cell office:value-type="float" office:value="-19.7097242380261">
                <text:p>-19.709724238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754466330738">
                <text:p>49.1754466330738</text:p>
              </table:table-cell>
              <table:table-cell office:value-type="float" office:value="-19.9637155297533">
                <text:p>-19.963715529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244159413651">
                <text:p>49.244159413651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586807146129">
                <text:p>49.3586807146129</text:p>
              </table:table-cell>
              <table:table-cell office:value-type="float" office:value="-21.3606676342525">
                <text:p>-21.360667634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190105359597">
                <text:p>49.5190105359597</text:p>
              </table:table-cell>
              <table:table-cell office:value-type="float" office:value="-22.2242380261248">
                <text:p>-22.224238026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106275767293">
                <text:p>49.6106275767293</text:p>
              </table:table-cell>
              <table:table-cell office:value-type="float" office:value="-22.656023222061">
                <text:p>-22.65602322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709573980761">
                <text:p>49.7709573980761</text:p>
              </table:table-cell>
              <table:table-cell office:value-type="float" office:value="-22.7830188679245">
                <text:p>-22.783018867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083829592304">
                <text:p>49.9083829592304</text:p>
              </table:table-cell>
              <table:table-cell office:value-type="float" office:value="-22.5544267053701">
                <text:p>-22.554426705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770957398076">
                <text:p>49.9770957398076</text:p>
              </table:table-cell>
              <table:table-cell office:value-type="float" office:value="-21.9702467343977">
                <text:p>-21.97024673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loext:try-staggering-first="true" chart:link-data-style-to-source="true" chart:axis-position="-0.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-0.25" chart:maximum="0.25" chart:origin="-0.25" chart:interval-major="0.05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1000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style-name="ch1">
        <chart:legend chart:legend-position="end" svg:x="11.941cm" svg:y="3.948cm" style:legend-expansion="high" chart:style-name="ch2"/>
        <chart:plot-area chart:style-name="ch3" table:cell-range-address="Sheet1.O123:Sheet1.O173 Sheet1.R122:Sheet1.R173 Sheet1.O1:Sheet1.O1 Sheet1.O3:Sheet1.O53" chart:data-source-has-labels="row" svg:x="1.55cm" svg:y="0.179cm" svg:width="10.071cm" svg:height="7.434cm">
          <chartooo:coordinate-region svg:x="2.604cm" svg:y="0.405cm" svg:width="8.778cm" svg:height="6.658cm"/>
          <chart:axis chart:dimension="x" chart:name="primary-x" chart:style-name="ch4">
            <chart:title svg:x="4.875cm" svg:y="7.793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456cm" chart:style-name="ch8">
              <text:p>error</text:p>
            </chart:title>
            <chart:grid chart:style-name="ch6" chart:class="major"/>
          </chart:axis>
          <chart:series chart:style-name="ch9" chart:values-cell-range-address="Sheet1.R123:Sheet1.R173" chart:label-cell-address="Sheet1.R122:Sheet1.R122" chart:class="chart:scatter">
            <chart:domain table:cell-range-address="Sheet1.O123:Sheet1.O173"/>
            <chart:data-point chart:repeated="51"/>
          </chart:series>
          <chart:series chart:style-name="ch10" chart:values-cell-range-address="Sheet1.O3:Sheet1.O53" chart:label-cell-address="Sheet1.O1:Sheet1.O1" chart:class="chart:scatter">
            <chart:domain table:cell-range-address="Sheet1.J3:Sheet1.J53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error - OpenParEM2D</text:p>
                <draw:g>
                  <svg:desc>Sheet1.R122:Sheet1.R12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error - Simonovich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O123:Sheet1.O173</svg:desc>
                </draw:g>
              </table:table-cell>
              <table:table-cell office:value-type="float" office:value="0.203215577566664">
                <text:p>0.203215577566664</text:p>
                <draw:g>
                  <svg:desc>Sheet1.R123:Sheet1.R173</svg:desc>
                </draw:g>
              </table:table-cell>
              <table:table-cell office:value-type="float" office:value="0.297755382501145">
                <text:p>0.297755382501145</text:p>
                <draw:g>
                  <svg:desc>Sheet1.J3:Sheet1.J53</svg:desc>
                </draw:g>
              </table:table-cell>
              <table:table-cell office:value-type="float" office:value="0.153846153846154">
                <text:p>0.153846153846154</text:p>
                <draw:g>
                  <svg:desc>Sheet1.O3:Sheet1.O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28835738533608">
                <text:p>-0.028835738533608</text:p>
              </table:table-cell>
              <table:table-cell office:value-type="float" office:value="0.984883188273019">
                <text:p>0.984883188273019</text:p>
              </table:table-cell>
              <table:table-cell office:value-type="float" office:value="0.0416666666666664">
                <text:p>0.0416666666666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59111378986856">
                <text:p>0.00059111378986856</text:p>
              </table:table-cell>
              <table:table-cell office:value-type="float" office:value="1.96976637654604">
                <text:p>1.96976637654604</text:p>
              </table:table-cell>
              <table:table-cell office:value-type="float" office:value="0.0232558139534885">
                <text:p>0.023255813953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433526878746503">
                <text:p>-0.0433526878746503</text:p>
              </table:table-cell>
              <table:table-cell office:value-type="float" office:value="3.00045808520385">
                <text:p>3.00045808520385</text:p>
              </table:table-cell>
              <table:table-cell office:value-type="float" office:value="-0.0517241379310347">
                <text:p>-0.0517241379310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36264879162761">
                <text:p>-0.036264879162761</text:p>
              </table:table-cell>
              <table:table-cell office:value-type="float" office:value="3.98534127347687">
                <text:p>3.98534127347687</text:p>
              </table:table-cell>
              <table:table-cell office:value-type="float" office:value="-0.0399999999999999">
                <text:p>-0.039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409320172951471">
                <text:p>-0.0409320172951471</text:p>
              </table:table-cell>
              <table:table-cell office:value-type="float" office:value="5.01603298213468">
                <text:p>5.01603298213468</text:p>
              </table:table-cell>
              <table:table-cell office:value-type="float" office:value="-0.0439560439560441">
                <text:p>-0.0439560439560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144443565608626">
                <text:p>-0.0144443565608626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0.0272727272727272">
                <text:p>-0.0272727272727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185978243402702">
                <text:p>-0.0185978243402702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0.0238095238095239">
                <text:p>-0.0238095238095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284147722138447">
                <text:p>-0.0284147722138447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0.0354609929078015">
                <text:p>-0.0354609929078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227216994490976">
                <text:p>-0.0227216994490976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0.0379746835443039">
                <text:p>-0.0379746835443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77252391704673">
                <text:p>-0.0177252391704673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0.0285714285714286">
                <text:p>-0.0285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132701878833186">
                <text:p>-0.0132701878833186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0.0260416666666669">
                <text:p>-0.026041666666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89962897888737">
                <text:p>-0.0189962897888737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0.0289855072463769">
                <text:p>-0.0289855072463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236864275500739">
                <text:p>-0.0236864275500739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0.0315315315315315">
                <text:p>-0.0315315315315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0217741313440591">
                <text:p>-0.00217741313440591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0.0123456790123456">
                <text:p>-0.0123456790123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677026574356121">
                <text:p>-0.00677026574356121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0.0155038759689922">
                <text:p>-0.0155038759689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106711902776948">
                <text:p>-0.0106711902776948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0.0183150183150185">
                <text:p>-0.0183150183150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700131603053814">
                <text:p>-0.00700131603053814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0.0206896551724138">
                <text:p>-0.0206896551724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686186452035854">
                <text:p>-0.00686186452035854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0.0163398692810455">
                <text:p>-0.0163398692810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0378685338142016">
                <text:p>-0.000378685338142016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0.0123456790123459">
                <text:p>-0.0123456790123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324650080025532">
                <text:p>-0.00324650080025532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0.00884955752212393">
                <text:p>-0.00884955752212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826035733222013">
                <text:p>0.00826035733222013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08358876868881">
                <text:p>0.0108358876868881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32948494710632">
                <text:p>0.0132948494710632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0.00508905852417311">
                <text:p>0.00508905852417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80443787841876">
                <text:p>0.0180443787841876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0.00729927007299273">
                <text:p>0.00729927007299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56043778450822">
                <text:p>0.015604377845082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0.00704225352112662">
                <text:p>0.00704225352112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22869210111205">
                <text:p>0.0222869210111205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0.0134831460674159">
                <text:p>0.0134831460674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21823343425332">
                <text:p>0.0221823343425332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0.015184381778742">
                <text:p>0.015184381778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01088342196777">
                <text:p>0.0201088342196777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0.0105042016806722">
                <text:p>0.01050420168067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41987330732929">
                <text:p>0.0241987330732929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0.0161943319838056">
                <text:p>0.0161943319838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0711796531706">
                <text:p>0.0280711796531706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62351539600225">
                <text:p>0.0262351539600225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0.018975332068311">
                <text:p>0.0189753320683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150663168116">
                <text:p>0.028150663168116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0.0202205882352942">
                <text:p>0.02022058823529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82784193654538">
                <text:p>0.0282784193654538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0.0214285714285713">
                <text:p>0.0214285714285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30140694215569">
                <text:p>0.030140694215569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0.0225303292894281">
                <text:p>0.0225303292894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7037519116811">
                <text:p>0.027037519116811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0.0203045685279187">
                <text:p>0.0203045685279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368667746114003">
                <text:p>0.0368667746114003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0.0309951060358891">
                <text:p>0.0309951060358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338933288970714">
                <text:p>0.0338933288970714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0.0271132376395535">
                <text:p>0.027113237639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356118116346915">
                <text:p>0.0356118116346915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0.0310559006211182">
                <text:p>0.0310559006211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430789476352261">
                <text:p>0.0430789476352261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360815309544688">
                <text:p>0.0360815309544688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0.0310650887573964">
                <text:p>0.0310650887573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473776939390227">
                <text:p>0.0473776939390227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0.0414285714285713">
                <text:p>0.0414285714285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52731755845931">
                <text:p>0.052731755845931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0.048611111111111">
                <text:p>0.048611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330070983596575">
                <text:p>0.0330070983596575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0.0291262135922329">
                <text:p>0.0291262135922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451176004914624">
                <text:p>0.0451176004914624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0.0402144772117962">
                <text:p>0.0402144772117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564789860701706">
                <text:p>0.056478986070170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0.0531776913099872">
                <text:p>0.0531776913099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68157732373747">
                <text:p>0.0268157732373747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0.0235910878112714">
                <text:p>0.0235910878112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749728523892037">
                <text:p>0.0749728523892037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0.0720390720390721">
                <text:p>0.07203907203907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473143413706056">
                <text:p>0.0473143413706056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0.0456226880394573">
                <text:p>0.0456226880394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149902303058171">
                <text:p>-0.0149902303058171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0.0180412371134021">
                <text:p>-0.0180412371134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721264529469553">
                <text:p>0.0721264529469553</text:p>
              </table:table-cell>
              <table:table-cell office:value-type="float" office:value="50">
                <text:p>50</text:p>
              </table:table-cell>
              <table:table-cell office:value-type="float" office:value="0.0716763005780347">
                <text:p>0.07167630057803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loext:try-staggering-first="true" chart:link-data-style-to-source="true" chart:axis-position="-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-25" chart:maximum="-0" chart:origin="-25" chart:interval-major="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1000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ff6600" draw:fill-color="#ff660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end" svg:x="10.502cm" svg:y="3.702cm" style:legend-expansion="high" chart:style-name="ch2"/>
        <chart:plot-area chart:style-name="ch3" table:cell-range-address="zoomed.O125:zoomed.P175 zoomed.A123:zoomed.A123 zoomed.A3:zoomed.A3 zoomed.E5:zoomed.E113 zoomed.G3:zoomed.G3 zoomed.K5:zoomed.K55" chart:data-source-has-labels="row" svg:x="1.55cm" svg:y="0.179cm" svg:width="8.632cm" svg:height="7.441cm">
          <chartooo:coordinate-region svg:x="2.26cm" svg:y="0.405cm" svg:width="7.683cm" svg:height="6.665cm"/>
          <chart:axis chart:dimension="x" chart:name="primary-x" chart:style-name="ch4">
            <chart:title svg:x="4.156cm" svg:y="7.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781cm" chart:style-name="ch8">
              <text:p>Insertion Loss, dB</text:p>
            </chart:title>
            <chart:grid chart:style-name="ch6" chart:class="major"/>
          </chart:axis>
          <chart:series chart:style-name="ch9" chart:values-cell-range-address="zoomed.P125:zoomed.P175" chart:label-cell-address="zoomed.A123:zoomed.A123" chart:class="chart:scatter">
            <chart:domain table:cell-range-address="zoomed.O125:zoomed.O175"/>
            <chart:data-point chart:repeated="51"/>
          </chart:series>
          <chart:series chart:style-name="ch10" chart:values-cell-range-address="zoomed.E5:zoomed.E113" chart:label-cell-address="zoomed.A3:zoomed.A3" chart:class="chart:scatter">
            <chart:domain table:cell-range-address="zoomed.D5:zoomed.D113"/>
            <chart:data-point chart:repeated="109"/>
          </chart:series>
          <chart:series chart:style-name="ch11" chart:values-cell-range-address="zoomed.K5:zoomed.K55" chart:label-cell-address="zoomed.G3:zoomed.G3" chart:class="chart:scatter">
            <chart:domain table:cell-range-address="zoomed.J5:zoomed.J55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Simulated - OpenParEM2D</text:p>
                <draw:g>
                  <svg:desc>zoomed.A123:zoomed.A12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asured - Simonovich</text:p>
                <draw:g>
                  <svg:desc>zoomed.A3:zoomed.A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imulated - Simonovich</text:p>
                <draw:g>
                  <svg:desc>zoomed.G3:zoomed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zoomed.O125:zoomed.O175</svg:desc>
                </draw:g>
              </table:table-cell>
              <table:table-cell office:value-type="float" office:value="-0.263089196086479">
                <text:p>-0.263089196086479</text:p>
                <draw:g>
                  <svg:desc>zoomed.P125:zoomed.P175</svg:desc>
                </draw:g>
              </table:table-cell>
              <table:table-cell office:value-type="float" office:value="0.3">
                <text:p>0.3</text:p>
                <draw:g>
                  <svg:desc>zoomed.D5:zoomed.D113</svg:desc>
                </draw:g>
              </table:table-cell>
              <table:table-cell office:value-type="float" office:value="-0.271">
                <text:p>-0.271</text:p>
                <draw:g>
                  <svg:desc>zoomed.E5:zoomed.E113</svg:desc>
                </draw:g>
              </table:table-cell>
              <table:table-cell office:value-type="float" office:value="0.3">
                <text:p>0.3</text:p>
                <draw:g>
                  <svg:desc>zoomed.J5:zoomed.J55</svg:desc>
                </draw:g>
              </table:table-cell>
              <table:table-cell office:value-type="float" office:value="-0.271">
                <text:p>-0.271</text:p>
                <draw:g>
                  <svg:desc>zoomed.K5:zoomed.K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627156763692475">
                <text:p>-0.627156763692475</text:p>
              </table:table-cell>
              <table:table-cell office:value-type="float" office:value="0.99161">
                <text:p>0.99161</text:p>
              </table:table-cell>
              <table:table-cell office:value-type="float" office:value="-0.6367">
                <text:p>-0.6367</text:p>
              </table:table-cell>
              <table:table-cell office:value-type="float" office:value="0.99161">
                <text:p>0.99161</text:p>
              </table:table-cell>
              <table:table-cell office:value-type="float" office:value="-0.6367">
                <text:p>-0.6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09151696208001">
                <text:p>-1.09151696208001</text:p>
              </table:table-cell>
              <table:table-cell office:value-type="float" office:value="2.0012">
                <text:p>2.0012</text:p>
              </table:table-cell>
              <table:table-cell office:value-type="float" office:value="-1.13">
                <text:p>-1.13</text:p>
              </table:table-cell>
              <table:table-cell office:value-type="float" office:value="2.0012">
                <text:p>2.0012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3701448213755">
                <text:p>-1.53701448213755</text:p>
              </table:table-cell>
              <table:table-cell office:value-type="float" office:value="3.00779">
                <text:p>3.00779</text:p>
              </table:table-cell>
              <table:table-cell office:value-type="float" office:value="-1.54">
                <text:p>-1.54</text:p>
              </table:table-cell>
              <table:table-cell office:value-type="float" office:value="3.0018">
                <text:p>3.0018</text:p>
              </table:table-cell>
              <table:table-cell office:value-type="float" office:value="-1.5633">
                <text:p>-1.5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97401691422514">
                <text:p>-1.97401691422514</text:p>
              </table:table-cell>
              <table:table-cell office:value-type="float" office:value="4.00839">
                <text:p>4.00839</text:p>
              </table:table-cell>
              <table:table-cell office:value-type="float" office:value="-1.94">
                <text:p>-1.94</text:p>
              </table:table-cell>
              <table:table-cell office:value-type="float" office:value="4.00839">
                <text:p>4.00839</text:p>
              </table:table-cell>
              <table:table-cell office:value-type="float" office:value="-2.0167">
                <text:p>-2.0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40592777582369">
                <text:p>-2.40592777582369</text:p>
              </table:table-cell>
              <table:table-cell office:value-type="float" office:value="5.01498">
                <text:p>5.01498</text:p>
              </table:table-cell>
              <table:table-cell office:value-type="float" office:value="-2.3367">
                <text:p>-2.3367</text:p>
              </table:table-cell>
              <table:table-cell office:value-type="float" office:value="5">
                <text:p>5</text:p>
              </table:table-cell>
              <table:table-cell office:value-type="float" office:value="-2.46">
                <text:p>-2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83426035759022">
                <text:p>-2.83426035759022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79390420899855">
                <text:p>-2.79390420899855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87010159651669">
                <text:p>-2.87010159651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25980871214847">
                <text:p>-3.25980871214847</text:p>
              </table:table-cell>
              <table:table-cell office:value-type="float" office:value="6.98579935868072">
                <text:p>6.98579935868072</text:p>
              </table:table-cell>
              <table:table-cell office:value-type="float" office:value="-3.20029027576197">
                <text:p>-3.20029027576197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3.27648766328012">
                <text:p>-3.27648766328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68303838960473">
                <text:p>-3.68303838960473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58127721335269">
                <text:p>-3.58127721335269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70827285921626">
                <text:p>-3.70827285921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10424600722316">
                <text:p>-4.10424600722316</text:p>
              </table:table-cell>
              <table:table-cell office:value-type="float" office:value="8.97846999541915">
                <text:p>8.97846999541915</text:p>
              </table:table-cell>
              <table:table-cell office:value-type="float" office:value="-4.01306240928883">
                <text:p>-4.01306240928883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4.16545718432511">
                <text:p>-4.16545718432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.52363359210386">
                <text:p>-4.52363359210386</text:p>
              </table:table-cell>
              <table:table-cell office:value-type="float" office:value="9.96335318369217">
                <text:p>9.96335318369217</text:p>
              </table:table-cell>
              <table:table-cell office:value-type="float" office:value="-4.44484760522496">
                <text:p>-4.44484760522496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4.57184325108853">
                <text:p>-4.57184325108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4.94134663467047">
                <text:p>-4.94134663467047</text:p>
              </table:table-cell>
              <table:table-cell office:value-type="float" office:value="10.99404489235">
                <text:p>10.99404489235</text:p>
              </table:table-cell>
              <table:table-cell office:value-type="float" office:value="-4.8766328011611">
                <text:p>-4.8766328011611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5.00362844702467">
                <text:p>-5.00362844702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.35749500690885">
                <text:p>-5.35749500690885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25761973875181">
                <text:p>-5.25761973875181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4100145137881">
                <text:p>-5.4100145137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5.77216512486508">
                <text:p>-5.77216512486508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63860667634253">
                <text:p>-5.63860667634253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81640058055153">
                <text:p>-5.8164005805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6.18542735755307">
                <text:p>-6.18542735755307</text:p>
              </table:table-cell>
              <table:table-cell office:value-type="float" office:value="13.9945029775538">
                <text:p>13.9945029775538</text:p>
              </table:table-cell>
              <table:table-cell office:value-type="float" office:value="-6.17198838896952">
                <text:p>-6.17198838896952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6.24818577648766">
                <text:p>-6.24818577648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6.59734071093205">
                <text:p>-6.59734071093205</text:p>
              </table:table-cell>
              <table:table-cell office:value-type="float" office:value="14.9793861658268">
                <text:p>14.9793861658268</text:p>
              </table:table-cell>
              <table:table-cell office:value-type="float" office:value="-6.55297532656023">
                <text:p>-6.55297532656023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6.65457184325109">
                <text:p>-6.65457184325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7.00795589485005">
                <text:p>-7.00795589485005</text:p>
              </table:table-cell>
              <table:table-cell office:value-type="float" office:value="15.9642693540999">
                <text:p>15.9642693540999</text:p>
              </table:table-cell>
              <table:table-cell office:value-type="float" office:value="-6.93396226415094">
                <text:p>-6.93396226415094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7.06095791001452">
                <text:p>-7.06095791001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7.41731738585629">
                <text:p>-7.41731738585629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36574746008708">
                <text:p>-7.36574746008708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51814223512337">
                <text:p>-7.51814223512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7.82546485414589">
                <text:p>-7.82546485414589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77213352685051">
                <text:p>-7.77213352685051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89912917271408">
                <text:p>-7.89912917271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8.23243417397281">
                <text:p>-8.23243417397281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22931785195936">
                <text:p>-8.22931785195936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33091436865022">
                <text:p>-8.33091436865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8.63825815093979">
                <text:p>-8.63825815093979</text:p>
              </table:table-cell>
              <table:table-cell office:value-type="float" office:value="19.9954191479615">
                <text:p>19.9954191479615</text:p>
              </table:table-cell>
              <table:table-cell office:value-type="float" office:value="-8.61030478955007">
                <text:p>-8.61030478955007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8.68650217706822">
                <text:p>-8.68650217706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9.04296706104547">
                <text:p>-9.04296706104547</text:p>
              </table:table-cell>
              <table:table-cell office:value-type="float" office:value="21.0261108566193">
                <text:p>21.0261108566193</text:p>
              </table:table-cell>
              <table:table-cell office:value-type="float" office:value="-9.11828737300436">
                <text:p>-9.11828737300436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-9.11828737300436">
                <text:p>-9.11828737300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9.44658905518182">
                <text:p>-9.44658905518182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9.84915046845104">
                <text:p>-9.84915046845104</text:p>
              </table:table-cell>
              <table:table-cell office:value-type="float" office:value="22.972972972973">
                <text:p>22.972972972973</text:p>
              </table:table-cell>
              <table:table-cell office:value-type="float" office:value="-9.98185776487664">
                <text:p>-9.98185776487664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-9.93105950653121">
                <text:p>-9.93105950653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0.2506760603697">
                <text:p>-10.2506760603697</text:p>
              </table:table-cell>
              <table:table-cell office:value-type="float" office:value="23.9807604214384">
                <text:p>23.9807604214384</text:p>
              </table:table-cell>
              <table:table-cell office:value-type="float" office:value="-10.4390420899855">
                <text:p>-10.4390420899855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-10.3628447024673">
                <text:p>-10.3628447024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0.6511892063351">
                <text:p>-10.6511892063351</text:p>
              </table:table-cell>
              <table:table-cell office:value-type="float" office:value="25.0114521300962">
                <text:p>25.0114521300962</text:p>
              </table:table-cell>
              <table:table-cell office:value-type="float" office:value="-10.8200290275762">
                <text:p>-10.820029027576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-10.7438316400581">
                <text:p>-10.7438316400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1.0507120502553">
                <text:p>-11.0507120502553</text:p>
              </table:table-cell>
              <table:table-cell office:value-type="float" office:value="25.9963353183692">
                <text:p>25.9963353183692</text:p>
              </table:table-cell>
              <table:table-cell office:value-type="float" office:value="-11.3026124818578">
                <text:p>-11.3026124818578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-11.1502177068215">
                <text:p>-11.1502177068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1.4492656279994">
                <text:p>-11.4492656279994</text:p>
              </table:table-cell>
              <table:table-cell office:value-type="float" office:value="27.0041227668346">
                <text:p>27.0041227668346</text:p>
              </table:table-cell>
              <table:table-cell office:value-type="float" office:value="-11.7089985486212">
                <text:p>-11.7089985486212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-11.5312046444122">
                <text:p>-11.5312046444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1.8468699723514">
                <text:p>-11.8468699723514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2.0899854862119">
                <text:p>-12.0899854862119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1.9629898403483">
                <text:p>-11.9629898403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2.2435441982313">
                <text:p>-12.2435441982313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5471698113208">
                <text:p>-12.5471698113208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343976777939">
                <text:p>-12.343976777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2.6393065751924">
                <text:p>-12.6393065751924</text:p>
              </table:table-cell>
              <table:table-cell office:value-type="float" office:value="29.9816765918461">
                <text:p>29.9816765918461</text:p>
              </table:table-cell>
              <table:table-cell office:value-type="float" office:value="-13.0043541364296">
                <text:p>-13.0043541364296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-12.7249637155298">
                <text:p>-12.7249637155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3.034174590136">
                <text:p>-13.034174590136</text:p>
              </table:table-cell>
              <table:table-cell office:value-type="float" office:value="30.5771873568484">
                <text:p>30.5771873568484</text:p>
              </table:table-cell>
              <table:table-cell office:value-type="float" office:value="-13.2075471698113">
                <text:p>-13.2075471698113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1313497822932">
                <text:p>-13.1313497822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3.4281650023796">
                <text:p>-13.4281650023796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3853410740203">
                <text:p>-13.3853410740203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5377358490566">
                <text:p>-13.53773584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3.8212938900124">
                <text:p>-13.8212938900124</text:p>
              </table:table-cell>
              <table:table-cell office:value-type="float" office:value="31.539166284929">
                <text:p>31.539166284929</text:p>
              </table:table-cell>
              <table:table-cell office:value-type="float" office:value="-13.6393323657475">
                <text:p>-13.6393323657475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-13.9187227866473">
                <text:p>-13.9187227866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4.2135766910861">
                <text:p>-14.2135766910861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8171262699565">
                <text:p>-13.8171262699565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-14.3251088534107">
                <text:p>-14.3251088534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4.6050282417045">
                <text:p>-14.6050282417045</text:p>
              </table:table-cell>
              <table:table-cell office:value-type="float" office:value="32.524049473202">
                <text:p>32.524049473202</text:p>
              </table:table-cell>
              <table:table-cell office:value-type="float" office:value="-14.0203193033382">
                <text:p>-14.0203193033382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-14.7060957910015">
                <text:p>-14.7060957910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4.995662808935">
                <text:p>-14.995662808935</text:p>
              </table:table-cell>
              <table:table-cell office:value-type="float" office:value="33.0050389372423">
                <text:p>33.0050389372423</text:p>
              </table:table-cell>
              <table:table-cell office:value-type="float" office:value="-14.2235123367199">
                <text:p>-14.2235123367199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0870827285922">
                <text:p>-15.0870827285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5.3854941199955">
                <text:p>-15.3854941199955</text:p>
              </table:table-cell>
              <table:table-cell office:value-type="float" office:value="33.5547411818598">
                <text:p>33.5547411818598</text:p>
              </table:table-cell>
              <table:table-cell office:value-type="float" office:value="-14.4267053701016">
                <text:p>-14.4267053701016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-15.4934687953556">
                <text:p>-15.4934687953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5.774535388791">
                <text:p>-15.774535388791</text:p>
              </table:table-cell>
              <table:table-cell office:value-type="float" office:value="33.9899221255153">
                <text:p>33.9899221255153</text:p>
              </table:table-cell>
              <table:table-cell office:value-type="float" office:value="-14.655297532656">
                <text:p>-14.655297532656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5.8490566037736">
                <text:p>-15.84905660377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6.1627993423731">
                <text:p>-16.1627993423731</text:p>
              </table:table-cell>
              <table:table-cell office:value-type="float" office:value="34.5396243701328">
                <text:p>34.5396243701328</text:p>
              </table:table-cell>
              <table:table-cell office:value-type="float" office:value="-14.8838896952105">
                <text:p>-14.8838896952105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255442670537">
                <text:p>-16.255442670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6.5502982421025">
                <text:p>-16.5502982421025</text:p>
              </table:table-cell>
              <table:table-cell office:value-type="float" office:value="34.9977095739808">
                <text:p>34.9977095739808</text:p>
              </table:table-cell>
              <table:table-cell office:value-type="float" office:value="-15.010885341074">
                <text:p>-15.010885341074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-16.6364296081277">
                <text:p>-16.6364296081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6.9370439031161">
                <text:p>-16.9370439031161</text:p>
              </table:table-cell>
              <table:table-cell office:value-type="float" office:value="35.5474118185983">
                <text:p>35.5474118185983</text:p>
              </table:table-cell>
              <table:table-cell office:value-type="float" office:value="-15.3410740203193">
                <text:p>-15.3410740203193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-17.0428156748911">
                <text:p>-17.04281567489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7.3230477160251">
                <text:p>-17.3230477160251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5696661828737">
                <text:p>-15.5696661828737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7.3984034833091">
                <text:p>-17.3984034833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7.7083206624775">
                <text:p>-17.7083206624775</text:p>
              </table:table-cell>
              <table:table-cell office:value-type="float" office:value="36.5551992670637">
                <text:p>36.5551992670637</text:p>
              </table:table-cell>
              <table:table-cell office:value-type="float" office:value="-15.72206095791">
                <text:p>-15.72206095791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7.7793904208999">
                <text:p>-17.7793904208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8.0928733317619">
                <text:p>-18.0928733317619</text:p>
              </table:table-cell>
              <table:table-cell office:value-type="float" office:value="37.0132844709116">
                <text:p>37.0132844709116</text:p>
              </table:table-cell>
              <table:table-cell office:value-type="float" office:value="-15.9252539912917">
                <text:p>-15.9252539912917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-18.1857764876633">
                <text:p>-18.1857764876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8.4767159367899">
                <text:p>-18.4767159367899</text:p>
              </table:table-cell>
              <table:table-cell office:value-type="float" office:value="37.5400824553367">
                <text:p>37.5400824553367</text:p>
              </table:table-cell>
              <table:table-cell office:value-type="float" office:value="-16.2046444121916">
                <text:p>-16.204644412191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-18.5413642960813">
                <text:p>-18.5413642960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8.8598583277909">
                <text:p>-18.8598583277909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6.3570391872279">
                <text:p>-16.3570391872279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-18.922351233672">
                <text:p>-18.922351233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9.2423100045453">
                <text:p>-19.2423100045453</text:p>
              </table:table-cell>
              <table:table-cell office:value-type="float" office:value="38.250114521301">
                <text:p>38.250114521301</text:p>
              </table:table-cell>
              <table:table-cell office:value-type="float" office:value="-16.4586357039187">
                <text:p>-16.4586357039187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-19.3033381712627">
                <text:p>-19.30333817126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9.6240801307659">
                <text:p>-19.6240801307659</text:p>
              </table:table-cell>
              <table:table-cell office:value-type="float" office:value="38.5707741639945">
                <text:p>38.5707741639945</text:p>
              </table:table-cell>
              <table:table-cell office:value-type="float" office:value="-16.611030478955">
                <text:p>-16.611030478955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-19.6589259796807">
                <text:p>-19.6589259796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0.0051775436183">
                <text:p>-20.0051775436183</text:p>
              </table:table-cell>
              <table:table-cell office:value-type="float" office:value="38.7998167659185">
                <text:p>38.7998167659185</text:p>
              </table:table-cell>
              <table:table-cell office:value-type="float" office:value="-16.7634252539913">
                <text:p>-16.7634252539913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20.0653120464441">
                <text:p>-20.0653120464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0.3856107670761">
                <text:p>-20.3856107670761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8904208998549">
                <text:p>-16.8904208998549</text:p>
              </table:table-cell>
              <table:table-cell office:value-type="float" office:value="50">
                <text:p>50</text:p>
              </table:table-cell>
              <table:table-cell office:value-type="float" office:value="-20.3955007256894">
                <text:p>-20.3955007256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2808062299588">
                <text:p>39.2808062299588</text:p>
              </table:table-cell>
              <table:table-cell office:value-type="float" office:value="-16.9920174165457">
                <text:p>-16.992017416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098488318827">
                <text:p>39.5098488318827</text:p>
              </table:table-cell>
              <table:table-cell office:value-type="float" office:value="-17.0936139332366">
                <text:p>-17.093613933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7159871736143">
                <text:p>39.7159871736143</text:p>
              </table:table-cell>
              <table:table-cell office:value-type="float" office:value="-17.1190130624093">
                <text:p>-17.11901306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990838295923">
                <text:p>39.990838295923</text:p>
              </table:table-cell>
              <table:table-cell office:value-type="float" office:value="-17.1698113207547">
                <text:p>-17.169811320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2427851580394">
                <text:p>40.2427851580394</text:p>
              </table:table-cell>
              <table:table-cell office:value-type="float" office:value="-17.2968069666183">
                <text:p>-17.296806966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176362803481">
                <text:p>40.5176362803481</text:p>
              </table:table-cell>
              <table:table-cell office:value-type="float" office:value="-17.5253991291727">
                <text:p>-17.525399129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7237746220797">
                <text:p>40.7237746220797</text:p>
              </table:table-cell>
              <table:table-cell office:value-type="float" office:value="-17.7031930333817">
                <text:p>-17.703193033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986257443885">
                <text:p>40.9986257443885</text:p>
              </table:table-cell>
              <table:table-cell office:value-type="float" office:value="-17.7793904208999">
                <text:p>-17.779390420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20476408612">
                <text:p>41.20476408612</text:p>
              </table:table-cell>
              <table:table-cell office:value-type="float" office:value="-17.7539912917271">
                <text:p>-17.753991291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254237288136">
                <text:p>41.5254237288136</text:p>
              </table:table-cell>
              <table:table-cell office:value-type="float" office:value="-17.855587808418">
                <text:p>-17.85558780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773705909299">
                <text:p>41.7773705909299</text:p>
              </table:table-cell>
              <table:table-cell office:value-type="float" office:value="-18.0841799709724">
                <text:p>-18.084179970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1896472743931">
                <text:p>42.1896472743931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957856161246">
                <text:p>42.3957856161246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935409986258">
                <text:p>42.6935409986258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767750801649">
                <text:p>42.8767750801649</text:p>
              </table:table-cell>
              <table:table-cell office:value-type="float" office:value="-18.1857764876633">
                <text:p>-18.185776487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203389830509">
                <text:p>43.2203389830509</text:p>
              </table:table-cell>
              <table:table-cell office:value-type="float" office:value="-18.4905660377359">
                <text:p>-18.490566037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951901053596">
                <text:p>43.4951901053596</text:p>
              </table:table-cell>
              <table:table-cell office:value-type="float" office:value="-18.8461538461538">
                <text:p>-18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555199267064">
                <text:p>43.6555199267064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616582684379">
                <text:p>43.8616582684379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219880897847">
                <text:p>44.0219880897847</text:p>
              </table:table-cell>
              <table:table-cell office:value-type="float" office:value="-18.9477503628447">
                <text:p>-18.947750362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594136509391">
                <text:p>44.1594136509391</text:p>
              </table:table-cell>
              <table:table-cell office:value-type="float" office:value="-18.8715529753266">
                <text:p>-18.871552975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968392120935">
                <text:p>44.2968392120935</text:p>
              </table:table-cell>
              <table:table-cell office:value-type="float" office:value="-18.7699564586357">
                <text:p>-18.769956458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02977553825">
                <text:p>44.502977553825</text:p>
              </table:table-cell>
              <table:table-cell office:value-type="float" office:value="-18.7953555878084">
                <text:p>-18.795355587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091158955566">
                <text:p>44.7091158955566</text:p>
              </table:table-cell>
              <table:table-cell office:value-type="float" office:value="-19.0493468795356">
                <text:p>-19.049346879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8465414567109">
                <text:p>44.8465414567109</text:p>
              </table:table-cell>
              <table:table-cell office:value-type="float" office:value="-19.3287373004354">
                <text:p>-19.328737300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068712780577">
                <text:p>45.0068712780577</text:p>
              </table:table-cell>
              <table:table-cell office:value-type="float" office:value="-19.5827285921626">
                <text:p>-19.582728592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130096197893">
                <text:p>45.2130096197893</text:p>
              </table:table-cell>
              <table:table-cell office:value-type="float" office:value="-19.8367198838897">
                <text:p>-19.836719883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504351809437">
                <text:p>45.3504351809437</text:p>
              </table:table-cell>
              <table:table-cell office:value-type="float" office:value="-19.989114658926">
                <text:p>-19.98911465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5565735226752">
                <text:p>45.5565735226752</text:p>
              </table:table-cell>
              <table:table-cell office:value-type="float" office:value="-19.7859216255443">
                <text:p>-19.785921625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856161245992">
                <text:p>45.7856161245992</text:p>
              </table:table-cell>
              <table:table-cell office:value-type="float" office:value="-19.5573294629898">
                <text:p>-19.557329462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146587265231">
                <text:p>46.0146587265231</text:p>
              </table:table-cell>
              <table:table-cell office:value-type="float" office:value="-19.3795355587808">
                <text:p>-19.379535558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1978928080623">
                <text:p>46.1978928080623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582226294091">
                <text:p>46.3582226294091</text:p>
              </table:table-cell>
              <table:table-cell office:value-type="float" office:value="-20.0399129172714">
                <text:p>-20.039912917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414567109482">
                <text:p>46.5414567109482</text:p>
              </table:table-cell>
              <table:table-cell office:value-type="float" office:value="-20.522496371553">
                <text:p>-20.52249637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01786532295">
                <text:p>46.701786532295</text:p>
              </table:table-cell>
              <table:table-cell office:value-type="float" office:value="-20.8526850507983">
                <text:p>-20.852685050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850206138342">
                <text:p>46.8850206138342</text:p>
              </table:table-cell>
              <table:table-cell office:value-type="float" office:value="-20.9542815674891">
                <text:p>-20.954281567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224461749886">
                <text:p>47.0224461749886</text:p>
              </table:table-cell>
              <table:table-cell office:value-type="float" office:value="-20.8018867924528">
                <text:p>-20.8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598717361429">
                <text:p>47.1598717361429</text:p>
              </table:table-cell>
              <table:table-cell office:value-type="float" office:value="-20.4970972423803">
                <text:p>-20.497097242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202015574897">
                <text:p>47.3202015574897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034356390289">
                <text:p>47.5034356390289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7095739807604">
                <text:p>47.7095739807604</text:p>
              </table:table-cell>
              <table:table-cell office:value-type="float" office:value="-19.8621190130624">
                <text:p>-19.862119013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915712322492">
                <text:p>47.915712322492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989464040312">
                <text:p>48.0989464040312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050847457627">
                <text:p>48.3050847457627</text:p>
              </table:table-cell>
              <table:table-cell office:value-type="float" office:value="-21.5638606676343">
                <text:p>-21.563860667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341273476867">
                <text:p>48.5341273476867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944571690334">
                <text:p>48.6944571690334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547869903802">
                <text:p>48.8547869903802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922125515346">
                <text:p>48.9922125515346</text:p>
              </table:table-cell>
              <table:table-cell office:value-type="float" office:value="-19.7097242380261">
                <text:p>-19.709724238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754466330738">
                <text:p>49.1754466330738</text:p>
              </table:table-cell>
              <table:table-cell office:value-type="float" office:value="-19.9637155297533">
                <text:p>-19.963715529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244159413651">
                <text:p>49.244159413651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586807146129">
                <text:p>49.3586807146129</text:p>
              </table:table-cell>
              <table:table-cell office:value-type="float" office:value="-21.3606676342525">
                <text:p>-21.360667634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190105359597">
                <text:p>49.5190105359597</text:p>
              </table:table-cell>
              <table:table-cell office:value-type="float" office:value="-22.2242380261248">
                <text:p>-22.224238026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106275767293">
                <text:p>49.6106275767293</text:p>
              </table:table-cell>
              <table:table-cell office:value-type="float" office:value="-22.656023222061">
                <text:p>-22.65602322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709573980761">
                <text:p>49.7709573980761</text:p>
              </table:table-cell>
              <table:table-cell office:value-type="float" office:value="-22.7830188679245">
                <text:p>-22.783018867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083829592304">
                <text:p>49.9083829592304</text:p>
              </table:table-cell>
              <table:table-cell office:value-type="float" office:value="-22.5544267053701">
                <text:p>-22.554426705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770957398076">
                <text:p>49.9770957398076</text:p>
              </table:table-cell>
              <table:table-cell office:value-type="float" office:value="-21.9702467343977">
                <text:p>-21.97024673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loext:try-staggering-first="true" chart:link-data-style-to-source="true" chart:axis-position="-0.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-0.2" chart:maximum="0.2" chart:origin="-0.25" chart:interval-major="0.05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1000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style-name="ch1">
        <chart:legend chart:legend-position="end" svg:x="11.941cm" svg:y="3.948cm" style:legend-expansion="high" chart:style-name="ch2"/>
        <chart:plot-area chart:style-name="ch3" table:cell-range-address="zoomed.O125:zoomed.O175 zoomed.R124:zoomed.R175 zoomed.O3:zoomed.O3 zoomed.O5:zoomed.O55" chart:data-source-has-labels="row" svg:x="1.55cm" svg:y="0.179cm" svg:width="10.071cm" svg:height="7.434cm">
          <chartooo:coordinate-region svg:x="2.604cm" svg:y="0.405cm" svg:width="8.778cm" svg:height="6.658cm"/>
          <chart:axis chart:dimension="x" chart:name="primary-x" chart:style-name="ch4">
            <chart:title svg:x="4.875cm" svg:y="7.793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456cm" chart:style-name="ch8">
              <text:p>error</text:p>
            </chart:title>
            <chart:grid chart:style-name="ch6" chart:class="major"/>
          </chart:axis>
          <chart:series chart:style-name="ch9" chart:values-cell-range-address="zoomed.R125:zoomed.R175" chart:label-cell-address="zoomed.R124:zoomed.R124" chart:class="chart:scatter">
            <chart:domain table:cell-range-address="zoomed.O125:zoomed.O175"/>
            <chart:data-point chart:repeated="51"/>
          </chart:series>
          <chart:series chart:style-name="ch10" chart:values-cell-range-address="zoomed.O5:zoomed.O55" chart:label-cell-address="zoomed.O3:zoomed.O3" chart:class="chart:scatter">
            <chart:domain table:cell-range-address="zoomed.J5:zoomed.J55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error - OpenParEM2D</text:p>
                <draw:g>
                  <svg:desc>zoomed.R124:zoomed.R12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error - Simonovich</text:p>
                <draw:g>
                  <svg:desc>zoomed.O3:zoomed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zoomed.O125:zoomed.O175</svg:desc>
                </draw:g>
              </table:table-cell>
              <table:table-cell office:value-type="float" office:value="0.029191158352477">
                <text:p>0.029191158352477</text:p>
                <draw:g>
                  <svg:desc>zoomed.R125:zoomed.R175</svg:desc>
                </draw:g>
              </table:table-cell>
              <table:table-cell office:value-type="float" office:value="0.3">
                <text:p>0.3</text:p>
                <draw:g>
                  <svg:desc>zoomed.J5:zoomed.J55</svg:desc>
                </draw:g>
              </table:table-cell>
              <table:table-cell office:value-type="float" office:value="0">
                <text:p>0</text:p>
                <draw:g>
                  <svg:desc>zoomed.O5:zoomed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9885916562352">
                <text:p>0.0149885916562352</text:p>
              </table:table-cell>
              <table:table-cell office:value-type="float" office:value="0.99161">
                <text:p>0.9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40557857699063">
                <text:p>0.0340557857699063</text:p>
              </table:table-cell>
              <table:table-cell office:value-type="float" office:value="2.0012">
                <text:p>2.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93864796263178">
                <text:p>0.00193864796263178</text:p>
              </table:table-cell>
              <table:table-cell office:value-type="float" office:value="3.0018">
                <text:p>3.0018</text:p>
              </table:table-cell>
              <table:table-cell office:value-type="float" office:value="-0.01512987012987">
                <text:p>-0.01512987012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175344918686307">
                <text:p>-0.0175344918686307</text:p>
              </table:table-cell>
              <table:table-cell office:value-type="float" office:value="4.00839">
                <text:p>4.00839</text:p>
              </table:table-cell>
              <table:table-cell office:value-type="float" office:value="-0.0395360824742269">
                <text:p>-0.0395360824742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296263002626306">
                <text:p>-0.0296263002626306</text:p>
              </table:table-cell>
              <table:table-cell office:value-type="float" office:value="5">
                <text:p>5</text:p>
              </table:table-cell>
              <table:table-cell office:value-type="float" office:value="-0.0527667223006804">
                <text:p>-0.0527667223006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144443565608626">
                <text:p>-0.0144443565608626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0.0272727272727272">
                <text:p>-0.0272727272727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185978243402702">
                <text:p>-0.0185978243402702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0.0238095238095239">
                <text:p>-0.0238095238095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284147722138447">
                <text:p>-0.0284147722138447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0.0354609929078015">
                <text:p>-0.0354609929078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227216994490976">
                <text:p>-0.0227216994490976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0.0379746835443039">
                <text:p>-0.0379746835443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77252391704673">
                <text:p>-0.0177252391704673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0.0285714285714286">
                <text:p>-0.0285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132701878833186">
                <text:p>-0.0132701878833186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0.0260416666666669">
                <text:p>-0.026041666666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89962897888737">
                <text:p>-0.0189962897888737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0.0289855072463769">
                <text:p>-0.0289855072463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236864275500739">
                <text:p>-0.0236864275500739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0.0315315315315315">
                <text:p>-0.0315315315315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0217741313440591">
                <text:p>-0.00217741313440591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0.0123456790123456">
                <text:p>-0.0123456790123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677026574356121">
                <text:p>-0.00677026574356121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0.0155038759689922">
                <text:p>-0.0155038759689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106711902776948">
                <text:p>-0.0106711902776948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0.0183150183150185">
                <text:p>-0.0183150183150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700131603053814">
                <text:p>-0.00700131603053814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0.0206896551724138">
                <text:p>-0.0206896551724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686186452035854">
                <text:p>-0.00686186452035854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0.0163398692810455">
                <text:p>-0.0163398692810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0378685338142016">
                <text:p>-0.000378685338142016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0.0123456790123459">
                <text:p>-0.0123456790123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324650080025532">
                <text:p>-0.00324650080025532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0.00884955752212393">
                <text:p>-0.00884955752212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826035733222013">
                <text:p>0.00826035733222013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08358876868881">
                <text:p>0.0108358876868881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32948494710632">
                <text:p>0.0132948494710632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0.00508905852417311">
                <text:p>0.00508905852417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80443787841876">
                <text:p>0.0180443787841876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0.00729927007299273">
                <text:p>0.00729927007299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56043778450822">
                <text:p>0.015604377845082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0.00704225352112662">
                <text:p>0.00704225352112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22869210111205">
                <text:p>0.0222869210111205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0.0134831460674159">
                <text:p>0.0134831460674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21823343425332">
                <text:p>0.0221823343425332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0.015184381778742">
                <text:p>0.015184381778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01088342196777">
                <text:p>0.0201088342196777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0.0105042016806722">
                <text:p>0.01050420168067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41987330732929">
                <text:p>0.0241987330732929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0.0161943319838056">
                <text:p>0.0161943319838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0711796531706">
                <text:p>0.0280711796531706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62351539600225">
                <text:p>0.0262351539600225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0.018975332068311">
                <text:p>0.0189753320683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150663168116">
                <text:p>0.028150663168116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0.0202205882352942">
                <text:p>0.02022058823529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82784193654538">
                <text:p>0.0282784193654538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0.0214285714285713">
                <text:p>0.0214285714285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30140694215569">
                <text:p>0.030140694215569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0.0225303292894281">
                <text:p>0.0225303292894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7037519116811">
                <text:p>0.027037519116811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0.0203045685279187">
                <text:p>0.0203045685279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368667746114003">
                <text:p>0.0368667746114003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0.0309951060358891">
                <text:p>0.0309951060358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338933288970714">
                <text:p>0.0338933288970714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0.0271132376395535">
                <text:p>0.027113237639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356118116346915">
                <text:p>0.0356118116346915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0.0310559006211182">
                <text:p>0.0310559006211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430789476352261">
                <text:p>0.0430789476352261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360815309544688">
                <text:p>0.0360815309544688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0.0310650887573964">
                <text:p>0.0310650887573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473776939390227">
                <text:p>0.0473776939390227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0.0414285714285713">
                <text:p>0.0414285714285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52731755845931">
                <text:p>0.052731755845931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0.048611111111111">
                <text:p>0.048611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330070983596575">
                <text:p>0.0330070983596575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0.0291262135922329">
                <text:p>0.0291262135922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451176004914624">
                <text:p>0.0451176004914624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0.0402144772117962">
                <text:p>0.0402144772117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564789860701706">
                <text:p>0.056478986070170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0.0531776913099872">
                <text:p>0.0531776913099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68157732373747">
                <text:p>0.0268157732373747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0.0235910878112714">
                <text:p>0.0235910878112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749728523892037">
                <text:p>0.0749728523892037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0.0720390720390721">
                <text:p>0.07203907203907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473143413706056">
                <text:p>0.0473143413706056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0.0456226880394573">
                <text:p>0.0456226880394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149902303058171">
                <text:p>-0.0149902303058171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0.0180412371134021">
                <text:p>-0.0180412371134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721264529469553">
                <text:p>0.0721264529469553</text:p>
              </table:table-cell>
              <table:table-cell office:value-type="float" office:value="50">
                <text:p>50</text:p>
              </table:table-cell>
              <table:table-cell office:value-type="float" office:value="0.0716763005780347">
                <text:p>0.07167630057803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loext:try-staggering-first="true" chart:link-data-style-to-source="true" chart:axis-position="-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-25" chart:maximum="-0" chart:origin="-25" chart:interval-major="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1000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ff6600" draw:fill-color="#ff660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8.891cm" xlink:href=".." xlink:type="simple" chart:class="chart:scatter" chart:style-name="ch1">
        <chart:legend chart:legend-position="end" svg:x="14.823cm" svg:y="3.648cm" style:legend-expansion="high" chart:style-name="ch2"/>
        <chart:plot-area chart:style-name="ch3" table:cell-range-address="results.O125:results.P175 results.A123:results.A123 results.A3:results.A3 results.E5:results.E113 results.G3:results.G3 results.K5:results.K55" chart:data-source-has-labels="row" svg:x="1.636cm" svg:y="0.177cm" svg:width="12.781cm" svg:height="7.337cm">
          <chartooo:coordinate-region svg:x="2.346cm" svg:y="0.404cm" svg:width="11.832cm" svg:height="6.56cm"/>
          <chart:axis chart:dimension="x" chart:name="primary-x" chart:style-name="ch4">
            <chart:title svg:x="6.316cm" svg:y="7.69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727cm" chart:style-name="ch8">
              <text:p>Insertion Loss, dB</text:p>
            </chart:title>
            <chart:grid chart:style-name="ch6" chart:class="major"/>
          </chart:axis>
          <chart:series chart:style-name="ch9" chart:values-cell-range-address="results.P125:results.P175" chart:label-cell-address="results.A123:results.A123" chart:class="chart:scatter">
            <chart:domain table:cell-range-address="results.O125:results.O175"/>
            <chart:data-point chart:repeated="51"/>
          </chart:series>
          <chart:series chart:style-name="ch10" chart:values-cell-range-address="results.E5:results.E113" chart:label-cell-address="results.A3:results.A3" chart:class="chart:scatter">
            <chart:domain table:cell-range-address="results.D5:results.D113"/>
            <chart:data-point chart:repeated="109"/>
          </chart:series>
          <chart:series chart:style-name="ch11" chart:values-cell-range-address="results.K5:results.K55" chart:label-cell-address="results.G3:results.G3" chart:class="chart:scatter">
            <chart:domain table:cell-range-address="results.J5:results.J55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Simulated - OpenParEM2D</text:p>
                <draw:g>
                  <svg:desc>results.A123:results.A12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asured - Simonovich</text:p>
                <draw:g>
                  <svg:desc>results.A3:results.A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imulated - Simonovich</text:p>
                <draw:g>
                  <svg:desc>results.G3:results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results.O125:results.O175</svg:desc>
                </draw:g>
              </table:table-cell>
              <table:table-cell office:value-type="float" office:value="-0.262951972858393">
                <text:p>-0.262951972858393</text:p>
                <draw:g>
                  <svg:desc>results.P125:results.P175</svg:desc>
                </draw:g>
              </table:table-cell>
              <table:table-cell office:value-type="float" office:value="0.3">
                <text:p>0.3</text:p>
                <draw:g>
                  <svg:desc>results.D5:results.D113</svg:desc>
                </draw:g>
              </table:table-cell>
              <table:table-cell office:value-type="float" office:value="-0.271">
                <text:p>-0.271</text:p>
                <draw:g>
                  <svg:desc>results.E5:results.E113</svg:desc>
                </draw:g>
              </table:table-cell>
              <table:table-cell office:value-type="float" office:value="0.3">
                <text:p>0.3</text:p>
                <draw:g>
                  <svg:desc>results.J5:results.J55</svg:desc>
                </draw:g>
              </table:table-cell>
              <table:table-cell office:value-type="float" office:value="-0.271">
                <text:p>-0.271</text:p>
                <draw:g>
                  <svg:desc>results.K5:results.K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62689608366352">
                <text:p>-0.62689608366352</text:p>
              </table:table-cell>
              <table:table-cell office:value-type="float" office:value="0.99161">
                <text:p>0.99161</text:p>
              </table:table-cell>
              <table:table-cell office:value-type="float" office:value="-0.6367">
                <text:p>-0.6367</text:p>
              </table:table-cell>
              <table:table-cell office:value-type="float" office:value="0.99161">
                <text:p>0.99161</text:p>
              </table:table-cell>
              <table:table-cell office:value-type="float" office:value="-0.6367">
                <text:p>-0.6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0911287265228">
                <text:p>-1.0911287265228</text:p>
              </table:table-cell>
              <table:table-cell office:value-type="float" office:value="2.0012">
                <text:p>2.0012</text:p>
              </table:table-cell>
              <table:table-cell office:value-type="float" office:value="-1.13">
                <text:p>-1.13</text:p>
              </table:table-cell>
              <table:table-cell office:value-type="float" office:value="2.0012">
                <text:p>2.0012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3651635876593">
                <text:p>-1.53651635876593</text:p>
              </table:table-cell>
              <table:table-cell office:value-type="float" office:value="3.00779">
                <text:p>3.00779</text:p>
              </table:table-cell>
              <table:table-cell office:value-type="float" office:value="-1.54">
                <text:p>-1.54</text:p>
              </table:table-cell>
              <table:table-cell office:value-type="float" office:value="3.0018">
                <text:p>3.0018</text:p>
              </table:table-cell>
              <table:table-cell office:value-type="float" office:value="-1.5633">
                <text:p>-1.5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9734168443773">
                <text:p>-1.9734168443773</text:p>
              </table:table-cell>
              <table:table-cell office:value-type="float" office:value="4.00839">
                <text:p>4.00839</text:p>
              </table:table-cell>
              <table:table-cell office:value-type="float" office:value="-1.94">
                <text:p>-1.94</text:p>
              </table:table-cell>
              <table:table-cell office:value-type="float" office:value="4.00839">
                <text:p>4.00839</text:p>
              </table:table-cell>
              <table:table-cell office:value-type="float" office:value="-2.0167">
                <text:p>-2.0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40523024531323">
                <text:p>-2.40523024531323</text:p>
              </table:table-cell>
              <table:table-cell office:value-type="float" office:value="5.01498">
                <text:p>5.01498</text:p>
              </table:table-cell>
              <table:table-cell office:value-type="float" office:value="-2.3367">
                <text:p>-2.3367</text:p>
              </table:table-cell>
              <table:table-cell office:value-type="float" office:value="5">
                <text:p>5</text:p>
              </table:table-cell>
              <table:table-cell office:value-type="float" office:value="-2.46">
                <text:p>-2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83346822425026">
                <text:p>-2.83346822425026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79390420899855">
                <text:p>-2.79390420899855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87010159651669">
                <text:p>-2.87010159651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25892394916466">
                <text:p>-3.25892394916466</text:p>
              </table:table-cell>
              <table:table-cell office:value-type="float" office:value="6.98579935868072">
                <text:p>6.98579935868072</text:p>
              </table:table-cell>
              <table:table-cell office:value-type="float" office:value="-3.20029027576197">
                <text:p>-3.20029027576197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3.27648766328012">
                <text:p>-3.27648766328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68206244388412">
                <text:p>-3.68206244388412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58127721335269">
                <text:p>-3.58127721335269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70827285921626">
                <text:p>-3.70827285921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10317999234083">
                <text:p>-4.10317999234083</text:p>
              </table:table-cell>
              <table:table-cell office:value-type="float" office:value="8.97846999541915">
                <text:p>8.97846999541915</text:p>
              </table:table-cell>
              <table:table-cell office:value-type="float" office:value="-4.01306240928883">
                <text:p>-4.01306240928883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4.16545718432511">
                <text:p>-4.16545718432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.52247840121478">
                <text:p>-4.52247840121478</text:p>
              </table:table-cell>
              <table:table-cell office:value-type="float" office:value="9.96335318369217">
                <text:p>9.96335318369217</text:p>
              </table:table-cell>
              <table:table-cell office:value-type="float" office:value="-4.44484760522496">
                <text:p>-4.44484760522496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4.57184325108853">
                <text:p>-4.57184325108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4.94010301002862">
                <text:p>-4.94010301002862</text:p>
              </table:table-cell>
              <table:table-cell office:value-type="float" office:value="10.99404489235">
                <text:p>10.99404489235</text:p>
              </table:table-cell>
              <table:table-cell office:value-type="float" office:value="-4.8766328011611">
                <text:p>-4.8766328011611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5.00362844702467">
                <text:p>-5.00362844702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.35616358514348">
                <text:p>-5.35616358514348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25761973875181">
                <text:p>-5.25761973875181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4100145137881">
                <text:p>-5.4100145137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5.77074646809424">
                <text:p>-5.77074646809424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63860667634253">
                <text:p>-5.63860667634253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81640058055153">
                <text:p>-5.8164005805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6.18392197246504">
                <text:p>-6.18392197246504</text:p>
              </table:table-cell>
              <table:table-cell office:value-type="float" office:value="13.9945029775538">
                <text:p>13.9945029775538</text:p>
              </table:table-cell>
              <table:table-cell office:value-type="float" office:value="-6.17198838896952">
                <text:p>-6.17198838896952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6.24818577648766">
                <text:p>-6.24818577648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6.59574906639482">
                <text:p>-6.59574906639482</text:p>
              </table:table-cell>
              <table:table-cell office:value-type="float" office:value="14.9793861658268">
                <text:p>14.9793861658268</text:p>
              </table:table-cell>
              <table:table-cell office:value-type="float" office:value="-6.55297532656023">
                <text:p>-6.55297532656023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6.65457184325109">
                <text:p>-6.65457184325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7.00627848541357">
                <text:p>-7.00627848541357</text:p>
              </table:table-cell>
              <table:table-cell office:value-type="float" office:value="15.9642693540999">
                <text:p>15.9642693540999</text:p>
              </table:table-cell>
              <table:table-cell office:value-type="float" office:value="-6.93396226415094">
                <text:p>-6.93396226415094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7.06095791001452">
                <text:p>-7.06095791001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7.41555585738805">
                <text:p>-7.41555585738805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36574746008708">
                <text:p>-7.36574746008708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51814223512337">
                <text:p>-7.51814223512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7.82364015375396">
                <text:p>-7.82364015375396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77213352685051">
                <text:p>-7.77213352685051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89912917271408">
                <text:p>-7.89912917271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8.23050166207824">
                <text:p>-8.23050166207824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22931785195936">
                <text:p>-8.22931785195936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33091436865022">
                <text:p>-8.33091436865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8.63624139592628">
                <text:p>-8.63624139592628</text:p>
              </table:table-cell>
              <table:table-cell office:value-type="float" office:value="19.9954191479615">
                <text:p>19.9954191479615</text:p>
              </table:table-cell>
              <table:table-cell office:value-type="float" office:value="-8.61030478955007">
                <text:p>-8.61030478955007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8.68650217706822">
                <text:p>-8.68650217706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9.04086643593354">
                <text:p>-9.04086643593354</text:p>
              </table:table-cell>
              <table:table-cell office:value-type="float" office:value="21.0261108566193">
                <text:p>21.0261108566193</text:p>
              </table:table-cell>
              <table:table-cell office:value-type="float" office:value="-9.11828737300436">
                <text:p>-9.11828737300436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-9.11828737300436">
                <text:p>-9.11828737300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9.44440492859538">
                <text:p>-9.44440492859538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9.84688320609765">
                <text:p>-9.84688320609765</text:p>
              </table:table-cell>
              <table:table-cell office:value-type="float" office:value="22.972972972973">
                <text:p>22.972972972973</text:p>
              </table:table-cell>
              <table:table-cell office:value-type="float" office:value="-9.98185776487664">
                <text:p>-9.98185776487664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-9.93105950653121">
                <text:p>-9.93105950653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0.2483260267613">
                <text:p>-10.2483260267613</text:p>
              </table:table-cell>
              <table:table-cell office:value-type="float" office:value="23.9807604214384">
                <text:p>23.9807604214384</text:p>
              </table:table-cell>
              <table:table-cell office:value-type="float" office:value="-10.4390420899855">
                <text:p>-10.4390420899855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-10.3628447024673">
                <text:p>-10.3628447024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0.6487567650198">
                <text:p>-10.6487567650198</text:p>
              </table:table-cell>
              <table:table-cell office:value-type="float" office:value="25.0114521300962">
                <text:p>25.0114521300962</text:p>
              </table:table-cell>
              <table:table-cell office:value-type="float" office:value="-10.8200290275762">
                <text:p>-10.820029027576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-10.7438316400581">
                <text:p>-10.7438316400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1.0481975645403">
                <text:p>-11.0481975645403</text:p>
              </table:table-cell>
              <table:table-cell office:value-type="float" office:value="25.9963353183692">
                <text:p>25.9963353183692</text:p>
              </table:table-cell>
              <table:table-cell office:value-type="float" office:value="-11.3026124818578">
                <text:p>-11.3026124818578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-11.1502177068215">
                <text:p>-11.1502177068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1.4466694623685">
                <text:p>-11.4466694623685</text:p>
              </table:table-cell>
              <table:table-cell office:value-type="float" office:value="27.0041227668346">
                <text:p>27.0041227668346</text:p>
              </table:table-cell>
              <table:table-cell office:value-type="float" office:value="-11.7089985486212">
                <text:p>-11.7089985486212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-11.5312046444122">
                <text:p>-11.5312046444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1.8441924921512">
                <text:p>-11.8441924921512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2.0899854862119">
                <text:p>-12.0899854862119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1.9629898403483">
                <text:p>-11.9629898403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2.2407857702413">
                <text:p>-12.2407857702413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5471698113208">
                <text:p>-12.5471698113208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343976777939">
                <text:p>-12.343976777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2.6364675678851">
                <text:p>-12.6364675678851</text:p>
              </table:table-cell>
              <table:table-cell office:value-type="float" office:value="29.9816765918461">
                <text:p>29.9816765918461</text:p>
              </table:table-cell>
              <table:table-cell office:value-type="float" office:value="-13.0043541364296">
                <text:p>-13.0043541364296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-12.7249637155298">
                <text:p>-12.7249637155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3.0312553703837">
                <text:p>-13.0312553703837</text:p>
              </table:table-cell>
              <table:table-cell office:value-type="float" office:value="30.5771873568484">
                <text:p>30.5771873568484</text:p>
              </table:table-cell>
              <table:table-cell office:value-type="float" office:value="-13.2075471698113">
                <text:p>-13.2075471698113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1313497822932">
                <text:p>-13.1313497822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3.4251659545851">
                <text:p>-13.4251659545851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3853410740203">
                <text:p>-13.3853410740203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5377358490566">
                <text:p>-13.53773584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3.8182154033588">
                <text:p>-13.8182154033588</text:p>
              </table:table-cell>
              <table:table-cell office:value-type="float" office:value="31.539166284929">
                <text:p>31.539166284929</text:p>
              </table:table-cell>
              <table:table-cell office:value-type="float" office:value="-13.6393323657475">
                <text:p>-13.6393323657475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-13.9187227866473">
                <text:p>-13.9187227866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4.2104194541451">
                <text:p>-14.2104194541451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8171262699565">
                <text:p>-13.8171262699565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-14.3251088534107">
                <text:p>-14.3251088534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4.6017977305138">
                <text:p>-14.6017977305138</text:p>
              </table:table-cell>
              <table:table-cell office:value-type="float" office:value="32.524049473202">
                <text:p>32.524049473202</text:p>
              </table:table-cell>
              <table:table-cell office:value-type="float" office:value="-14.0203193033382">
                <text:p>-14.0203193033382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-14.7060957910015">
                <text:p>-14.7060957910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4.992348171737">
                <text:p>-14.992348171737</text:p>
              </table:table-cell>
              <table:table-cell office:value-type="float" office:value="33.0050389372423">
                <text:p>33.0050389372423</text:p>
              </table:table-cell>
              <table:table-cell office:value-type="float" office:value="-14.2235123367199">
                <text:p>-14.2235123367199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0870827285922">
                <text:p>-15.0870827285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5.382101541528">
                <text:p>-15.382101541528</text:p>
              </table:table-cell>
              <table:table-cell office:value-type="float" office:value="33.5547411818598">
                <text:p>33.5547411818598</text:p>
              </table:table-cell>
              <table:table-cell office:value-type="float" office:value="-14.4267053701016">
                <text:p>-14.4267053701016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-15.4934687953556">
                <text:p>-15.4934687953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5.7710652564412">
                <text:p>-15.7710652564412</text:p>
              </table:table-cell>
              <table:table-cell office:value-type="float" office:value="33.9899221255153">
                <text:p>33.9899221255153</text:p>
              </table:table-cell>
              <table:table-cell office:value-type="float" office:value="-14.655297532656">
                <text:p>-14.655297532656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5.8490566037736">
                <text:p>-15.84905660377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6.1592520458084">
                <text:p>-16.1592520458084</text:p>
              </table:table-cell>
              <table:table-cell office:value-type="float" office:value="34.5396243701328">
                <text:p>34.5396243701328</text:p>
              </table:table-cell>
              <table:table-cell office:value-type="float" office:value="-14.8838896952105">
                <text:p>-14.8838896952105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255442670537">
                <text:p>-16.255442670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6.5466741732145">
                <text:p>-16.5466741732145</text:p>
              </table:table-cell>
              <table:table-cell office:value-type="float" office:value="34.9977095739808">
                <text:p>34.9977095739808</text:p>
              </table:table-cell>
              <table:table-cell office:value-type="float" office:value="-15.010885341074">
                <text:p>-15.010885341074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-16.6364296081277">
                <text:p>-16.6364296081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6.9333434576681">
                <text:p>-16.9333434576681</text:p>
              </table:table-cell>
              <table:table-cell office:value-type="float" office:value="35.5474118185983">
                <text:p>35.5474118185983</text:p>
              </table:table-cell>
              <table:table-cell office:value-type="float" office:value="-15.3410740203193">
                <text:p>-15.3410740203193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-17.0428156748911">
                <text:p>-17.04281567489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7.3192712920375">
                <text:p>-17.3192712920375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5696661828737">
                <text:p>-15.5696661828737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7.3984034833091">
                <text:p>-17.3984034833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7.7044686613333">
                <text:p>-17.7044686613333</text:p>
              </table:table-cell>
              <table:table-cell office:value-type="float" office:value="36.5551992670637">
                <text:p>36.5551992670637</text:p>
              </table:table-cell>
              <table:table-cell office:value-type="float" office:value="-15.72206095791">
                <text:p>-15.72206095791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7.7793904208999">
                <text:p>-17.7793904208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8.0889461581854">
                <text:p>-18.0889461581854</text:p>
              </table:table-cell>
              <table:table-cell office:value-type="float" office:value="37.0132844709116">
                <text:p>37.0132844709116</text:p>
              </table:table-cell>
              <table:table-cell office:value-type="float" office:value="-15.9252539912917">
                <text:p>-15.9252539912917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-18.1857764876633">
                <text:p>-18.1857764876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8.472714001412">
                <text:p>-18.472714001412</text:p>
              </table:table-cell>
              <table:table-cell office:value-type="float" office:value="37.5400824553367">
                <text:p>37.5400824553367</text:p>
              </table:table-cell>
              <table:table-cell office:value-type="float" office:value="-16.2046444121916">
                <text:p>-16.204644412191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-18.5413642960813">
                <text:p>-18.5413642960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8.8557820561633">
                <text:p>-18.8557820561633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6.3570391872279">
                <text:p>-16.3570391872279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-18.922351233672">
                <text:p>-18.922351233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9.238159793197">
                <text:p>-19.238159793197</text:p>
              </table:table-cell>
              <table:table-cell office:value-type="float" office:value="38.250114521301">
                <text:p>38.250114521301</text:p>
              </table:table-cell>
              <table:table-cell office:value-type="float" office:value="-16.4586357039187">
                <text:p>-16.4586357039187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-19.3033381712627">
                <text:p>-19.30333817126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9.6198567078103">
                <text:p>-19.6198567078103</text:p>
              </table:table-cell>
              <table:table-cell office:value-type="float" office:value="38.5707741639945">
                <text:p>38.5707741639945</text:p>
              </table:table-cell>
              <table:table-cell office:value-type="float" office:value="-16.611030478955">
                <text:p>-16.611030478955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-19.6589259796807">
                <text:p>-19.6589259796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0.0008817316655">
                <text:p>-20.0008817316655</text:p>
              </table:table-cell>
              <table:table-cell office:value-type="float" office:value="38.7998167659185">
                <text:p>38.7998167659185</text:p>
              </table:table-cell>
              <table:table-cell office:value-type="float" office:value="-16.7634252539913">
                <text:p>-16.7634252539913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20.0653120464441">
                <text:p>-20.0653120464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0.3812432186303">
                <text:p>-20.3812432186303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8904208998549">
                <text:p>-16.8904208998549</text:p>
              </table:table-cell>
              <table:table-cell office:value-type="float" office:value="50">
                <text:p>50</text:p>
              </table:table-cell>
              <table:table-cell office:value-type="float" office:value="-20.3955007256894">
                <text:p>-20.3955007256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2808062299588">
                <text:p>39.2808062299588</text:p>
              </table:table-cell>
              <table:table-cell office:value-type="float" office:value="-16.9920174165457">
                <text:p>-16.992017416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098488318827">
                <text:p>39.5098488318827</text:p>
              </table:table-cell>
              <table:table-cell office:value-type="float" office:value="-17.0936139332366">
                <text:p>-17.093613933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7159871736143">
                <text:p>39.7159871736143</text:p>
              </table:table-cell>
              <table:table-cell office:value-type="float" office:value="-17.1190130624093">
                <text:p>-17.11901306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990838295923">
                <text:p>39.990838295923</text:p>
              </table:table-cell>
              <table:table-cell office:value-type="float" office:value="-17.1698113207547">
                <text:p>-17.169811320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2427851580394">
                <text:p>40.2427851580394</text:p>
              </table:table-cell>
              <table:table-cell office:value-type="float" office:value="-17.2968069666183">
                <text:p>-17.296806966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176362803481">
                <text:p>40.5176362803481</text:p>
              </table:table-cell>
              <table:table-cell office:value-type="float" office:value="-17.5253991291727">
                <text:p>-17.525399129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7237746220797">
                <text:p>40.7237746220797</text:p>
              </table:table-cell>
              <table:table-cell office:value-type="float" office:value="-17.7031930333817">
                <text:p>-17.703193033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986257443885">
                <text:p>40.9986257443885</text:p>
              </table:table-cell>
              <table:table-cell office:value-type="float" office:value="-17.7793904208999">
                <text:p>-17.779390420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20476408612">
                <text:p>41.20476408612</text:p>
              </table:table-cell>
              <table:table-cell office:value-type="float" office:value="-17.7539912917271">
                <text:p>-17.753991291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254237288136">
                <text:p>41.5254237288136</text:p>
              </table:table-cell>
              <table:table-cell office:value-type="float" office:value="-17.855587808418">
                <text:p>-17.85558780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773705909299">
                <text:p>41.7773705909299</text:p>
              </table:table-cell>
              <table:table-cell office:value-type="float" office:value="-18.0841799709724">
                <text:p>-18.084179970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1896472743931">
                <text:p>42.1896472743931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957856161246">
                <text:p>42.3957856161246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935409986258">
                <text:p>42.6935409986258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767750801649">
                <text:p>42.8767750801649</text:p>
              </table:table-cell>
              <table:table-cell office:value-type="float" office:value="-18.1857764876633">
                <text:p>-18.185776487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203389830509">
                <text:p>43.2203389830509</text:p>
              </table:table-cell>
              <table:table-cell office:value-type="float" office:value="-18.4905660377359">
                <text:p>-18.490566037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951901053596">
                <text:p>43.4951901053596</text:p>
              </table:table-cell>
              <table:table-cell office:value-type="float" office:value="-18.8461538461538">
                <text:p>-18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555199267064">
                <text:p>43.6555199267064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616582684379">
                <text:p>43.8616582684379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219880897847">
                <text:p>44.0219880897847</text:p>
              </table:table-cell>
              <table:table-cell office:value-type="float" office:value="-18.9477503628447">
                <text:p>-18.947750362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594136509391">
                <text:p>44.1594136509391</text:p>
              </table:table-cell>
              <table:table-cell office:value-type="float" office:value="-18.8715529753266">
                <text:p>-18.871552975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968392120935">
                <text:p>44.2968392120935</text:p>
              </table:table-cell>
              <table:table-cell office:value-type="float" office:value="-18.7699564586357">
                <text:p>-18.769956458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02977553825">
                <text:p>44.502977553825</text:p>
              </table:table-cell>
              <table:table-cell office:value-type="float" office:value="-18.7953555878084">
                <text:p>-18.795355587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091158955566">
                <text:p>44.7091158955566</text:p>
              </table:table-cell>
              <table:table-cell office:value-type="float" office:value="-19.0493468795356">
                <text:p>-19.049346879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8465414567109">
                <text:p>44.8465414567109</text:p>
              </table:table-cell>
              <table:table-cell office:value-type="float" office:value="-19.3287373004354">
                <text:p>-19.328737300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068712780577">
                <text:p>45.0068712780577</text:p>
              </table:table-cell>
              <table:table-cell office:value-type="float" office:value="-19.5827285921626">
                <text:p>-19.582728592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130096197893">
                <text:p>45.2130096197893</text:p>
              </table:table-cell>
              <table:table-cell office:value-type="float" office:value="-19.8367198838897">
                <text:p>-19.836719883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504351809437">
                <text:p>45.3504351809437</text:p>
              </table:table-cell>
              <table:table-cell office:value-type="float" office:value="-19.989114658926">
                <text:p>-19.98911465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5565735226752">
                <text:p>45.5565735226752</text:p>
              </table:table-cell>
              <table:table-cell office:value-type="float" office:value="-19.7859216255443">
                <text:p>-19.785921625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856161245992">
                <text:p>45.7856161245992</text:p>
              </table:table-cell>
              <table:table-cell office:value-type="float" office:value="-19.5573294629898">
                <text:p>-19.557329462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146587265231">
                <text:p>46.0146587265231</text:p>
              </table:table-cell>
              <table:table-cell office:value-type="float" office:value="-19.3795355587808">
                <text:p>-19.379535558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1978928080623">
                <text:p>46.1978928080623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582226294091">
                <text:p>46.3582226294091</text:p>
              </table:table-cell>
              <table:table-cell office:value-type="float" office:value="-20.0399129172714">
                <text:p>-20.039912917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414567109482">
                <text:p>46.5414567109482</text:p>
              </table:table-cell>
              <table:table-cell office:value-type="float" office:value="-20.522496371553">
                <text:p>-20.52249637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01786532295">
                <text:p>46.701786532295</text:p>
              </table:table-cell>
              <table:table-cell office:value-type="float" office:value="-20.8526850507983">
                <text:p>-20.852685050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850206138342">
                <text:p>46.8850206138342</text:p>
              </table:table-cell>
              <table:table-cell office:value-type="float" office:value="-20.9542815674891">
                <text:p>-20.954281567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224461749886">
                <text:p>47.0224461749886</text:p>
              </table:table-cell>
              <table:table-cell office:value-type="float" office:value="-20.8018867924528">
                <text:p>-20.8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598717361429">
                <text:p>47.1598717361429</text:p>
              </table:table-cell>
              <table:table-cell office:value-type="float" office:value="-20.4970972423803">
                <text:p>-20.497097242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202015574897">
                <text:p>47.3202015574897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034356390289">
                <text:p>47.5034356390289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7095739807604">
                <text:p>47.7095739807604</text:p>
              </table:table-cell>
              <table:table-cell office:value-type="float" office:value="-19.8621190130624">
                <text:p>-19.862119013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915712322492">
                <text:p>47.915712322492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989464040312">
                <text:p>48.0989464040312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050847457627">
                <text:p>48.3050847457627</text:p>
              </table:table-cell>
              <table:table-cell office:value-type="float" office:value="-21.5638606676343">
                <text:p>-21.563860667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341273476867">
                <text:p>48.5341273476867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944571690334">
                <text:p>48.6944571690334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547869903802">
                <text:p>48.8547869903802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922125515346">
                <text:p>48.9922125515346</text:p>
              </table:table-cell>
              <table:table-cell office:value-type="float" office:value="-19.7097242380261">
                <text:p>-19.709724238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754466330738">
                <text:p>49.1754466330738</text:p>
              </table:table-cell>
              <table:table-cell office:value-type="float" office:value="-19.9637155297533">
                <text:p>-19.963715529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244159413651">
                <text:p>49.244159413651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586807146129">
                <text:p>49.3586807146129</text:p>
              </table:table-cell>
              <table:table-cell office:value-type="float" office:value="-21.3606676342525">
                <text:p>-21.360667634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190105359597">
                <text:p>49.5190105359597</text:p>
              </table:table-cell>
              <table:table-cell office:value-type="float" office:value="-22.2242380261248">
                <text:p>-22.224238026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106275767293">
                <text:p>49.6106275767293</text:p>
              </table:table-cell>
              <table:table-cell office:value-type="float" office:value="-22.656023222061">
                <text:p>-22.65602322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709573980761">
                <text:p>49.7709573980761</text:p>
              </table:table-cell>
              <table:table-cell office:value-type="float" office:value="-22.7830188679245">
                <text:p>-22.783018867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083829592304">
                <text:p>49.9083829592304</text:p>
              </table:table-cell>
              <table:table-cell office:value-type="float" office:value="-22.5544267053701">
                <text:p>-22.554426705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770957398076">
                <text:p>49.9770957398076</text:p>
              </table:table-cell>
              <table:table-cell office:value-type="float" office:value="-21.9702467343977">
                <text:p>-21.97024673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loext:try-staggering-first="true" chart:link-data-style-to-source="true" chart:axis-position="-0.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tick-marks-major-inner="true" chart:tick-marks-major-outer="false" chart:tick-marks-minor-inner="true" chart:tick-marks-minor-outer="false" chart:logarithmic="false" chart:minimum="-0.2" chart:maximum="0.2" chart:origin="-0.25" chart:interval-major="0.05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1000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51cm" svg:height="8.891cm" xlink:href=".." xlink:type="simple" chart:class="chart:scatter" chart:style-name="ch1">
        <chart:legend chart:legend-position="end" svg:x="14.989cm" svg:y="3.897cm" style:legend-expansion="high" chart:style-name="ch2"/>
        <chart:plot-area chart:style-name="ch3" table:cell-range-address="results.O125:results.O175 results.R124:results.R175 results.O3:results.O3 results.O5:results.O55" chart:data-source-has-labels="row" svg:x="1.611cm" svg:y="0.177cm" svg:width="12.997cm" svg:height="7.337cm">
          <chartooo:coordinate-region svg:x="2.665cm" svg:y="0.404cm" svg:width="11.704cm" svg:height="6.56cm"/>
          <chart:axis chart:dimension="x" chart:name="primary-x" chart:style-name="ch4">
            <chart:title svg:x="6.399cm" svg:y="7.69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405cm" chart:style-name="ch8">
              <text:p>error</text:p>
            </chart:title>
            <chart:grid chart:style-name="ch6" chart:class="major"/>
          </chart:axis>
          <chart:series chart:style-name="ch9" chart:values-cell-range-address="results.R125:results.R175" chart:label-cell-address="results.R124:results.R124" chart:class="chart:scatter">
            <chart:domain table:cell-range-address="results.O125:results.O175"/>
            <chart:data-point chart:repeated="51"/>
          </chart:series>
          <chart:series chart:style-name="ch10" chart:values-cell-range-address="results.O5:results.O55" chart:label-cell-address="results.O3:results.O3" chart:class="chart:scatter">
            <chart:domain table:cell-range-address="results.J5:results.J55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error - OpenParEM2D</text:p>
                <draw:g>
                  <svg:desc>results.R124:results.R12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error - Simonovich</text:p>
                <draw:g>
                  <svg:desc>results.O3:results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results.O125:results.O175</svg:desc>
                </draw:g>
              </table:table-cell>
              <table:table-cell office:value-type="float" office:value="0.0296975171276997">
                <text:p>0.0296975171276997</text:p>
                <draw:g>
                  <svg:desc>results.R125:results.R175</svg:desc>
                </draw:g>
              </table:table-cell>
              <table:table-cell office:value-type="float" office:value="0.3">
                <text:p>0.3</text:p>
                <draw:g>
                  <svg:desc>results.J5:results.J55</svg:desc>
                </draw:g>
              </table:table-cell>
              <table:table-cell office:value-type="float" office:value="0">
                <text:p>0</text:p>
                <draw:g>
                  <svg:desc>results.O5:results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53980152921006">
                <text:p>0.0153980152921006</text:p>
              </table:table-cell>
              <table:table-cell office:value-type="float" office:value="0.99161">
                <text:p>0.9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43993570594654">
                <text:p>0.0343993570594654</text:p>
              </table:table-cell>
              <table:table-cell office:value-type="float" office:value="2.0012">
                <text:p>2.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226210469745005">
                <text:p>0.00226210469745005</text:p>
              </table:table-cell>
              <table:table-cell office:value-type="float" office:value="3.0018">
                <text:p>3.0018</text:p>
              </table:table-cell>
              <table:table-cell office:value-type="float" office:value="-0.01512987012987">
                <text:p>-0.01512987012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172251775140723">
                <text:p>-0.0172251775140723</text:p>
              </table:table-cell>
              <table:table-cell office:value-type="float" office:value="4.00839">
                <text:p>4.00839</text:p>
              </table:table-cell>
              <table:table-cell office:value-type="float" office:value="-0.0395360824742269">
                <text:p>-0.0395360824742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293277893239314">
                <text:p>-0.0293277893239314</text:p>
              </table:table-cell>
              <table:table-cell office:value-type="float" office:value="5">
                <text:p>5</text:p>
              </table:table-cell>
              <table:table-cell office:value-type="float" office:value="-0.0527667223006804">
                <text:p>-0.0527667223006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14160834549834">
                <text:p>-0.014160834549834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0.0272727272727272">
                <text:p>-0.0272727272727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183213609861468">
                <text:p>-0.0183213609861468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0.0238095238095239">
                <text:p>-0.0238095238095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281422589001664">
                <text:p>-0.0281422589001664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0.0354609929078015">
                <text:p>-0.0354609929078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224560631908984">
                <text:p>-0.0224560631908984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0.0379746835443039">
                <text:p>-0.0379746835443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74653447957485">
                <text:p>-0.0174653447957485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0.0285714285714286">
                <text:p>-0.0285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130151708064635">
                <text:p>-0.0130151708064635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0.0260416666666669">
                <text:p>-0.026041666666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87430531853301">
                <text:p>-0.0187430531853301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0.0289855072463769">
                <text:p>-0.0289855072463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23434830506288">
                <text:p>-0.023434830506288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0.0315315315315315">
                <text:p>-0.0315315315315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0193350712014412">
                <text:p>-0.00193350712014412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0.0123456790123456">
                <text:p>-0.0123456790123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652737690942033">
                <text:p>-0.00652737690942033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0.0155038759689922">
                <text:p>-0.0155038759689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104292781684871">
                <text:p>-0.0104292781684871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0.0183150183150185">
                <text:p>-0.0183150183150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676216467790442">
                <text:p>-0.00676216467790442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0.0206896551724138">
                <text:p>-0.0206896551724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662708981073344">
                <text:p>-0.00662708981073344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0.0163398692810455">
                <text:p>-0.0163398692810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014385276400431">
                <text:p>-0.00014385276400431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0.0123456790123459">
                <text:p>-0.0123456790123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301227505995843">
                <text:p>-0.00301227505995843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0.00884955752212393">
                <text:p>-0.00884955752212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849073229475438">
                <text:p>0.00849073229475438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1064590303614">
                <text:p>0.011064590303614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35219877860734">
                <text:p>0.0135219877860734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0.00508905852417311">
                <text:p>0.00508905852417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82694984444193">
                <text:p>0.0182694984444193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0.00729927007299273">
                <text:p>0.00729927007299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58291869753652">
                <text:p>0.015829186975365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0.00704225352112662">
                <text:p>0.00704225352112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25093904374616">
                <text:p>0.0225093904374616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0.0134831460674159">
                <text:p>0.0134831460674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24040583115056">
                <text:p>0.0224040583115056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0.015184381778742">
                <text:p>0.015184381778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03302968676877">
                <text:p>0.0203302968676877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0.0105042016806722">
                <text:p>0.01050420168067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4418577710092">
                <text:p>0.024418577710092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0.0161943319838056">
                <text:p>0.0161943319838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2894917106222">
                <text:p>0.0282894917106222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64532447607103">
                <text:p>0.0264532447607103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0.018975332068311">
                <text:p>0.0189753320683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3677161019826">
                <text:p>0.0283677161019826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0.0202205882352942">
                <text:p>0.02022058823529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84948558250838">
                <text:p>0.0284948558250838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0.0214285714285713">
                <text:p>0.0214285714285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303561273675688">
                <text:p>0.0303561273675688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0.0225303292894281">
                <text:p>0.0225303292894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72527303530098">
                <text:p>0.0272527303530098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0.0203045685279187">
                <text:p>0.0203045685279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370796653156104">
                <text:p>0.0370796653156104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0.0309951060358891">
                <text:p>0.0309951060358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341063602540163">
                <text:p>0.0341063602540163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0.0271132376395535">
                <text:p>0.027113237639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358239608085225">
                <text:p>0.0358239608085225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0.0310559006211182">
                <text:p>0.0310559006211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432889658808197">
                <text:p>0.0432889658808197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362926030984949">
                <text:p>0.0362926030984949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0.0310650887573964">
                <text:p>0.0310650887573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475858251156468">
                <text:p>0.0475858251156468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0.0414285714285713">
                <text:p>0.0414285714285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529382603004909">
                <text:p>0.0529382603004909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0.048611111111111">
                <text:p>0.048611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332174434191662">
                <text:p>0.0332174434191662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0.0291262135922329">
                <text:p>0.0291262135922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45324863807757">
                <text:p>0.045324863807757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0.0402144772117962">
                <text:p>0.0402144772117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566833465278586">
                <text:p>0.056683346527858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0.0531776913099872">
                <text:p>0.0531776913099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70261122114599">
                <text:p>0.0270261122114599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0.0235910878112714">
                <text:p>0.0235910878112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751723636830488">
                <text:p>0.0751723636830488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0.0720390720390721">
                <text:p>0.07203907203907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475193749035531">
                <text:p>0.0475193749035531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0.0456226880394573">
                <text:p>0.0456226880394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147722763709544">
                <text:p>-0.0147722763709544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0.0180412371134021">
                <text:p>-0.0180412371134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723252467292299">
                <text:p>0.0723252467292299</text:p>
              </table:table-cell>
              <table:table-cell office:value-type="float" office:value="50">
                <text:p>50</text:p>
              </table:table-cell>
              <table:table-cell office:value-type="float" office:value="0.0716763005780347">
                <text:p>0.07167630057803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